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634.85pt" svg:height="458.56pt" svg:x="174.5pt" svg:y="22.62pt">
            <loext:p draw:notify-on-update-of-ranges="out.A1:out.A1 out.A2:out.A956 out.B1:out.B1 out.B2:out.B9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4.85pt" svg:height="458.56pt" svg:x="847.28pt" svg:y="25.63pt">
            <loext:p draw:notify-on-update-of-ranges="out.A2:out.A956 out.C1:out.C1 out.C2:out.C9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xd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0.01" calcext:value-type="float">
            <text:p>0.010</text:p>
          </table:table-cell>
          <table:table-cell office:value-type="float" office:value="9.999555" calcext:value-type="float">
            <text:p>9.999555</text:p>
          </table:table-cell>
          <table:table-cell office:value-type="float" office:value="-0.0988" calcext:value-type="float">
            <text:p>-0.098800</text:p>
          </table:table-cell>
        </table:table-row>
        <table:table-row table:style-name="ro1">
          <table:table-cell office:value-type="float" office:value="0.02" calcext:value-type="float">
            <text:p>0.020</text:p>
          </table:table-cell>
          <table:table-cell office:value-type="float" office:value="9.998123" calcext:value-type="float">
            <text:p>9.998123</text:p>
          </table:table-cell>
          <table:table-cell office:value-type="float" office:value="-0.1976" calcext:value-type="float">
            <text:p>-0.197600</text:p>
          </table:table-cell>
        </table:table-row>
        <table:table-row table:style-name="ro1">
          <table:table-cell office:value-type="float" office:value="0.03" calcext:value-type="float">
            <text:p>0.030</text:p>
          </table:table-cell>
          <table:table-cell office:value-type="float" office:value="9.995702" calcext:value-type="float">
            <text:p>9.995702</text:p>
          </table:table-cell>
          <table:table-cell office:value-type="float" office:value="-0.2964" calcext:value-type="float">
            <text:p>-0.296400</text:p>
          </table:table-cell>
        </table:table-row>
        <table:table-row table:style-name="ro1">
          <table:table-cell office:value-type="float" office:value="0.04" calcext:value-type="float">
            <text:p>0.040</text:p>
          </table:table-cell>
          <table:table-cell office:value-type="float" office:value="9.992294" calcext:value-type="float">
            <text:p>9.992294</text:p>
          </table:table-cell>
          <table:table-cell office:value-type="float" office:value="-0.3952" calcext:value-type="float">
            <text:p>-0.395200</text:p>
          </table:table-cell>
        </table:table-row>
        <table:table-row table:style-name="ro1">
          <table:table-cell office:value-type="float" office:value="0.05" calcext:value-type="float">
            <text:p>0.050</text:p>
          </table:table-cell>
          <table:table-cell office:value-type="float" office:value="9.987897" calcext:value-type="float">
            <text:p>9.987897</text:p>
          </table:table-cell>
          <table:table-cell office:value-type="float" office:value="-0.494" calcext:value-type="float">
            <text:p>-0.494000</text:p>
          </table:table-cell>
        </table:table-row>
        <table:table-row table:style-name="ro1">
          <table:table-cell office:value-type="float" office:value="0.06" calcext:value-type="float">
            <text:p>0.060</text:p>
          </table:table-cell>
          <table:table-cell office:value-type="float" office:value="9.982512" calcext:value-type="float">
            <text:p>9.982512</text:p>
          </table:table-cell>
          <table:table-cell office:value-type="float" office:value="-0.5928" calcext:value-type="float">
            <text:p>-0.592800</text:p>
          </table:table-cell>
        </table:table-row>
        <table:table-row table:style-name="ro1">
          <table:table-cell office:value-type="float" office:value="0.07" calcext:value-type="float">
            <text:p>0.070</text:p>
          </table:table-cell>
          <table:table-cell office:value-type="float" office:value="9.97614" calcext:value-type="float">
            <text:p>9.976140</text:p>
          </table:table-cell>
          <table:table-cell office:value-type="float" office:value="-0.6916" calcext:value-type="float">
            <text:p>-0.691600</text:p>
          </table:table-cell>
        </table:table-row>
        <table:table-row table:style-name="ro1">
          <table:table-cell office:value-type="float" office:value="0.08" calcext:value-type="float">
            <text:p>0.080</text:p>
          </table:table-cell>
          <table:table-cell office:value-type="float" office:value="9.968779" calcext:value-type="float">
            <text:p>9.968779</text:p>
          </table:table-cell>
          <table:table-cell office:value-type="float" office:value="-0.7904" calcext:value-type="float">
            <text:p>-0.790400</text:p>
          </table:table-cell>
        </table:table-row>
        <table:table-row table:style-name="ro1">
          <table:table-cell office:value-type="float" office:value="0.09" calcext:value-type="float">
            <text:p>0.090</text:p>
          </table:table-cell>
          <table:table-cell office:value-type="float" office:value="9.960431" calcext:value-type="float">
            <text:p>9.960431</text:p>
          </table:table-cell>
          <table:table-cell office:value-type="float" office:value="-0.8892" calcext:value-type="float">
            <text:p>-0.889200</text:p>
          </table:table-cell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9.951094" calcext:value-type="float">
            <text:p>9.951094</text:p>
          </table:table-cell>
          <table:table-cell office:value-type="float" office:value="-0.988" calcext:value-type="float">
            <text:p>-0.988000</text:p>
          </table:table-cell>
        </table:table-row>
        <table:table-row table:style-name="ro1">
          <table:table-cell office:value-type="float" office:value="0.11" calcext:value-type="float">
            <text:p>0.110</text:p>
          </table:table-cell>
          <table:table-cell office:value-type="float" office:value="9.940769" calcext:value-type="float">
            <text:p>9.940769</text:p>
          </table:table-cell>
          <table:table-cell office:value-type="float" office:value="-1.0868" calcext:value-type="float">
            <text:p>-1.086800</text:p>
          </table:table-cell>
        </table:table-row>
        <table:table-row table:style-name="ro1">
          <table:table-cell office:value-type="float" office:value="0.12" calcext:value-type="float">
            <text:p>0.120</text:p>
          </table:table-cell>
          <table:table-cell office:value-type="float" office:value="9.929457" calcext:value-type="float">
            <text:p>9.929457</text:p>
          </table:table-cell>
          <table:table-cell office:value-type="float" office:value="-1.1856" calcext:value-type="float">
            <text:p>-1.185600</text:p>
          </table:table-cell>
        </table:table-row>
        <table:table-row table:style-name="ro1">
          <table:table-cell office:value-type="float" office:value="0.13" calcext:value-type="float">
            <text:p>0.130</text:p>
          </table:table-cell>
          <table:table-cell office:value-type="float" office:value="9.917156" calcext:value-type="float">
            <text:p>9.917156</text:p>
          </table:table-cell>
          <table:table-cell office:value-type="float" office:value="-1.2844" calcext:value-type="float">
            <text:p>-1.284400</text:p>
          </table:table-cell>
        </table:table-row>
        <table:table-row table:style-name="ro1">
          <table:table-cell office:value-type="float" office:value="0.14" calcext:value-type="float">
            <text:p>0.140</text:p>
          </table:table-cell>
          <table:table-cell office:value-type="float" office:value="9.903868" calcext:value-type="float">
            <text:p>9.903868</text:p>
          </table:table-cell>
          <table:table-cell office:value-type="float" office:value="-1.3832" calcext:value-type="float">
            <text:p>-1.383200</text:p>
          </table:table-cell>
        </table:table-row>
        <table:table-row table:style-name="ro1">
          <table:table-cell office:value-type="float" office:value="0.15" calcext:value-type="float">
            <text:p>0.150</text:p>
          </table:table-cell>
          <table:table-cell office:value-type="float" office:value="9.889591" calcext:value-type="float">
            <text:p>9.889591</text:p>
          </table:table-cell>
          <table:table-cell office:value-type="float" office:value="-1.482" calcext:value-type="float">
            <text:p>-1.482000</text:p>
          </table:table-cell>
        </table:table-row>
        <table:table-row table:style-name="ro1">
          <table:table-cell office:value-type="float" office:value="0.16" calcext:value-type="float">
            <text:p>0.160</text:p>
          </table:table-cell>
          <table:table-cell office:value-type="float" office:value="9.874326" calcext:value-type="float">
            <text:p>9.874326</text:p>
          </table:table-cell>
          <table:table-cell office:value-type="float" office:value="-1.5808" calcext:value-type="float">
            <text:p>-1.580800</text:p>
          </table:table-cell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9.858074" calcext:value-type="float">
            <text:p>9.858074</text:p>
          </table:table-cell>
          <table:table-cell office:value-type="float" office:value="-1.6796" calcext:value-type="float">
            <text:p>-1.679600</text:p>
          </table:table-cell>
        </table:table-row>
        <table:table-row table:style-name="ro1">
          <table:table-cell office:value-type="float" office:value="0.18" calcext:value-type="float">
            <text:p>0.180</text:p>
          </table:table-cell>
          <table:table-cell office:value-type="float" office:value="9.840833" calcext:value-type="float">
            <text:p>9.840833</text:p>
          </table:table-cell>
          <table:table-cell office:value-type="float" office:value="-1.7784" calcext:value-type="float">
            <text:p>-1.778400</text:p>
          </table:table-cell>
        </table:table-row>
        <table:table-row table:style-name="ro1">
          <table:table-cell office:value-type="float" office:value="0.19" calcext:value-type="float">
            <text:p>0.190</text:p>
          </table:table-cell>
          <table:table-cell office:value-type="float" office:value="9.822605" calcext:value-type="float">
            <text:p>9.822605</text:p>
          </table:table-cell>
          <table:table-cell office:value-type="float" office:value="-1.8772" calcext:value-type="float">
            <text:p>-1.877200</text:p>
          </table:table-cell>
        </table:table-row>
        <table:table-row table:style-name="ro1">
          <table:table-cell office:value-type="float" office:value="0.2" calcext:value-type="float">
            <text:p>0.200</text:p>
          </table:table-cell>
          <table:table-cell office:value-type="float" office:value="9.803388" calcext:value-type="float">
            <text:p>9.803388</text:p>
          </table:table-cell>
          <table:table-cell office:value-type="float" office:value="-1.976" calcext:value-type="float">
            <text:p>-1.976000</text:p>
          </table:table-cell>
        </table:table-row>
        <table:table-row table:style-name="ro1">
          <table:table-cell office:value-type="float" office:value="0.21" calcext:value-type="float">
            <text:p>0.210</text:p>
          </table:table-cell>
          <table:table-cell office:value-type="float" office:value="9.783183" calcext:value-type="float">
            <text:p>9.783183</text:p>
          </table:table-cell>
          <table:table-cell office:value-type="float" office:value="-2.0748" calcext:value-type="float">
            <text:p>-2.074800</text:p>
          </table:table-cell>
        </table:table-row>
        <table:table-row table:style-name="ro1">
          <table:table-cell office:value-type="float" office:value="0.22" calcext:value-type="float">
            <text:p>0.220</text:p>
          </table:table-cell>
          <table:table-cell office:value-type="float" office:value="9.761991" calcext:value-type="float">
            <text:p>9.761991</text:p>
          </table:table-cell>
          <table:table-cell office:value-type="float" office:value="-2.1736" calcext:value-type="float">
            <text:p>-2.173600</text:p>
          </table:table-cell>
        </table:table-row>
        <table:table-row table:style-name="ro1">
          <table:table-cell office:value-type="float" office:value="0.23" calcext:value-type="float">
            <text:p>0.230</text:p>
          </table:table-cell>
          <table:table-cell office:value-type="float" office:value="9.73981" calcext:value-type="float">
            <text:p>9.739810</text:p>
          </table:table-cell>
          <table:table-cell office:value-type="float" office:value="-2.2724" calcext:value-type="float">
            <text:p>-2.272400</text:p>
          </table:table-cell>
        </table:table-row>
        <table:table-row table:style-name="ro1">
          <table:table-cell office:value-type="float" office:value="0.24" calcext:value-type="float">
            <text:p>0.240</text:p>
          </table:table-cell>
          <table:table-cell office:value-type="float" office:value="9.716642" calcext:value-type="float">
            <text:p>9.716642</text:p>
          </table:table-cell>
          <table:table-cell office:value-type="float" office:value="-2.3712" calcext:value-type="float">
            <text:p>-2.371200</text:p>
          </table:table-cell>
        </table:table-row>
        <table:table-row table:style-name="ro1">
          <table:table-cell office:value-type="float" office:value="0.25" calcext:value-type="float">
            <text:p>0.250</text:p>
          </table:table-cell>
          <table:table-cell office:value-type="float" office:value="9.692485" calcext:value-type="float">
            <text:p>9.692485</text:p>
          </table:table-cell>
          <table:table-cell office:value-type="float" office:value="-2.47" calcext:value-type="float">
            <text:p>-2.470000</text:p>
          </table:table-cell>
        </table:table-row>
        <table:table-row table:style-name="ro1">
          <table:table-cell office:value-type="float" office:value="0.26" calcext:value-type="float">
            <text:p>0.260</text:p>
          </table:table-cell>
          <table:table-cell office:value-type="float" office:value="9.66734" calcext:value-type="float">
            <text:p>9.667340</text:p>
          </table:table-cell>
          <table:table-cell office:value-type="float" office:value="-2.5688" calcext:value-type="float">
            <text:p>-2.568800</text:p>
          </table:table-cell>
        </table:table-row>
        <table:table-row table:style-name="ro1">
          <table:table-cell office:value-type="float" office:value="0.27" calcext:value-type="float">
            <text:p>0.270</text:p>
          </table:table-cell>
          <table:table-cell office:value-type="float" office:value="9.641208" calcext:value-type="float">
            <text:p>9.641208</text:p>
          </table:table-cell>
          <table:table-cell office:value-type="float" office:value="-2.6676" calcext:value-type="float">
            <text:p>-2.667600</text:p>
          </table:table-cell>
        </table:table-row>
        <table:table-row table:style-name="ro1">
          <table:table-cell office:value-type="float" office:value="0.28" calcext:value-type="float">
            <text:p>0.280</text:p>
          </table:table-cell>
          <table:table-cell office:value-type="float" office:value="9.614087" calcext:value-type="float">
            <text:p>9.614087</text:p>
          </table:table-cell>
          <table:table-cell office:value-type="float" office:value="-2.7664" calcext:value-type="float">
            <text:p>-2.766400</text:p>
          </table:table-cell>
        </table:table-row>
        <table:table-row table:style-name="ro1">
          <table:table-cell office:value-type="float" office:value="0.29" calcext:value-type="float">
            <text:p>0.290</text:p>
          </table:table-cell>
          <table:table-cell office:value-type="float" office:value="9.585979" calcext:value-type="float">
            <text:p>9.585979</text:p>
          </table:table-cell>
          <table:table-cell office:value-type="float" office:value="-2.8652" calcext:value-type="float">
            <text:p>-2.865200</text:p>
          </table:table-cell>
        </table:table-row>
        <table:table-row table:style-name="ro1">
          <table:table-cell office:value-type="float" office:value="0.3" calcext:value-type="float">
            <text:p>0.300</text:p>
          </table:table-cell>
          <table:table-cell office:value-type="float" office:value="9.556882" calcext:value-type="float">
            <text:p>9.556882</text:p>
          </table:table-cell>
          <table:table-cell office:value-type="float" office:value="-2.964" calcext:value-type="float">
            <text:p>-2.964000</text:p>
          </table:table-cell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9.526797" calcext:value-type="float">
            <text:p>9.526797</text:p>
          </table:table-cell>
          <table:table-cell office:value-type="float" office:value="-3.0628" calcext:value-type="float">
            <text:p>-3.062800</text:p>
          </table:table-cell>
        </table:table-row>
        <table:table-row table:style-name="ro1">
          <table:table-cell office:value-type="float" office:value="0.32" calcext:value-type="float">
            <text:p>0.320</text:p>
          </table:table-cell>
          <table:table-cell office:value-type="float" office:value="9.495725" calcext:value-type="float">
            <text:p>9.495725</text:p>
          </table:table-cell>
          <table:table-cell office:value-type="float" office:value="-3.1616" calcext:value-type="float">
            <text:p>-3.161600</text:p>
          </table:table-cell>
        </table:table-row>
        <table:table-row table:style-name="ro1">
          <table:table-cell office:value-type="float" office:value="0.33" calcext:value-type="float">
            <text:p>0.330</text:p>
          </table:table-cell>
          <table:table-cell office:value-type="float" office:value="9.463664" calcext:value-type="float">
            <text:p>9.463664</text:p>
          </table:table-cell>
          <table:table-cell office:value-type="float" office:value="-3.2604" calcext:value-type="float">
            <text:p>-3.260400</text:p>
          </table:table-cell>
        </table:table-row>
        <table:table-row table:style-name="ro1">
          <table:table-cell office:value-type="float" office:value="0.34" calcext:value-type="float">
            <text:p>0.340</text:p>
          </table:table-cell>
          <table:table-cell office:value-type="float" office:value="9.430616" calcext:value-type="float">
            <text:p>9.430616</text:p>
          </table:table-cell>
          <table:table-cell office:value-type="float" office:value="-3.3592" calcext:value-type="float">
            <text:p>-3.359200</text:p>
          </table:table-cell>
        </table:table-row>
        <table:table-row table:style-name="ro1">
          <table:table-cell office:value-type="float" office:value="0.35" calcext:value-type="float">
            <text:p>0.350</text:p>
          </table:table-cell>
          <table:table-cell office:value-type="float" office:value="9.396579" calcext:value-type="float">
            <text:p>9.396579</text:p>
          </table:table-cell>
          <table:table-cell office:value-type="float" office:value="-3.458" calcext:value-type="float">
            <text:p>-3.458000</text:p>
          </table:table-cell>
        </table:table-row>
        <table:table-row table:style-name="ro1">
          <table:table-cell office:value-type="float" office:value="0.36" calcext:value-type="float">
            <text:p>0.360</text:p>
          </table:table-cell>
          <table:table-cell office:value-type="float" office:value="9.361554" calcext:value-type="float">
            <text:p>9.361554</text:p>
          </table:table-cell>
          <table:table-cell office:value-type="float" office:value="-3.5568" calcext:value-type="float">
            <text:p>-3.556800</text:p>
          </table:table-cell>
        </table:table-row>
        <table:table-row table:style-name="ro1">
          <table:table-cell office:value-type="float" office:value="0.37" calcext:value-type="float">
            <text:p>0.370</text:p>
          </table:table-cell>
          <table:table-cell office:value-type="float" office:value="9.325542" calcext:value-type="float">
            <text:p>9.325542</text:p>
          </table:table-cell>
          <table:table-cell office:value-type="float" office:value="-3.6556" calcext:value-type="float">
            <text:p>-3.655600</text:p>
          </table:table-cell>
        </table:table-row>
        <table:table-row table:style-name="ro1">
          <table:table-cell office:value-type="float" office:value="0.38" calcext:value-type="float">
            <text:p>0.380</text:p>
          </table:table-cell>
          <table:table-cell office:value-type="float" office:value="9.288541" calcext:value-type="float">
            <text:p>9.288541</text:p>
          </table:table-cell>
          <table:table-cell office:value-type="float" office:value="-3.7544" calcext:value-type="float">
            <text:p>-3.754400</text:p>
          </table:table-cell>
        </table:table-row>
        <table:table-row table:style-name="ro1">
          <table:table-cell office:value-type="float" office:value="0.39" calcext:value-type="float">
            <text:p>0.390</text:p>
          </table:table-cell>
          <table:table-cell office:value-type="float" office:value="9.250553" calcext:value-type="float">
            <text:p>9.250553</text:p>
          </table:table-cell>
          <table:table-cell office:value-type="float" office:value="-3.8532" calcext:value-type="float">
            <text:p>-3.853200</text:p>
          </table:table-cell>
        </table:table-row>
        <table:table-row table:style-name="ro1">
          <table:table-cell office:value-type="float" office:value="0.4" calcext:value-type="float">
            <text:p>0.400</text:p>
          </table:table-cell>
          <table:table-cell office:value-type="float" office:value="9.211576" calcext:value-type="float">
            <text:p>9.211576</text:p>
          </table:table-cell>
          <table:table-cell office:value-type="float" office:value="-3.952" calcext:value-type="float">
            <text:p>-3.952000</text:p>
          </table:table-cell>
        </table:table-row>
        <table:table-row table:style-name="ro1">
          <table:table-cell office:value-type="float" office:value="0.41" calcext:value-type="float">
            <text:p>0.410</text:p>
          </table:table-cell>
          <table:table-cell office:value-type="float" office:value="9.171611" calcext:value-type="float">
            <text:p>9.171611</text:p>
          </table:table-cell>
          <table:table-cell office:value-type="float" office:value="-4.0508" calcext:value-type="float">
            <text:p>-4.050800</text:p>
          </table:table-cell>
        </table:table-row>
        <table:table-row table:style-name="ro1">
          <table:table-cell office:value-type="float" office:value="0.42" calcext:value-type="float">
            <text:p>0.420</text:p>
          </table:table-cell>
          <table:table-cell office:value-type="float" office:value="9.130659" calcext:value-type="float">
            <text:p>9.130659</text:p>
          </table:table-cell>
          <table:table-cell office:value-type="float" office:value="-4.1496" calcext:value-type="float">
            <text:p>-4.149600</text:p>
          </table:table-cell>
        </table:table-row>
        <table:table-row table:style-name="ro1">
          <table:table-cell office:value-type="float" office:value="0.43" calcext:value-type="float">
            <text:p>0.430</text:p>
          </table:table-cell>
          <table:table-cell office:value-type="float" office:value="9.088718" calcext:value-type="float">
            <text:p>9.088718</text:p>
          </table:table-cell>
          <table:table-cell office:value-type="float" office:value="-4.2484" calcext:value-type="float">
            <text:p>-4.248400</text:p>
          </table:table-cell>
        </table:table-row>
        <table:table-row table:style-name="ro1">
          <table:table-cell office:value-type="float" office:value="0.44" calcext:value-type="float">
            <text:p>0.440</text:p>
          </table:table-cell>
          <table:table-cell office:value-type="float" office:value="9.04579" calcext:value-type="float">
            <text:p>9.045790</text:p>
          </table:table-cell>
          <table:table-cell office:value-type="float" office:value="-4.3472" calcext:value-type="float">
            <text:p>-4.347200</text:p>
          </table:table-cell>
        </table:table-row>
        <table:table-row table:style-name="ro1">
          <table:table-cell office:value-type="float" office:value="0.45" calcext:value-type="float">
            <text:p>0.450</text:p>
          </table:table-cell>
          <table:table-cell office:value-type="float" office:value="9.001873" calcext:value-type="float">
            <text:p>9.001873</text:p>
          </table:table-cell>
          <table:table-cell office:value-type="float" office:value="-4.446" calcext:value-type="float">
            <text:p>-4.446000</text:p>
          </table:table-cell>
        </table:table-row>
        <table:table-row table:style-name="ro1">
          <table:table-cell office:value-type="float" office:value="0.46" calcext:value-type="float">
            <text:p>0.460</text:p>
          </table:table-cell>
          <table:table-cell office:value-type="float" office:value="8.956968" calcext:value-type="float">
            <text:p>8.956968</text:p>
          </table:table-cell>
          <table:table-cell office:value-type="float" office:value="-4.5448" calcext:value-type="float">
            <text:p>-4.544800</text:p>
          </table:table-cell>
        </table:table-row>
        <table:table-row table:style-name="ro1">
          <table:table-cell office:value-type="float" office:value="0.47" calcext:value-type="float">
            <text:p>0.470</text:p>
          </table:table-cell>
          <table:table-cell office:value-type="float" office:value="8.911076" calcext:value-type="float">
            <text:p>8.911076</text:p>
          </table:table-cell>
          <table:table-cell office:value-type="float" office:value="-4.6436" calcext:value-type="float">
            <text:p>-4.643600</text:p>
          </table:table-cell>
        </table:table-row>
        <table:table-row table:style-name="ro1">
          <table:table-cell office:value-type="float" office:value="0.48" calcext:value-type="float">
            <text:p>0.480</text:p>
          </table:table-cell>
          <table:table-cell office:value-type="float" office:value="8.864195" calcext:value-type="float">
            <text:p>8.864195</text:p>
          </table:table-cell>
          <table:table-cell office:value-type="float" office:value="-4.7424" calcext:value-type="float">
            <text:p>-4.742400</text:p>
          </table:table-cell>
        </table:table-row>
        <table:table-row table:style-name="ro1">
          <table:table-cell office:value-type="float" office:value="0.49" calcext:value-type="float">
            <text:p>0.490</text:p>
          </table:table-cell>
          <table:table-cell office:value-type="float" office:value="8.816327" calcext:value-type="float">
            <text:p>8.816327</text:p>
          </table:table-cell>
          <table:table-cell office:value-type="float" office:value="-4.8412" calcext:value-type="float">
            <text:p>-4.841200</text:p>
          </table:table-cell>
        </table:table-row>
        <table:table-row table:style-name="ro1">
          <table:table-cell office:value-type="float" office:value="0.5" calcext:value-type="float">
            <text:p>0.500</text:p>
          </table:table-cell>
          <table:table-cell office:value-type="float" office:value="8.76747" calcext:value-type="float">
            <text:p>8.767470</text:p>
          </table:table-cell>
          <table:table-cell office:value-type="float" office:value="-4.94" calcext:value-type="float">
            <text:p>-4.940000</text:p>
          </table:table-cell>
        </table:table-row>
        <table:table-row table:style-name="ro1">
          <table:table-cell office:value-type="float" office:value="0.51" calcext:value-type="float">
            <text:p>0.510</text:p>
          </table:table-cell>
          <table:table-cell office:value-type="float" office:value="8.717625" calcext:value-type="float">
            <text:p>8.717625</text:p>
          </table:table-cell>
          <table:table-cell office:value-type="float" office:value="-5.0388" calcext:value-type="float">
            <text:p>-5.038800</text:p>
          </table:table-cell>
        </table:table-row>
        <table:table-row table:style-name="ro1">
          <table:table-cell office:value-type="float" office:value="0.52" calcext:value-type="float">
            <text:p>0.520</text:p>
          </table:table-cell>
          <table:table-cell office:value-type="float" office:value="8.666793" calcext:value-type="float">
            <text:p>8.666793</text:p>
          </table:table-cell>
          <table:table-cell office:value-type="float" office:value="-5.1376" calcext:value-type="float">
            <text:p>-5.137600</text:p>
          </table:table-cell>
        </table:table-row>
        <table:table-row table:style-name="ro1">
          <table:table-cell office:value-type="float" office:value="0.53" calcext:value-type="float">
            <text:p>0.530</text:p>
          </table:table-cell>
          <table:table-cell office:value-type="float" office:value="8.614972" calcext:value-type="float">
            <text:p>8.614972</text:p>
          </table:table-cell>
          <table:table-cell office:value-type="float" office:value="-5.2364" calcext:value-type="float">
            <text:p>-5.236400</text:p>
          </table:table-cell>
        </table:table-row>
        <table:table-row table:style-name="ro1">
          <table:table-cell office:value-type="float" office:value="0.54" calcext:value-type="float">
            <text:p>0.540</text:p>
          </table:table-cell>
          <table:table-cell office:value-type="float" office:value="8.562164" calcext:value-type="float">
            <text:p>8.562164</text:p>
          </table:table-cell>
          <table:table-cell office:value-type="float" office:value="-5.3352" calcext:value-type="float">
            <text:p>-5.335200</text:p>
          </table:table-cell>
        </table:table-row>
        <table:table-row table:style-name="ro1">
          <table:table-cell office:value-type="float" office:value="0.55" calcext:value-type="float">
            <text:p>0.550</text:p>
          </table:table-cell>
          <table:table-cell office:value-type="float" office:value="8.508367" calcext:value-type="float">
            <text:p>8.508367</text:p>
          </table:table-cell>
          <table:table-cell office:value-type="float" office:value="-5.434" calcext:value-type="float">
            <text:p>-5.434000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.453582" calcext:value-type="float">
            <text:p>8.453582</text:p>
          </table:table-cell>
          <table:table-cell office:value-type="float" office:value="-5.5328" calcext:value-type="float">
            <text:p>-5.532800</text:p>
          </table:table-cell>
        </table:table-row>
        <table:table-row table:style-name="ro1">
          <table:table-cell office:value-type="float" office:value="0.57" calcext:value-type="float">
            <text:p>0.570</text:p>
          </table:table-cell>
          <table:table-cell office:value-type="float" office:value="8.39781" calcext:value-type="float">
            <text:p>8.397810</text:p>
          </table:table-cell>
          <table:table-cell office:value-type="float" office:value="-5.6316" calcext:value-type="float">
            <text:p>-5.631600</text:p>
          </table:table-cell>
        </table:table-row>
        <table:table-row table:style-name="ro1">
          <table:table-cell office:value-type="float" office:value="0.58" calcext:value-type="float">
            <text:p>0.580</text:p>
          </table:table-cell>
          <table:table-cell office:value-type="float" office:value="8.341049" calcext:value-type="float">
            <text:p>8.341049</text:p>
          </table:table-cell>
          <table:table-cell office:value-type="float" office:value="-5.7304" calcext:value-type="float">
            <text:p>-5.730400</text:p>
          </table:table-cell>
        </table:table-row>
        <table:table-row table:style-name="ro1">
          <table:table-cell office:value-type="float" office:value="0.59" calcext:value-type="float">
            <text:p>0.590</text:p>
          </table:table-cell>
          <table:table-cell office:value-type="float" office:value="8.283301" calcext:value-type="float">
            <text:p>8.283301</text:p>
          </table:table-cell>
          <table:table-cell office:value-type="float" office:value="-5.8292" calcext:value-type="float">
            <text:p>-5.829200</text:p>
          </table:table-cell>
        </table:table-row>
        <table:table-row table:style-name="ro1">
          <table:table-cell office:value-type="float" office:value="0.6" calcext:value-type="float">
            <text:p>0.600</text:p>
          </table:table-cell>
          <table:table-cell office:value-type="float" office:value="8.224564" calcext:value-type="float">
            <text:p>8.224564</text:p>
          </table:table-cell>
          <table:table-cell office:value-type="float" office:value="-5.928" calcext:value-type="float">
            <text:p>-5.928000</text:p>
          </table:table-cell>
        </table:table-row>
        <table:table-row table:style-name="ro1">
          <table:table-cell office:value-type="float" office:value="0.61" calcext:value-type="float">
            <text:p>0.610</text:p>
          </table:table-cell>
          <table:table-cell office:value-type="float" office:value="8.164839" calcext:value-type="float">
            <text:p>8.164839</text:p>
          </table:table-cell>
          <table:table-cell office:value-type="float" office:value="-6.0268" calcext:value-type="float">
            <text:p>-6.026800</text:p>
          </table:table-cell>
        </table:table-row>
        <table:table-row table:style-name="ro1">
          <table:table-cell office:value-type="float" office:value="0.62" calcext:value-type="float">
            <text:p>0.620</text:p>
          </table:table-cell>
          <table:table-cell office:value-type="float" office:value="8.104127" calcext:value-type="float">
            <text:p>8.104127</text:p>
          </table:table-cell>
          <table:table-cell office:value-type="float" office:value="-6.1256" calcext:value-type="float">
            <text:p>-6.125600</text:p>
          </table:table-cell>
        </table:table-row>
        <table:table-row table:style-name="ro1">
          <table:table-cell office:value-type="float" office:value="0.63" calcext:value-type="float">
            <text:p>0.630</text:p>
          </table:table-cell>
          <table:table-cell office:value-type="float" office:value="8.042426" calcext:value-type="float">
            <text:p>8.042426</text:p>
          </table:table-cell>
          <table:table-cell office:value-type="float" office:value="-6.2244" calcext:value-type="float">
            <text:p>-6.224400</text:p>
          </table:table-cell>
        </table:table-row>
        <table:table-row table:style-name="ro1">
          <table:table-cell office:value-type="float" office:value="0.64" calcext:value-type="float">
            <text:p>0.640</text:p>
          </table:table-cell>
          <table:table-cell office:value-type="float" office:value="7.979738" calcext:value-type="float">
            <text:p>7.979738</text:p>
          </table:table-cell>
          <table:table-cell office:value-type="float" office:value="-6.3232" calcext:value-type="float">
            <text:p>-6.323200</text:p>
          </table:table-cell>
        </table:table-row>
        <table:table-row table:style-name="ro1">
          <table:table-cell office:value-type="float" office:value="0.65" calcext:value-type="float">
            <text:p>0.650</text:p>
          </table:table-cell>
          <table:table-cell office:value-type="float" office:value="7.916061" calcext:value-type="float">
            <text:p>7.916061</text:p>
          </table:table-cell>
          <table:table-cell office:value-type="float" office:value="-6.422" calcext:value-type="float">
            <text:p>-6.422000</text:p>
          </table:table-cell>
        </table:table-row>
        <table:table-row table:style-name="ro1">
          <table:table-cell office:value-type="float" office:value="0.66" calcext:value-type="float">
            <text:p>0.660</text:p>
          </table:table-cell>
          <table:table-cell office:value-type="float" office:value="7.851396" calcext:value-type="float">
            <text:p>7.851396</text:p>
          </table:table-cell>
          <table:table-cell office:value-type="float" office:value="-6.5208" calcext:value-type="float">
            <text:p>-6.520800</text:p>
          </table:table-cell>
        </table:table-row>
        <table:table-row table:style-name="ro1">
          <table:table-cell office:value-type="float" office:value="0.67" calcext:value-type="float">
            <text:p>0.670</text:p>
          </table:table-cell>
          <table:table-cell office:value-type="float" office:value="7.785744" calcext:value-type="float">
            <text:p>7.785744</text:p>
          </table:table-cell>
          <table:table-cell office:value-type="float" office:value="-6.6196" calcext:value-type="float">
            <text:p>-6.619600</text:p>
          </table:table-cell>
        </table:table-row>
        <table:table-row table:style-name="ro1">
          <table:table-cell office:value-type="float" office:value="0.68" calcext:value-type="float">
            <text:p>0.680</text:p>
          </table:table-cell>
          <table:table-cell office:value-type="float" office:value="7.719103" calcext:value-type="float">
            <text:p>7.719103</text:p>
          </table:table-cell>
          <table:table-cell office:value-type="float" office:value="-6.7184" calcext:value-type="float">
            <text:p>-6.718400</text:p>
          </table:table-cell>
        </table:table-row>
        <table:table-row table:style-name="ro1">
          <table:table-cell office:value-type="float" office:value="0.69" calcext:value-type="float">
            <text:p>0.690</text:p>
          </table:table-cell>
          <table:table-cell office:value-type="float" office:value="7.651475" calcext:value-type="float">
            <text:p>7.651475</text:p>
          </table:table-cell>
          <table:table-cell office:value-type="float" office:value="-6.8172" calcext:value-type="float">
            <text:p>-6.817200</text:p>
          </table:table-cell>
        </table:table-row>
        <table:table-row table:style-name="ro1">
          <table:table-cell office:value-type="float" office:value="0.7" calcext:value-type="float">
            <text:p>0.700</text:p>
          </table:table-cell>
          <table:table-cell office:value-type="float" office:value="7.582858" calcext:value-type="float">
            <text:p>7.582858</text:p>
          </table:table-cell>
          <table:table-cell office:value-type="float" office:value="-6.916" calcext:value-type="float">
            <text:p>-6.916000</text:p>
          </table:table-cell>
        </table:table-row>
        <table:table-row table:style-name="ro1">
          <table:table-cell office:value-type="float" office:value="0.71" calcext:value-type="float">
            <text:p>0.710</text:p>
          </table:table-cell>
          <table:table-cell office:value-type="float" office:value="7.513253" calcext:value-type="float">
            <text:p>7.513253</text:p>
          </table:table-cell>
          <table:table-cell office:value-type="float" office:value="-7.0148" calcext:value-type="float">
            <text:p>-7.014800</text:p>
          </table:table-cell>
        </table:table-row>
        <table:table-row table:style-name="ro1">
          <table:table-cell office:value-type="float" office:value="0.72" calcext:value-type="float">
            <text:p>0.720</text:p>
          </table:table-cell>
          <table:table-cell office:value-type="float" office:value="7.442661" calcext:value-type="float">
            <text:p>7.442661</text:p>
          </table:table-cell>
          <table:table-cell office:value-type="float" office:value="-7.1136" calcext:value-type="float">
            <text:p>-7.113600</text:p>
          </table:table-cell>
        </table:table-row>
        <table:table-row table:style-name="ro1">
          <table:table-cell office:value-type="float" office:value="0.73" calcext:value-type="float">
            <text:p>0.730</text:p>
          </table:table-cell>
          <table:table-cell office:value-type="float" office:value="7.37108" calcext:value-type="float">
            <text:p>7.371080</text:p>
          </table:table-cell>
          <table:table-cell office:value-type="float" office:value="-7.2124" calcext:value-type="float">
            <text:p>-7.212400</text:p>
          </table:table-cell>
        </table:table-row>
        <table:table-row table:style-name="ro1">
          <table:table-cell office:value-type="float" office:value="0.74" calcext:value-type="float">
            <text:p>0.740</text:p>
          </table:table-cell>
          <table:table-cell office:value-type="float" office:value="7.298512" calcext:value-type="float">
            <text:p>7.298512</text:p>
          </table:table-cell>
          <table:table-cell office:value-type="float" office:value="-7.3112" calcext:value-type="float">
            <text:p>-7.311200</text:p>
          </table:table-cell>
        </table:table-row>
        <table:table-row table:style-name="ro1">
          <table:table-cell office:value-type="float" office:value="0.75" calcext:value-type="float">
            <text:p>0.750</text:p>
          </table:table-cell>
          <table:table-cell office:value-type="float" office:value="7.224955" calcext:value-type="float">
            <text:p>7.224955</text:p>
          </table:table-cell>
          <table:table-cell office:value-type="float" office:value="-7.41" calcext:value-type="float">
            <text:p>-7.410000</text:p>
          </table:table-cell>
        </table:table-row>
        <table:table-row table:style-name="ro1">
          <table:table-cell office:value-type="float" office:value="0.76" calcext:value-type="float">
            <text:p>0.760</text:p>
          </table:table-cell>
          <table:table-cell office:value-type="float" office:value="7.15041" calcext:value-type="float">
            <text:p>7.150410</text:p>
          </table:table-cell>
          <table:table-cell office:value-type="float" office:value="-7.5088" calcext:value-type="float">
            <text:p>-7.508800</text:p>
          </table:table-cell>
        </table:table-row>
        <table:table-row table:style-name="ro1">
          <table:table-cell office:value-type="float" office:value="0.77" calcext:value-type="float">
            <text:p>0.770</text:p>
          </table:table-cell>
          <table:table-cell office:value-type="float" office:value="7.074878" calcext:value-type="float">
            <text:p>7.074878</text:p>
          </table:table-cell>
          <table:table-cell office:value-type="float" office:value="-7.6076" calcext:value-type="float">
            <text:p>-7.607600</text:p>
          </table:table-cell>
        </table:table-row>
        <table:table-row table:style-name="ro1">
          <table:table-cell office:value-type="float" office:value="0.78" calcext:value-type="float">
            <text:p>0.780</text:p>
          </table:table-cell>
          <table:table-cell office:value-type="float" office:value="6.998357" calcext:value-type="float">
            <text:p>6.998357</text:p>
          </table:table-cell>
          <table:table-cell office:value-type="float" office:value="-7.7064" calcext:value-type="float">
            <text:p>-7.706400</text:p>
          </table:table-cell>
        </table:table-row>
        <table:table-row table:style-name="ro1">
          <table:table-cell office:value-type="float" office:value="0.79" calcext:value-type="float">
            <text:p>0.790</text:p>
          </table:table-cell>
          <table:table-cell office:value-type="float" office:value="6.920849" calcext:value-type="float">
            <text:p>6.920849</text:p>
          </table:table-cell>
          <table:table-cell office:value-type="float" office:value="-7.8052" calcext:value-type="float">
            <text:p>-7.805200</text:p>
          </table:table-cell>
        </table:table-row>
        <table:table-row table:style-name="ro1">
          <table:table-cell office:value-type="float" office:value="0.8" calcext:value-type="float">
            <text:p>0.800</text:p>
          </table:table-cell>
          <table:table-cell office:value-type="float" office:value="6.842352" calcext:value-type="float">
            <text:p>6.842352</text:p>
          </table:table-cell>
          <table:table-cell office:value-type="float" office:value="-7.904" calcext:value-type="float">
            <text:p>-7.904000</text:p>
          </table:table-cell>
        </table:table-row>
        <table:table-row table:style-name="ro1">
          <table:table-cell office:value-type="float" office:value="0.81" calcext:value-type="float">
            <text:p>0.810</text:p>
          </table:table-cell>
          <table:table-cell office:value-type="float" office:value="6.762867" calcext:value-type="float">
            <text:p>6.762867</text:p>
          </table:table-cell>
          <table:table-cell office:value-type="float" office:value="-8.0028" calcext:value-type="float">
            <text:p>-8.002800</text:p>
          </table:table-cell>
        </table:table-row>
        <table:table-row table:style-name="ro1">
          <table:table-cell office:value-type="float" office:value="0.82" calcext:value-type="float">
            <text:p>0.820</text:p>
          </table:table-cell>
          <table:table-cell office:value-type="float" office:value="6.682395" calcext:value-type="float">
            <text:p>6.682395</text:p>
          </table:table-cell>
          <table:table-cell office:value-type="float" office:value="-8.1016" calcext:value-type="float">
            <text:p>-8.101600</text:p>
          </table:table-cell>
        </table:table-row>
        <table:table-row table:style-name="ro1">
          <table:table-cell office:value-type="float" office:value="0.83" calcext:value-type="float">
            <text:p>0.830</text:p>
          </table:table-cell>
          <table:table-cell office:value-type="float" office:value="6.600934" calcext:value-type="float">
            <text:p>6.600934</text:p>
          </table:table-cell>
          <table:table-cell office:value-type="float" office:value="-8.2004" calcext:value-type="float">
            <text:p>-8.200400</text:p>
          </table:table-cell>
        </table:table-row>
        <table:table-row table:style-name="ro1">
          <table:table-cell office:value-type="float" office:value="0.84" calcext:value-type="float">
            <text:p>0.840</text:p>
          </table:table-cell>
          <table:table-cell office:value-type="float" office:value="6.518486" calcext:value-type="float">
            <text:p>6.518486</text:p>
          </table:table-cell>
          <table:table-cell office:value-type="float" office:value="-8.2992" calcext:value-type="float">
            <text:p>-8.299200</text:p>
          </table:table-cell>
        </table:table-row>
        <table:table-row table:style-name="ro1">
          <table:table-cell office:value-type="float" office:value="0.85" calcext:value-type="float">
            <text:p>0.850</text:p>
          </table:table-cell>
          <table:table-cell office:value-type="float" office:value="6.435049" calcext:value-type="float">
            <text:p>6.435049</text:p>
          </table:table-cell>
          <table:table-cell office:value-type="float" office:value="-8.398" calcext:value-type="float">
            <text:p>-8.398000</text:p>
          </table:table-cell>
        </table:table-row>
        <table:table-row table:style-name="ro1">
          <table:table-cell office:value-type="float" office:value="0.86" calcext:value-type="float">
            <text:p>0.860</text:p>
          </table:table-cell>
          <table:table-cell office:value-type="float" office:value="6.350624" calcext:value-type="float">
            <text:p>6.350624</text:p>
          </table:table-cell>
          <table:table-cell office:value-type="float" office:value="-8.4968" calcext:value-type="float">
            <text:p>-8.496800</text:p>
          </table:table-cell>
        </table:table-row>
        <table:table-row table:style-name="ro1">
          <table:table-cell office:value-type="float" office:value="0.87" calcext:value-type="float">
            <text:p>0.870</text:p>
          </table:table-cell>
          <table:table-cell office:value-type="float" office:value="6.265212" calcext:value-type="float">
            <text:p>6.265212</text:p>
          </table:table-cell>
          <table:table-cell office:value-type="float" office:value="-8.5956" calcext:value-type="float">
            <text:p>-8.595600</text:p>
          </table:table-cell>
        </table:table-row>
        <table:table-row table:style-name="ro1">
          <table:table-cell office:value-type="float" office:value="0.88" calcext:value-type="float">
            <text:p>0.880</text:p>
          </table:table-cell>
          <table:table-cell office:value-type="float" office:value="6.178811" calcext:value-type="float">
            <text:p>6.178811</text:p>
          </table:table-cell>
          <table:table-cell office:value-type="float" office:value="-8.6944" calcext:value-type="float">
            <text:p>-8.694400</text:p>
          </table:table-cell>
        </table:table-row>
        <table:table-row table:style-name="ro1">
          <table:table-cell office:value-type="float" office:value="0.89" calcext:value-type="float">
            <text:p>0.890</text:p>
          </table:table-cell>
          <table:table-cell office:value-type="float" office:value="6.091423" calcext:value-type="float">
            <text:p>6.091423</text:p>
          </table:table-cell>
          <table:table-cell office:value-type="float" office:value="-8.7932" calcext:value-type="float">
            <text:p>-8.793200</text:p>
          </table:table-cell>
        </table:table-row>
        <table:table-row table:style-name="ro1">
          <table:table-cell office:value-type="float" office:value="0.9" calcext:value-type="float">
            <text:p>0.900</text:p>
          </table:table-cell>
          <table:table-cell office:value-type="float" office:value="6.003046" calcext:value-type="float">
            <text:p>6.003046</text:p>
          </table:table-cell>
          <table:table-cell office:value-type="float" office:value="-8.892" calcext:value-type="float">
            <text:p>-8.892000</text:p>
          </table:table-cell>
        </table:table-row>
        <table:table-row table:style-name="ro1">
          <table:table-cell office:value-type="float" office:value="0.91" calcext:value-type="float">
            <text:p>0.910</text:p>
          </table:table-cell>
          <table:table-cell office:value-type="float" office:value="5.913681" calcext:value-type="float">
            <text:p>5.913681</text:p>
          </table:table-cell>
          <table:table-cell office:value-type="float" office:value="-8.9908" calcext:value-type="float">
            <text:p>-8.990800</text:p>
          </table:table-cell>
        </table:table-row>
        <table:table-row table:style-name="ro1">
          <table:table-cell office:value-type="float" office:value="0.92" calcext:value-type="float">
            <text:p>0.920</text:p>
          </table:table-cell>
          <table:table-cell office:value-type="float" office:value="5.823329" calcext:value-type="float">
            <text:p>5.823329</text:p>
          </table:table-cell>
          <table:table-cell office:value-type="float" office:value="-9.0896" calcext:value-type="float">
            <text:p>-9.089600</text:p>
          </table:table-cell>
        </table:table-row>
        <table:table-row table:style-name="ro1">
          <table:table-cell office:value-type="float" office:value="0.93" calcext:value-type="float">
            <text:p>0.930</text:p>
          </table:table-cell>
          <table:table-cell office:value-type="float" office:value="5.731988" calcext:value-type="float">
            <text:p>5.731988</text:p>
          </table:table-cell>
          <table:table-cell office:value-type="float" office:value="-9.1884" calcext:value-type="float">
            <text:p>-9.188400</text:p>
          </table:table-cell>
        </table:table-row>
        <table:table-row table:style-name="ro1">
          <table:table-cell office:value-type="float" office:value="0.94" calcext:value-type="float">
            <text:p>0.940</text:p>
          </table:table-cell>
          <table:table-cell office:value-type="float" office:value="5.63966" calcext:value-type="float">
            <text:p>5.639660</text:p>
          </table:table-cell>
          <table:table-cell office:value-type="float" office:value="-9.2872" calcext:value-type="float">
            <text:p>-9.287200</text:p>
          </table:table-cell>
        </table:table-row>
        <table:table-row table:style-name="ro1">
          <table:table-cell office:value-type="float" office:value="0.95" calcext:value-type="float">
            <text:p>0.950</text:p>
          </table:table-cell>
          <table:table-cell office:value-type="float" office:value="5.546343" calcext:value-type="float">
            <text:p>5.546343</text:p>
          </table:table-cell>
          <table:table-cell office:value-type="float" office:value="-9.386" calcext:value-type="float">
            <text:p>-9.386000</text:p>
          </table:table-cell>
        </table:table-row>
        <table:table-row table:style-name="ro1">
          <table:table-cell office:value-type="float" office:value="0.96" calcext:value-type="float">
            <text:p>0.960</text:p>
          </table:table-cell>
          <table:table-cell office:value-type="float" office:value="5.452038" calcext:value-type="float">
            <text:p>5.452038</text:p>
          </table:table-cell>
          <table:table-cell office:value-type="float" office:value="-9.4848" calcext:value-type="float">
            <text:p>-9.484800</text:p>
          </table:table-cell>
        </table:table-row>
        <table:table-row table:style-name="ro1">
          <table:table-cell office:value-type="float" office:value="0.97" calcext:value-type="float">
            <text:p>0.970</text:p>
          </table:table-cell>
          <table:table-cell office:value-type="float" office:value="5.356746" calcext:value-type="float">
            <text:p>5.356746</text:p>
          </table:table-cell>
          <table:table-cell office:value-type="float" office:value="-9.5836" calcext:value-type="float">
            <text:p>-9.583600</text:p>
          </table:table-cell>
        </table:table-row>
        <table:table-row table:style-name="ro1">
          <table:table-cell office:value-type="float" office:value="0.98" calcext:value-type="float">
            <text:p>0.980</text:p>
          </table:table-cell>
          <table:table-cell office:value-type="float" office:value="5.260465" calcext:value-type="float">
            <text:p>5.260465</text:p>
          </table:table-cell>
          <table:table-cell office:value-type="float" office:value="-9.6824" calcext:value-type="float">
            <text:p>-9.682400</text:p>
          </table:table-cell>
        </table:table-row>
        <table:table-row table:style-name="ro1">
          <table:table-cell office:value-type="float" office:value="0.99" calcext:value-type="float">
            <text:p>0.990</text:p>
          </table:table-cell>
          <table:table-cell office:value-type="float" office:value="5.163197" calcext:value-type="float">
            <text:p>5.163197</text:p>
          </table:table-cell>
          <table:table-cell office:value-type="float" office:value="-9.7812" calcext:value-type="float">
            <text:p>-9.78120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.06494" calcext:value-type="float">
            <text:p>5.064940</text:p>
          </table:table-cell>
          <table:table-cell office:value-type="float" office:value="-9.88" calcext:value-type="float">
            <text:p>-9.880000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4.955717" calcext:value-type="float">
            <text:p>4.955717</text:p>
          </table:table-cell>
          <table:table-cell office:value-type="float" office:value="-9.98868" calcext:value-type="float">
            <text:p>-9.988680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4.845298" calcext:value-type="float">
            <text:p>4.845298</text:p>
          </table:table-cell>
          <table:table-cell office:value-type="float" office:value="-10.09736" calcext:value-type="float">
            <text:p>-10.097360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4.733683" calcext:value-type="float">
            <text:p>4.733683</text:p>
          </table:table-cell>
          <table:table-cell office:value-type="float" office:value="-10.20604" calcext:value-type="float">
            <text:p>-10.206040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4.620874" calcext:value-type="float">
            <text:p>4.620874</text:p>
          </table:table-cell>
          <table:table-cell office:value-type="float" office:value="-10.31472" calcext:value-type="float">
            <text:p>-10.314720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4.506868" calcext:value-type="float">
            <text:p>4.506868</text:p>
          </table:table-cell>
          <table:table-cell office:value-type="float" office:value="-10.4234" calcext:value-type="float">
            <text:p>-10.423400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4.391667" calcext:value-type="float">
            <text:p>4.391667</text:p>
          </table:table-cell>
          <table:table-cell office:value-type="float" office:value="-10.53208" calcext:value-type="float">
            <text:p>-10.532080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4.275271" calcext:value-type="float">
            <text:p>4.275271</text:p>
          </table:table-cell>
          <table:table-cell office:value-type="float" office:value="-10.64076" calcext:value-type="float">
            <text:p>-10.640760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4.157679" calcext:value-type="float">
            <text:p>4.157679</text:p>
          </table:table-cell>
          <table:table-cell office:value-type="float" office:value="-10.74944" calcext:value-type="float">
            <text:p>-10.749440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4.038892" calcext:value-type="float">
            <text:p>4.038892</text:p>
          </table:table-cell>
          <table:table-cell office:value-type="float" office:value="-10.85812" calcext:value-type="float">
            <text:p>-10.858120</text:p>
          </table:table-cell>
        </table:table-row>
        <table:table-row table:style-name="ro1">
          <table:table-cell office:value-type="float" office:value="1.11" calcext:value-type="float">
            <text:p>1.110</text:p>
          </table:table-cell>
          <table:table-cell office:value-type="float" office:value="3.918909" calcext:value-type="float">
            <text:p>3.918909</text:p>
          </table:table-cell>
          <table:table-cell office:value-type="float" office:value="-10.9668" calcext:value-type="float">
            <text:p>-10.966800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3.797731" calcext:value-type="float">
            <text:p>3.797731</text:p>
          </table:table-cell>
          <table:table-cell office:value-type="float" office:value="-11.07548" calcext:value-type="float">
            <text:p>-11.075480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3.675358" calcext:value-type="float">
            <text:p>3.675358</text:p>
          </table:table-cell>
          <table:table-cell office:value-type="float" office:value="-11.18416" calcext:value-type="float">
            <text:p>-11.184160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3.551788" calcext:value-type="float">
            <text:p>3.551788</text:p>
          </table:table-cell>
          <table:table-cell office:value-type="float" office:value="-11.29284" calcext:value-type="float">
            <text:p>-11.292840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3.427024" calcext:value-type="float">
            <text:p>3.427024</text:p>
          </table:table-cell>
          <table:table-cell office:value-type="float" office:value="-11.40152" calcext:value-type="float">
            <text:p>-11.401520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3.301064" calcext:value-type="float">
            <text:p>3.301064</text:p>
          </table:table-cell>
          <table:table-cell office:value-type="float" office:value="-11.5102" calcext:value-type="float">
            <text:p>-11.51020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3.173908" calcext:value-type="float">
            <text:p>3.173908</text:p>
          </table:table-cell>
          <table:table-cell office:value-type="float" office:value="-11.61888" calcext:value-type="float">
            <text:p>-11.61888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3.045557" calcext:value-type="float">
            <text:p>3.045557</text:p>
          </table:table-cell>
          <table:table-cell office:value-type="float" office:value="-11.72756" calcext:value-type="float">
            <text:p>-11.727560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2.91601" calcext:value-type="float">
            <text:p>2.916010</text:p>
          </table:table-cell>
          <table:table-cell office:value-type="float" office:value="-11.83624" calcext:value-type="float">
            <text:p>-11.836240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2.785268" calcext:value-type="float">
            <text:p>2.785268</text:p>
          </table:table-cell>
          <table:table-cell office:value-type="float" office:value="-11.94492" calcext:value-type="float">
            <text:p>-11.944920</text:p>
          </table:table-cell>
        </table:table-row>
        <table:table-row table:style-name="ro1">
          <table:table-cell office:value-type="float" office:value="1.22" calcext:value-type="float">
            <text:p>1.220</text:p>
          </table:table-cell>
          <table:table-cell office:value-type="float" office:value="2.653331" calcext:value-type="float">
            <text:p>2.653331</text:p>
          </table:table-cell>
          <table:table-cell office:value-type="float" office:value="-12.0536" calcext:value-type="float">
            <text:p>-12.053600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2.520198" calcext:value-type="float">
            <text:p>2.520198</text:p>
          </table:table-cell>
          <table:table-cell office:value-type="float" office:value="-12.16228" calcext:value-type="float">
            <text:p>-12.162280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2.385869" calcext:value-type="float">
            <text:p>2.385869</text:p>
          </table:table-cell>
          <table:table-cell office:value-type="float" office:value="-12.27096" calcext:value-type="float">
            <text:p>-12.270960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2.250345" calcext:value-type="float">
            <text:p>2.250345</text:p>
          </table:table-cell>
          <table:table-cell office:value-type="float" office:value="-12.37964" calcext:value-type="float">
            <text:p>-12.37964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2.113626" calcext:value-type="float">
            <text:p>2.113626</text:p>
          </table:table-cell>
          <table:table-cell office:value-type="float" office:value="-12.48832" calcext:value-type="float">
            <text:p>-12.488320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.975711" calcext:value-type="float">
            <text:p>1.975711</text:p>
          </table:table-cell>
          <table:table-cell office:value-type="float" office:value="-12.597" calcext:value-type="float">
            <text:p>-12.597000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1.836601" calcext:value-type="float">
            <text:p>1.836601</text:p>
          </table:table-cell>
          <table:table-cell office:value-type="float" office:value="-12.70568" calcext:value-type="float">
            <text:p>-12.705680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1.696295" calcext:value-type="float">
            <text:p>1.696295</text:p>
          </table:table-cell>
          <table:table-cell office:value-type="float" office:value="-12.81436" calcext:value-type="float">
            <text:p>-12.814360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1.554793" calcext:value-type="float">
            <text:p>1.554793</text:p>
          </table:table-cell>
          <table:table-cell office:value-type="float" office:value="-12.92304" calcext:value-type="float">
            <text:p>-12.923040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1.412097" calcext:value-type="float">
            <text:p>1.412097</text:p>
          </table:table-cell>
          <table:table-cell office:value-type="float" office:value="-13.03172" calcext:value-type="float">
            <text:p>-13.031720</text:p>
          </table:table-cell>
        </table:table-row>
        <table:table-row table:style-name="ro1">
          <table:table-cell office:value-type="float" office:value="1.33" calcext:value-type="float">
            <text:p>1.330</text:p>
          </table:table-cell>
          <table:table-cell office:value-type="float" office:value="1.268204" calcext:value-type="float">
            <text:p>1.268204</text:p>
          </table:table-cell>
          <table:table-cell office:value-type="float" office:value="-13.1404" calcext:value-type="float">
            <text:p>-13.140400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1.123116" calcext:value-type="float">
            <text:p>1.123116</text:p>
          </table:table-cell>
          <table:table-cell office:value-type="float" office:value="-13.24908" calcext:value-type="float">
            <text:p>-13.249080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-13.35776" calcext:value-type="float">
            <text:p>-13.357760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829354" calcext:value-type="float">
            <text:p>0.829354</text:p>
          </table:table-cell>
          <table:table-cell office:value-type="float" office:value="-13.46644" calcext:value-type="float">
            <text:p>-13.466440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68068" calcext:value-type="float">
            <text:p>0.680680</text:p>
          </table:table-cell>
          <table:table-cell office:value-type="float" office:value="-13.57512" calcext:value-type="float">
            <text:p>-13.575120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53081" calcext:value-type="float">
            <text:p>0.530810</text:p>
          </table:table-cell>
          <table:table-cell office:value-type="float" office:value="-13.6838" calcext:value-type="float">
            <text:p>-13.683800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379745" calcext:value-type="float">
            <text:p>0.379745</text:p>
          </table:table-cell>
          <table:table-cell office:value-type="float" office:value="-13.79248" calcext:value-type="float">
            <text:p>-13.792480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227485" calcext:value-type="float">
            <text:p>0.227485</text:p>
          </table:table-cell>
          <table:table-cell office:value-type="float" office:value="-13.90116" calcext:value-type="float">
            <text:p>-13.901160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-14.00984" calcext:value-type="float">
            <text:p>-14.009840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66357" calcext:value-type="float">
            <text:p>0.066357</text:p>
          </table:table-cell>
          <table:table-cell office:value-type="float" office:value="11.205896" calcext:value-type="float">
            <text:p>11.205896</text:p>
          </table:table-cell>
        </table:table-row>
        <table:table-row table:style-name="ro1">
          <table:table-cell office:value-type="float" office:value="1.44" calcext:value-type="float">
            <text:p>1.440</text:p>
          </table:table-cell>
          <table:table-cell office:value-type="float" office:value="0.189078" calcext:value-type="float">
            <text:p>0.189078</text:p>
          </table:table-cell>
          <table:table-cell office:value-type="float" office:value="11.097216" calcext:value-type="float">
            <text:p>11.097216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310604" calcext:value-type="float">
            <text:p>0.310604</text:p>
          </table:table-cell>
          <table:table-cell office:value-type="float" office:value="10.988536" calcext:value-type="float">
            <text:p>10.988536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430934" calcext:value-type="float">
            <text:p>0.430934</text:p>
          </table:table-cell>
          <table:table-cell office:value-type="float" office:value="10.879856" calcext:value-type="float">
            <text:p>10.879856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55007" calcext:value-type="float">
            <text:p>0.550070</text:p>
          </table:table-cell>
          <table:table-cell office:value-type="float" office:value="10.771176" calcext:value-type="float">
            <text:p>10.771176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668009" calcext:value-type="float">
            <text:p>0.668009</text:p>
          </table:table-cell>
          <table:table-cell office:value-type="float" office:value="10.662496" calcext:value-type="float">
            <text:p>10.662496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784753" calcext:value-type="float">
            <text:p>0.784753</text:p>
          </table:table-cell>
          <table:table-cell office:value-type="float" office:value="10.553816" calcext:value-type="float">
            <text:p>10.553816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900302" calcext:value-type="float">
            <text:p>0.900302</text:p>
          </table:table-cell>
          <table:table-cell office:value-type="float" office:value="10.445136" calcext:value-type="float">
            <text:p>10.445136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1.014655" calcext:value-type="float">
            <text:p>1.014655</text:p>
          </table:table-cell>
          <table:table-cell office:value-type="float" office:value="10.336456" calcext:value-type="float">
            <text:p>10.336456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1.127812" calcext:value-type="float">
            <text:p>1.127812</text:p>
          </table:table-cell>
          <table:table-cell office:value-type="float" office:value="10.227776" calcext:value-type="float">
            <text:p>10.227776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1.239775" calcext:value-type="float">
            <text:p>1.239775</text:p>
          </table:table-cell>
          <table:table-cell office:value-type="float" office:value="10.119096" calcext:value-type="float">
            <text:p>10.119096</text:p>
          </table:table-cell>
        </table:table-row>
        <table:table-row table:style-name="ro1">
          <table:table-cell office:value-type="float" office:value="1.55" calcext:value-type="float">
            <text:p>1.550</text:p>
          </table:table-cell>
          <table:table-cell office:value-type="float" office:value="1.350541" calcext:value-type="float">
            <text:p>1.350541</text:p>
          </table:table-cell>
          <table:table-cell office:value-type="float" office:value="10.010416" calcext:value-type="float">
            <text:p>10.010416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.460112" calcext:value-type="float">
            <text:p>1.460112</text:p>
          </table:table-cell>
          <table:table-cell office:value-type="float" office:value="9.901736" calcext:value-type="float">
            <text:p>9.901736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.568488" calcext:value-type="float">
            <text:p>1.568488</text:p>
          </table:table-cell>
          <table:table-cell office:value-type="float" office:value="9.793056" calcext:value-type="float">
            <text:p>9.793056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1.675668" calcext:value-type="float">
            <text:p>1.675668</text:p>
          </table:table-cell>
          <table:table-cell office:value-type="float" office:value="9.684376" calcext:value-type="float">
            <text:p>9.684376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1.781653" calcext:value-type="float">
            <text:p>1.781653</text:p>
          </table:table-cell>
          <table:table-cell office:value-type="float" office:value="9.575696" calcext:value-type="float">
            <text:p>9.575696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.886442" calcext:value-type="float">
            <text:p>1.886442</text:p>
          </table:table-cell>
          <table:table-cell office:value-type="float" office:value="9.467016" calcext:value-type="float">
            <text:p>9.467016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.990036" calcext:value-type="float">
            <text:p>1.990036</text:p>
          </table:table-cell>
          <table:table-cell office:value-type="float" office:value="9.358336" calcext:value-type="float">
            <text:p>9.358336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2.092434" calcext:value-type="float">
            <text:p>2.092434</text:p>
          </table:table-cell>
          <table:table-cell office:value-type="float" office:value="9.249656" calcext:value-type="float">
            <text:p>9.249656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2.193637" calcext:value-type="float">
            <text:p>2.193637</text:p>
          </table:table-cell>
          <table:table-cell office:value-type="float" office:value="9.140976" calcext:value-type="float">
            <text:p>9.140976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2.293644" calcext:value-type="float">
            <text:p>2.293644</text:p>
          </table:table-cell>
          <table:table-cell office:value-type="float" office:value="9.032296" calcext:value-type="float">
            <text:p>9.032296</text:p>
          </table:table-cell>
        </table:table-row>
        <table:table-row table:style-name="ro1">
          <table:table-cell office:value-type="float" office:value="1.66" calcext:value-type="float">
            <text:p>1.660</text:p>
          </table:table-cell>
          <table:table-cell office:value-type="float" office:value="2.392456" calcext:value-type="float">
            <text:p>2.392456</text:p>
          </table:table-cell>
          <table:table-cell office:value-type="float" office:value="8.923616" calcext:value-type="float">
            <text:p>8.923616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2.490073" calcext:value-type="float">
            <text:p>2.490073</text:p>
          </table:table-cell>
          <table:table-cell office:value-type="float" office:value="8.814936" calcext:value-type="float">
            <text:p>8.814936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2.586494" calcext:value-type="float">
            <text:p>2.586494</text:p>
          </table:table-cell>
          <table:table-cell office:value-type="float" office:value="8.706256" calcext:value-type="float">
            <text:p>8.706256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2.681719" calcext:value-type="float">
            <text:p>2.681719</text:p>
          </table:table-cell>
          <table:table-cell office:value-type="float" office:value="8.597576" calcext:value-type="float">
            <text:p>8.597576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.775749" calcext:value-type="float">
            <text:p>2.775749</text:p>
          </table:table-cell>
          <table:table-cell office:value-type="float" office:value="8.488896" calcext:value-type="float">
            <text:p>8.488896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2.868583" calcext:value-type="float">
            <text:p>2.868583</text:p>
          </table:table-cell>
          <table:table-cell office:value-type="float" office:value="8.380216" calcext:value-type="float">
            <text:p>8.380216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2.960222" calcext:value-type="float">
            <text:p>2.960222</text:p>
          </table:table-cell>
          <table:table-cell office:value-type="float" office:value="8.271536" calcext:value-type="float">
            <text:p>8.271536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3.050666" calcext:value-type="float">
            <text:p>3.050666</text:p>
          </table:table-cell>
          <table:table-cell office:value-type="float" office:value="8.162856" calcext:value-type="float">
            <text:p>8.162856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3.139914" calcext:value-type="float">
            <text:p>3.139914</text:p>
          </table:table-cell>
          <table:table-cell office:value-type="float" office:value="8.054176" calcext:value-type="float">
            <text:p>8.054176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3.227966" calcext:value-type="float">
            <text:p>3.227966</text:p>
          </table:table-cell>
          <table:table-cell office:value-type="float" office:value="7.945496" calcext:value-type="float">
            <text:p>7.945496</text:p>
          </table:table-cell>
        </table:table-row>
        <table:table-row table:style-name="ro1">
          <table:table-cell office:value-type="float" office:value="1.77" calcext:value-type="float">
            <text:p>1.770</text:p>
          </table:table-cell>
          <table:table-cell office:value-type="float" office:value="3.314823" calcext:value-type="float">
            <text:p>3.314823</text:p>
          </table:table-cell>
          <table:table-cell office:value-type="float" office:value="7.836816" calcext:value-type="float">
            <text:p>7.836816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3.400485" calcext:value-type="float">
            <text:p>3.400485</text:p>
          </table:table-cell>
          <table:table-cell office:value-type="float" office:value="7.728136" calcext:value-type="float">
            <text:p>7.728136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3.484951" calcext:value-type="float">
            <text:p>3.484951</text:p>
          </table:table-cell>
          <table:table-cell office:value-type="float" office:value="7.619456" calcext:value-type="float">
            <text:p>7.619456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3.568222" calcext:value-type="float">
            <text:p>3.568222</text:p>
          </table:table-cell>
          <table:table-cell office:value-type="float" office:value="7.510776" calcext:value-type="float">
            <text:p>7.510776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3.650297" calcext:value-type="float">
            <text:p>3.650297</text:p>
          </table:table-cell>
          <table:table-cell office:value-type="float" office:value="7.402096" calcext:value-type="float">
            <text:p>7.402096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3.731177" calcext:value-type="float">
            <text:p>3.731177</text:p>
          </table:table-cell>
          <table:table-cell office:value-type="float" office:value="7.293416" calcext:value-type="float">
            <text:p>7.293416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3.810861" calcext:value-type="float">
            <text:p>3.810861</text:p>
          </table:table-cell>
          <table:table-cell office:value-type="float" office:value="7.184736" calcext:value-type="float">
            <text:p>7.184736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3.889349" calcext:value-type="float">
            <text:p>3.889349</text:p>
          </table:table-cell>
          <table:table-cell office:value-type="float" office:value="7.076056" calcext:value-type="float">
            <text:p>7.076056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3.966643" calcext:value-type="float">
            <text:p>3.966643</text:p>
          </table:table-cell>
          <table:table-cell office:value-type="float" office:value="6.967376" calcext:value-type="float">
            <text:p>6.967376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4.04274" calcext:value-type="float">
            <text:p>4.042740</text:p>
          </table:table-cell>
          <table:table-cell office:value-type="float" office:value="6.858696" calcext:value-type="float">
            <text:p>6.858696</text:p>
          </table:table-cell>
        </table:table-row>
        <table:table-row table:style-name="ro1">
          <table:table-cell office:value-type="float" office:value="1.88" calcext:value-type="float">
            <text:p>1.880</text:p>
          </table:table-cell>
          <table:table-cell office:value-type="float" office:value="4.117643" calcext:value-type="float">
            <text:p>4.117643</text:p>
          </table:table-cell>
          <table:table-cell office:value-type="float" office:value="6.750016" calcext:value-type="float">
            <text:p>6.750016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4.191349" calcext:value-type="float">
            <text:p>4.191349</text:p>
          </table:table-cell>
          <table:table-cell office:value-type="float" office:value="6.641336" calcext:value-type="float">
            <text:p>6.641336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4.263861" calcext:value-type="float">
            <text:p>4.263861</text:p>
          </table:table-cell>
          <table:table-cell office:value-type="float" office:value="6.532656" calcext:value-type="float">
            <text:p>6.532656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4.335177" calcext:value-type="float">
            <text:p>4.335177</text:p>
          </table:table-cell>
          <table:table-cell office:value-type="float" office:value="6.423976" calcext:value-type="float">
            <text:p>6.423976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4.405297" calcext:value-type="float">
            <text:p>4.405297</text:p>
          </table:table-cell>
          <table:table-cell office:value-type="float" office:value="6.315296" calcext:value-type="float">
            <text:p>6.315296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4.474222" calcext:value-type="float">
            <text:p>4.474222</text:p>
          </table:table-cell>
          <table:table-cell office:value-type="float" office:value="6.206616" calcext:value-type="float">
            <text:p>6.206616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4.541951" calcext:value-type="float">
            <text:p>4.541951</text:p>
          </table:table-cell>
          <table:table-cell office:value-type="float" office:value="6.097936" calcext:value-type="float">
            <text:p>6.097936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4.608485" calcext:value-type="float">
            <text:p>4.608485</text:p>
          </table:table-cell>
          <table:table-cell office:value-type="float" office:value="5.989256" calcext:value-type="float">
            <text:p>5.989256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4.673823" calcext:value-type="float">
            <text:p>4.673823</text:p>
          </table:table-cell>
          <table:table-cell office:value-type="float" office:value="5.880576" calcext:value-type="float">
            <text:p>5.880576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4.737966" calcext:value-type="float">
            <text:p>4.737966</text:p>
          </table:table-cell>
          <table:table-cell office:value-type="float" office:value="5.771896" calcext:value-type="float">
            <text:p>5.771896</text:p>
          </table:table-cell>
        </table:table-row>
        <table:table-row table:style-name="ro1">
          <table:table-cell office:value-type="float" office:value="1.99" calcext:value-type="float">
            <text:p>1.990</text:p>
          </table:table-cell>
          <table:table-cell office:value-type="float" office:value="4.800914" calcext:value-type="float">
            <text:p>4.800914</text:p>
          </table:table-cell>
          <table:table-cell office:value-type="float" office:value="5.663216" calcext:value-type="float">
            <text:p>5.663216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4.862666" calcext:value-type="float">
            <text:p>4.862666</text:p>
          </table:table-cell>
          <table:table-cell office:value-type="float" office:value="5.554536" calcext:value-type="float">
            <text:p>5.554536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4.923222" calcext:value-type="float">
            <text:p>4.923222</text:p>
          </table:table-cell>
          <table:table-cell office:value-type="float" office:value="5.445856" calcext:value-type="float">
            <text:p>5.445856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4.982583" calcext:value-type="float">
            <text:p>4.982583</text:p>
          </table:table-cell>
          <table:table-cell office:value-type="float" office:value="5.337176" calcext:value-type="float">
            <text:p>5.337176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5.040749" calcext:value-type="float">
            <text:p>5.040749</text:p>
          </table:table-cell>
          <table:table-cell office:value-type="float" office:value="5.228496" calcext:value-type="float">
            <text:p>5.228496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5.097719" calcext:value-type="float">
            <text:p>5.097719</text:p>
          </table:table-cell>
          <table:table-cell office:value-type="float" office:value="5.119816" calcext:value-type="float">
            <text:p>5.119816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5.153493" calcext:value-type="float">
            <text:p>5.153493</text:p>
          </table:table-cell>
          <table:table-cell office:value-type="float" office:value="5.011136" calcext:value-type="float">
            <text:p>5.011136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5.208073" calcext:value-type="float">
            <text:p>5.208073</text:p>
          </table:table-cell>
          <table:table-cell office:value-type="float" office:value="4.902456" calcext:value-type="float">
            <text:p>4.902456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5.261456" calcext:value-type="float">
            <text:p>5.261456</text:p>
          </table:table-cell>
          <table:table-cell office:value-type="float" office:value="4.793776" calcext:value-type="float">
            <text:p>4.793776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office:value-type="float" office:value="5.313644" calcext:value-type="float">
            <text:p>5.313644</text:p>
          </table:table-cell>
          <table:table-cell office:value-type="float" office:value="4.685096" calcext:value-type="float">
            <text:p>4.685096</text:p>
          </table:table-cell>
        </table:table-row>
        <table:table-row table:style-name="ro1">
          <table:table-cell office:value-type="float" office:value="2.1" calcext:value-type="float">
            <text:p>2.100</text:p>
          </table:table-cell>
          <table:table-cell office:value-type="float" office:value="5.364637" calcext:value-type="float">
            <text:p>5.364637</text:p>
          </table:table-cell>
          <table:table-cell office:value-type="float" office:value="4.576416" calcext:value-type="float">
            <text:p>4.576416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5.414434" calcext:value-type="float">
            <text:p>5.414434</text:p>
          </table:table-cell>
          <table:table-cell office:value-type="float" office:value="4.467736" calcext:value-type="float">
            <text:p>4.467736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5.463036" calcext:value-type="float">
            <text:p>5.463036</text:p>
          </table:table-cell>
          <table:table-cell office:value-type="float" office:value="4.359056" calcext:value-type="float">
            <text:p>4.359056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5.510442" calcext:value-type="float">
            <text:p>5.510442</text:p>
          </table:table-cell>
          <table:table-cell office:value-type="float" office:value="4.250376" calcext:value-type="float">
            <text:p>4.250376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5.556653" calcext:value-type="float">
            <text:p>5.556653</text:p>
          </table:table-cell>
          <table:table-cell office:value-type="float" office:value="4.141696" calcext:value-type="float">
            <text:p>4.141696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5.601668" calcext:value-type="float">
            <text:p>5.601668</text:p>
          </table:table-cell>
          <table:table-cell office:value-type="float" office:value="4.033016" calcext:value-type="float">
            <text:p>4.033016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5.645488" calcext:value-type="float">
            <text:p>5.645488</text:p>
          </table:table-cell>
          <table:table-cell office:value-type="float" office:value="3.924336" calcext:value-type="float">
            <text:p>3.924336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5.688112" calcext:value-type="float">
            <text:p>5.688112</text:p>
          </table:table-cell>
          <table:table-cell office:value-type="float" office:value="3.815656" calcext:value-type="float">
            <text:p>3.815656</text:p>
          </table:table-cell>
        </table:table-row>
        <table:table-row table:style-name="ro1">
          <table:table-cell office:value-type="float" office:value="2.188" calcext:value-type="float">
            <text:p>2.188</text:p>
          </table:table-cell>
          <table:table-cell office:value-type="float" office:value="5.729541" calcext:value-type="float">
            <text:p>5.729541</text:p>
          </table:table-cell>
          <table:table-cell office:value-type="float" office:value="3.706976" calcext:value-type="float">
            <text:p>3.706976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5.769774" calcext:value-type="float">
            <text:p>5.769774</text:p>
          </table:table-cell>
          <table:table-cell office:value-type="float" office:value="3.598296" calcext:value-type="float">
            <text:p>3.598296</text:p>
          </table:table-cell>
        </table:table-row>
        <table:table-row table:style-name="ro1">
          <table:table-cell office:value-type="float" office:value="2.21" calcext:value-type="float">
            <text:p>2.210</text:p>
          </table:table-cell>
          <table:table-cell office:value-type="float" office:value="5.808812" calcext:value-type="float">
            <text:p>5.808812</text:p>
          </table:table-cell>
          <table:table-cell office:value-type="float" office:value="3.489616" calcext:value-type="float">
            <text:p>3.489616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5.846655" calcext:value-type="float">
            <text:p>5.846655</text:p>
          </table:table-cell>
          <table:table-cell office:value-type="float" office:value="3.380936" calcext:value-type="float">
            <text:p>3.380936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5.883301" calcext:value-type="float">
            <text:p>5.883301</text:p>
          </table:table-cell>
          <table:table-cell office:value-type="float" office:value="3.272256" calcext:value-type="float">
            <text:p>3.272256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5.918753" calcext:value-type="float">
            <text:p>5.918753</text:p>
          </table:table-cell>
          <table:table-cell office:value-type="float" office:value="3.163576" calcext:value-type="float">
            <text:p>3.163576</text:p>
          </table:table-cell>
        </table:table-row>
        <table:table-row table:style-name="ro1">
          <table:table-cell office:value-type="float" office:value="2.254" calcext:value-type="float">
            <text:p>2.254</text:p>
          </table:table-cell>
          <table:table-cell office:value-type="float" office:value="5.953009" calcext:value-type="float">
            <text:p>5.953009</text:p>
          </table:table-cell>
          <table:table-cell office:value-type="float" office:value="3.054896" calcext:value-type="float">
            <text:p>3.054896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5.986069" calcext:value-type="float">
            <text:p>5.986069</text:p>
          </table:table-cell>
          <table:table-cell office:value-type="float" office:value="2.946216" calcext:value-type="float">
            <text:p>2.946216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6.017934" calcext:value-type="float">
            <text:p>6.017934</text:p>
          </table:table-cell>
          <table:table-cell office:value-type="float" office:value="2.837536" calcext:value-type="float">
            <text:p>2.837536</text:p>
          </table:table-cell>
        </table:table-row>
        <table:table-row table:style-name="ro1">
          <table:table-cell office:value-type="float" office:value="2.287" calcext:value-type="float">
            <text:p>2.287</text:p>
          </table:table-cell>
          <table:table-cell office:value-type="float" office:value="6.048604" calcext:value-type="float">
            <text:p>6.048604</text:p>
          </table:table-cell>
          <table:table-cell office:value-type="float" office:value="2.728856" calcext:value-type="float">
            <text:p>2.728856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6.078078" calcext:value-type="float">
            <text:p>6.078078</text:p>
          </table:table-cell>
          <table:table-cell office:value-type="float" office:value="2.620176" calcext:value-type="float">
            <text:p>2.620176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6.106356" calcext:value-type="float">
            <text:p>6.106356</text:p>
          </table:table-cell>
          <table:table-cell office:value-type="float" office:value="2.511496" calcext:value-type="float">
            <text:p>2.511496</text:p>
          </table:table-cell>
        </table:table-row>
        <table:table-row table:style-name="ro1">
          <table:table-cell office:value-type="float" office:value="2.32" calcext:value-type="float">
            <text:p>2.320</text:p>
          </table:table-cell>
          <table:table-cell office:value-type="float" office:value="6.133439" calcext:value-type="float">
            <text:p>6.133439</text:p>
          </table:table-cell>
          <table:table-cell office:value-type="float" office:value="2.402816" calcext:value-type="float">
            <text:p>2.402816</text:p>
          </table:table-cell>
        </table:table-row>
        <table:table-row table:style-name="ro1">
          <table:table-cell office:value-type="float" office:value="2.331" calcext:value-type="float">
            <text:p>2.331</text:p>
          </table:table-cell>
          <table:table-cell office:value-type="float" office:value="6.159327" calcext:value-type="float">
            <text:p>6.159327</text:p>
          </table:table-cell>
          <table:table-cell office:value-type="float" office:value="2.294136" calcext:value-type="float">
            <text:p>2.294136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6.184019" calcext:value-type="float">
            <text:p>6.184019</text:p>
          </table:table-cell>
          <table:table-cell office:value-type="float" office:value="2.185456" calcext:value-type="float">
            <text:p>2.185456</text:p>
          </table:table-cell>
        </table:table-row>
        <table:table-row table:style-name="ro1">
          <table:table-cell office:value-type="float" office:value="2.353" calcext:value-type="float">
            <text:p>2.353</text:p>
          </table:table-cell>
          <table:table-cell office:value-type="float" office:value="6.207516" calcext:value-type="float">
            <text:p>6.207516</text:p>
          </table:table-cell>
          <table:table-cell office:value-type="float" office:value="2.076776" calcext:value-type="float">
            <text:p>2.076776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6.229817" calcext:value-type="float">
            <text:p>6.229817</text:p>
          </table:table-cell>
          <table:table-cell office:value-type="float" office:value="1.968096" calcext:value-type="float">
            <text:p>1.968096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6.250922" calcext:value-type="float">
            <text:p>6.250922</text:p>
          </table:table-cell>
          <table:table-cell office:value-type="float" office:value="1.859416" calcext:value-type="float">
            <text:p>1.859416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6.270833" calcext:value-type="float">
            <text:p>6.270833</text:p>
          </table:table-cell>
          <table:table-cell office:value-type="float" office:value="1.750736" calcext:value-type="float">
            <text:p>1.750736</text:p>
          </table:table-cell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6.289547" calcext:value-type="float">
            <text:p>6.289547</text:p>
          </table:table-cell>
          <table:table-cell office:value-type="float" office:value="1.642056" calcext:value-type="float">
            <text:p>1.642056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6.307066" calcext:value-type="float">
            <text:p>6.307066</text:p>
          </table:table-cell>
          <table:table-cell office:value-type="float" office:value="1.533376" calcext:value-type="float">
            <text:p>1.533376</text:p>
          </table:table-cell>
        </table:table-row>
        <table:table-row table:style-name="ro1">
          <table:table-cell office:value-type="float" office:value="2.419" calcext:value-type="float">
            <text:p>2.419</text:p>
          </table:table-cell>
          <table:table-cell office:value-type="float" office:value="6.32339" calcext:value-type="float">
            <text:p>6.323390</text:p>
          </table:table-cell>
          <table:table-cell office:value-type="float" office:value="1.424696" calcext:value-type="float">
            <text:p>1.424696</text:p>
          </table:table-cell>
        </table:table-row>
        <table:table-row table:style-name="ro1">
          <table:table-cell office:value-type="float" office:value="2.43" calcext:value-type="float">
            <text:p>2.430</text:p>
          </table:table-cell>
          <table:table-cell office:value-type="float" office:value="6.338518" calcext:value-type="float">
            <text:p>6.338518</text:p>
          </table:table-cell>
          <table:table-cell office:value-type="float" office:value="1.316016" calcext:value-type="float">
            <text:p>1.316016</text:p>
          </table:table-cell>
        </table:table-row>
        <table:table-row table:style-name="ro1">
          <table:table-cell office:value-type="float" office:value="2.441" calcext:value-type="float">
            <text:p>2.441</text:p>
          </table:table-cell>
          <table:table-cell office:value-type="float" office:value="6.352451" calcext:value-type="float">
            <text:p>6.352451</text:p>
          </table:table-cell>
          <table:table-cell office:value-type="float" office:value="1.207336" calcext:value-type="float">
            <text:p>1.207336</text:p>
          </table:table-cell>
        </table:table-row>
        <table:table-row table:style-name="ro1">
          <table:table-cell office:value-type="float" office:value="2.452" calcext:value-type="float">
            <text:p>2.452</text:p>
          </table:table-cell>
          <table:table-cell office:value-type="float" office:value="6.365189" calcext:value-type="float">
            <text:p>6.365189</text:p>
          </table:table-cell>
          <table:table-cell office:value-type="float" office:value="1.098656" calcext:value-type="float">
            <text:p>1.098656</text:p>
          </table:table-cell>
        </table:table-row>
        <table:table-row table:style-name="ro1">
          <table:table-cell office:value-type="float" office:value="2.463" calcext:value-type="float">
            <text:p>2.463</text:p>
          </table:table-cell>
          <table:table-cell office:value-type="float" office:value="6.37673" calcext:value-type="float">
            <text:p>6.376730</text:p>
          </table:table-cell>
          <table:table-cell office:value-type="float" office:value="0.989976" calcext:value-type="float">
            <text:p>0.989976</text:p>
          </table:table-cell>
        </table:table-row>
        <table:table-row table:style-name="ro1">
          <table:table-cell office:value-type="float" office:value="2.474" calcext:value-type="float">
            <text:p>2.474</text:p>
          </table:table-cell>
          <table:table-cell office:value-type="float" office:value="6.387077" calcext:value-type="float">
            <text:p>6.387077</text:p>
          </table:table-cell>
          <table:table-cell office:value-type="float" office:value="0.881296" calcext:value-type="float">
            <text:p>0.881296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6.396228" calcext:value-type="float">
            <text:p>6.396228</text:p>
          </table:table-cell>
          <table:table-cell office:value-type="float" office:value="0.772616" calcext:value-type="float">
            <text:p>0.772616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6.404183" calcext:value-type="float">
            <text:p>6.404183</text:p>
          </table:table-cell>
          <table:table-cell office:value-type="float" office:value="0.663936" calcext:value-type="float">
            <text:p>0.663936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6.410943" calcext:value-type="float">
            <text:p>6.410943</text:p>
          </table:table-cell>
          <table:table-cell office:value-type="float" office:value="0.555256" calcext:value-type="float">
            <text:p>0.55525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6.416507" calcext:value-type="float">
            <text:p>6.416507</text:p>
          </table:table-cell>
          <table:table-cell office:value-type="float" office:value="0.446576" calcext:value-type="float">
            <text:p>0.44657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.420876" calcext:value-type="float">
            <text:p>6.420876</text:p>
          </table:table-cell>
          <table:table-cell office:value-type="float" office:value="0.337896" calcext:value-type="float">
            <text:p>0.337896</text:p>
          </table:table-cell>
        </table:table-row>
        <table:table-row table:style-name="ro1">
          <table:table-cell office:value-type="float" office:value="2.54" calcext:value-type="float">
            <text:p>2.540</text:p>
          </table:table-cell>
          <table:table-cell office:value-type="float" office:value="6.42405" calcext:value-type="float">
            <text:p>6.424050</text:p>
          </table:table-cell>
          <table:table-cell office:value-type="float" office:value="0.229216" calcext:value-type="float">
            <text:p>0.229216</text:p>
          </table:table-cell>
        </table:table-row>
        <table:table-row table:style-name="ro1">
          <table:table-cell office:value-type="float" office:value="2.551" calcext:value-type="float">
            <text:p>2.551</text:p>
          </table:table-cell>
          <table:table-cell office:value-type="float" office:value="6.426028" calcext:value-type="float">
            <text:p>6.426028</text:p>
          </table:table-cell>
          <table:table-cell office:value-type="float" office:value="0.120536" calcext:value-type="float">
            <text:p>0.120536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6.42681" calcext:value-type="float">
            <text:p>6.426810</text:p>
          </table:table-cell>
          <table:table-cell office:value-type="float" office:value="0.011856" calcext:value-type="float">
            <text:p>0.011856</text:p>
          </table:table-cell>
        </table:table-row>
        <table:table-row table:style-name="ro1">
          <table:table-cell office:value-type="float" office:value="2.573" calcext:value-type="float">
            <text:p>2.573</text:p>
          </table:table-cell>
          <table:table-cell office:value-type="float" office:value="6.426397" calcext:value-type="float">
            <text:p>6.426397</text:p>
          </table:table-cell>
          <table:table-cell office:value-type="float" office:value="-0.096824" calcext:value-type="float">
            <text:p>-0.096824</text:p>
          </table:table-cell>
        </table:table-row>
        <table:table-row table:style-name="ro1">
          <table:table-cell office:value-type="float" office:value="2.584" calcext:value-type="float">
            <text:p>2.584</text:p>
          </table:table-cell>
          <table:table-cell office:value-type="float" office:value="6.424789" calcext:value-type="float">
            <text:p>6.424789</text:p>
          </table:table-cell>
          <table:table-cell office:value-type="float" office:value="-0.205504" calcext:value-type="float">
            <text:p>-0.205504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6.421985" calcext:value-type="float">
            <text:p>6.421985</text:p>
          </table:table-cell>
          <table:table-cell office:value-type="float" office:value="-0.314184" calcext:value-type="float">
            <text:p>-0.314184</text:p>
          </table:table-cell>
        </table:table-row>
        <table:table-row table:style-name="ro1">
          <table:table-cell office:value-type="float" office:value="2.606" calcext:value-type="float">
            <text:p>2.606</text:p>
          </table:table-cell>
          <table:table-cell office:value-type="float" office:value="6.417985" calcext:value-type="float">
            <text:p>6.417985</text:p>
          </table:table-cell>
          <table:table-cell office:value-type="float" office:value="-0.422864" calcext:value-type="float">
            <text:p>-0.422864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6.41279" calcext:value-type="float">
            <text:p>6.412790</text:p>
          </table:table-cell>
          <table:table-cell office:value-type="float" office:value="-0.531544" calcext:value-type="float">
            <text:p>-0.531544</text:p>
          </table:table-cell>
        </table:table-row>
        <table:table-row table:style-name="ro1">
          <table:table-cell office:value-type="float" office:value="2.628" calcext:value-type="float">
            <text:p>2.628</text:p>
          </table:table-cell>
          <table:table-cell office:value-type="float" office:value="6.4064" calcext:value-type="float">
            <text:p>6.406400</text:p>
          </table:table-cell>
          <table:table-cell office:value-type="float" office:value="-0.640224" calcext:value-type="float">
            <text:p>-0.640224</text:p>
          </table:table-cell>
        </table:table-row>
        <table:table-row table:style-name="ro1">
          <table:table-cell office:value-type="float" office:value="2.639" calcext:value-type="float">
            <text:p>2.639</text:p>
          </table:table-cell>
          <table:table-cell office:value-type="float" office:value="6.398814" calcext:value-type="float">
            <text:p>6.398814</text:p>
          </table:table-cell>
          <table:table-cell office:value-type="float" office:value="-0.748904" calcext:value-type="float">
            <text:p>-0.748904</text:p>
          </table:table-cell>
        </table:table-row>
        <table:table-row table:style-name="ro1">
          <table:table-cell office:value-type="float" office:value="2.65" calcext:value-type="float">
            <text:p>2.650</text:p>
          </table:table-cell>
          <table:table-cell office:value-type="float" office:value="6.390033" calcext:value-type="float">
            <text:p>6.390033</text:p>
          </table:table-cell>
          <table:table-cell office:value-type="float" office:value="-0.857584" calcext:value-type="float">
            <text:p>-0.857584</text:p>
          </table:table-cell>
        </table:table-row>
        <table:table-row table:style-name="ro1">
          <table:table-cell office:value-type="float" office:value="2.661" calcext:value-type="float">
            <text:p>2.661</text:p>
          </table:table-cell>
          <table:table-cell office:value-type="float" office:value="6.380056" calcext:value-type="float">
            <text:p>6.380056</text:p>
          </table:table-cell>
          <table:table-cell office:value-type="float" office:value="-0.966264" calcext:value-type="float">
            <text:p>-0.966264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6.368884" calcext:value-type="float">
            <text:p>6.368884</text:p>
          </table:table-cell>
          <table:table-cell office:value-type="float" office:value="-1.074944" calcext:value-type="float">
            <text:p>-1.074944</text:p>
          </table:table-cell>
        </table:table-row>
        <table:table-row table:style-name="ro1">
          <table:table-cell office:value-type="float" office:value="2.683" calcext:value-type="float">
            <text:p>2.683</text:p>
          </table:table-cell>
          <table:table-cell office:value-type="float" office:value="6.356516" calcext:value-type="float">
            <text:p>6.356516</text:p>
          </table:table-cell>
          <table:table-cell office:value-type="float" office:value="-1.183624" calcext:value-type="float">
            <text:p>-1.183624</text:p>
          </table:table-cell>
        </table:table-row>
        <table:table-row table:style-name="ro1">
          <table:table-cell office:value-type="float" office:value="2.694" calcext:value-type="float">
            <text:p>2.694</text:p>
          </table:table-cell>
          <table:table-cell office:value-type="float" office:value="6.342953" calcext:value-type="float">
            <text:p>6.342953</text:p>
          </table:table-cell>
          <table:table-cell office:value-type="float" office:value="-1.292304" calcext:value-type="float">
            <text:p>-1.292304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6.328194" calcext:value-type="float">
            <text:p>6.328194</text:p>
          </table:table-cell>
          <table:table-cell office:value-type="float" office:value="-1.400984" calcext:value-type="float">
            <text:p>-1.400984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6.31224" calcext:value-type="float">
            <text:p>6.312240</text:p>
          </table:table-cell>
          <table:table-cell office:value-type="float" office:value="-1.509664" calcext:value-type="float">
            <text:p>-1.509664</text:p>
          </table:table-cell>
        </table:table-row>
        <table:table-row table:style-name="ro1">
          <table:table-cell office:value-type="float" office:value="2.727" calcext:value-type="float">
            <text:p>2.727</text:p>
          </table:table-cell>
          <table:table-cell office:value-type="float" office:value="6.29509" calcext:value-type="float">
            <text:p>6.295090</text:p>
          </table:table-cell>
          <table:table-cell office:value-type="float" office:value="-1.618344" calcext:value-type="float">
            <text:p>-1.618344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6.276745" calcext:value-type="float">
            <text:p>6.276745</text:p>
          </table:table-cell>
          <table:table-cell office:value-type="float" office:value="-1.727024" calcext:value-type="float">
            <text:p>-1.727024</text:p>
          </table:table-cell>
        </table:table-row>
        <table:table-row table:style-name="ro1">
          <table:table-cell office:value-type="float" office:value="2.749" calcext:value-type="float">
            <text:p>2.749</text:p>
          </table:table-cell>
          <table:table-cell office:value-type="float" office:value="6.257204" calcext:value-type="float">
            <text:p>6.257204</text:p>
          </table:table-cell>
          <table:table-cell office:value-type="float" office:value="-1.835704" calcext:value-type="float">
            <text:p>-1.835704</text:p>
          </table:table-cell>
        </table:table-row>
        <table:table-row table:style-name="ro1">
          <table:table-cell office:value-type="float" office:value="2.76" calcext:value-type="float">
            <text:p>2.760</text:p>
          </table:table-cell>
          <table:table-cell office:value-type="float" office:value="6.236468" calcext:value-type="float">
            <text:p>6.236468</text:p>
          </table:table-cell>
          <table:table-cell office:value-type="float" office:value="-1.944384" calcext:value-type="float">
            <text:p>-1.944384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6.214536" calcext:value-type="float">
            <text:p>6.214536</text:p>
          </table:table-cell>
          <table:table-cell office:value-type="float" office:value="-2.053064" calcext:value-type="float">
            <text:p>-2.053064</text:p>
          </table:table-cell>
        </table:table-row>
        <table:table-row table:style-name="ro1">
          <table:table-cell office:value-type="float" office:value="2.782" calcext:value-type="float">
            <text:p>2.782</text:p>
          </table:table-cell>
          <table:table-cell office:value-type="float" office:value="6.191409" calcext:value-type="float">
            <text:p>6.191409</text:p>
          </table:table-cell>
          <table:table-cell office:value-type="float" office:value="-2.161744" calcext:value-type="float">
            <text:p>-2.161744</text:p>
          </table:table-cell>
        </table:table-row>
        <table:table-row table:style-name="ro1">
          <table:table-cell office:value-type="float" office:value="2.793" calcext:value-type="float">
            <text:p>2.793</text:p>
          </table:table-cell>
          <table:table-cell office:value-type="float" office:value="6.167087" calcext:value-type="float">
            <text:p>6.167087</text:p>
          </table:table-cell>
          <table:table-cell office:value-type="float" office:value="-2.270424" calcext:value-type="float">
            <text:p>-2.270424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6.141569" calcext:value-type="float">
            <text:p>6.141569</text:p>
          </table:table-cell>
          <table:table-cell office:value-type="float" office:value="-2.379104" calcext:value-type="float">
            <text:p>-2.379104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6.114855" calcext:value-type="float">
            <text:p>6.114855</text:p>
          </table:table-cell>
          <table:table-cell office:value-type="float" office:value="-2.487784" calcext:value-type="float">
            <text:p>-2.487784</text:p>
          </table:table-cell>
        </table:table-row>
        <table:table-row table:style-name="ro1">
          <table:table-cell office:value-type="float" office:value="2.826" calcext:value-type="float">
            <text:p>2.826</text:p>
          </table:table-cell>
          <table:table-cell office:value-type="float" office:value="6.086946" calcext:value-type="float">
            <text:p>6.086946</text:p>
          </table:table-cell>
          <table:table-cell office:value-type="float" office:value="-2.596464" calcext:value-type="float">
            <text:p>-2.596464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 office:value-type="float" office:value="6.057841" calcext:value-type="float">
            <text:p>6.057841</text:p>
          </table:table-cell>
          <table:table-cell office:value-type="float" office:value="-2.705144" calcext:value-type="float">
            <text:p>-2.705144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6.027542" calcext:value-type="float">
            <text:p>6.027542</text:p>
          </table:table-cell>
          <table:table-cell office:value-type="float" office:value="-2.813824" calcext:value-type="float">
            <text:p>-2.813824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5.996046" calcext:value-type="float">
            <text:p>5.996046</text:p>
          </table:table-cell>
          <table:table-cell office:value-type="float" office:value="-2.922504" calcext:value-type="float">
            <text:p>-2.922504</text:p>
          </table:table-cell>
        </table:table-row>
        <table:table-row table:style-name="ro1">
          <table:table-cell office:value-type="float" office:value="2.87" calcext:value-type="float">
            <text:p>2.870</text:p>
          </table:table-cell>
          <table:table-cell office:value-type="float" office:value="5.963355" calcext:value-type="float">
            <text:p>5.963355</text:p>
          </table:table-cell>
          <table:table-cell office:value-type="float" office:value="-3.031184" calcext:value-type="float">
            <text:p>-3.031184</text:p>
          </table:table-cell>
        </table:table-row>
        <table:table-row table:style-name="ro1">
          <table:table-cell office:value-type="float" office:value="2.881" calcext:value-type="float">
            <text:p>2.881</text:p>
          </table:table-cell>
          <table:table-cell office:value-type="float" office:value="5.929469" calcext:value-type="float">
            <text:p>5.929469</text:p>
          </table:table-cell>
          <table:table-cell office:value-type="float" office:value="-3.139864" calcext:value-type="float">
            <text:p>-3.139864</text:p>
          </table:table-cell>
        </table:table-row>
        <table:table-row table:style-name="ro1">
          <table:table-cell office:value-type="float" office:value="2.892" calcext:value-type="float">
            <text:p>2.892</text:p>
          </table:table-cell>
          <table:table-cell office:value-type="float" office:value="5.894387" calcext:value-type="float">
            <text:p>5.894387</text:p>
          </table:table-cell>
          <table:table-cell office:value-type="float" office:value="-3.248544" calcext:value-type="float">
            <text:p>-3.248544</text:p>
          </table:table-cell>
        </table:table-row>
        <table:table-row table:style-name="ro1">
          <table:table-cell office:value-type="float" office:value="2.903" calcext:value-type="float">
            <text:p>2.903</text:p>
          </table:table-cell>
          <table:table-cell office:value-type="float" office:value="5.858109" calcext:value-type="float">
            <text:p>5.858109</text:p>
          </table:table-cell>
          <table:table-cell office:value-type="float" office:value="-3.357224" calcext:value-type="float">
            <text:p>-3.357224</text:p>
          </table:table-cell>
        </table:table-row>
        <table:table-row table:style-name="ro1">
          <table:table-cell office:value-type="float" office:value="2.914" calcext:value-type="float">
            <text:p>2.914</text:p>
          </table:table-cell>
          <table:table-cell office:value-type="float" office:value="5.820637" calcext:value-type="float">
            <text:p>5.820637</text:p>
          </table:table-cell>
          <table:table-cell office:value-type="float" office:value="-3.465904" calcext:value-type="float">
            <text:p>-3.465904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5.781968" calcext:value-type="float">
            <text:p>5.781968</text:p>
          </table:table-cell>
          <table:table-cell office:value-type="float" office:value="-3.574584" calcext:value-type="float">
            <text:p>-3.574584</text:p>
          </table:table-cell>
        </table:table-row>
        <table:table-row table:style-name="ro1">
          <table:table-cell office:value-type="float" office:value="2.936" calcext:value-type="float">
            <text:p>2.936</text:p>
          </table:table-cell>
          <table:table-cell office:value-type="float" office:value="5.742104" calcext:value-type="float">
            <text:p>5.742104</text:p>
          </table:table-cell>
          <table:table-cell office:value-type="float" office:value="-3.683264" calcext:value-type="float">
            <text:p>-3.683264</text:p>
          </table:table-cell>
        </table:table-row>
        <table:table-row table:style-name="ro1">
          <table:table-cell office:value-type="float" office:value="2.947" calcext:value-type="float">
            <text:p>2.947</text:p>
          </table:table-cell>
          <table:table-cell office:value-type="float" office:value="5.701045" calcext:value-type="float">
            <text:p>5.701045</text:p>
          </table:table-cell>
          <table:table-cell office:value-type="float" office:value="-3.791944" calcext:value-type="float">
            <text:p>-3.791944</text:p>
          </table:table-cell>
        </table:table-row>
        <table:table-row table:style-name="ro1">
          <table:table-cell office:value-type="float" office:value="2.958" calcext:value-type="float">
            <text:p>2.958</text:p>
          </table:table-cell>
          <table:table-cell office:value-type="float" office:value="5.65879" calcext:value-type="float">
            <text:p>5.658790</text:p>
          </table:table-cell>
          <table:table-cell office:value-type="float" office:value="-3.900624" calcext:value-type="float">
            <text:p>-3.900624</text:p>
          </table:table-cell>
        </table:table-row>
        <table:table-row table:style-name="ro1">
          <table:table-cell office:value-type="float" office:value="2.969" calcext:value-type="float">
            <text:p>2.969</text:p>
          </table:table-cell>
          <table:table-cell office:value-type="float" office:value="5.61534" calcext:value-type="float">
            <text:p>5.615340</text:p>
          </table:table-cell>
          <table:table-cell office:value-type="float" office:value="-4.009304" calcext:value-type="float">
            <text:p>-4.009304</text:p>
          </table:table-cell>
        </table:table-row>
        <table:table-row table:style-name="ro1">
          <table:table-cell office:value-type="float" office:value="2.98" calcext:value-type="float">
            <text:p>2.980</text:p>
          </table:table-cell>
          <table:table-cell office:value-type="float" office:value="5.570694" calcext:value-type="float">
            <text:p>5.570694</text:p>
          </table:table-cell>
          <table:table-cell office:value-type="float" office:value="-4.117984" calcext:value-type="float">
            <text:p>-4.117984</text:p>
          </table:table-cell>
        </table:table-row>
        <table:table-row table:style-name="ro1">
          <table:table-cell office:value-type="float" office:value="2.991" calcext:value-type="float">
            <text:p>2.991</text:p>
          </table:table-cell>
          <table:table-cell office:value-type="float" office:value="5.524853" calcext:value-type="float">
            <text:p>5.524853</text:p>
          </table:table-cell>
          <table:table-cell office:value-type="float" office:value="-4.226664" calcext:value-type="float">
            <text:p>-4.226664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5.477816" calcext:value-type="float">
            <text:p>5.477816</text:p>
          </table:table-cell>
          <table:table-cell office:value-type="float" office:value="-4.335344" calcext:value-type="float">
            <text:p>-4.335344</text:p>
          </table:table-cell>
        </table:table-row>
        <table:table-row table:style-name="ro1">
          <table:table-cell office:value-type="float" office:value="3.013" calcext:value-type="float">
            <text:p>3.013</text:p>
          </table:table-cell>
          <table:table-cell office:value-type="float" office:value="5.429584" calcext:value-type="float">
            <text:p>5.429584</text:p>
          </table:table-cell>
          <table:table-cell office:value-type="float" office:value="-4.444024" calcext:value-type="float">
            <text:p>-4.444024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5.380156" calcext:value-type="float">
            <text:p>5.380156</text:p>
          </table:table-cell>
          <table:table-cell office:value-type="float" office:value="-4.552704" calcext:value-type="float">
            <text:p>-4.552704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5.329533" calcext:value-type="float">
            <text:p>5.329533</text:p>
          </table:table-cell>
          <table:table-cell office:value-type="float" office:value="-4.661384" calcext:value-type="float">
            <text:p>-4.661384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5.277715" calcext:value-type="float">
            <text:p>5.277715</text:p>
          </table:table-cell>
          <table:table-cell office:value-type="float" office:value="-4.770064" calcext:value-type="float">
            <text:p>-4.770064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5.224701" calcext:value-type="float">
            <text:p>5.224701</text:p>
          </table:table-cell>
          <table:table-cell office:value-type="float" office:value="-4.878744" calcext:value-type="float">
            <text:p>-4.878744</text:p>
          </table:table-cell>
        </table:table-row>
        <table:table-row table:style-name="ro1">
          <table:table-cell office:value-type="float" office:value="3.068" calcext:value-type="float">
            <text:p>3.068</text:p>
          </table:table-cell>
          <table:table-cell office:value-type="float" office:value="5.170491" calcext:value-type="float">
            <text:p>5.170491</text:p>
          </table:table-cell>
          <table:table-cell office:value-type="float" office:value="-4.987424" calcext:value-type="float">
            <text:p>-4.987424</text:p>
          </table:table-cell>
        </table:table-row>
        <table:table-row table:style-name="ro1">
          <table:table-cell office:value-type="float" office:value="3.079" calcext:value-type="float">
            <text:p>3.079</text:p>
          </table:table-cell>
          <table:table-cell office:value-type="float" office:value="5.115086" calcext:value-type="float">
            <text:p>5.115086</text:p>
          </table:table-cell>
          <table:table-cell office:value-type="float" office:value="-5.096104" calcext:value-type="float">
            <text:p>-5.096104</text:p>
          </table:table-cell>
        </table:table-row>
        <table:table-row table:style-name="ro1">
          <table:table-cell office:value-type="float" office:value="3.09" calcext:value-type="float">
            <text:p>3.090</text:p>
          </table:table-cell>
          <table:table-cell office:value-type="float" office:value="5.058485" calcext:value-type="float">
            <text:p>5.058485</text:p>
          </table:table-cell>
          <table:table-cell office:value-type="float" office:value="-5.204784" calcext:value-type="float">
            <text:p>-5.204784</text:p>
          </table:table-cell>
        </table:table-row>
        <table:table-row table:style-name="ro1">
          <table:table-cell office:value-type="float" office:value="3.101" calcext:value-type="float">
            <text:p>3.101</text:p>
          </table:table-cell>
          <table:table-cell office:value-type="float" office:value="5.000689" calcext:value-type="float">
            <text:p>5.000689</text:p>
          </table:table-cell>
          <table:table-cell office:value-type="float" office:value="-5.313464" calcext:value-type="float">
            <text:p>-5.313464</text:p>
          </table:table-cell>
        </table:table-row>
        <table:table-row table:style-name="ro1">
          <table:table-cell office:value-type="float" office:value="3.112" calcext:value-type="float">
            <text:p>3.112</text:p>
          </table:table-cell>
          <table:table-cell office:value-type="float" office:value="4.941698" calcext:value-type="float">
            <text:p>4.941698</text:p>
          </table:table-cell>
          <table:table-cell office:value-type="float" office:value="-5.422144" calcext:value-type="float">
            <text:p>-5.422144</text:p>
          </table:table-cell>
        </table:table-row>
        <table:table-row table:style-name="ro1">
          <table:table-cell office:value-type="float" office:value="3.123" calcext:value-type="float">
            <text:p>3.123</text:p>
          </table:table-cell>
          <table:table-cell office:value-type="float" office:value="4.881511" calcext:value-type="float">
            <text:p>4.881511</text:p>
          </table:table-cell>
          <table:table-cell office:value-type="float" office:value="-5.530824" calcext:value-type="float">
            <text:p>-5.530824</text:p>
          </table:table-cell>
        </table:table-row>
        <table:table-row table:style-name="ro1">
          <table:table-cell office:value-type="float" office:value="3.134" calcext:value-type="float">
            <text:p>3.134</text:p>
          </table:table-cell>
          <table:table-cell office:value-type="float" office:value="4.820128" calcext:value-type="float">
            <text:p>4.820128</text:p>
          </table:table-cell>
          <table:table-cell office:value-type="float" office:value="-5.639504" calcext:value-type="float">
            <text:p>-5.639504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4.75755" calcext:value-type="float">
            <text:p>4.757550</text:p>
          </table:table-cell>
          <table:table-cell office:value-type="float" office:value="-5.748184" calcext:value-type="float">
            <text:p>-5.748184</text:p>
          </table:table-cell>
        </table:table-row>
        <table:table-row table:style-name="ro1">
          <table:table-cell office:value-type="float" office:value="3.156" calcext:value-type="float">
            <text:p>3.156</text:p>
          </table:table-cell>
          <table:table-cell office:value-type="float" office:value="4.693777" calcext:value-type="float">
            <text:p>4.693777</text:p>
          </table:table-cell>
          <table:table-cell office:value-type="float" office:value="-5.856864" calcext:value-type="float">
            <text:p>-5.856864</text:p>
          </table:table-cell>
        </table:table-row>
        <table:table-row table:style-name="ro1">
          <table:table-cell office:value-type="float" office:value="3.167" calcext:value-type="float">
            <text:p>3.167</text:p>
          </table:table-cell>
          <table:table-cell office:value-type="float" office:value="4.628808" calcext:value-type="float">
            <text:p>4.628808</text:p>
          </table:table-cell>
          <table:table-cell office:value-type="float" office:value="-5.965544" calcext:value-type="float">
            <text:p>-5.965544</text:p>
          </table:table-cell>
        </table:table-row>
        <table:table-row table:style-name="ro1">
          <table:table-cell office:value-type="float" office:value="3.178" calcext:value-type="float">
            <text:p>3.178</text:p>
          </table:table-cell>
          <table:table-cell office:value-type="float" office:value="4.562644" calcext:value-type="float">
            <text:p>4.562644</text:p>
          </table:table-cell>
          <table:table-cell office:value-type="float" office:value="-6.074224" calcext:value-type="float">
            <text:p>-6.074224</text:p>
          </table:table-cell>
        </table:table-row>
        <table:table-row table:style-name="ro1">
          <table:table-cell office:value-type="float" office:value="3.189" calcext:value-type="float">
            <text:p>3.189</text:p>
          </table:table-cell>
          <table:table-cell office:value-type="float" office:value="4.495284" calcext:value-type="float">
            <text:p>4.495284</text:p>
          </table:table-cell>
          <table:table-cell office:value-type="float" office:value="-6.182904" calcext:value-type="float">
            <text:p>-6.182904</text:p>
          </table:table-cell>
        </table:table-row>
        <table:table-row table:style-name="ro1">
          <table:table-cell office:value-type="float" office:value="3.2" calcext:value-type="float">
            <text:p>3.200</text:p>
          </table:table-cell>
          <table:table-cell office:value-type="float" office:value="4.426729" calcext:value-type="float">
            <text:p>4.426729</text:p>
          </table:table-cell>
          <table:table-cell office:value-type="float" office:value="-6.291584" calcext:value-type="float">
            <text:p>-6.291584</text:p>
          </table:table-cell>
        </table:table-row>
        <table:table-row table:style-name="ro1">
          <table:table-cell office:value-type="float" office:value="3.211" calcext:value-type="float">
            <text:p>3.211</text:p>
          </table:table-cell>
          <table:table-cell office:value-type="float" office:value="4.356978" calcext:value-type="float">
            <text:p>4.356978</text:p>
          </table:table-cell>
          <table:table-cell office:value-type="float" office:value="-6.400264" calcext:value-type="float">
            <text:p>-6.400264</text:p>
          </table:table-cell>
        </table:table-row>
        <table:table-row table:style-name="ro1">
          <table:table-cell office:value-type="float" office:value="3.222" calcext:value-type="float">
            <text:p>3.222</text:p>
          </table:table-cell>
          <table:table-cell office:value-type="float" office:value="4.286031" calcext:value-type="float">
            <text:p>4.286031</text:p>
          </table:table-cell>
          <table:table-cell office:value-type="float" office:value="-6.508944" calcext:value-type="float">
            <text:p>-6.508944</text:p>
          </table:table-cell>
        </table:table-row>
        <table:table-row table:style-name="ro1">
          <table:table-cell office:value-type="float" office:value="3.233" calcext:value-type="float">
            <text:p>3.233</text:p>
          </table:table-cell>
          <table:table-cell office:value-type="float" office:value="4.21389" calcext:value-type="float">
            <text:p>4.213890</text:p>
          </table:table-cell>
          <table:table-cell office:value-type="float" office:value="-6.617624" calcext:value-type="float">
            <text:p>-6.617624</text:p>
          </table:table-cell>
        </table:table-row>
        <table:table-row table:style-name="ro1">
          <table:table-cell office:value-type="float" office:value="3.244" calcext:value-type="float">
            <text:p>3.244</text:p>
          </table:table-cell>
          <table:table-cell office:value-type="float" office:value="4.140552" calcext:value-type="float">
            <text:p>4.140552</text:p>
          </table:table-cell>
          <table:table-cell office:value-type="float" office:value="-6.726304" calcext:value-type="float">
            <text:p>-6.726304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4.06602" calcext:value-type="float">
            <text:p>4.066020</text:p>
          </table:table-cell>
          <table:table-cell office:value-type="float" office:value="-6.834984" calcext:value-type="float">
            <text:p>-6.834984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3.990291" calcext:value-type="float">
            <text:p>3.990291</text:p>
          </table:table-cell>
          <table:table-cell office:value-type="float" office:value="-6.943664" calcext:value-type="float">
            <text:p>-6.943664</text:p>
          </table:table-cell>
        </table:table-row>
        <table:table-row table:style-name="ro1">
          <table:table-cell office:value-type="float" office:value="3.277" calcext:value-type="float">
            <text:p>3.277</text:p>
          </table:table-cell>
          <table:table-cell office:value-type="float" office:value="3.913368" calcext:value-type="float">
            <text:p>3.913368</text:p>
          </table:table-cell>
          <table:table-cell office:value-type="float" office:value="-7.052344" calcext:value-type="float">
            <text:p>-7.052344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3.835249" calcext:value-type="float">
            <text:p>3.835249</text:p>
          </table:table-cell>
          <table:table-cell office:value-type="float" office:value="-7.161024" calcext:value-type="float">
            <text:p>-7.161024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3.755934" calcext:value-type="float">
            <text:p>3.755934</text:p>
          </table:table-cell>
          <table:table-cell office:value-type="float" office:value="-7.269704" calcext:value-type="float">
            <text:p>-7.269704</text:p>
          </table:table-cell>
        </table:table-row>
        <table:table-row table:style-name="ro1">
          <table:table-cell office:value-type="float" office:value="3.31" calcext:value-type="float">
            <text:p>3.310</text:p>
          </table:table-cell>
          <table:table-cell office:value-type="float" office:value="3.675424" calcext:value-type="float">
            <text:p>3.675424</text:p>
          </table:table-cell>
          <table:table-cell office:value-type="float" office:value="-7.378384" calcext:value-type="float">
            <text:p>-7.378384</text:p>
          </table:table-cell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3.593718" calcext:value-type="float">
            <text:p>3.593718</text:p>
          </table:table-cell>
          <table:table-cell office:value-type="float" office:value="-7.487064" calcext:value-type="float">
            <text:p>-7.487064</text:p>
          </table:table-cell>
        </table:table-row>
        <table:table-row table:style-name="ro1">
          <table:table-cell office:value-type="float" office:value="3.332" calcext:value-type="float">
            <text:p>3.332</text:p>
          </table:table-cell>
          <table:table-cell office:value-type="float" office:value="3.510817" calcext:value-type="float">
            <text:p>3.510817</text:p>
          </table:table-cell>
          <table:table-cell office:value-type="float" office:value="-7.595744" calcext:value-type="float">
            <text:p>-7.595744</text:p>
          </table:table-cell>
        </table:table-row>
        <table:table-row table:style-name="ro1">
          <table:table-cell office:value-type="float" office:value="3.343" calcext:value-type="float">
            <text:p>3.343</text:p>
          </table:table-cell>
          <table:table-cell office:value-type="float" office:value="3.42672" calcext:value-type="float">
            <text:p>3.426720</text:p>
          </table:table-cell>
          <table:table-cell office:value-type="float" office:value="-7.704424" calcext:value-type="float">
            <text:p>-7.704424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3.341428" calcext:value-type="float">
            <text:p>3.341428</text:p>
          </table:table-cell>
          <table:table-cell office:value-type="float" office:value="-7.813104" calcext:value-type="float">
            <text:p>-7.813104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3.254941" calcext:value-type="float">
            <text:p>3.254941</text:p>
          </table:table-cell>
          <table:table-cell office:value-type="float" office:value="-7.921784" calcext:value-type="float">
            <text:p>-7.921784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3.167258" calcext:value-type="float">
            <text:p>3.167258</text:p>
          </table:table-cell>
          <table:table-cell office:value-type="float" office:value="-8.030464" calcext:value-type="float">
            <text:p>-8.030464</text:p>
          </table:table-cell>
        </table:table-row>
        <table:table-row table:style-name="ro1">
          <table:table-cell office:value-type="float" office:value="3.387" calcext:value-type="float">
            <text:p>3.387</text:p>
          </table:table-cell>
          <table:table-cell office:value-type="float" office:value="3.078379" calcext:value-type="float">
            <text:p>3.078379</text:p>
          </table:table-cell>
          <table:table-cell office:value-type="float" office:value="-8.139144" calcext:value-type="float">
            <text:p>-8.139144</text:p>
          </table:table-cell>
        </table:table-row>
        <table:table-row table:style-name="ro1">
          <table:table-cell office:value-type="float" office:value="3.398" calcext:value-type="float">
            <text:p>3.398</text:p>
          </table:table-cell>
          <table:table-cell office:value-type="float" office:value="2.988305" calcext:value-type="float">
            <text:p>2.988305</text:p>
          </table:table-cell>
          <table:table-cell office:value-type="float" office:value="-8.247824" calcext:value-type="float">
            <text:p>-8.247824</text:p>
          </table:table-cell>
        </table:table-row>
        <table:table-row table:style-name="ro1">
          <table:table-cell office:value-type="float" office:value="3.409" calcext:value-type="float">
            <text:p>3.409</text:p>
          </table:table-cell>
          <table:table-cell office:value-type="float" office:value="2.897036" calcext:value-type="float">
            <text:p>2.897036</text:p>
          </table:table-cell>
          <table:table-cell office:value-type="float" office:value="-8.356504" calcext:value-type="float">
            <text:p>-8.356504</text:p>
          </table:table-cell>
        </table:table-row>
        <table:table-row table:style-name="ro1">
          <table:table-cell office:value-type="float" office:value="3.42" calcext:value-type="float">
            <text:p>3.420</text:p>
          </table:table-cell>
          <table:table-cell office:value-type="float" office:value="2.804571" calcext:value-type="float">
            <text:p>2.804571</text:p>
          </table:table-cell>
          <table:table-cell office:value-type="float" office:value="-8.465184" calcext:value-type="float">
            <text:p>-8.465184</text:p>
          </table:table-cell>
        </table:table-row>
        <table:table-row table:style-name="ro1">
          <table:table-cell office:value-type="float" office:value="3.431" calcext:value-type="float">
            <text:p>3.431</text:p>
          </table:table-cell>
          <table:table-cell office:value-type="float" office:value="2.71091" calcext:value-type="float">
            <text:p>2.710910</text:p>
          </table:table-cell>
          <table:table-cell office:value-type="float" office:value="-8.573864" calcext:value-type="float">
            <text:p>-8.573864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 office:value-type="float" office:value="2.616055" calcext:value-type="float">
            <text:p>2.616055</text:p>
          </table:table-cell>
          <table:table-cell office:value-type="float" office:value="-8.682544" calcext:value-type="float">
            <text:p>-8.682544</text:p>
          </table:table-cell>
        </table:table-row>
        <table:table-row table:style-name="ro1">
          <table:table-cell office:value-type="float" office:value="3.453" calcext:value-type="float">
            <text:p>3.453</text:p>
          </table:table-cell>
          <table:table-cell office:value-type="float" office:value="2.520003" calcext:value-type="float">
            <text:p>2.520003</text:p>
          </table:table-cell>
          <table:table-cell office:value-type="float" office:value="-8.791224" calcext:value-type="float">
            <text:p>-8.791224</text:p>
          </table:table-cell>
        </table:table-row>
        <table:table-row table:style-name="ro1">
          <table:table-cell office:value-type="float" office:value="3.464" calcext:value-type="float">
            <text:p>3.464</text:p>
          </table:table-cell>
          <table:table-cell office:value-type="float" office:value="2.422756" calcext:value-type="float">
            <text:p>2.422756</text:p>
          </table:table-cell>
          <table:table-cell office:value-type="float" office:value="-8.899904" calcext:value-type="float">
            <text:p>-8.899904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2.324314" calcext:value-type="float">
            <text:p>2.324314</text:p>
          </table:table-cell>
          <table:table-cell office:value-type="float" office:value="-9.008584" calcext:value-type="float">
            <text:p>-9.008584</text:p>
          </table:table-cell>
        </table:table-row>
        <table:table-row table:style-name="ro1">
          <table:table-cell office:value-type="float" office:value="3.486" calcext:value-type="float">
            <text:p>3.486</text:p>
          </table:table-cell>
          <table:table-cell office:value-type="float" office:value="2.224676" calcext:value-type="float">
            <text:p>2.224676</text:p>
          </table:table-cell>
          <table:table-cell office:value-type="float" office:value="-9.117264" calcext:value-type="float">
            <text:p>-9.117264</text:p>
          </table:table-cell>
        </table:table-row>
        <table:table-row table:style-name="ro1">
          <table:table-cell office:value-type="float" office:value="3.497" calcext:value-type="float">
            <text:p>3.497</text:p>
          </table:table-cell>
          <table:table-cell office:value-type="float" office:value="2.123843" calcext:value-type="float">
            <text:p>2.123843</text:p>
          </table:table-cell>
          <table:table-cell office:value-type="float" office:value="-9.225944" calcext:value-type="float">
            <text:p>-9.225944</text:p>
          </table:table-cell>
        </table:table-row>
        <table:table-row table:style-name="ro1">
          <table:table-cell office:value-type="float" office:value="3.508" calcext:value-type="float">
            <text:p>3.508</text:p>
          </table:table-cell>
          <table:table-cell office:value-type="float" office:value="2.021814" calcext:value-type="float">
            <text:p>2.021814</text:p>
          </table:table-cell>
          <table:table-cell office:value-type="float" office:value="-9.334624" calcext:value-type="float">
            <text:p>-9.334624</text:p>
          </table:table-cell>
        </table:table-row>
        <table:table-row table:style-name="ro1">
          <table:table-cell office:value-type="float" office:value="3.519" calcext:value-type="float">
            <text:p>3.519</text:p>
          </table:table-cell>
          <table:table-cell office:value-type="float" office:value="1.91859" calcext:value-type="float">
            <text:p>1.918590</text:p>
          </table:table-cell>
          <table:table-cell office:value-type="float" office:value="-9.443304" calcext:value-type="float">
            <text:p>-9.443304</text:p>
          </table:table-cell>
        </table:table-row>
        <table:table-row table:style-name="ro1">
          <table:table-cell office:value-type="float" office:value="3.53" calcext:value-type="float">
            <text:p>3.530</text:p>
          </table:table-cell>
          <table:table-cell office:value-type="float" office:value="1.81417" calcext:value-type="float">
            <text:p>1.814170</text:p>
          </table:table-cell>
          <table:table-cell office:value-type="float" office:value="-9.551984" calcext:value-type="float">
            <text:p>-9.551984</text:p>
          </table:table-cell>
        </table:table-row>
        <table:table-row table:style-name="ro1">
          <table:table-cell office:value-type="float" office:value="3.541" calcext:value-type="float">
            <text:p>3.541</text:p>
          </table:table-cell>
          <table:table-cell office:value-type="float" office:value="1.708555" calcext:value-type="float">
            <text:p>1.708555</text:p>
          </table:table-cell>
          <table:table-cell office:value-type="float" office:value="-9.660664" calcext:value-type="float">
            <text:p>-9.660664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.601744" calcext:value-type="float">
            <text:p>1.601744</text:p>
          </table:table-cell>
          <table:table-cell office:value-type="float" office:value="-9.769344" calcext:value-type="float">
            <text:p>-9.769344</text:p>
          </table:table-cell>
        </table:table-row>
        <table:table-row table:style-name="ro1">
          <table:table-cell office:value-type="float" office:value="3.563" calcext:value-type="float">
            <text:p>3.563</text:p>
          </table:table-cell>
          <table:table-cell office:value-type="float" office:value="1.493738" calcext:value-type="float">
            <text:p>1.493738</text:p>
          </table:table-cell>
          <table:table-cell office:value-type="float" office:value="-9.878024" calcext:value-type="float">
            <text:p>-9.878024</text:p>
          </table:table-cell>
        </table:table-row>
        <table:table-row table:style-name="ro1">
          <table:table-cell office:value-type="float" office:value="3.574" calcext:value-type="float">
            <text:p>3.574</text:p>
          </table:table-cell>
          <table:table-cell office:value-type="float" office:value="1.384536" calcext:value-type="float">
            <text:p>1.384536</text:p>
          </table:table-cell>
          <table:table-cell office:value-type="float" office:value="-9.986704" calcext:value-type="float">
            <text:p>-9.986704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1.274139" calcext:value-type="float">
            <text:p>1.274139</text:p>
          </table:table-cell>
          <table:table-cell office:value-type="float" office:value="-10.095384" calcext:value-type="float">
            <text:p>-10.095384</text:p>
          </table:table-cell>
        </table:table-row>
        <table:table-row table:style-name="ro1">
          <table:table-cell office:value-type="float" office:value="3.596" calcext:value-type="float">
            <text:p>3.596</text:p>
          </table:table-cell>
          <table:table-cell office:value-type="float" office:value="1.162547" calcext:value-type="float">
            <text:p>1.162547</text:p>
          </table:table-cell>
          <table:table-cell office:value-type="float" office:value="-10.204064" calcext:value-type="float">
            <text:p>-10.204064</text:p>
          </table:table-cell>
        </table:table-row>
        <table:table-row table:style-name="ro1">
          <table:table-cell office:value-type="float" office:value="3.607" calcext:value-type="float">
            <text:p>3.607</text:p>
          </table:table-cell>
          <table:table-cell office:value-type="float" office:value="1.049758" calcext:value-type="float">
            <text:p>1.049758</text:p>
          </table:table-cell>
          <table:table-cell office:value-type="float" office:value="-10.312744" calcext:value-type="float">
            <text:p>-10.312744</text:p>
          </table:table-cell>
        </table:table-row>
        <table:table-row table:style-name="ro1">
          <table:table-cell office:value-type="float" office:value="3.618" calcext:value-type="float">
            <text:p>3.618</text:p>
          </table:table-cell>
          <table:table-cell office:value-type="float" office:value="0.935775" calcext:value-type="float">
            <text:p>0.935775</text:p>
          </table:table-cell>
          <table:table-cell office:value-type="float" office:value="-10.421424" calcext:value-type="float">
            <text:p>-10.421424</text:p>
          </table:table-cell>
        </table:table-row>
        <table:table-row table:style-name="ro1">
          <table:table-cell office:value-type="float" office:value="3.629" calcext:value-type="float">
            <text:p>3.629</text:p>
          </table:table-cell>
          <table:table-cell office:value-type="float" office:value="0.820596" calcext:value-type="float">
            <text:p>0.820596</text:p>
          </table:table-cell>
          <table:table-cell office:value-type="float" office:value="-10.530104" calcext:value-type="float">
            <text:p>-10.530104</text:p>
          </table:table-cell>
        </table:table-row>
        <table:table-row table:style-name="ro1">
          <table:table-cell office:value-type="float" office:value="3.64" calcext:value-type="float">
            <text:p>3.640</text:p>
          </table:table-cell>
          <table:table-cell office:value-type="float" office:value="0.704221" calcext:value-type="float">
            <text:p>0.704221</text:p>
          </table:table-cell>
          <table:table-cell office:value-type="float" office:value="-10.638784" calcext:value-type="float">
            <text:p>-10.638784</text:p>
          </table:table-cell>
        </table:table-row>
        <table:table-row table:style-name="ro1">
          <table:table-cell office:value-type="float" office:value="3.651" calcext:value-type="float">
            <text:p>3.651</text:p>
          </table:table-cell>
          <table:table-cell office:value-type="float" office:value="0.586651" calcext:value-type="float">
            <text:p>0.586651</text:p>
          </table:table-cell>
          <table:table-cell office:value-type="float" office:value="-10.747464" calcext:value-type="float">
            <text:p>-10.747464</text:p>
          </table:table-cell>
        </table:table-row>
        <table:table-row table:style-name="ro1">
          <table:table-cell office:value-type="float" office:value="3.662" calcext:value-type="float">
            <text:p>3.662</text:p>
          </table:table-cell>
          <table:table-cell office:value-type="float" office:value="0.467886" calcext:value-type="float">
            <text:p>0.467886</text:p>
          </table:table-cell>
          <table:table-cell office:value-type="float" office:value="-10.856144" calcext:value-type="float">
            <text:p>-10.856144</text:p>
          </table:table-cell>
        </table:table-row>
        <table:table-row table:style-name="ro1">
          <table:table-cell office:value-type="float" office:value="3.673" calcext:value-type="float">
            <text:p>3.673</text:p>
          </table:table-cell>
          <table:table-cell office:value-type="float" office:value="0.347925" calcext:value-type="float">
            <text:p>0.347925</text:p>
          </table:table-cell>
          <table:table-cell office:value-type="float" office:value="-10.964824" calcext:value-type="float">
            <text:p>-10.964824</text:p>
          </table:table-cell>
        </table:table-row>
        <table:table-row table:style-name="ro1">
          <table:table-cell office:value-type="float" office:value="3.684" calcext:value-type="float">
            <text:p>3.684</text:p>
          </table:table-cell>
          <table:table-cell office:value-type="float" office:value="0.226768" calcext:value-type="float">
            <text:p>0.226768</text:p>
          </table:table-cell>
          <table:table-cell office:value-type="float" office:value="-11.073504" calcext:value-type="float">
            <text:p>-11.073504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-11.182184" calcext:value-type="float">
            <text:p>-11.182184</text:p>
          </table:table-cell>
        </table:table-row>
        <table:table-row table:style-name="ro1">
          <table:table-cell office:value-type="float" office:value="3.706" calcext:value-type="float">
            <text:p>3.706</text:p>
          </table:table-cell>
          <table:table-cell office:value-type="float" office:value="0.016875" calcext:value-type="float">
            <text:p>0.016875</text:p>
          </table:table-cell>
          <table:table-cell office:value-type="float" office:value="9.014907" calcext:value-type="float">
            <text:p>9.014907</text:p>
          </table:table-cell>
        </table:table-row>
        <table:table-row table:style-name="ro1">
          <table:table-cell office:value-type="float" office:value="3.717" calcext:value-type="float">
            <text:p>3.717</text:p>
          </table:table-cell>
          <table:table-cell office:value-type="float" office:value="0.115496" calcext:value-type="float">
            <text:p>0.115496</text:p>
          </table:table-cell>
          <table:table-cell office:value-type="float" office:value="8.906227" calcext:value-type="float">
            <text:p>8.906227</text:p>
          </table:table-cell>
        </table:table-row>
        <table:table-row table:style-name="ro1">
          <table:table-cell office:value-type="float" office:value="3.728" calcext:value-type="float">
            <text:p>3.728</text:p>
          </table:table-cell>
          <table:table-cell office:value-type="float" office:value="0.212921" calcext:value-type="float">
            <text:p>0.212921</text:p>
          </table:table-cell>
          <table:table-cell office:value-type="float" office:value="8.797547" calcext:value-type="float">
            <text:p>8.797547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0.30915" calcext:value-type="float">
            <text:p>0.309150</text:p>
          </table:table-cell>
          <table:table-cell office:value-type="float" office:value="8.688867" calcext:value-type="float">
            <text:p>8.688867</text:p>
          </table:table-cell>
        </table:table-row>
        <table:table-row table:style-name="ro1">
          <table:table-cell office:value-type="float" office:value="3.75" calcext:value-type="float">
            <text:p>3.750</text:p>
          </table:table-cell>
          <table:table-cell office:value-type="float" office:value="0.404184" calcext:value-type="float">
            <text:p>0.404184</text:p>
          </table:table-cell>
          <table:table-cell office:value-type="float" office:value="8.580187" calcext:value-type="float">
            <text:p>8.580187</text:p>
          </table:table-cell>
        </table:table-row>
        <table:table-row table:style-name="ro1">
          <table:table-cell office:value-type="float" office:value="3.761" calcext:value-type="float">
            <text:p>3.761</text:p>
          </table:table-cell>
          <table:table-cell office:value-type="float" office:value="0.498023" calcext:value-type="float">
            <text:p>0.498023</text:p>
          </table:table-cell>
          <table:table-cell office:value-type="float" office:value="8.471507" calcext:value-type="float">
            <text:p>8.471507</text:p>
          </table:table-cell>
        </table:table-row>
        <table:table-row table:style-name="ro1">
          <table:table-cell office:value-type="float" office:value="3.772" calcext:value-type="float">
            <text:p>3.772</text:p>
          </table:table-cell>
          <table:table-cell office:value-type="float" office:value="0.590666" calcext:value-type="float">
            <text:p>0.590666</text:p>
          </table:table-cell>
          <table:table-cell office:value-type="float" office:value="8.362827" calcext:value-type="float">
            <text:p>8.362827</text:p>
          </table:table-cell>
        </table:table-row>
        <table:table-row table:style-name="ro1">
          <table:table-cell office:value-type="float" office:value="3.783" calcext:value-type="float">
            <text:p>3.783</text:p>
          </table:table-cell>
          <table:table-cell office:value-type="float" office:value="0.682114" calcext:value-type="float">
            <text:p>0.682114</text:p>
          </table:table-cell>
          <table:table-cell office:value-type="float" office:value="8.254147" calcext:value-type="float">
            <text:p>8.254147</text:p>
          </table:table-cell>
        </table:table-row>
        <table:table-row table:style-name="ro1">
          <table:table-cell office:value-type="float" office:value="3.794" calcext:value-type="float">
            <text:p>3.794</text:p>
          </table:table-cell>
          <table:table-cell office:value-type="float" office:value="0.772366" calcext:value-type="float">
            <text:p>0.772366</text:p>
          </table:table-cell>
          <table:table-cell office:value-type="float" office:value="8.145467" calcext:value-type="float">
            <text:p>8.145467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0.861423" calcext:value-type="float">
            <text:p>0.861423</text:p>
          </table:table-cell>
          <table:table-cell office:value-type="float" office:value="8.036787" calcext:value-type="float">
            <text:p>8.03678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949284" calcext:value-type="float">
            <text:p>0.949284</text:p>
          </table:table-cell>
          <table:table-cell office:value-type="float" office:value="7.928107" calcext:value-type="float">
            <text:p>7.928107</text:p>
          </table:table-cell>
        </table:table-row>
        <table:table-row table:style-name="ro1">
          <table:table-cell office:value-type="float" office:value="3.827" calcext:value-type="float">
            <text:p>3.827</text:p>
          </table:table-cell>
          <table:table-cell office:value-type="float" office:value="1.03595" calcext:value-type="float">
            <text:p>1.035950</text:p>
          </table:table-cell>
          <table:table-cell office:value-type="float" office:value="7.819427" calcext:value-type="float">
            <text:p>7.819427</text:p>
          </table:table-cell>
        </table:table-row>
        <table:table-row table:style-name="ro1">
          <table:table-cell office:value-type="float" office:value="3.838" calcext:value-type="float">
            <text:p>3.838</text:p>
          </table:table-cell>
          <table:table-cell office:value-type="float" office:value="1.12142" calcext:value-type="float">
            <text:p>1.121420</text:p>
          </table:table-cell>
          <table:table-cell office:value-type="float" office:value="7.710747" calcext:value-type="float">
            <text:p>7.710747</text:p>
          </table:table-cell>
        </table:table-row>
        <table:table-row table:style-name="ro1">
          <table:table-cell office:value-type="float" office:value="3.849" calcext:value-type="float">
            <text:p>3.849</text:p>
          </table:table-cell>
          <table:table-cell office:value-type="float" office:value="1.205695" calcext:value-type="float">
            <text:p>1.205695</text:p>
          </table:table-cell>
          <table:table-cell office:value-type="float" office:value="7.602067" calcext:value-type="float">
            <text:p>7.602067</text:p>
          </table:table-cell>
        </table:table-row>
        <table:table-row table:style-name="ro1">
          <table:table-cell office:value-type="float" office:value="3.86" calcext:value-type="float">
            <text:p>3.860</text:p>
          </table:table-cell>
          <table:table-cell office:value-type="float" office:value="1.288774" calcext:value-type="float">
            <text:p>1.288774</text:p>
          </table:table-cell>
          <table:table-cell office:value-type="float" office:value="7.493387" calcext:value-type="float">
            <text:p>7.493387</text:p>
          </table:table-cell>
        </table:table-row>
        <table:table-row table:style-name="ro1">
          <table:table-cell office:value-type="float" office:value="3.871" calcext:value-type="float">
            <text:p>3.871</text:p>
          </table:table-cell>
          <table:table-cell office:value-type="float" office:value="1.370658" calcext:value-type="float">
            <text:p>1.370658</text:p>
          </table:table-cell>
          <table:table-cell office:value-type="float" office:value="7.384707" calcext:value-type="float">
            <text:p>7.384707</text:p>
          </table:table-cell>
        </table:table-row>
        <table:table-row table:style-name="ro1">
          <table:table-cell office:value-type="float" office:value="3.882" calcext:value-type="float">
            <text:p>3.882</text:p>
          </table:table-cell>
          <table:table-cell office:value-type="float" office:value="1.451347" calcext:value-type="float">
            <text:p>1.451347</text:p>
          </table:table-cell>
          <table:table-cell office:value-type="float" office:value="7.276027" calcext:value-type="float">
            <text:p>7.276027</text:p>
          </table:table-cell>
        </table:table-row>
        <table:table-row table:style-name="ro1">
          <table:table-cell office:value-type="float" office:value="3.893" calcext:value-type="float">
            <text:p>3.893</text:p>
          </table:table-cell>
          <table:table-cell office:value-type="float" office:value="1.530839" calcext:value-type="float">
            <text:p>1.530839</text:p>
          </table:table-cell>
          <table:table-cell office:value-type="float" office:value="7.167347" calcext:value-type="float">
            <text:p>7.167347</text:p>
          </table:table-cell>
        </table:table-row>
        <table:table-row table:style-name="ro1">
          <table:table-cell office:value-type="float" office:value="3.904" calcext:value-type="float">
            <text:p>3.904</text:p>
          </table:table-cell>
          <table:table-cell office:value-type="float" office:value="1.609137" calcext:value-type="float">
            <text:p>1.609137</text:p>
          </table:table-cell>
          <table:table-cell office:value-type="float" office:value="7.058667" calcext:value-type="float">
            <text:p>7.058667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1.686239" calcext:value-type="float">
            <text:p>1.686239</text:p>
          </table:table-cell>
          <table:table-cell office:value-type="float" office:value="6.949987" calcext:value-type="float">
            <text:p>6.949987</text:p>
          </table:table-cell>
        </table:table-row>
        <table:table-row table:style-name="ro1">
          <table:table-cell office:value-type="float" office:value="3.926" calcext:value-type="float">
            <text:p>3.926</text:p>
          </table:table-cell>
          <table:table-cell office:value-type="float" office:value="1.762145" calcext:value-type="float">
            <text:p>1.762145</text:p>
          </table:table-cell>
          <table:table-cell office:value-type="float" office:value="6.841307" calcext:value-type="float">
            <text:p>6.841307</text:p>
          </table:table-cell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1.836856" calcext:value-type="float">
            <text:p>1.836856</text:p>
          </table:table-cell>
          <table:table-cell office:value-type="float" office:value="6.732627" calcext:value-type="float">
            <text:p>6.732627</text:p>
          </table:table-cell>
        </table:table-row>
        <table:table-row table:style-name="ro1">
          <table:table-cell office:value-type="float" office:value="3.948" calcext:value-type="float">
            <text:p>3.948</text:p>
          </table:table-cell>
          <table:table-cell office:value-type="float" office:value="1.910372" calcext:value-type="float">
            <text:p>1.910372</text:p>
          </table:table-cell>
          <table:table-cell office:value-type="float" office:value="6.623947" calcext:value-type="float">
            <text:p>6.623947</text:p>
          </table:table-cell>
        </table:table-row>
        <table:table-row table:style-name="ro1">
          <table:table-cell office:value-type="float" office:value="3.959" calcext:value-type="float">
            <text:p>3.959</text:p>
          </table:table-cell>
          <table:table-cell office:value-type="float" office:value="1.982692" calcext:value-type="float">
            <text:p>1.982692</text:p>
          </table:table-cell>
          <table:table-cell office:value-type="float" office:value="6.515267" calcext:value-type="float">
            <text:p>6.515267</text:p>
          </table:table-cell>
        </table:table-row>
        <table:table-row table:style-name="ro1">
          <table:table-cell office:value-type="float" office:value="3.97" calcext:value-type="float">
            <text:p>3.970</text:p>
          </table:table-cell>
          <table:table-cell office:value-type="float" office:value="2.053816" calcext:value-type="float">
            <text:p>2.053816</text:p>
          </table:table-cell>
          <table:table-cell office:value-type="float" office:value="6.406587" calcext:value-type="float">
            <text:p>6.406587</text:p>
          </table:table-cell>
        </table:table-row>
        <table:table-row table:style-name="ro1">
          <table:table-cell office:value-type="float" office:value="3.981" calcext:value-type="float">
            <text:p>3.981</text:p>
          </table:table-cell>
          <table:table-cell office:value-type="float" office:value="2.123745" calcext:value-type="float">
            <text:p>2.123745</text:p>
          </table:table-cell>
          <table:table-cell office:value-type="float" office:value="6.297907" calcext:value-type="float">
            <text:p>6.297907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 office:value-type="float" office:value="2.192479" calcext:value-type="float">
            <text:p>2.192479</text:p>
          </table:table-cell>
          <table:table-cell office:value-type="float" office:value="6.189227" calcext:value-type="float">
            <text:p>6.189227</text:p>
          </table:table-cell>
        </table:table-row>
        <table:table-row table:style-name="ro1">
          <table:table-cell office:value-type="float" office:value="4.002" calcext:value-type="float">
            <text:p>4.002</text:p>
          </table:table-cell>
          <table:table-cell office:value-type="float" office:value="2.253927" calcext:value-type="float">
            <text:p>2.253927</text:p>
          </table:table-cell>
          <table:table-cell office:value-type="float" office:value="6.090427" calcext:value-type="float">
            <text:p>6.090427</text:p>
          </table:table-cell>
        </table:table-row>
        <table:table-row table:style-name="ro1">
          <table:table-cell office:value-type="float" office:value="4.012" calcext:value-type="float">
            <text:p>4.012</text:p>
          </table:table-cell>
          <table:table-cell office:value-type="float" office:value="2.314386" calcext:value-type="float">
            <text:p>2.314386</text:p>
          </table:table-cell>
          <table:table-cell office:value-type="float" office:value="5.991627" calcext:value-type="float">
            <text:p>5.991627</text:p>
          </table:table-cell>
        </table:table-row>
        <table:table-row table:style-name="ro1">
          <table:table-cell office:value-type="float" office:value="4.022" calcext:value-type="float">
            <text:p>4.022</text:p>
          </table:table-cell>
          <table:table-cell office:value-type="float" office:value="2.373858" calcext:value-type="float">
            <text:p>2.373858</text:p>
          </table:table-cell>
          <table:table-cell office:value-type="float" office:value="5.892827" calcext:value-type="float">
            <text:p>5.89282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.432342" calcext:value-type="float">
            <text:p>2.432342</text:p>
          </table:table-cell>
          <table:table-cell office:value-type="float" office:value="5.794027" calcext:value-type="float">
            <text:p>5.794027</text:p>
          </table:table-cell>
        </table:table-row>
        <table:table-row table:style-name="ro1">
          <table:table-cell office:value-type="float" office:value="4.042" calcext:value-type="float">
            <text:p>4.042</text:p>
          </table:table-cell>
          <table:table-cell office:value-type="float" office:value="2.489837" calcext:value-type="float">
            <text:p>2.489837</text:p>
          </table:table-cell>
          <table:table-cell office:value-type="float" office:value="5.695227" calcext:value-type="float">
            <text:p>5.695227</text:p>
          </table:table-cell>
        </table:table-row>
        <table:table-row table:style-name="ro1">
          <table:table-cell office:value-type="float" office:value="4.052" calcext:value-type="float">
            <text:p>4.052</text:p>
          </table:table-cell>
          <table:table-cell office:value-type="float" office:value="2.546345" calcext:value-type="float">
            <text:p>2.546345</text:p>
          </table:table-cell>
          <table:table-cell office:value-type="float" office:value="5.596427" calcext:value-type="float">
            <text:p>5.596427</text:p>
          </table:table-cell>
        </table:table-row>
        <table:table-row table:style-name="ro1">
          <table:table-cell office:value-type="float" office:value="4.062" calcext:value-type="float">
            <text:p>4.062</text:p>
          </table:table-cell>
          <table:table-cell office:value-type="float" office:value="2.601865" calcext:value-type="float">
            <text:p>2.601865</text:p>
          </table:table-cell>
          <table:table-cell office:value-type="float" office:value="5.497627" calcext:value-type="float">
            <text:p>5.497627</text:p>
          </table:table-cell>
        </table:table-row>
        <table:table-row table:style-name="ro1">
          <table:table-cell office:value-type="float" office:value="4.072" calcext:value-type="float">
            <text:p>4.072</text:p>
          </table:table-cell>
          <table:table-cell office:value-type="float" office:value="2.656396" calcext:value-type="float">
            <text:p>2.656396</text:p>
          </table:table-cell>
          <table:table-cell office:value-type="float" office:value="5.398827" calcext:value-type="float">
            <text:p>5.398827</text:p>
          </table:table-cell>
        </table:table-row>
        <table:table-row table:style-name="ro1">
          <table:table-cell office:value-type="float" office:value="4.082" calcext:value-type="float">
            <text:p>4.082</text:p>
          </table:table-cell>
          <table:table-cell office:value-type="float" office:value="2.70994" calcext:value-type="float">
            <text:p>2.709940</text:p>
          </table:table-cell>
          <table:table-cell office:value-type="float" office:value="5.300027" calcext:value-type="float">
            <text:p>5.300027</text:p>
          </table:table-cell>
        </table:table-row>
        <table:table-row table:style-name="ro1">
          <table:table-cell office:value-type="float" office:value="4.092" calcext:value-type="float">
            <text:p>4.092</text:p>
          </table:table-cell>
          <table:table-cell office:value-type="float" office:value="2.762496" calcext:value-type="float">
            <text:p>2.762496</text:p>
          </table:table-cell>
          <table:table-cell office:value-type="float" office:value="5.201227" calcext:value-type="float">
            <text:p>5.201227</text:p>
          </table:table-cell>
        </table:table-row>
        <table:table-row table:style-name="ro1">
          <table:table-cell office:value-type="float" office:value="4.102" calcext:value-type="float">
            <text:p>4.102</text:p>
          </table:table-cell>
          <table:table-cell office:value-type="float" office:value="2.814063" calcext:value-type="float">
            <text:p>2.814063</text:p>
          </table:table-cell>
          <table:table-cell office:value-type="float" office:value="5.102427" calcext:value-type="float">
            <text:p>5.102427</text:p>
          </table:table-cell>
        </table:table-row>
        <table:table-row table:style-name="ro1">
          <table:table-cell office:value-type="float" office:value="4.112" calcext:value-type="float">
            <text:p>4.112</text:p>
          </table:table-cell>
          <table:table-cell office:value-type="float" office:value="2.864643" calcext:value-type="float">
            <text:p>2.864643</text:p>
          </table:table-cell>
          <table:table-cell office:value-type="float" office:value="5.003627" calcext:value-type="float">
            <text:p>5.003627</text:p>
          </table:table-cell>
        </table:table-row>
        <table:table-row table:style-name="ro1">
          <table:table-cell office:value-type="float" office:value="4.122" calcext:value-type="float">
            <text:p>4.122</text:p>
          </table:table-cell>
          <table:table-cell office:value-type="float" office:value="2.914235" calcext:value-type="float">
            <text:p>2.914235</text:p>
          </table:table-cell>
          <table:table-cell office:value-type="float" office:value="4.904827" calcext:value-type="float">
            <text:p>4.904827</text:p>
          </table:table-cell>
        </table:table-row>
        <table:table-row table:style-name="ro1">
          <table:table-cell office:value-type="float" office:value="4.132" calcext:value-type="float">
            <text:p>4.132</text:p>
          </table:table-cell>
          <table:table-cell office:value-type="float" office:value="2.962838" calcext:value-type="float">
            <text:p>2.962838</text:p>
          </table:table-cell>
          <table:table-cell office:value-type="float" office:value="4.806027" calcext:value-type="float">
            <text:p>4.806027</text:p>
          </table:table-cell>
        </table:table-row>
        <table:table-row table:style-name="ro1">
          <table:table-cell office:value-type="float" office:value="4.142" calcext:value-type="float">
            <text:p>4.142</text:p>
          </table:table-cell>
          <table:table-cell office:value-type="float" office:value="3.010454" calcext:value-type="float">
            <text:p>3.010454</text:p>
          </table:table-cell>
          <table:table-cell office:value-type="float" office:value="4.707227" calcext:value-type="float">
            <text:p>4.70722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3.057082" calcext:value-type="float">
            <text:p>3.057082</text:p>
          </table:table-cell>
          <table:table-cell office:value-type="float" office:value="4.608427" calcext:value-type="float">
            <text:p>4.608427</text:p>
          </table:table-cell>
        </table:table-row>
        <table:table-row table:style-name="ro1">
          <table:table-cell office:value-type="float" office:value="4.162" calcext:value-type="float">
            <text:p>4.162</text:p>
          </table:table-cell>
          <table:table-cell office:value-type="float" office:value="3.102721" calcext:value-type="float">
            <text:p>3.102721</text:p>
          </table:table-cell>
          <table:table-cell office:value-type="float" office:value="4.509627" calcext:value-type="float">
            <text:p>4.509627</text:p>
          </table:table-cell>
        </table:table-row>
        <table:table-row table:style-name="ro1">
          <table:table-cell office:value-type="float" office:value="4.172" calcext:value-type="float">
            <text:p>4.172</text:p>
          </table:table-cell>
          <table:table-cell office:value-type="float" office:value="3.147373" calcext:value-type="float">
            <text:p>3.147373</text:p>
          </table:table-cell>
          <table:table-cell office:value-type="float" office:value="4.410827" calcext:value-type="float">
            <text:p>4.410827</text:p>
          </table:table-cell>
        </table:table-row>
        <table:table-row table:style-name="ro1">
          <table:table-cell office:value-type="float" office:value="4.182" calcext:value-type="float">
            <text:p>4.182</text:p>
          </table:table-cell>
          <table:table-cell office:value-type="float" office:value="3.191037" calcext:value-type="float">
            <text:p>3.191037</text:p>
          </table:table-cell>
          <table:table-cell office:value-type="float" office:value="4.312027" calcext:value-type="float">
            <text:p>4.312027</text:p>
          </table:table-cell>
        </table:table-row>
        <table:table-row table:style-name="ro1">
          <table:table-cell office:value-type="float" office:value="4.192" calcext:value-type="float">
            <text:p>4.192</text:p>
          </table:table-cell>
          <table:table-cell office:value-type="float" office:value="3.233712" calcext:value-type="float">
            <text:p>3.233712</text:p>
          </table:table-cell>
          <table:table-cell office:value-type="float" office:value="4.213227" calcext:value-type="float">
            <text:p>4.213227</text:p>
          </table:table-cell>
        </table:table-row>
        <table:table-row table:style-name="ro1">
          <table:table-cell office:value-type="float" office:value="4.202" calcext:value-type="float">
            <text:p>4.202</text:p>
          </table:table-cell>
          <table:table-cell office:value-type="float" office:value="3.2754" calcext:value-type="float">
            <text:p>3.275400</text:p>
          </table:table-cell>
          <table:table-cell office:value-type="float" office:value="4.114427" calcext:value-type="float">
            <text:p>4.114427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3.3161" calcext:value-type="float">
            <text:p>3.316100</text:p>
          </table:table-cell>
          <table:table-cell office:value-type="float" office:value="4.015627" calcext:value-type="float">
            <text:p>4.015627</text:p>
          </table:table-cell>
        </table:table-row>
        <table:table-row table:style-name="ro1">
          <table:table-cell office:value-type="float" office:value="4.222" calcext:value-type="float">
            <text:p>4.222</text:p>
          </table:table-cell>
          <table:table-cell office:value-type="float" office:value="3.355811" calcext:value-type="float">
            <text:p>3.355811</text:p>
          </table:table-cell>
          <table:table-cell office:value-type="float" office:value="3.916827" calcext:value-type="float">
            <text:p>3.916827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3.394535" calcext:value-type="float">
            <text:p>3.394535</text:p>
          </table:table-cell>
          <table:table-cell office:value-type="float" office:value="3.818027" calcext:value-type="float">
            <text:p>3.818027</text:p>
          </table:table-cell>
        </table:table-row>
        <table:table-row table:style-name="ro1">
          <table:table-cell office:value-type="float" office:value="4.242" calcext:value-type="float">
            <text:p>4.242</text:p>
          </table:table-cell>
          <table:table-cell office:value-type="float" office:value="3.432271" calcext:value-type="float">
            <text:p>3.432271</text:p>
          </table:table-cell>
          <table:table-cell office:value-type="float" office:value="3.719227" calcext:value-type="float">
            <text:p>3.719227</text:p>
          </table:table-cell>
        </table:table-row>
        <table:table-row table:style-name="ro1">
          <table:table-cell office:value-type="float" office:value="4.252" calcext:value-type="float">
            <text:p>4.252</text:p>
          </table:table-cell>
          <table:table-cell office:value-type="float" office:value="3.469018" calcext:value-type="float">
            <text:p>3.469018</text:p>
          </table:table-cell>
          <table:table-cell office:value-type="float" office:value="3.620427" calcext:value-type="float">
            <text:p>3.620427</text:p>
          </table:table-cell>
        </table:table-row>
        <table:table-row table:style-name="ro1">
          <table:table-cell office:value-type="float" office:value="4.262" calcext:value-type="float">
            <text:p>4.262</text:p>
          </table:table-cell>
          <table:table-cell office:value-type="float" office:value="3.504778" calcext:value-type="float">
            <text:p>3.504778</text:p>
          </table:table-cell>
          <table:table-cell office:value-type="float" office:value="3.521627" calcext:value-type="float">
            <text:p>3.52162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.53955" calcext:value-type="float">
            <text:p>3.539550</text:p>
          </table:table-cell>
          <table:table-cell office:value-type="float" office:value="3.422827" calcext:value-type="float">
            <text:p>3.422827</text:p>
          </table:table-cell>
        </table:table-row>
        <table:table-row table:style-name="ro1">
          <table:table-cell office:value-type="float" office:value="4.282" calcext:value-type="float">
            <text:p>4.282</text:p>
          </table:table-cell>
          <table:table-cell office:value-type="float" office:value="3.573333" calcext:value-type="float">
            <text:p>3.573333</text:p>
          </table:table-cell>
          <table:table-cell office:value-type="float" office:value="3.324027" calcext:value-type="float">
            <text:p>3.324027</text:p>
          </table:table-cell>
        </table:table-row>
        <table:table-row table:style-name="ro1">
          <table:table-cell office:value-type="float" office:value="4.292" calcext:value-type="float">
            <text:p>4.292</text:p>
          </table:table-cell>
          <table:table-cell office:value-type="float" office:value="3.606129" calcext:value-type="float">
            <text:p>3.606129</text:p>
          </table:table-cell>
          <table:table-cell office:value-type="float" office:value="3.225227" calcext:value-type="float">
            <text:p>3.225227</text:p>
          </table:table-cell>
        </table:table-row>
        <table:table-row table:style-name="ro1">
          <table:table-cell office:value-type="float" office:value="4.302" calcext:value-type="float">
            <text:p>4.302</text:p>
          </table:table-cell>
          <table:table-cell office:value-type="float" office:value="3.637937" calcext:value-type="float">
            <text:p>3.637937</text:p>
          </table:table-cell>
          <table:table-cell office:value-type="float" office:value="3.126427" calcext:value-type="float">
            <text:p>3.126427</text:p>
          </table:table-cell>
        </table:table-row>
        <table:table-row table:style-name="ro1">
          <table:table-cell office:value-type="float" office:value="4.312" calcext:value-type="float">
            <text:p>4.312</text:p>
          </table:table-cell>
          <table:table-cell office:value-type="float" office:value="3.668756" calcext:value-type="float">
            <text:p>3.668756</text:p>
          </table:table-cell>
          <table:table-cell office:value-type="float" office:value="3.027627" calcext:value-type="float">
            <text:p>3.027627</text:p>
          </table:table-cell>
        </table:table-row>
        <table:table-row table:style-name="ro1">
          <table:table-cell office:value-type="float" office:value="4.322" calcext:value-type="float">
            <text:p>4.322</text:p>
          </table:table-cell>
          <table:table-cell office:value-type="float" office:value="3.698588" calcext:value-type="float">
            <text:p>3.698588</text:p>
          </table:table-cell>
          <table:table-cell office:value-type="float" office:value="2.928827" calcext:value-type="float">
            <text:p>2.928827</text:p>
          </table:table-cell>
        </table:table-row>
        <table:table-row table:style-name="ro1">
          <table:table-cell office:value-type="float" office:value="4.332" calcext:value-type="float">
            <text:p>4.332</text:p>
          </table:table-cell>
          <table:table-cell office:value-type="float" office:value="3.727432" calcext:value-type="float">
            <text:p>3.727432</text:p>
          </table:table-cell>
          <table:table-cell office:value-type="float" office:value="2.830027" calcext:value-type="float">
            <text:p>2.830027</text:p>
          </table:table-cell>
        </table:table-row>
        <table:table-row table:style-name="ro1">
          <table:table-cell office:value-type="float" office:value="4.342" calcext:value-type="float">
            <text:p>4.342</text:p>
          </table:table-cell>
          <table:table-cell office:value-type="float" office:value="3.755288" calcext:value-type="float">
            <text:p>3.755288</text:p>
          </table:table-cell>
          <table:table-cell office:value-type="float" office:value="2.731227" calcext:value-type="float">
            <text:p>2.731227</text:p>
          </table:table-cell>
        </table:table-row>
        <table:table-row table:style-name="ro1">
          <table:table-cell office:value-type="float" office:value="4.352" calcext:value-type="float">
            <text:p>4.352</text:p>
          </table:table-cell>
          <table:table-cell office:value-type="float" office:value="3.782155" calcext:value-type="float">
            <text:p>3.782155</text:p>
          </table:table-cell>
          <table:table-cell office:value-type="float" office:value="2.632427" calcext:value-type="float">
            <text:p>2.632427</text:p>
          </table:table-cell>
        </table:table-row>
        <table:table-row table:style-name="ro1">
          <table:table-cell office:value-type="float" office:value="4.362" calcext:value-type="float">
            <text:p>4.362</text:p>
          </table:table-cell>
          <table:table-cell office:value-type="float" office:value="3.808035" calcext:value-type="float">
            <text:p>3.808035</text:p>
          </table:table-cell>
          <table:table-cell office:value-type="float" office:value="2.533627" calcext:value-type="float">
            <text:p>2.533627</text:p>
          </table:table-cell>
        </table:table-row>
        <table:table-row table:style-name="ro1">
          <table:table-cell office:value-type="float" office:value="4.372" calcext:value-type="float">
            <text:p>4.372</text:p>
          </table:table-cell>
          <table:table-cell office:value-type="float" office:value="3.832927" calcext:value-type="float">
            <text:p>3.832927</text:p>
          </table:table-cell>
          <table:table-cell office:value-type="float" office:value="2.434827" calcext:value-type="float">
            <text:p>2.434827</text:p>
          </table:table-cell>
        </table:table-row>
        <table:table-row table:style-name="ro1">
          <table:table-cell office:value-type="float" office:value="4.382" calcext:value-type="float">
            <text:p>4.382</text:p>
          </table:table-cell>
          <table:table-cell office:value-type="float" office:value="3.85683" calcext:value-type="float">
            <text:p>3.856830</text:p>
          </table:table-cell>
          <table:table-cell office:value-type="float" office:value="2.336027" calcext:value-type="float">
            <text:p>2.33602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3.879746" calcext:value-type="float">
            <text:p>3.879746</text:p>
          </table:table-cell>
          <table:table-cell office:value-type="float" office:value="2.237227" calcext:value-type="float">
            <text:p>2.237227</text:p>
          </table:table-cell>
        </table:table-row>
        <table:table-row table:style-name="ro1">
          <table:table-cell office:value-type="float" office:value="4.402" calcext:value-type="float">
            <text:p>4.402</text:p>
          </table:table-cell>
          <table:table-cell office:value-type="float" office:value="3.901674" calcext:value-type="float">
            <text:p>3.901674</text:p>
          </table:table-cell>
          <table:table-cell office:value-type="float" office:value="2.138427" calcext:value-type="float">
            <text:p>2.138427</text:p>
          </table:table-cell>
        </table:table-row>
        <table:table-row table:style-name="ro1">
          <table:table-cell office:value-type="float" office:value="4.412" calcext:value-type="float">
            <text:p>4.412</text:p>
          </table:table-cell>
          <table:table-cell office:value-type="float" office:value="3.922613" calcext:value-type="float">
            <text:p>3.922613</text:p>
          </table:table-cell>
          <table:table-cell office:value-type="float" office:value="2.039627" calcext:value-type="float">
            <text:p>2.039627</text:p>
          </table:table-cell>
        </table:table-row>
        <table:table-row table:style-name="ro1">
          <table:table-cell office:value-type="float" office:value="4.422" calcext:value-type="float">
            <text:p>4.422</text:p>
          </table:table-cell>
          <table:table-cell office:value-type="float" office:value="3.942565" calcext:value-type="float">
            <text:p>3.942565</text:p>
          </table:table-cell>
          <table:table-cell office:value-type="float" office:value="1.940827" calcext:value-type="float">
            <text:p>1.940827</text:p>
          </table:table-cell>
        </table:table-row>
        <table:table-row table:style-name="ro1">
          <table:table-cell office:value-type="float" office:value="4.432" calcext:value-type="float">
            <text:p>4.432</text:p>
          </table:table-cell>
          <table:table-cell office:value-type="float" office:value="3.961529" calcext:value-type="float">
            <text:p>3.961529</text:p>
          </table:table-cell>
          <table:table-cell office:value-type="float" office:value="1.842027" calcext:value-type="float">
            <text:p>1.842027</text:p>
          </table:table-cell>
        </table:table-row>
        <table:table-row table:style-name="ro1">
          <table:table-cell office:value-type="float" office:value="4.442" calcext:value-type="float">
            <text:p>4.442</text:p>
          </table:table-cell>
          <table:table-cell office:value-type="float" office:value="3.979504" calcext:value-type="float">
            <text:p>3.979504</text:p>
          </table:table-cell>
          <table:table-cell office:value-type="float" office:value="1.743227" calcext:value-type="float">
            <text:p>1.743227</text:p>
          </table:table-cell>
        </table:table-row>
        <table:table-row table:style-name="ro1">
          <table:table-cell office:value-type="float" office:value="4.452" calcext:value-type="float">
            <text:p>4.452</text:p>
          </table:table-cell>
          <table:table-cell office:value-type="float" office:value="3.996492" calcext:value-type="float">
            <text:p>3.996492</text:p>
          </table:table-cell>
          <table:table-cell office:value-type="float" office:value="1.644427" calcext:value-type="float">
            <text:p>1.644427</text:p>
          </table:table-cell>
        </table:table-row>
        <table:table-row table:style-name="ro1">
          <table:table-cell office:value-type="float" office:value="4.462" calcext:value-type="float">
            <text:p>4.462</text:p>
          </table:table-cell>
          <table:table-cell office:value-type="float" office:value="4.012492" calcext:value-type="float">
            <text:p>4.012492</text:p>
          </table:table-cell>
          <table:table-cell office:value-type="float" office:value="1.545627" calcext:value-type="float">
            <text:p>1.545627</text:p>
          </table:table-cell>
        </table:table-row>
        <table:table-row table:style-name="ro1">
          <table:table-cell office:value-type="float" office:value="4.472" calcext:value-type="float">
            <text:p>4.472</text:p>
          </table:table-cell>
          <table:table-cell office:value-type="float" office:value="4.027503" calcext:value-type="float">
            <text:p>4.027503</text:p>
          </table:table-cell>
          <table:table-cell office:value-type="float" office:value="1.446827" calcext:value-type="float">
            <text:p>1.446827</text:p>
          </table:table-cell>
        </table:table-row>
        <table:table-row table:style-name="ro1">
          <table:table-cell office:value-type="float" office:value="4.482" calcext:value-type="float">
            <text:p>4.482</text:p>
          </table:table-cell>
          <table:table-cell office:value-type="float" office:value="4.041527" calcext:value-type="float">
            <text:p>4.041527</text:p>
          </table:table-cell>
          <table:table-cell office:value-type="float" office:value="1.348027" calcext:value-type="float">
            <text:p>1.348027</text:p>
          </table:table-cell>
        </table:table-row>
        <table:table-row table:style-name="ro1">
          <table:table-cell office:value-type="float" office:value="4.492" calcext:value-type="float">
            <text:p>4.492</text:p>
          </table:table-cell>
          <table:table-cell office:value-type="float" office:value="4.054563" calcext:value-type="float">
            <text:p>4.054563</text:p>
          </table:table-cell>
          <table:table-cell office:value-type="float" office:value="1.249227" calcext:value-type="float">
            <text:p>1.249227</text:p>
          </table:table-cell>
        </table:table-row>
        <table:table-row table:style-name="ro1">
          <table:table-cell office:value-type="float" office:value="4.502" calcext:value-type="float">
            <text:p>4.502</text:p>
          </table:table-cell>
          <table:table-cell office:value-type="float" office:value="4.06661" calcext:value-type="float">
            <text:p>4.066610</text:p>
          </table:table-cell>
          <table:table-cell office:value-type="float" office:value="1.150427" calcext:value-type="float">
            <text:p>1.15042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4.07767" calcext:value-type="float">
            <text:p>4.077670</text:p>
          </table:table-cell>
          <table:table-cell office:value-type="float" office:value="1.051627" calcext:value-type="float">
            <text:p>1.051627</text:p>
          </table:table-cell>
        </table:table-row>
        <table:table-row table:style-name="ro1">
          <table:table-cell office:value-type="float" office:value="4.522" calcext:value-type="float">
            <text:p>4.522</text:p>
          </table:table-cell>
          <table:table-cell office:value-type="float" office:value="4.087742" calcext:value-type="float">
            <text:p>4.087742</text:p>
          </table:table-cell>
          <table:table-cell office:value-type="float" office:value="0.952827" calcext:value-type="float">
            <text:p>0.952827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 office:value-type="float" office:value="4.096825" calcext:value-type="float">
            <text:p>4.096825</text:p>
          </table:table-cell>
          <table:table-cell office:value-type="float" office:value="0.854027" calcext:value-type="float">
            <text:p>0.854027</text:p>
          </table:table-cell>
        </table:table-row>
        <table:table-row table:style-name="ro1">
          <table:table-cell office:value-type="float" office:value="4.542" calcext:value-type="float">
            <text:p>4.542</text:p>
          </table:table-cell>
          <table:table-cell office:value-type="float" office:value="4.104921" calcext:value-type="float">
            <text:p>4.104921</text:p>
          </table:table-cell>
          <table:table-cell office:value-type="float" office:value="0.755227" calcext:value-type="float">
            <text:p>0.755227</text:p>
          </table:table-cell>
        </table:table-row>
        <table:table-row table:style-name="ro1">
          <table:table-cell office:value-type="float" office:value="4.552" calcext:value-type="float">
            <text:p>4.552</text:p>
          </table:table-cell>
          <table:table-cell office:value-type="float" office:value="4.112029" calcext:value-type="float">
            <text:p>4.112029</text:p>
          </table:table-cell>
          <table:table-cell office:value-type="float" office:value="0.656427" calcext:value-type="float">
            <text:p>0.656427</text:p>
          </table:table-cell>
        </table:table-row>
        <table:table-row table:style-name="ro1">
          <table:table-cell office:value-type="float" office:value="4.562" calcext:value-type="float">
            <text:p>4.562</text:p>
          </table:table-cell>
          <table:table-cell office:value-type="float" office:value="4.118148" calcext:value-type="float">
            <text:p>4.118148</text:p>
          </table:table-cell>
          <table:table-cell office:value-type="float" office:value="0.557627" calcext:value-type="float">
            <text:p>0.557627</text:p>
          </table:table-cell>
        </table:table-row>
        <table:table-row table:style-name="ro1">
          <table:table-cell office:value-type="float" office:value="4.572" calcext:value-type="float">
            <text:p>4.572</text:p>
          </table:table-cell>
          <table:table-cell office:value-type="float" office:value="4.12328" calcext:value-type="float">
            <text:p>4.123280</text:p>
          </table:table-cell>
          <table:table-cell office:value-type="float" office:value="0.458827" calcext:value-type="float">
            <text:p>0.458827</text:p>
          </table:table-cell>
        </table:table-row>
        <table:table-row table:style-name="ro1">
          <table:table-cell office:value-type="float" office:value="4.582" calcext:value-type="float">
            <text:p>4.582</text:p>
          </table:table-cell>
          <table:table-cell office:value-type="float" office:value="4.127424" calcext:value-type="float">
            <text:p>4.127424</text:p>
          </table:table-cell>
          <table:table-cell office:value-type="float" office:value="0.360027" calcext:value-type="float">
            <text:p>0.360027</text:p>
          </table:table-cell>
        </table:table-row>
        <table:table-row table:style-name="ro1">
          <table:table-cell office:value-type="float" office:value="4.592" calcext:value-type="float">
            <text:p>4.592</text:p>
          </table:table-cell>
          <table:table-cell office:value-type="float" office:value="4.130579" calcext:value-type="float">
            <text:p>4.130579</text:p>
          </table:table-cell>
          <table:table-cell office:value-type="float" office:value="0.261227" calcext:value-type="float">
            <text:p>0.261227</text:p>
          </table:table-cell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4.132747" calcext:value-type="float">
            <text:p>4.132747</text:p>
          </table:table-cell>
          <table:table-cell office:value-type="float" office:value="0.162427" calcext:value-type="float">
            <text:p>0.162427</text:p>
          </table:table-cell>
        </table:table-row>
        <table:table-row table:style-name="ro1">
          <table:table-cell office:value-type="float" office:value="4.612" calcext:value-type="float">
            <text:p>4.612</text:p>
          </table:table-cell>
          <table:table-cell office:value-type="float" office:value="4.133927" calcext:value-type="float">
            <text:p>4.133927</text:p>
          </table:table-cell>
          <table:table-cell office:value-type="float" office:value="0.063627" calcext:value-type="float">
            <text:p>0.063627</text:p>
          </table:table-cell>
        </table:table-row>
        <table:table-row table:style-name="ro1">
          <table:table-cell office:value-type="float" office:value="4.622" calcext:value-type="float">
            <text:p>4.622</text:p>
          </table:table-cell>
          <table:table-cell office:value-type="float" office:value="4.134118" calcext:value-type="float">
            <text:p>4.134118</text:p>
          </table:table-cell>
          <table:table-cell office:value-type="float" office:value="-0.035173" calcext:value-type="float">
            <text:p>-0.035173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4.133322" calcext:value-type="float">
            <text:p>4.133322</text:p>
          </table:table-cell>
          <table:table-cell office:value-type="float" office:value="-0.133973" calcext:value-type="float">
            <text:p>-0.133973</text:p>
          </table:table-cell>
        </table:table-row>
        <table:table-row table:style-name="ro1">
          <table:table-cell office:value-type="float" office:value="4.642" calcext:value-type="float">
            <text:p>4.642</text:p>
          </table:table-cell>
          <table:table-cell office:value-type="float" office:value="4.131538" calcext:value-type="float">
            <text:p>4.131538</text:p>
          </table:table-cell>
          <table:table-cell office:value-type="float" office:value="-0.232773" calcext:value-type="float">
            <text:p>-0.232773</text:p>
          </table:table-cell>
        </table:table-row>
        <table:table-row table:style-name="ro1">
          <table:table-cell office:value-type="float" office:value="4.652" calcext:value-type="float">
            <text:p>4.652</text:p>
          </table:table-cell>
          <table:table-cell office:value-type="float" office:value="4.128765" calcext:value-type="float">
            <text:p>4.128765</text:p>
          </table:table-cell>
          <table:table-cell office:value-type="float" office:value="-0.331573" calcext:value-type="float">
            <text:p>-0.331573</text:p>
          </table:table-cell>
        </table:table-row>
        <table:table-row table:style-name="ro1">
          <table:table-cell office:value-type="float" office:value="4.662" calcext:value-type="float">
            <text:p>4.662</text:p>
          </table:table-cell>
          <table:table-cell office:value-type="float" office:value="4.125005" calcext:value-type="float">
            <text:p>4.125005</text:p>
          </table:table-cell>
          <table:table-cell office:value-type="float" office:value="-0.430373" calcext:value-type="float">
            <text:p>-0.430373</text:p>
          </table:table-cell>
        </table:table-row>
        <table:table-row table:style-name="ro1">
          <table:table-cell office:value-type="float" office:value="4.672" calcext:value-type="float">
            <text:p>4.672</text:p>
          </table:table-cell>
          <table:table-cell office:value-type="float" office:value="4.120257" calcext:value-type="float">
            <text:p>4.120257</text:p>
          </table:table-cell>
          <table:table-cell office:value-type="float" office:value="-0.529173" calcext:value-type="float">
            <text:p>-0.529173</text:p>
          </table:table-cell>
        </table:table-row>
        <table:table-row table:style-name="ro1">
          <table:table-cell office:value-type="float" office:value="4.682" calcext:value-type="float">
            <text:p>4.682</text:p>
          </table:table-cell>
          <table:table-cell office:value-type="float" office:value="4.11452" calcext:value-type="float">
            <text:p>4.114520</text:p>
          </table:table-cell>
          <table:table-cell office:value-type="float" office:value="-0.627973" calcext:value-type="float">
            <text:p>-0.627973</text:p>
          </table:table-cell>
        </table:table-row>
        <table:table-row table:style-name="ro1">
          <table:table-cell office:value-type="float" office:value="4.692" calcext:value-type="float">
            <text:p>4.692</text:p>
          </table:table-cell>
          <table:table-cell office:value-type="float" office:value="4.107796" calcext:value-type="float">
            <text:p>4.107796</text:p>
          </table:table-cell>
          <table:table-cell office:value-type="float" office:value="-0.726773" calcext:value-type="float">
            <text:p>-0.726773</text:p>
          </table:table-cell>
        </table:table-row>
        <table:table-row table:style-name="ro1">
          <table:table-cell office:value-type="float" office:value="4.702" calcext:value-type="float">
            <text:p>4.702</text:p>
          </table:table-cell>
          <table:table-cell office:value-type="float" office:value="4.100084" calcext:value-type="float">
            <text:p>4.100084</text:p>
          </table:table-cell>
          <table:table-cell office:value-type="float" office:value="-0.825573" calcext:value-type="float">
            <text:p>-0.825573</text:p>
          </table:table-cell>
        </table:table-row>
        <table:table-row table:style-name="ro1">
          <table:table-cell office:value-type="float" office:value="4.712" calcext:value-type="float">
            <text:p>4.712</text:p>
          </table:table-cell>
          <table:table-cell office:value-type="float" office:value="4.091383" calcext:value-type="float">
            <text:p>4.091383</text:p>
          </table:table-cell>
          <table:table-cell office:value-type="float" office:value="-0.924373" calcext:value-type="float">
            <text:p>-0.924373</text:p>
          </table:table-cell>
        </table:table-row>
        <table:table-row table:style-name="ro1">
          <table:table-cell office:value-type="float" office:value="4.722" calcext:value-type="float">
            <text:p>4.722</text:p>
          </table:table-cell>
          <table:table-cell office:value-type="float" office:value="4.081695" calcext:value-type="float">
            <text:p>4.081695</text:p>
          </table:table-cell>
          <table:table-cell office:value-type="float" office:value="-1.023173" calcext:value-type="float">
            <text:p>-1.023173</text:p>
          </table:table-cell>
        </table:table-row>
        <table:table-row table:style-name="ro1">
          <table:table-cell office:value-type="float" office:value="4.732" calcext:value-type="float">
            <text:p>4.732</text:p>
          </table:table-cell>
          <table:table-cell office:value-type="float" office:value="4.071019" calcext:value-type="float">
            <text:p>4.071019</text:p>
          </table:table-cell>
          <table:table-cell office:value-type="float" office:value="-1.121973" calcext:value-type="float">
            <text:p>-1.121973</text:p>
          </table:table-cell>
        </table:table-row>
        <table:table-row table:style-name="ro1">
          <table:table-cell office:value-type="float" office:value="4.742" calcext:value-type="float">
            <text:p>4.742</text:p>
          </table:table-cell>
          <table:table-cell office:value-type="float" office:value="4.059354" calcext:value-type="float">
            <text:p>4.059354</text:p>
          </table:table-cell>
          <table:table-cell office:value-type="float" office:value="-1.220773" calcext:value-type="float">
            <text:p>-1.220773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4.046702" calcext:value-type="float">
            <text:p>4.046702</text:p>
          </table:table-cell>
          <table:table-cell office:value-type="float" office:value="-1.319573" calcext:value-type="float">
            <text:p>-1.319573</text:p>
          </table:table-cell>
        </table:table-row>
        <table:table-row table:style-name="ro1">
          <table:table-cell office:value-type="float" office:value="4.762" calcext:value-type="float">
            <text:p>4.762</text:p>
          </table:table-cell>
          <table:table-cell office:value-type="float" office:value="4.033062" calcext:value-type="float">
            <text:p>4.033062</text:p>
          </table:table-cell>
          <table:table-cell office:value-type="float" office:value="-1.418373" calcext:value-type="float">
            <text:p>-1.418373</text:p>
          </table:table-cell>
        </table:table-row>
        <table:table-row table:style-name="ro1">
          <table:table-cell office:value-type="float" office:value="4.772" calcext:value-type="float">
            <text:p>4.772</text:p>
          </table:table-cell>
          <table:table-cell office:value-type="float" office:value="4.018433" calcext:value-type="float">
            <text:p>4.018433</text:p>
          </table:table-cell>
          <table:table-cell office:value-type="float" office:value="-1.517173" calcext:value-type="float">
            <text:p>-1.517173</text:p>
          </table:table-cell>
        </table:table-row>
        <table:table-row table:style-name="ro1">
          <table:table-cell office:value-type="float" office:value="4.782" calcext:value-type="float">
            <text:p>4.782</text:p>
          </table:table-cell>
          <table:table-cell office:value-type="float" office:value="4.002817" calcext:value-type="float">
            <text:p>4.002817</text:p>
          </table:table-cell>
          <table:table-cell office:value-type="float" office:value="-1.615973" calcext:value-type="float">
            <text:p>-1.615973</text:p>
          </table:table-cell>
        </table:table-row>
        <table:table-row table:style-name="ro1">
          <table:table-cell office:value-type="float" office:value="4.792" calcext:value-type="float">
            <text:p>4.792</text:p>
          </table:table-cell>
          <table:table-cell office:value-type="float" office:value="3.986213" calcext:value-type="float">
            <text:p>3.986213</text:p>
          </table:table-cell>
          <table:table-cell office:value-type="float" office:value="-1.714773" calcext:value-type="float">
            <text:p>-1.714773</text:p>
          </table:table-cell>
        </table:table-row>
        <table:table-row table:style-name="ro1">
          <table:table-cell office:value-type="float" office:value="4.802" calcext:value-type="float">
            <text:p>4.802</text:p>
          </table:table-cell>
          <table:table-cell office:value-type="float" office:value="3.96862" calcext:value-type="float">
            <text:p>3.968620</text:p>
          </table:table-cell>
          <table:table-cell office:value-type="float" office:value="-1.813573" calcext:value-type="float">
            <text:p>-1.813573</text:p>
          </table:table-cell>
        </table:table-row>
        <table:table-row table:style-name="ro1">
          <table:table-cell office:value-type="float" office:value="4.812" calcext:value-type="float">
            <text:p>4.812</text:p>
          </table:table-cell>
          <table:table-cell office:value-type="float" office:value="3.95004" calcext:value-type="float">
            <text:p>3.950040</text:p>
          </table:table-cell>
          <table:table-cell office:value-type="float" office:value="-1.912373" calcext:value-type="float">
            <text:p>-1.912373</text:p>
          </table:table-cell>
        </table:table-row>
        <table:table-row table:style-name="ro1">
          <table:table-cell office:value-type="float" office:value="4.822" calcext:value-type="float">
            <text:p>4.822</text:p>
          </table:table-cell>
          <table:table-cell office:value-type="float" office:value="3.930472" calcext:value-type="float">
            <text:p>3.930472</text:p>
          </table:table-cell>
          <table:table-cell office:value-type="float" office:value="-2.011173" calcext:value-type="float">
            <text:p>-2.011173</text:p>
          </table:table-cell>
        </table:table-row>
        <table:table-row table:style-name="ro1">
          <table:table-cell office:value-type="float" office:value="4.832" calcext:value-type="float">
            <text:p>4.832</text:p>
          </table:table-cell>
          <table:table-cell office:value-type="float" office:value="3.909915" calcext:value-type="float">
            <text:p>3.909915</text:p>
          </table:table-cell>
          <table:table-cell office:value-type="float" office:value="-2.109973" calcext:value-type="float">
            <text:p>-2.109973</text:p>
          </table:table-cell>
        </table:table-row>
        <table:table-row table:style-name="ro1">
          <table:table-cell office:value-type="float" office:value="4.842" calcext:value-type="float">
            <text:p>4.842</text:p>
          </table:table-cell>
          <table:table-cell office:value-type="float" office:value="3.888371" calcext:value-type="float">
            <text:p>3.888371</text:p>
          </table:table-cell>
          <table:table-cell office:value-type="float" office:value="-2.208773" calcext:value-type="float">
            <text:p>-2.208773</text:p>
          </table:table-cell>
        </table:table-row>
        <table:table-row table:style-name="ro1">
          <table:table-cell office:value-type="float" office:value="4.852" calcext:value-type="float">
            <text:p>4.852</text:p>
          </table:table-cell>
          <table:table-cell office:value-type="float" office:value="3.865839" calcext:value-type="float">
            <text:p>3.865839</text:p>
          </table:table-cell>
          <table:table-cell office:value-type="float" office:value="-2.307573" calcext:value-type="float">
            <text:p>-2.307573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office:value-type="float" office:value="3.842318" calcext:value-type="float">
            <text:p>3.842318</text:p>
          </table:table-cell>
          <table:table-cell office:value-type="float" office:value="-2.406373" calcext:value-type="float">
            <text:p>-2.406373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3.81781" calcext:value-type="float">
            <text:p>3.817810</text:p>
          </table:table-cell>
          <table:table-cell office:value-type="float" office:value="-2.505173" calcext:value-type="float">
            <text:p>-2.505173</text:p>
          </table:table-cell>
        </table:table-row>
        <table:table-row table:style-name="ro1">
          <table:table-cell office:value-type="float" office:value="4.882" calcext:value-type="float">
            <text:p>4.882</text:p>
          </table:table-cell>
          <table:table-cell office:value-type="float" office:value="3.792314" calcext:value-type="float">
            <text:p>3.792314</text:p>
          </table:table-cell>
          <table:table-cell office:value-type="float" office:value="-2.603973" calcext:value-type="float">
            <text:p>-2.603973</text:p>
          </table:table-cell>
        </table:table-row>
        <table:table-row table:style-name="ro1">
          <table:table-cell office:value-type="float" office:value="4.892" calcext:value-type="float">
            <text:p>4.892</text:p>
          </table:table-cell>
          <table:table-cell office:value-type="float" office:value="3.765829" calcext:value-type="float">
            <text:p>3.765829</text:p>
          </table:table-cell>
          <table:table-cell office:value-type="float" office:value="-2.702773" calcext:value-type="float">
            <text:p>-2.702773</text:p>
          </table:table-cell>
        </table:table-row>
        <table:table-row table:style-name="ro1">
          <table:table-cell office:value-type="float" office:value="4.902" calcext:value-type="float">
            <text:p>4.902</text:p>
          </table:table-cell>
          <table:table-cell office:value-type="float" office:value="3.738357" calcext:value-type="float">
            <text:p>3.738357</text:p>
          </table:table-cell>
          <table:table-cell office:value-type="float" office:value="-2.801573" calcext:value-type="float">
            <text:p>-2.801573</text:p>
          </table:table-cell>
        </table:table-row>
        <table:table-row table:style-name="ro1">
          <table:table-cell office:value-type="float" office:value="4.912" calcext:value-type="float">
            <text:p>4.912</text:p>
          </table:table-cell>
          <table:table-cell office:value-type="float" office:value="3.709897" calcext:value-type="float">
            <text:p>3.709897</text:p>
          </table:table-cell>
          <table:table-cell office:value-type="float" office:value="-2.900373" calcext:value-type="float">
            <text:p>-2.900373</text:p>
          </table:table-cell>
        </table:table-row>
        <table:table-row table:style-name="ro1">
          <table:table-cell office:value-type="float" office:value="4.922" calcext:value-type="float">
            <text:p>4.922</text:p>
          </table:table-cell>
          <table:table-cell office:value-type="float" office:value="3.680448" calcext:value-type="float">
            <text:p>3.680448</text:p>
          </table:table-cell>
          <table:table-cell office:value-type="float" office:value="-2.999173" calcext:value-type="float">
            <text:p>-2.999173</text:p>
          </table:table-cell>
        </table:table-row>
        <table:table-row table:style-name="ro1">
          <table:table-cell office:value-type="float" office:value="4.932" calcext:value-type="float">
            <text:p>4.932</text:p>
          </table:table-cell>
          <table:table-cell office:value-type="float" office:value="3.650012" calcext:value-type="float">
            <text:p>3.650012</text:p>
          </table:table-cell>
          <table:table-cell office:value-type="float" office:value="-3.097973" calcext:value-type="float">
            <text:p>-3.097973</text:p>
          </table:table-cell>
        </table:table-row>
        <table:table-row table:style-name="ro1">
          <table:table-cell office:value-type="float" office:value="4.942" calcext:value-type="float">
            <text:p>4.942</text:p>
          </table:table-cell>
          <table:table-cell office:value-type="float" office:value="3.618588" calcext:value-type="float">
            <text:p>3.618588</text:p>
          </table:table-cell>
          <table:table-cell office:value-type="float" office:value="-3.196773" calcext:value-type="float">
            <text:p>-3.196773</text:p>
          </table:table-cell>
        </table:table-row>
        <table:table-row table:style-name="ro1">
          <table:table-cell office:value-type="float" office:value="4.952" calcext:value-type="float">
            <text:p>4.952</text:p>
          </table:table-cell>
          <table:table-cell office:value-type="float" office:value="3.586176" calcext:value-type="float">
            <text:p>3.586176</text:p>
          </table:table-cell>
          <table:table-cell office:value-type="float" office:value="-3.295573" calcext:value-type="float">
            <text:p>-3.295573</text:p>
          </table:table-cell>
        </table:table-row>
        <table:table-row table:style-name="ro1">
          <table:table-cell office:value-type="float" office:value="4.962" calcext:value-type="float">
            <text:p>4.962</text:p>
          </table:table-cell>
          <table:table-cell office:value-type="float" office:value="3.552775" calcext:value-type="float">
            <text:p>3.552775</text:p>
          </table:table-cell>
          <table:table-cell office:value-type="float" office:value="-3.394373" calcext:value-type="float">
            <text:p>-3.394373</text:p>
          </table:table-cell>
        </table:table-row>
        <table:table-row table:style-name="ro1">
          <table:table-cell office:value-type="float" office:value="4.972" calcext:value-type="float">
            <text:p>4.972</text:p>
          </table:table-cell>
          <table:table-cell office:value-type="float" office:value="3.518387" calcext:value-type="float">
            <text:p>3.518387</text:p>
          </table:table-cell>
          <table:table-cell office:value-type="float" office:value="-3.493173" calcext:value-type="float">
            <text:p>-3.493173</text:p>
          </table:table-cell>
        </table:table-row>
        <table:table-row table:style-name="ro1">
          <table:table-cell office:value-type="float" office:value="4.982" calcext:value-type="float">
            <text:p>4.982</text:p>
          </table:table-cell>
          <table:table-cell office:value-type="float" office:value="3.483011" calcext:value-type="float">
            <text:p>3.483011</text:p>
          </table:table-cell>
          <table:table-cell office:value-type="float" office:value="-3.591973" calcext:value-type="float">
            <text:p>-3.591973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3.446646" calcext:value-type="float">
            <text:p>3.446646</text:p>
          </table:table-cell>
          <table:table-cell office:value-type="float" office:value="-3.690773" calcext:value-type="float">
            <text:p>-3.690773</text:p>
          </table:table-cell>
        </table:table-row>
        <table:table-row table:style-name="ro1">
          <table:table-cell office:value-type="float" office:value="5.002" calcext:value-type="float">
            <text:p>5.002</text:p>
          </table:table-cell>
          <table:table-cell office:value-type="float" office:value="3.409294" calcext:value-type="float">
            <text:p>3.409294</text:p>
          </table:table-cell>
          <table:table-cell office:value-type="float" office:value="-3.789573" calcext:value-type="float">
            <text:p>-3.789573</text:p>
          </table:table-cell>
        </table:table-row>
        <table:table-row table:style-name="ro1">
          <table:table-cell office:value-type="float" office:value="5.012" calcext:value-type="float">
            <text:p>5.012</text:p>
          </table:table-cell>
          <table:table-cell office:value-type="float" office:value="3.370954" calcext:value-type="float">
            <text:p>3.370954</text:p>
          </table:table-cell>
          <table:table-cell office:value-type="float" office:value="-3.888373" calcext:value-type="float">
            <text:p>-3.888373</text:p>
          </table:table-cell>
        </table:table-row>
        <table:table-row table:style-name="ro1">
          <table:table-cell office:value-type="float" office:value="5.022" calcext:value-type="float">
            <text:p>5.022</text:p>
          </table:table-cell>
          <table:table-cell office:value-type="float" office:value="3.331625" calcext:value-type="float">
            <text:p>3.331625</text:p>
          </table:table-cell>
          <table:table-cell office:value-type="float" office:value="-3.987173" calcext:value-type="float">
            <text:p>-3.987173</text:p>
          </table:table-cell>
        </table:table-row>
        <table:table-row table:style-name="ro1">
          <table:table-cell office:value-type="float" office:value="5.032" calcext:value-type="float">
            <text:p>5.032</text:p>
          </table:table-cell>
          <table:table-cell office:value-type="float" office:value="3.291309" calcext:value-type="float">
            <text:p>3.291309</text:p>
          </table:table-cell>
          <table:table-cell office:value-type="float" office:value="-4.085973" calcext:value-type="float">
            <text:p>-4.085973</text:p>
          </table:table-cell>
        </table:table-row>
        <table:table-row table:style-name="ro1">
          <table:table-cell office:value-type="float" office:value="5.042" calcext:value-type="float">
            <text:p>5.042</text:p>
          </table:table-cell>
          <table:table-cell office:value-type="float" office:value="3.250005" calcext:value-type="float">
            <text:p>3.250005</text:p>
          </table:table-cell>
          <table:table-cell office:value-type="float" office:value="-4.184773" calcext:value-type="float">
            <text:p>-4.184773</text:p>
          </table:table-cell>
        </table:table-row>
        <table:table-row table:style-name="ro1">
          <table:table-cell office:value-type="float" office:value="5.052" calcext:value-type="float">
            <text:p>5.052</text:p>
          </table:table-cell>
          <table:table-cell office:value-type="float" office:value="3.207712" calcext:value-type="float">
            <text:p>3.207712</text:p>
          </table:table-cell>
          <table:table-cell office:value-type="float" office:value="-4.283573" calcext:value-type="float">
            <text:p>-4.283573</text:p>
          </table:table-cell>
        </table:table-row>
        <table:table-row table:style-name="ro1">
          <table:table-cell office:value-type="float" office:value="5.062" calcext:value-type="float">
            <text:p>5.062</text:p>
          </table:table-cell>
          <table:table-cell office:value-type="float" office:value="3.164432" calcext:value-type="float">
            <text:p>3.164432</text:p>
          </table:table-cell>
          <table:table-cell office:value-type="float" office:value="-4.382373" calcext:value-type="float">
            <text:p>-4.382373</text:p>
          </table:table-cell>
        </table:table-row>
        <table:table-row table:style-name="ro1">
          <table:table-cell office:value-type="float" office:value="5.072" calcext:value-type="float">
            <text:p>5.072</text:p>
          </table:table-cell>
          <table:table-cell office:value-type="float" office:value="3.120164" calcext:value-type="float">
            <text:p>3.120164</text:p>
          </table:table-cell>
          <table:table-cell office:value-type="float" office:value="-4.481173" calcext:value-type="float">
            <text:p>-4.481173</text:p>
          </table:table-cell>
        </table:table-row>
        <table:table-row table:style-name="ro1">
          <table:table-cell office:value-type="float" office:value="5.082" calcext:value-type="float">
            <text:p>5.082</text:p>
          </table:table-cell>
          <table:table-cell office:value-type="float" office:value="3.074907" calcext:value-type="float">
            <text:p>3.074907</text:p>
          </table:table-cell>
          <table:table-cell office:value-type="float" office:value="-4.579973" calcext:value-type="float">
            <text:p>-4.579973</text:p>
          </table:table-cell>
        </table:table-row>
        <table:table-row table:style-name="ro1">
          <table:table-cell office:value-type="float" office:value="5.092" calcext:value-type="float">
            <text:p>5.092</text:p>
          </table:table-cell>
          <table:table-cell office:value-type="float" office:value="3.028663" calcext:value-type="float">
            <text:p>3.028663</text:p>
          </table:table-cell>
          <table:table-cell office:value-type="float" office:value="-4.678773" calcext:value-type="float">
            <text:p>-4.678773</text:p>
          </table:table-cell>
        </table:table-row>
        <table:table-row table:style-name="ro1">
          <table:table-cell office:value-type="float" office:value="5.102" calcext:value-type="float">
            <text:p>5.102</text:p>
          </table:table-cell>
          <table:table-cell office:value-type="float" office:value="2.981431" calcext:value-type="float">
            <text:p>2.981431</text:p>
          </table:table-cell>
          <table:table-cell office:value-type="float" office:value="-4.777573" calcext:value-type="float">
            <text:p>-4.777573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.93321" calcext:value-type="float">
            <text:p>2.933210</text:p>
          </table:table-cell>
          <table:table-cell office:value-type="float" office:value="-4.876373" calcext:value-type="float">
            <text:p>-4.876373</text:p>
          </table:table-cell>
        </table:table-row>
        <table:table-row table:style-name="ro1">
          <table:table-cell office:value-type="float" office:value="5.122" calcext:value-type="float">
            <text:p>5.122</text:p>
          </table:table-cell>
          <table:table-cell office:value-type="float" office:value="2.884002" calcext:value-type="float">
            <text:p>2.884002</text:p>
          </table:table-cell>
          <table:table-cell office:value-type="float" office:value="-4.975173" calcext:value-type="float">
            <text:p>-4.975173</text:p>
          </table:table-cell>
        </table:table-row>
        <table:table-row table:style-name="ro1">
          <table:table-cell office:value-type="float" office:value="5.132" calcext:value-type="float">
            <text:p>5.132</text:p>
          </table:table-cell>
          <table:table-cell office:value-type="float" office:value="2.833806" calcext:value-type="float">
            <text:p>2.833806</text:p>
          </table:table-cell>
          <table:table-cell office:value-type="float" office:value="-5.073973" calcext:value-type="float">
            <text:p>-5.073973</text:p>
          </table:table-cell>
        </table:table-row>
        <table:table-row table:style-name="ro1">
          <table:table-cell office:value-type="float" office:value="5.142" calcext:value-type="float">
            <text:p>5.142</text:p>
          </table:table-cell>
          <table:table-cell office:value-type="float" office:value="2.782621" calcext:value-type="float">
            <text:p>2.782621</text:p>
          </table:table-cell>
          <table:table-cell office:value-type="float" office:value="-5.172773" calcext:value-type="float">
            <text:p>-5.172773</text:p>
          </table:table-cell>
        </table:table-row>
        <table:table-row table:style-name="ro1">
          <table:table-cell office:value-type="float" office:value="5.152" calcext:value-type="float">
            <text:p>5.152</text:p>
          </table:table-cell>
          <table:table-cell office:value-type="float" office:value="2.730449" calcext:value-type="float">
            <text:p>2.730449</text:p>
          </table:table-cell>
          <table:table-cell office:value-type="float" office:value="-5.271573" calcext:value-type="float">
            <text:p>-5.271573</text:p>
          </table:table-cell>
        </table:table-row>
        <table:table-row table:style-name="ro1">
          <table:table-cell office:value-type="float" office:value="5.162" calcext:value-type="float">
            <text:p>5.162</text:p>
          </table:table-cell>
          <table:table-cell office:value-type="float" office:value="2.677289" calcext:value-type="float">
            <text:p>2.677289</text:p>
          </table:table-cell>
          <table:table-cell office:value-type="float" office:value="-5.370373" calcext:value-type="float">
            <text:p>-5.370373</text:p>
          </table:table-cell>
        </table:table-row>
        <table:table-row table:style-name="ro1">
          <table:table-cell office:value-type="float" office:value="5.172" calcext:value-type="float">
            <text:p>5.172</text:p>
          </table:table-cell>
          <table:table-cell office:value-type="float" office:value="2.62314" calcext:value-type="float">
            <text:p>2.623140</text:p>
          </table:table-cell>
          <table:table-cell office:value-type="float" office:value="-5.469173" calcext:value-type="float">
            <text:p>-5.469173</text:p>
          </table:table-cell>
        </table:table-row>
        <table:table-row table:style-name="ro1">
          <table:table-cell office:value-type="float" office:value="5.182" calcext:value-type="float">
            <text:p>5.182</text:p>
          </table:table-cell>
          <table:table-cell office:value-type="float" office:value="2.568004" calcext:value-type="float">
            <text:p>2.568004</text:p>
          </table:table-cell>
          <table:table-cell office:value-type="float" office:value="-5.567973" calcext:value-type="float">
            <text:p>-5.567973</text:p>
          </table:table-cell>
        </table:table-row>
        <table:table-row table:style-name="ro1">
          <table:table-cell office:value-type="float" office:value="5.192" calcext:value-type="float">
            <text:p>5.192</text:p>
          </table:table-cell>
          <table:table-cell office:value-type="float" office:value="2.51188" calcext:value-type="float">
            <text:p>2.511880</text:p>
          </table:table-cell>
          <table:table-cell office:value-type="float" office:value="-5.666773" calcext:value-type="float">
            <text:p>-5.666773</text:p>
          </table:table-cell>
        </table:table-row>
        <table:table-row table:style-name="ro1">
          <table:table-cell office:value-type="float" office:value="5.202" calcext:value-type="float">
            <text:p>5.202</text:p>
          </table:table-cell>
          <table:table-cell office:value-type="float" office:value="2.454767" calcext:value-type="float">
            <text:p>2.454767</text:p>
          </table:table-cell>
          <table:table-cell office:value-type="float" office:value="-5.765573" calcext:value-type="float">
            <text:p>-5.765573</text:p>
          </table:table-cell>
        </table:table-row>
        <table:table-row table:style-name="ro1">
          <table:table-cell office:value-type="float" office:value="5.212" calcext:value-type="float">
            <text:p>5.212</text:p>
          </table:table-cell>
          <table:table-cell office:value-type="float" office:value="2.396667" calcext:value-type="float">
            <text:p>2.396667</text:p>
          </table:table-cell>
          <table:table-cell office:value-type="float" office:value="-5.864373" calcext:value-type="float">
            <text:p>-5.864373</text:p>
          </table:table-cell>
        </table:table-row>
        <table:table-row table:style-name="ro1">
          <table:table-cell office:value-type="float" office:value="5.222" calcext:value-type="float">
            <text:p>5.222</text:p>
          </table:table-cell>
          <table:table-cell office:value-type="float" office:value="2.337579" calcext:value-type="float">
            <text:p>2.337579</text:p>
          </table:table-cell>
          <table:table-cell office:value-type="float" office:value="-5.963173" calcext:value-type="float">
            <text:p>-5.963173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.277502" calcext:value-type="float">
            <text:p>2.277502</text:p>
          </table:table-cell>
          <table:table-cell office:value-type="float" office:value="-6.061973" calcext:value-type="float">
            <text:p>-6.061973</text:p>
          </table:table-cell>
        </table:table-row>
        <table:table-row table:style-name="ro1">
          <table:table-cell office:value-type="float" office:value="5.242" calcext:value-type="float">
            <text:p>5.242</text:p>
          </table:table-cell>
          <table:table-cell office:value-type="float" office:value="2.216438" calcext:value-type="float">
            <text:p>2.216438</text:p>
          </table:table-cell>
          <table:table-cell office:value-type="float" office:value="-6.160773" calcext:value-type="float">
            <text:p>-6.160773</text:p>
          </table:table-cell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2.154386" calcext:value-type="float">
            <text:p>2.154386</text:p>
          </table:table-cell>
          <table:table-cell office:value-type="float" office:value="-6.259573" calcext:value-type="float">
            <text:p>-6.259573</text:p>
          </table:table-cell>
        </table:table-row>
        <table:table-row table:style-name="ro1">
          <table:table-cell office:value-type="float" office:value="5.262" calcext:value-type="float">
            <text:p>5.262</text:p>
          </table:table-cell>
          <table:table-cell office:value-type="float" office:value="2.091345" calcext:value-type="float">
            <text:p>2.091345</text:p>
          </table:table-cell>
          <table:table-cell office:value-type="float" office:value="-6.358373" calcext:value-type="float">
            <text:p>-6.358373</text:p>
          </table:table-cell>
        </table:table-row>
        <table:table-row table:style-name="ro1">
          <table:table-cell office:value-type="float" office:value="5.272" calcext:value-type="float">
            <text:p>5.272</text:p>
          </table:table-cell>
          <table:table-cell office:value-type="float" office:value="2.027317" calcext:value-type="float">
            <text:p>2.027317</text:p>
          </table:table-cell>
          <table:table-cell office:value-type="float" office:value="-6.457173" calcext:value-type="float">
            <text:p>-6.457173</text:p>
          </table:table-cell>
        </table:table-row>
        <table:table-row table:style-name="ro1">
          <table:table-cell office:value-type="float" office:value="5.282" calcext:value-type="float">
            <text:p>5.282</text:p>
          </table:table-cell>
          <table:table-cell office:value-type="float" office:value="1.962301" calcext:value-type="float">
            <text:p>1.962301</text:p>
          </table:table-cell>
          <table:table-cell office:value-type="float" office:value="-6.555973" calcext:value-type="float">
            <text:p>-6.555973</text:p>
          </table:table-cell>
        </table:table-row>
        <table:table-row table:style-name="ro1">
          <table:table-cell office:value-type="float" office:value="5.292" calcext:value-type="float">
            <text:p>5.292</text:p>
          </table:table-cell>
          <table:table-cell office:value-type="float" office:value="1.896296" calcext:value-type="float">
            <text:p>1.896296</text:p>
          </table:table-cell>
          <table:table-cell office:value-type="float" office:value="-6.654773" calcext:value-type="float">
            <text:p>-6.654773</text:p>
          </table:table-cell>
        </table:table-row>
        <table:table-row table:style-name="ro1">
          <table:table-cell office:value-type="float" office:value="5.302" calcext:value-type="float">
            <text:p>5.302</text:p>
          </table:table-cell>
          <table:table-cell office:value-type="float" office:value="1.829304" calcext:value-type="float">
            <text:p>1.829304</text:p>
          </table:table-cell>
          <table:table-cell office:value-type="float" office:value="-6.753573" calcext:value-type="float">
            <text:p>-6.753573</text:p>
          </table:table-cell>
        </table:table-row>
        <table:table-row table:style-name="ro1">
          <table:table-cell office:value-type="float" office:value="5.312" calcext:value-type="float">
            <text:p>5.312</text:p>
          </table:table-cell>
          <table:table-cell office:value-type="float" office:value="1.761324" calcext:value-type="float">
            <text:p>1.761324</text:p>
          </table:table-cell>
          <table:table-cell office:value-type="float" office:value="-6.852373" calcext:value-type="float">
            <text:p>-6.852373</text:p>
          </table:table-cell>
        </table:table-row>
        <table:table-row table:style-name="ro1">
          <table:table-cell office:value-type="float" office:value="5.322" calcext:value-type="float">
            <text:p>5.322</text:p>
          </table:table-cell>
          <table:table-cell office:value-type="float" office:value="1.692355" calcext:value-type="float">
            <text:p>1.692355</text:p>
          </table:table-cell>
          <table:table-cell office:value-type="float" office:value="-6.951173" calcext:value-type="float">
            <text:p>-6.951173</text:p>
          </table:table-cell>
        </table:table-row>
        <table:table-row table:style-name="ro1">
          <table:table-cell office:value-type="float" office:value="5.332" calcext:value-type="float">
            <text:p>5.332</text:p>
          </table:table-cell>
          <table:table-cell office:value-type="float" office:value="1.622399" calcext:value-type="float">
            <text:p>1.622399</text:p>
          </table:table-cell>
          <table:table-cell office:value-type="float" office:value="-7.049973" calcext:value-type="float">
            <text:p>-7.049973</text:p>
          </table:table-cell>
        </table:table-row>
        <table:table-row table:style-name="ro1">
          <table:table-cell office:value-type="float" office:value="5.342" calcext:value-type="float">
            <text:p>5.342</text:p>
          </table:table-cell>
          <table:table-cell office:value-type="float" office:value="1.551455" calcext:value-type="float">
            <text:p>1.551455</text:p>
          </table:table-cell>
          <table:table-cell office:value-type="float" office:value="-7.148773" calcext:value-type="float">
            <text:p>-7.148773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.479522" calcext:value-type="float">
            <text:p>1.479522</text:p>
          </table:table-cell>
          <table:table-cell office:value-type="float" office:value="-7.247573" calcext:value-type="float">
            <text:p>-7.247573</text:p>
          </table:table-cell>
        </table:table-row>
        <table:table-row table:style-name="ro1">
          <table:table-cell office:value-type="float" office:value="5.362" calcext:value-type="float">
            <text:p>5.362</text:p>
          </table:table-cell>
          <table:table-cell office:value-type="float" office:value="1.406602" calcext:value-type="float">
            <text:p>1.406602</text:p>
          </table:table-cell>
          <table:table-cell office:value-type="float" office:value="-7.346373" calcext:value-type="float">
            <text:p>-7.346373</text:p>
          </table:table-cell>
        </table:table-row>
        <table:table-row table:style-name="ro1">
          <table:table-cell office:value-type="float" office:value="5.372" calcext:value-type="float">
            <text:p>5.372</text:p>
          </table:table-cell>
          <table:table-cell office:value-type="float" office:value="1.332694" calcext:value-type="float">
            <text:p>1.332694</text:p>
          </table:table-cell>
          <table:table-cell office:value-type="float" office:value="-7.445173" calcext:value-type="float">
            <text:p>-7.445173</text:p>
          </table:table-cell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1.257797" calcext:value-type="float">
            <text:p>1.257797</text:p>
          </table:table-cell>
          <table:table-cell office:value-type="float" office:value="-7.543973" calcext:value-type="float">
            <text:p>-7.543973</text:p>
          </table:table-cell>
        </table:table-row>
        <table:table-row table:style-name="ro1">
          <table:table-cell office:value-type="float" office:value="5.392" calcext:value-type="float">
            <text:p>5.392</text:p>
          </table:table-cell>
          <table:table-cell office:value-type="float" office:value="1.181913" calcext:value-type="float">
            <text:p>1.181913</text:p>
          </table:table-cell>
          <table:table-cell office:value-type="float" office:value="-7.642773" calcext:value-type="float">
            <text:p>-7.642773</text:p>
          </table:table-cell>
        </table:table-row>
        <table:table-row table:style-name="ro1">
          <table:table-cell office:value-type="float" office:value="5.402" calcext:value-type="float">
            <text:p>5.402</text:p>
          </table:table-cell>
          <table:table-cell office:value-type="float" office:value="1.105041" calcext:value-type="float">
            <text:p>1.105041</text:p>
          </table:table-cell>
          <table:table-cell office:value-type="float" office:value="-7.741573" calcext:value-type="float">
            <text:p>-7.741573</text:p>
          </table:table-cell>
        </table:table-row>
        <table:table-row table:style-name="ro1">
          <table:table-cell office:value-type="float" office:value="5.412" calcext:value-type="float">
            <text:p>5.412</text:p>
          </table:table-cell>
          <table:table-cell office:value-type="float" office:value="1.02718" calcext:value-type="float">
            <text:p>1.027180</text:p>
          </table:table-cell>
          <table:table-cell office:value-type="float" office:value="-7.840373" calcext:value-type="float">
            <text:p>-7.840373</text:p>
          </table:table-cell>
        </table:table-row>
        <table:table-row table:style-name="ro1">
          <table:table-cell office:value-type="float" office:value="5.422" calcext:value-type="float">
            <text:p>5.422</text:p>
          </table:table-cell>
          <table:table-cell office:value-type="float" office:value="0.948332" calcext:value-type="float">
            <text:p>0.948332</text:p>
          </table:table-cell>
          <table:table-cell office:value-type="float" office:value="-7.939173" calcext:value-type="float">
            <text:p>-7.939173</text:p>
          </table:table-cell>
        </table:table-row>
        <table:table-row table:style-name="ro1">
          <table:table-cell office:value-type="float" office:value="5.432" calcext:value-type="float">
            <text:p>5.432</text:p>
          </table:table-cell>
          <table:table-cell office:value-type="float" office:value="0.868496" calcext:value-type="float">
            <text:p>0.868496</text:p>
          </table:table-cell>
          <table:table-cell office:value-type="float" office:value="-8.037973" calcext:value-type="float">
            <text:p>-8.037973</text:p>
          </table:table-cell>
        </table:table-row>
        <table:table-row table:style-name="ro1">
          <table:table-cell office:value-type="float" office:value="5.442" calcext:value-type="float">
            <text:p>5.442</text:p>
          </table:table-cell>
          <table:table-cell office:value-type="float" office:value="0.787671" calcext:value-type="float">
            <text:p>0.787671</text:p>
          </table:table-cell>
          <table:table-cell office:value-type="float" office:value="-8.136773" calcext:value-type="float">
            <text:p>-8.136773</text:p>
          </table:table-cell>
        </table:table-row>
        <table:table-row table:style-name="ro1">
          <table:table-cell office:value-type="float" office:value="5.452" calcext:value-type="float">
            <text:p>5.452</text:p>
          </table:table-cell>
          <table:table-cell office:value-type="float" office:value="0.705859" calcext:value-type="float">
            <text:p>0.705859</text:p>
          </table:table-cell>
          <table:table-cell office:value-type="float" office:value="-8.235573" calcext:value-type="float">
            <text:p>-8.235573</text:p>
          </table:table-cell>
        </table:table-row>
        <table:table-row table:style-name="ro1">
          <table:table-cell office:value-type="float" office:value="5.462" calcext:value-type="float">
            <text:p>5.462</text:p>
          </table:table-cell>
          <table:table-cell office:value-type="float" office:value="0.623059" calcext:value-type="float">
            <text:p>0.623059</text:p>
          </table:table-cell>
          <table:table-cell office:value-type="float" office:value="-8.334373" calcext:value-type="float">
            <text:p>-8.334373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0.53927" calcext:value-type="float">
            <text:p>0.539270</text:p>
          </table:table-cell>
          <table:table-cell office:value-type="float" office:value="-8.433173" calcext:value-type="float">
            <text:p>-8.433173</text:p>
          </table:table-cell>
        </table:table-row>
        <table:table-row table:style-name="ro1">
          <table:table-cell office:value-type="float" office:value="5.482" calcext:value-type="float">
            <text:p>5.482</text:p>
          </table:table-cell>
          <table:table-cell office:value-type="float" office:value="0.454494" calcext:value-type="float">
            <text:p>0.454494</text:p>
          </table:table-cell>
          <table:table-cell office:value-type="float" office:value="-8.531973" calcext:value-type="float">
            <text:p>-8.531973</text:p>
          </table:table-cell>
        </table:table-row>
        <table:table-row table:style-name="ro1">
          <table:table-cell office:value-type="float" office:value="5.492" calcext:value-type="float">
            <text:p>5.492</text:p>
          </table:table-cell>
          <table:table-cell office:value-type="float" office:value="0.36873" calcext:value-type="float">
            <text:p>0.368730</text:p>
          </table:table-cell>
          <table:table-cell office:value-type="float" office:value="-8.630773" calcext:value-type="float">
            <text:p>-8.630773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 office:value-type="float" office:value="0.281977" calcext:value-type="float">
            <text:p>0.281977</text:p>
          </table:table-cell>
          <table:table-cell office:value-type="float" office:value="-8.729573" calcext:value-type="float">
            <text:p>-8.729573</text:p>
          </table:table-cell>
        </table:table-row>
        <table:table-row table:style-name="ro1">
          <table:table-cell office:value-type="float" office:value="5.512" calcext:value-type="float">
            <text:p>5.512</text:p>
          </table:table-cell>
          <table:table-cell office:value-type="float" office:value="0.194237" calcext:value-type="float">
            <text:p>0.194237</text:p>
          </table:table-cell>
          <table:table-cell office:value-type="float" office:value="-8.828373" calcext:value-type="float">
            <text:p>-8.828373</text:p>
          </table:table-cell>
        </table:table-row>
        <table:table-row table:style-name="ro1">
          <table:table-cell office:value-type="float" office:value="5.522" calcext:value-type="float">
            <text:p>5.522</text:p>
          </table:table-cell>
          <table:table-cell office:value-type="float" office:value="0.105509" calcext:value-type="float">
            <text:p>0.105509</text:p>
          </table:table-cell>
          <table:table-cell office:value-type="float" office:value="-8.927173" calcext:value-type="float">
            <text:p>-8.927173</text:p>
          </table:table-cell>
        </table:table-row>
        <table:table-row table:style-name="ro1">
          <table:table-cell office:value-type="float" office:value="5.532" calcext:value-type="float">
            <text:p>5.532</text:p>
          </table:table-cell>
          <table:table-cell office:value-type="float" office:value="0.015792" calcext:value-type="float">
            <text:p>0.015792</text:p>
          </table:table-cell>
          <table:table-cell office:value-type="float" office:value="-9.025973" calcext:value-type="float">
            <text:p>-9.025973</text:p>
          </table:table-cell>
        </table:table-row>
        <table:table-row table:style-name="ro1">
          <table:table-cell office:value-type="float" office:value="5.542" calcext:value-type="float">
            <text:p>5.542</text:p>
          </table:table-cell>
          <table:table-cell office:value-type="float" office:value="0.059885" calcext:value-type="float">
            <text:p>0.059885</text:p>
          </table:table-cell>
          <table:table-cell office:value-type="float" office:value="7.157546" calcext:value-type="float">
            <text:p>7.157546</text:p>
          </table:table-cell>
        </table:table-row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0.131016" calcext:value-type="float">
            <text:p>0.131016</text:p>
          </table:table-cell>
          <table:table-cell office:value-type="float" office:value="7.058746" calcext:value-type="float">
            <text:p>7.058746</text:p>
          </table:table-cell>
        </table:table-row>
        <table:table-row table:style-name="ro1">
          <table:table-cell office:value-type="float" office:value="5.562" calcext:value-type="float">
            <text:p>5.562</text:p>
          </table:table-cell>
          <table:table-cell office:value-type="float" office:value="0.201159" calcext:value-type="float">
            <text:p>0.201159</text:p>
          </table:table-cell>
          <table:table-cell office:value-type="float" office:value="6.959946" calcext:value-type="float">
            <text:p>6.959946</text:p>
          </table:table-cell>
        </table:table-row>
        <table:table-row table:style-name="ro1">
          <table:table-cell office:value-type="float" office:value="5.572" calcext:value-type="float">
            <text:p>5.572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6.861146" calcext:value-type="float">
            <text:p>6.861146</text:p>
          </table:table-cell>
        </table:table-row>
        <table:table-row table:style-name="ro1">
          <table:table-cell office:value-type="float" office:value="5.582" calcext:value-type="float">
            <text:p>5.582</text:p>
          </table:table-cell>
          <table:table-cell office:value-type="float" office:value="0.338481" calcext:value-type="float">
            <text:p>0.338481</text:p>
          </table:table-cell>
          <table:table-cell office:value-type="float" office:value="6.762346" calcext:value-type="float">
            <text:p>6.76234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.40566" calcext:value-type="float">
            <text:p>0.405660</text:p>
          </table:table-cell>
          <table:table-cell office:value-type="float" office:value="6.663546" calcext:value-type="float">
            <text:p>6.663546</text:p>
          </table:table-cell>
        </table:table-row>
        <table:table-row table:style-name="ro1">
          <table:table-cell office:value-type="float" office:value="5.602" calcext:value-type="float">
            <text:p>5.602</text:p>
          </table:table-cell>
          <table:table-cell office:value-type="float" office:value="0.471851" calcext:value-type="float">
            <text:p>0.471851</text:p>
          </table:table-cell>
          <table:table-cell office:value-type="float" office:value="6.564746" calcext:value-type="float">
            <text:p>6.564746</text:p>
          </table:table-cell>
        </table:table-row>
        <table:table-row table:style-name="ro1">
          <table:table-cell office:value-type="float" office:value="5.612" calcext:value-type="float">
            <text:p>5.612</text:p>
          </table:table-cell>
          <table:table-cell office:value-type="float" office:value="0.537053" calcext:value-type="float">
            <text:p>0.537053</text:p>
          </table:table-cell>
          <table:table-cell office:value-type="float" office:value="6.465946" calcext:value-type="float">
            <text:p>6.465946</text:p>
          </table:table-cell>
        </table:table-row>
        <table:table-row table:style-name="ro1">
          <table:table-cell office:value-type="float" office:value="5.622" calcext:value-type="float">
            <text:p>5.622</text:p>
          </table:table-cell>
          <table:table-cell office:value-type="float" office:value="0.601268" calcext:value-type="float">
            <text:p>0.601268</text:p>
          </table:table-cell>
          <table:table-cell office:value-type="float" office:value="6.367146" calcext:value-type="float">
            <text:p>6.367146</text:p>
          </table:table-cell>
        </table:table-row>
        <table:table-row table:style-name="ro1">
          <table:table-cell office:value-type="float" office:value="5.632" calcext:value-type="float">
            <text:p>5.632</text:p>
          </table:table-cell>
          <table:table-cell office:value-type="float" office:value="0.664495" calcext:value-type="float">
            <text:p>0.664495</text:p>
          </table:table-cell>
          <table:table-cell office:value-type="float" office:value="6.268346" calcext:value-type="float">
            <text:p>6.268346</text:p>
          </table:table-cell>
        </table:table-row>
        <table:table-row table:style-name="ro1">
          <table:table-cell office:value-type="float" office:value="5.642" calcext:value-type="float">
            <text:p>5.642</text:p>
          </table:table-cell>
          <table:table-cell office:value-type="float" office:value="0.726734" calcext:value-type="float">
            <text:p>0.726734</text:p>
          </table:table-cell>
          <table:table-cell office:value-type="float" office:value="6.169546" calcext:value-type="float">
            <text:p>6.169546</text:p>
          </table:table-cell>
        </table:table-row>
        <table:table-row table:style-name="ro1">
          <table:table-cell office:value-type="float" office:value="5.652" calcext:value-type="float">
            <text:p>5.652</text:p>
          </table:table-cell>
          <table:table-cell office:value-type="float" office:value="0.787985" calcext:value-type="float">
            <text:p>0.787985</text:p>
          </table:table-cell>
          <table:table-cell office:value-type="float" office:value="6.070746" calcext:value-type="float">
            <text:p>6.070746</text:p>
          </table:table-cell>
        </table:table-row>
        <table:table-row table:style-name="ro1">
          <table:table-cell office:value-type="float" office:value="5.662" calcext:value-type="float">
            <text:p>5.662</text:p>
          </table:table-cell>
          <table:table-cell office:value-type="float" office:value="0.848248" calcext:value-type="float">
            <text:p>0.848248</text:p>
          </table:table-cell>
          <table:table-cell office:value-type="float" office:value="5.971946" calcext:value-type="float">
            <text:p>5.971946</text:p>
          </table:table-cell>
        </table:table-row>
        <table:table-row table:style-name="ro1">
          <table:table-cell office:value-type="float" office:value="5.672" calcext:value-type="float">
            <text:p>5.672</text:p>
          </table:table-cell>
          <table:table-cell office:value-type="float" office:value="0.907523" calcext:value-type="float">
            <text:p>0.907523</text:p>
          </table:table-cell>
          <table:table-cell office:value-type="float" office:value="5.873146" calcext:value-type="float">
            <text:p>5.873146</text:p>
          </table:table-cell>
        </table:table-row>
        <table:table-row table:style-name="ro1">
          <table:table-cell office:value-type="float" office:value="5.682" calcext:value-type="float">
            <text:p>5.682</text:p>
          </table:table-cell>
          <table:table-cell office:value-type="float" office:value="0.965809" calcext:value-type="float">
            <text:p>0.965809</text:p>
          </table:table-cell>
          <table:table-cell office:value-type="float" office:value="5.774346" calcext:value-type="float">
            <text:p>5.774346</text:p>
          </table:table-cell>
        </table:table-row>
        <table:table-row table:style-name="ro1">
          <table:table-cell office:value-type="float" office:value="5.692" calcext:value-type="float">
            <text:p>5.692</text:p>
          </table:table-cell>
          <table:table-cell office:value-type="float" office:value="1.023108" calcext:value-type="float">
            <text:p>1.023108</text:p>
          </table:table-cell>
          <table:table-cell office:value-type="float" office:value="5.675546" calcext:value-type="float">
            <text:p>5.675546</text:p>
          </table:table-cell>
        </table:table-row>
        <table:table-row table:style-name="ro1">
          <table:table-cell office:value-type="float" office:value="5.702" calcext:value-type="float">
            <text:p>5.702</text:p>
          </table:table-cell>
          <table:table-cell office:value-type="float" office:value="1.079419" calcext:value-type="float">
            <text:p>1.079419</text:p>
          </table:table-cell>
          <table:table-cell office:value-type="float" office:value="5.576746" calcext:value-type="float">
            <text:p>5.576746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.134742" calcext:value-type="float">
            <text:p>1.134742</text:p>
          </table:table-cell>
          <table:table-cell office:value-type="float" office:value="5.477946" calcext:value-type="float">
            <text:p>5.477946</text:p>
          </table:table-cell>
        </table:table-row>
        <table:table-row table:style-name="ro1">
          <table:table-cell office:value-type="float" office:value="5.722" calcext:value-type="float">
            <text:p>5.722</text:p>
          </table:table-cell>
          <table:table-cell office:value-type="float" office:value="1.189077" calcext:value-type="float">
            <text:p>1.189077</text:p>
          </table:table-cell>
          <table:table-cell office:value-type="float" office:value="5.379146" calcext:value-type="float">
            <text:p>5.379146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 office:value-type="float" office:value="1.242424" calcext:value-type="float">
            <text:p>1.242424</text:p>
          </table:table-cell>
          <table:table-cell office:value-type="float" office:value="5.280346" calcext:value-type="float">
            <text:p>5.280346</text:p>
          </table:table-cell>
        </table:table-row>
        <table:table-row table:style-name="ro1">
          <table:table-cell office:value-type="float" office:value="5.742" calcext:value-type="float">
            <text:p>5.742</text:p>
          </table:table-cell>
          <table:table-cell office:value-type="float" office:value="1.294783" calcext:value-type="float">
            <text:p>1.294783</text:p>
          </table:table-cell>
          <table:table-cell office:value-type="float" office:value="5.181546" calcext:value-type="float">
            <text:p>5.181546</text:p>
          </table:table-cell>
        </table:table-row>
        <table:table-row table:style-name="ro1">
          <table:table-cell office:value-type="float" office:value="5.752" calcext:value-type="float">
            <text:p>5.752</text:p>
          </table:table-cell>
          <table:table-cell office:value-type="float" office:value="1.346154" calcext:value-type="float">
            <text:p>1.346154</text:p>
          </table:table-cell>
          <table:table-cell office:value-type="float" office:value="5.082746" calcext:value-type="float">
            <text:p>5.082746</text:p>
          </table:table-cell>
        </table:table-row>
        <table:table-row table:style-name="ro1">
          <table:table-cell office:value-type="float" office:value="5.762" calcext:value-type="float">
            <text:p>5.762</text:p>
          </table:table-cell>
          <table:table-cell office:value-type="float" office:value="1.396536" calcext:value-type="float">
            <text:p>1.396536</text:p>
          </table:table-cell>
          <table:table-cell office:value-type="float" office:value="4.983946" calcext:value-type="float">
            <text:p>4.983946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1.445931" calcext:value-type="float">
            <text:p>1.445931</text:p>
          </table:table-cell>
          <table:table-cell office:value-type="float" office:value="4.885146" calcext:value-type="float">
            <text:p>4.885146</text:p>
          </table:table-cell>
        </table:table-row>
        <table:table-row table:style-name="ro1">
          <table:table-cell office:value-type="float" office:value="5.782" calcext:value-type="float">
            <text:p>5.782</text:p>
          </table:table-cell>
          <table:table-cell office:value-type="float" office:value="1.494338" calcext:value-type="float">
            <text:p>1.494338</text:p>
          </table:table-cell>
          <table:table-cell office:value-type="float" office:value="4.786346" calcext:value-type="float">
            <text:p>4.786346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 office:value-type="float" office:value="1.541757" calcext:value-type="float">
            <text:p>1.541757</text:p>
          </table:table-cell>
          <table:table-cell office:value-type="float" office:value="4.687546" calcext:value-type="float">
            <text:p>4.687546</text:p>
          </table:table-cell>
        </table:table-row>
        <table:table-row table:style-name="ro1">
          <table:table-cell office:value-type="float" office:value="5.802" calcext:value-type="float">
            <text:p>5.802</text:p>
          </table:table-cell>
          <table:table-cell office:value-type="float" office:value="1.588188" calcext:value-type="float">
            <text:p>1.588188</text:p>
          </table:table-cell>
          <table:table-cell office:value-type="float" office:value="4.588746" calcext:value-type="float">
            <text:p>4.588746</text:p>
          </table:table-cell>
        </table:table-row>
        <table:table-row table:style-name="ro1">
          <table:table-cell office:value-type="float" office:value="5.812" calcext:value-type="float">
            <text:p>5.812</text:p>
          </table:table-cell>
          <table:table-cell office:value-type="float" office:value="1.633631" calcext:value-type="float">
            <text:p>1.633631</text:p>
          </table:table-cell>
          <table:table-cell office:value-type="float" office:value="4.489946" calcext:value-type="float">
            <text:p>4.489946</text:p>
          </table:table-cell>
        </table:table-row>
        <table:table-row table:style-name="ro1">
          <table:table-cell office:value-type="float" office:value="5.822" calcext:value-type="float">
            <text:p>5.822</text:p>
          </table:table-cell>
          <table:table-cell office:value-type="float" office:value="1.678086" calcext:value-type="float">
            <text:p>1.678086</text:p>
          </table:table-cell>
          <table:table-cell office:value-type="float" office:value="4.391146" calcext:value-type="float">
            <text:p>4.391146</text:p>
          </table:table-cell>
        </table:table-row>
        <table:table-row table:style-name="ro1">
          <table:table-cell office:value-type="float" office:value="5.832" calcext:value-type="float">
            <text:p>5.832</text:p>
          </table:table-cell>
          <table:table-cell office:value-type="float" office:value="1.721552" calcext:value-type="float">
            <text:p>1.721552</text:p>
          </table:table-cell>
          <table:table-cell office:value-type="float" office:value="4.292346" calcext:value-type="float">
            <text:p>4.292346</text:p>
          </table:table-cell>
        </table:table-row>
        <table:table-row table:style-name="ro1">
          <table:table-cell office:value-type="float" office:value="5.842" calcext:value-type="float">
            <text:p>5.842</text:p>
          </table:table-cell>
          <table:table-cell office:value-type="float" office:value="1.764031" calcext:value-type="float">
            <text:p>1.764031</text:p>
          </table:table-cell>
          <table:table-cell office:value-type="float" office:value="4.193546" calcext:value-type="float">
            <text:p>4.193546</text:p>
          </table:table-cell>
        </table:table-row>
        <table:table-row table:style-name="ro1">
          <table:table-cell office:value-type="float" office:value="5.852" calcext:value-type="float">
            <text:p>5.852</text:p>
          </table:table-cell>
          <table:table-cell office:value-type="float" office:value="1.805522" calcext:value-type="float">
            <text:p>1.805522</text:p>
          </table:table-cell>
          <table:table-cell office:value-type="float" office:value="4.094746" calcext:value-type="float">
            <text:p>4.094746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office:value-type="float" office:value="1.846025" calcext:value-type="float">
            <text:p>1.846025</text:p>
          </table:table-cell>
          <table:table-cell office:value-type="float" office:value="3.995946" calcext:value-type="float">
            <text:p>3.995946</text:p>
          </table:table-cell>
        </table:table-row>
        <table:table-row table:style-name="ro1">
          <table:table-cell office:value-type="float" office:value="5.872" calcext:value-type="float">
            <text:p>5.872</text:p>
          </table:table-cell>
          <table:table-cell office:value-type="float" office:value="1.88554" calcext:value-type="float">
            <text:p>1.885540</text:p>
          </table:table-cell>
          <table:table-cell office:value-type="float" office:value="3.897146" calcext:value-type="float">
            <text:p>3.897146</text:p>
          </table:table-cell>
        </table:table-row>
        <table:table-row table:style-name="ro1">
          <table:table-cell office:value-type="float" office:value="5.882" calcext:value-type="float">
            <text:p>5.882</text:p>
          </table:table-cell>
          <table:table-cell office:value-type="float" office:value="1.924067" calcext:value-type="float">
            <text:p>1.924067</text:p>
          </table:table-cell>
          <table:table-cell office:value-type="float" office:value="3.798346" calcext:value-type="float">
            <text:p>3.798346</text:p>
          </table:table-cell>
        </table:table-row>
        <table:table-row table:style-name="ro1">
          <table:table-cell office:value-type="float" office:value="5.892" calcext:value-type="float">
            <text:p>5.892</text:p>
          </table:table-cell>
          <table:table-cell office:value-type="float" office:value="1.961606" calcext:value-type="float">
            <text:p>1.961606</text:p>
          </table:table-cell>
          <table:table-cell office:value-type="float" office:value="3.699546" calcext:value-type="float">
            <text:p>3.699546</text:p>
          </table:table-cell>
        </table:table-row>
        <table:table-row table:style-name="ro1">
          <table:table-cell office:value-type="float" office:value="5.902" calcext:value-type="float">
            <text:p>5.902</text:p>
          </table:table-cell>
          <table:table-cell office:value-type="float" office:value="1.998156" calcext:value-type="float">
            <text:p>1.998156</text:p>
          </table:table-cell>
          <table:table-cell office:value-type="float" office:value="3.600746" calcext:value-type="float">
            <text:p>3.600746</text:p>
          </table:table-cell>
        </table:table-row>
        <table:table-row table:style-name="ro1">
          <table:table-cell office:value-type="float" office:value="5.912" calcext:value-type="float">
            <text:p>5.912</text:p>
          </table:table-cell>
          <table:table-cell office:value-type="float" office:value="2.033719" calcext:value-type="float">
            <text:p>2.033719</text:p>
          </table:table-cell>
          <table:table-cell office:value-type="float" office:value="3.501946" calcext:value-type="float">
            <text:p>3.501946</text:p>
          </table:table-cell>
        </table:table-row>
        <table:table-row table:style-name="ro1">
          <table:table-cell office:value-type="float" office:value="5.922" calcext:value-type="float">
            <text:p>5.922</text:p>
          </table:table-cell>
          <table:table-cell office:value-type="float" office:value="2.068294" calcext:value-type="float">
            <text:p>2.068294</text:p>
          </table:table-cell>
          <table:table-cell office:value-type="float" office:value="3.403146" calcext:value-type="float">
            <text:p>3.403146</text:p>
          </table:table-cell>
        </table:table-row>
        <table:table-row table:style-name="ro1">
          <table:table-cell office:value-type="float" office:value="5.932" calcext:value-type="float">
            <text:p>5.932</text:p>
          </table:table-cell>
          <table:table-cell office:value-type="float" office:value="2.101881" calcext:value-type="float">
            <text:p>2.101881</text:p>
          </table:table-cell>
          <table:table-cell office:value-type="float" office:value="3.304346" calcext:value-type="float">
            <text:p>3.304346</text:p>
          </table:table-cell>
        </table:table-row>
        <table:table-row table:style-name="ro1">
          <table:table-cell office:value-type="float" office:value="5.942" calcext:value-type="float">
            <text:p>5.942</text:p>
          </table:table-cell>
          <table:table-cell office:value-type="float" office:value="2.13448" calcext:value-type="float">
            <text:p>2.134480</text:p>
          </table:table-cell>
          <table:table-cell office:value-type="float" office:value="3.205546" calcext:value-type="float">
            <text:p>3.20554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.166091" calcext:value-type="float">
            <text:p>2.166091</text:p>
          </table:table-cell>
          <table:table-cell office:value-type="float" office:value="3.106746" calcext:value-type="float">
            <text:p>3.106746</text:p>
          </table:table-cell>
        </table:table-row>
        <table:table-row table:style-name="ro1">
          <table:table-cell office:value-type="float" office:value="5.962" calcext:value-type="float">
            <text:p>5.962</text:p>
          </table:table-cell>
          <table:table-cell office:value-type="float" office:value="2.196714" calcext:value-type="float">
            <text:p>2.196714</text:p>
          </table:table-cell>
          <table:table-cell office:value-type="float" office:value="3.007946" calcext:value-type="float">
            <text:p>3.007946</text:p>
          </table:table-cell>
        </table:table-row>
        <table:table-row table:style-name="ro1">
          <table:table-cell office:value-type="float" office:value="5.972" calcext:value-type="float">
            <text:p>5.972</text:p>
          </table:table-cell>
          <table:table-cell office:value-type="float" office:value="2.226348" calcext:value-type="float">
            <text:p>2.226348</text:p>
          </table:table-cell>
          <table:table-cell office:value-type="float" office:value="2.909146" calcext:value-type="float">
            <text:p>2.909146</text:p>
          </table:table-cell>
        </table:table-row>
        <table:table-row table:style-name="ro1">
          <table:table-cell office:value-type="float" office:value="5.982" calcext:value-type="float">
            <text:p>5.982</text:p>
          </table:table-cell>
          <table:table-cell office:value-type="float" office:value="2.254995" calcext:value-type="float">
            <text:p>2.254995</text:p>
          </table:table-cell>
          <table:table-cell office:value-type="float" office:value="2.810346" calcext:value-type="float">
            <text:p>2.810346</text:p>
          </table:table-cell>
        </table:table-row>
        <table:table-row table:style-name="ro1">
          <table:table-cell office:value-type="float" office:value="5.992" calcext:value-type="float">
            <text:p>5.992</text:p>
          </table:table-cell>
          <table:table-cell office:value-type="float" office:value="2.282654" calcext:value-type="float">
            <text:p>2.282654</text:p>
          </table:table-cell>
          <table:table-cell office:value-type="float" office:value="2.711546" calcext:value-type="float">
            <text:p>2.711546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2.309325" calcext:value-type="float">
            <text:p>2.309325</text:p>
          </table:table-cell>
          <table:table-cell office:value-type="float" office:value="2.612746" calcext:value-type="float">
            <text:p>2.612746</text:p>
          </table:table-cell>
        </table:table-row>
        <table:table-row table:style-name="ro1">
          <table:table-cell office:value-type="float" office:value="6.012" calcext:value-type="float">
            <text:p>6.012</text:p>
          </table:table-cell>
          <table:table-cell office:value-type="float" office:value="2.335008" calcext:value-type="float">
            <text:p>2.335008</text:p>
          </table:table-cell>
          <table:table-cell office:value-type="float" office:value="2.513946" calcext:value-type="float">
            <text:p>2.513946</text:p>
          </table:table-cell>
        </table:table-row>
        <table:table-row table:style-name="ro1">
          <table:table-cell office:value-type="float" office:value="6.022" calcext:value-type="float">
            <text:p>6.022</text:p>
          </table:table-cell>
          <table:table-cell office:value-type="float" office:value="2.359703" calcext:value-type="float">
            <text:p>2.359703</text:p>
          </table:table-cell>
          <table:table-cell office:value-type="float" office:value="2.415146" calcext:value-type="float">
            <text:p>2.415146</text:p>
          </table:table-cell>
        </table:table-row>
        <table:table-row table:style-name="ro1">
          <table:table-cell office:value-type="float" office:value="6.032" calcext:value-type="float">
            <text:p>6.032</text:p>
          </table:table-cell>
          <table:table-cell office:value-type="float" office:value="2.38341" calcext:value-type="float">
            <text:p>2.383410</text:p>
          </table:table-cell>
          <table:table-cell office:value-type="float" office:value="2.316346" calcext:value-type="float">
            <text:p>2.316346</text:p>
          </table:table-cell>
        </table:table-row>
        <table:table-row table:style-name="ro1">
          <table:table-cell office:value-type="float" office:value="6.042" calcext:value-type="float">
            <text:p>6.042</text:p>
          </table:table-cell>
          <table:table-cell office:value-type="float" office:value="2.406129" calcext:value-type="float">
            <text:p>2.406129</text:p>
          </table:table-cell>
          <table:table-cell office:value-type="float" office:value="2.217546" calcext:value-type="float">
            <text:p>2.217546</text:p>
          </table:table-cell>
        </table:table-row>
        <table:table-row table:style-name="ro1">
          <table:table-cell office:value-type="float" office:value="6.052" calcext:value-type="float">
            <text:p>6.052</text:p>
          </table:table-cell>
          <table:table-cell office:value-type="float" office:value="2.427859" calcext:value-type="float">
            <text:p>2.427859</text:p>
          </table:table-cell>
          <table:table-cell office:value-type="float" office:value="2.118746" calcext:value-type="float">
            <text:p>2.118746</text:p>
          </table:table-cell>
        </table:table-row>
        <table:table-row table:style-name="ro1">
          <table:table-cell office:value-type="float" office:value="6.062" calcext:value-type="float">
            <text:p>6.062</text:p>
          </table:table-cell>
          <table:table-cell office:value-type="float" office:value="2.448602" calcext:value-type="float">
            <text:p>2.448602</text:p>
          </table:table-cell>
          <table:table-cell office:value-type="float" office:value="2.019946" calcext:value-type="float">
            <text:p>2.01994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2.468357" calcext:value-type="float">
            <text:p>2.468357</text:p>
          </table:table-cell>
          <table:table-cell office:value-type="float" office:value="1.921146" calcext:value-type="float">
            <text:p>1.921146</text:p>
          </table:table-cell>
        </table:table-row>
        <table:table-row table:style-name="ro1">
          <table:table-cell office:value-type="float" office:value="6.082" calcext:value-type="float">
            <text:p>6.082</text:p>
          </table:table-cell>
          <table:table-cell office:value-type="float" office:value="2.487124" calcext:value-type="float">
            <text:p>2.487124</text:p>
          </table:table-cell>
          <table:table-cell office:value-type="float" office:value="1.822346" calcext:value-type="float">
            <text:p>1.822346</text:p>
          </table:table-cell>
        </table:table-row>
        <table:table-row table:style-name="ro1">
          <table:table-cell office:value-type="float" office:value="6.092" calcext:value-type="float">
            <text:p>6.092</text:p>
          </table:table-cell>
          <table:table-cell office:value-type="float" office:value="2.504903" calcext:value-type="float">
            <text:p>2.504903</text:p>
          </table:table-cell>
          <table:table-cell office:value-type="float" office:value="1.723546" calcext:value-type="float">
            <text:p>1.723546</text:p>
          </table:table-cell>
        </table:table-row>
        <table:table-row table:style-name="ro1">
          <table:table-cell office:value-type="float" office:value="6.102" calcext:value-type="float">
            <text:p>6.102</text:p>
          </table:table-cell>
          <table:table-cell office:value-type="float" office:value="2.521694" calcext:value-type="float">
            <text:p>2.521694</text:p>
          </table:table-cell>
          <table:table-cell office:value-type="float" office:value="1.624746" calcext:value-type="float">
            <text:p>1.624746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office:value-type="float" office:value="2.537497" calcext:value-type="float">
            <text:p>2.537497</text:p>
          </table:table-cell>
          <table:table-cell office:value-type="float" office:value="1.525946" calcext:value-type="float">
            <text:p>1.525946</text:p>
          </table:table-cell>
        </table:table-row>
        <table:table-row table:style-name="ro1">
          <table:table-cell office:value-type="float" office:value="6.122" calcext:value-type="float">
            <text:p>6.122</text:p>
          </table:table-cell>
          <table:table-cell office:value-type="float" office:value="2.552311" calcext:value-type="float">
            <text:p>2.552311</text:p>
          </table:table-cell>
          <table:table-cell office:value-type="float" office:value="1.427146" calcext:value-type="float">
            <text:p>1.427146</text:p>
          </table:table-cell>
        </table:table-row>
        <table:table-row table:style-name="ro1">
          <table:table-cell office:value-type="float" office:value="6.132" calcext:value-type="float">
            <text:p>6.132</text:p>
          </table:table-cell>
          <table:table-cell office:value-type="float" office:value="2.566138" calcext:value-type="float">
            <text:p>2.566138</text:p>
          </table:table-cell>
          <table:table-cell office:value-type="float" office:value="1.328346" calcext:value-type="float">
            <text:p>1.328346</text:p>
          </table:table-cell>
        </table:table-row>
        <table:table-row table:style-name="ro1">
          <table:table-cell office:value-type="float" office:value="6.142" calcext:value-type="float">
            <text:p>6.142</text:p>
          </table:table-cell>
          <table:table-cell office:value-type="float" office:value="2.578977" calcext:value-type="float">
            <text:p>2.578977</text:p>
          </table:table-cell>
          <table:table-cell office:value-type="float" office:value="1.229546" calcext:value-type="float">
            <text:p>1.229546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 office:value-type="float" office:value="2.590828" calcext:value-type="float">
            <text:p>2.590828</text:p>
          </table:table-cell>
          <table:table-cell office:value-type="float" office:value="1.130746" calcext:value-type="float">
            <text:p>1.130746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2.601691" calcext:value-type="float">
            <text:p>2.601691</text:p>
          </table:table-cell>
          <table:table-cell office:value-type="float" office:value="1.031946" calcext:value-type="float">
            <text:p>1.031946</text:p>
          </table:table-cell>
        </table:table-row>
        <table:table-row table:style-name="ro1">
          <table:table-cell office:value-type="float" office:value="6.172" calcext:value-type="float">
            <text:p>6.172</text:p>
          </table:table-cell>
          <table:table-cell office:value-type="float" office:value="2.611566" calcext:value-type="float">
            <text:p>2.611566</text:p>
          </table:table-cell>
          <table:table-cell office:value-type="float" office:value="0.933146" calcext:value-type="float">
            <text:p>0.933146</text:p>
          </table:table-cell>
        </table:table-row>
        <table:table-row table:style-name="ro1">
          <table:table-cell office:value-type="float" office:value="6.182" calcext:value-type="float">
            <text:p>6.182</text:p>
          </table:table-cell>
          <table:table-cell office:value-type="float" office:value="2.620453" calcext:value-type="float">
            <text:p>2.620453</text:p>
          </table:table-cell>
          <table:table-cell office:value-type="float" office:value="0.834346" calcext:value-type="float">
            <text:p>0.834346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.628351" calcext:value-type="float">
            <text:p>2.628351</text:p>
          </table:table-cell>
          <table:table-cell office:value-type="float" office:value="0.735546" calcext:value-type="float">
            <text:p>0.735546</text:p>
          </table:table-cell>
        </table:table-row>
        <table:table-row table:style-name="ro1">
          <table:table-cell office:value-type="float" office:value="6.202" calcext:value-type="float">
            <text:p>6.202</text:p>
          </table:table-cell>
          <table:table-cell office:value-type="float" office:value="2.635262" calcext:value-type="float">
            <text:p>2.635262</text:p>
          </table:table-cell>
          <table:table-cell office:value-type="float" office:value="0.636746" calcext:value-type="float">
            <text:p>0.636746</text:p>
          </table:table-cell>
        </table:table-row>
        <table:table-row table:style-name="ro1">
          <table:table-cell office:value-type="float" office:value="6.212" calcext:value-type="float">
            <text:p>6.212</text:p>
          </table:table-cell>
          <table:table-cell office:value-type="float" office:value="2.641185" calcext:value-type="float">
            <text:p>2.641185</text:p>
          </table:table-cell>
          <table:table-cell office:value-type="float" office:value="0.537946" calcext:value-type="float">
            <text:p>0.537946</text:p>
          </table:table-cell>
        </table:table-row>
        <table:table-row table:style-name="ro1">
          <table:table-cell office:value-type="float" office:value="6.222" calcext:value-type="float">
            <text:p>6.222</text:p>
          </table:table-cell>
          <table:table-cell office:value-type="float" office:value="2.64612" calcext:value-type="float">
            <text:p>2.646120</text:p>
          </table:table-cell>
          <table:table-cell office:value-type="float" office:value="0.439146" calcext:value-type="float">
            <text:p>0.439146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2.650067" calcext:value-type="float">
            <text:p>2.650067</text:p>
          </table:table-cell>
          <table:table-cell office:value-type="float" office:value="0.340346" calcext:value-type="float">
            <text:p>0.340346</text:p>
          </table:table-cell>
        </table:table-row>
        <table:table-row table:style-name="ro1">
          <table:table-cell office:value-type="float" office:value="6.242" calcext:value-type="float">
            <text:p>6.242</text:p>
          </table:table-cell>
          <table:table-cell office:value-type="float" office:value="2.653026" calcext:value-type="float">
            <text:p>2.653026</text:p>
          </table:table-cell>
          <table:table-cell office:value-type="float" office:value="0.241546" calcext:value-type="float">
            <text:p>0.241546</text:p>
          </table:table-cell>
        </table:table-row>
        <table:table-row table:style-name="ro1">
          <table:table-cell office:value-type="float" office:value="6.252" calcext:value-type="float">
            <text:p>6.252</text:p>
          </table:table-cell>
          <table:table-cell office:value-type="float" office:value="2.654997" calcext:value-type="float">
            <text:p>2.654997</text:p>
          </table:table-cell>
          <table:table-cell office:value-type="float" office:value="0.142746" calcext:value-type="float">
            <text:p>0.142746</text:p>
          </table:table-cell>
        </table:table-row>
        <table:table-row table:style-name="ro1">
          <table:table-cell office:value-type="float" office:value="6.262" calcext:value-type="float">
            <text:p>6.262</text:p>
          </table:table-cell>
          <table:table-cell office:value-type="float" office:value="2.655979" calcext:value-type="float">
            <text:p>2.655979</text:p>
          </table:table-cell>
          <table:table-cell office:value-type="float" office:value="0.043946" calcext:value-type="float">
            <text:p>0.043946</text:p>
          </table:table-cell>
        </table:table-row>
        <table:table-row table:style-name="ro1">
          <table:table-cell office:value-type="float" office:value="6.272" calcext:value-type="float">
            <text:p>6.272</text:p>
          </table:table-cell>
          <table:table-cell office:value-type="float" office:value="2.655974" calcext:value-type="float">
            <text:p>2.655974</text:p>
          </table:table-cell>
          <table:table-cell office:value-type="float" office:value="-0.054854" calcext:value-type="float">
            <text:p>-0.054854</text:p>
          </table:table-cell>
        </table:table-row>
        <table:table-row table:style-name="ro1">
          <table:table-cell office:value-type="float" office:value="6.282" calcext:value-type="float">
            <text:p>6.282</text:p>
          </table:table-cell>
          <table:table-cell office:value-type="float" office:value="2.654981" calcext:value-type="float">
            <text:p>2.654981</text:p>
          </table:table-cell>
          <table:table-cell office:value-type="float" office:value="-0.153654" calcext:value-type="float">
            <text:p>-0.153654</text:p>
          </table:table-cell>
        </table:table-row>
        <table:table-row table:style-name="ro1">
          <table:table-cell office:value-type="float" office:value="6.292" calcext:value-type="float">
            <text:p>6.292</text:p>
          </table:table-cell>
          <table:table-cell office:value-type="float" office:value="2.653" calcext:value-type="float">
            <text:p>2.653000</text:p>
          </table:table-cell>
          <table:table-cell office:value-type="float" office:value="-0.252454" calcext:value-type="float">
            <text:p>-0.252454</text:p>
          </table:table-cell>
        </table:table-row>
        <table:table-row table:style-name="ro1">
          <table:table-cell office:value-type="float" office:value="6.302" calcext:value-type="float">
            <text:p>6.302</text:p>
          </table:table-cell>
          <table:table-cell office:value-type="float" office:value="2.650031" calcext:value-type="float">
            <text:p>2.650031</text:p>
          </table:table-cell>
          <table:table-cell office:value-type="float" office:value="-0.351254" calcext:value-type="float">
            <text:p>-0.351254</text:p>
          </table:table-cell>
        </table:table-row>
        <table:table-row table:style-name="ro1">
          <table:table-cell office:value-type="float" office:value="6.312" calcext:value-type="float">
            <text:p>6.312</text:p>
          </table:table-cell>
          <table:table-cell office:value-type="float" office:value="2.646074" calcext:value-type="float">
            <text:p>2.646074</text:p>
          </table:table-cell>
          <table:table-cell office:value-type="float" office:value="-0.450054" calcext:value-type="float">
            <text:p>-0.450054</text:p>
          </table:table-cell>
        </table:table-row>
        <table:table-row table:style-name="ro1">
          <table:table-cell office:value-type="float" office:value="6.322" calcext:value-type="float">
            <text:p>6.322</text:p>
          </table:table-cell>
          <table:table-cell office:value-type="float" office:value="2.641129" calcext:value-type="float">
            <text:p>2.641129</text:p>
          </table:table-cell>
          <table:table-cell office:value-type="float" office:value="-0.548854" calcext:value-type="float">
            <text:p>-0.548854</text:p>
          </table:table-cell>
        </table:table-row>
        <table:table-row table:style-name="ro1">
          <table:table-cell office:value-type="float" office:value="6.332" calcext:value-type="float">
            <text:p>6.332</text:p>
          </table:table-cell>
          <table:table-cell office:value-type="float" office:value="2.635196" calcext:value-type="float">
            <text:p>2.635196</text:p>
          </table:table-cell>
          <table:table-cell office:value-type="float" office:value="-0.647654" calcext:value-type="float">
            <text:p>-0.647654</text:p>
          </table:table-cell>
        </table:table-row>
        <table:table-row table:style-name="ro1">
          <table:table-cell office:value-type="float" office:value="6.342" calcext:value-type="float">
            <text:p>6.342</text:p>
          </table:table-cell>
          <table:table-cell office:value-type="float" office:value="2.628274" calcext:value-type="float">
            <text:p>2.628274</text:p>
          </table:table-cell>
          <table:table-cell office:value-type="float" office:value="-0.746454" calcext:value-type="float">
            <text:p>-0.746454</text:p>
          </table:table-cell>
        </table:table-row>
        <table:table-row table:style-name="ro1">
          <table:table-cell office:value-type="float" office:value="6.352" calcext:value-type="float">
            <text:p>6.352</text:p>
          </table:table-cell>
          <table:table-cell office:value-type="float" office:value="2.620365" calcext:value-type="float">
            <text:p>2.620365</text:p>
          </table:table-cell>
          <table:table-cell office:value-type="float" office:value="-0.845254" calcext:value-type="float">
            <text:p>-0.845254</text:p>
          </table:table-cell>
        </table:table-row>
        <table:table-row table:style-name="ro1">
          <table:table-cell office:value-type="float" office:value="6.362" calcext:value-type="float">
            <text:p>6.362</text:p>
          </table:table-cell>
          <table:table-cell office:value-type="float" office:value="2.611468" calcext:value-type="float">
            <text:p>2.611468</text:p>
          </table:table-cell>
          <table:table-cell office:value-type="float" office:value="-0.944054" calcext:value-type="float">
            <text:p>-0.944054</text:p>
          </table:table-cell>
        </table:table-row>
        <table:table-row table:style-name="ro1">
          <table:table-cell office:value-type="float" office:value="6.372" calcext:value-type="float">
            <text:p>6.372</text:p>
          </table:table-cell>
          <table:table-cell office:value-type="float" office:value="2.601583" calcext:value-type="float">
            <text:p>2.601583</text:p>
          </table:table-cell>
          <table:table-cell office:value-type="float" office:value="-1.042854" calcext:value-type="float">
            <text:p>-1.042854</text:p>
          </table:table-cell>
        </table:table-row>
        <table:table-row table:style-name="ro1">
          <table:table-cell office:value-type="float" office:value="6.382" calcext:value-type="float">
            <text:p>6.382</text:p>
          </table:table-cell>
          <table:table-cell office:value-type="float" office:value="2.59071" calcext:value-type="float">
            <text:p>2.590710</text:p>
          </table:table-cell>
          <table:table-cell office:value-type="float" office:value="-1.141654" calcext:value-type="float">
            <text:p>-1.141654</text:p>
          </table:table-cell>
        </table:table-row>
        <table:table-row table:style-name="ro1">
          <table:table-cell office:value-type="float" office:value="6.392" calcext:value-type="float">
            <text:p>6.392</text:p>
          </table:table-cell>
          <table:table-cell office:value-type="float" office:value="2.578849" calcext:value-type="float">
            <text:p>2.578849</text:p>
          </table:table-cell>
          <table:table-cell office:value-type="float" office:value="-1.240454" calcext:value-type="float">
            <text:p>-1.240454</text:p>
          </table:table-cell>
        </table:table-row>
        <table:table-row table:style-name="ro1">
          <table:table-cell office:value-type="float" office:value="6.402" calcext:value-type="float">
            <text:p>6.402</text:p>
          </table:table-cell>
          <table:table-cell office:value-type="float" office:value="2.566" calcext:value-type="float">
            <text:p>2.566000</text:p>
          </table:table-cell>
          <table:table-cell office:value-type="float" office:value="-1.339254" calcext:value-type="float">
            <text:p>-1.339254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 office:value-type="float" office:value="2.552162" calcext:value-type="float">
            <text:p>2.552162</text:p>
          </table:table-cell>
          <table:table-cell office:value-type="float" office:value="-1.438054" calcext:value-type="float">
            <text:p>-1.438054</text:p>
          </table:table-cell>
        </table:table-row>
        <table:table-row table:style-name="ro1">
          <table:table-cell office:value-type="float" office:value="6.422" calcext:value-type="float">
            <text:p>6.422</text:p>
          </table:table-cell>
          <table:table-cell office:value-type="float" office:value="2.537337" calcext:value-type="float">
            <text:p>2.537337</text:p>
          </table:table-cell>
          <table:table-cell office:value-type="float" office:value="-1.536854" calcext:value-type="float">
            <text:p>-1.536854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2.521524" calcext:value-type="float">
            <text:p>2.521524</text:p>
          </table:table-cell>
          <table:table-cell office:value-type="float" office:value="-1.635654" calcext:value-type="float">
            <text:p>-1.635654</text:p>
          </table:table-cell>
        </table:table-row>
        <table:table-row table:style-name="ro1">
          <table:table-cell office:value-type="float" office:value="6.442" calcext:value-type="float">
            <text:p>6.442</text:p>
          </table:table-cell>
          <table:table-cell office:value-type="float" office:value="2.504723" calcext:value-type="float">
            <text:p>2.504723</text:p>
          </table:table-cell>
          <table:table-cell office:value-type="float" office:value="-1.734454" calcext:value-type="float">
            <text:p>-1.734454</text:p>
          </table:table-cell>
        </table:table-row>
        <table:table-row table:style-name="ro1">
          <table:table-cell office:value-type="float" office:value="6.452" calcext:value-type="float">
            <text:p>6.452</text:p>
          </table:table-cell>
          <table:table-cell office:value-type="float" office:value="2.486934" calcext:value-type="float">
            <text:p>2.486934</text:p>
          </table:table-cell>
          <table:table-cell office:value-type="float" office:value="-1.833254" calcext:value-type="float">
            <text:p>-1.833254</text:p>
          </table:table-cell>
        </table:table-row>
        <table:table-row table:style-name="ro1">
          <table:table-cell office:value-type="float" office:value="6.462" calcext:value-type="float">
            <text:p>6.462</text:p>
          </table:table-cell>
          <table:table-cell office:value-type="float" office:value="2.468157" calcext:value-type="float">
            <text:p>2.468157</text:p>
          </table:table-cell>
          <table:table-cell office:value-type="float" office:value="-1.932054" calcext:value-type="float">
            <text:p>-1.932054</text:p>
          </table:table-cell>
        </table:table-row>
        <table:table-row table:style-name="ro1">
          <table:table-cell office:value-type="float" office:value="6.472" calcext:value-type="float">
            <text:p>6.472</text:p>
          </table:table-cell>
          <table:table-cell office:value-type="float" office:value="2.448392" calcext:value-type="float">
            <text:p>2.448392</text:p>
          </table:table-cell>
          <table:table-cell office:value-type="float" office:value="-2.030854" calcext:value-type="float">
            <text:p>-2.030854</text:p>
          </table:table-cell>
        </table:table-row>
        <table:table-row table:style-name="ro1">
          <table:table-cell office:value-type="float" office:value="6.482" calcext:value-type="float">
            <text:p>6.482</text:p>
          </table:table-cell>
          <table:table-cell office:value-type="float" office:value="2.427638" calcext:value-type="float">
            <text:p>2.427638</text:p>
          </table:table-cell>
          <table:table-cell office:value-type="float" office:value="-2.129654" calcext:value-type="float">
            <text:p>-2.129654</text:p>
          </table:table-cell>
        </table:table-row>
        <table:table-row table:style-name="ro1">
          <table:table-cell office:value-type="float" office:value="6.492" calcext:value-type="float">
            <text:p>6.492</text:p>
          </table:table-cell>
          <table:table-cell office:value-type="float" office:value="2.405897" calcext:value-type="float">
            <text:p>2.405897</text:p>
          </table:table-cell>
          <table:table-cell office:value-type="float" office:value="-2.228454" calcext:value-type="float">
            <text:p>-2.228454</text:p>
          </table:table-cell>
        </table:table-row>
        <table:table-row table:style-name="ro1">
          <table:table-cell office:value-type="float" office:value="6.502" calcext:value-type="float">
            <text:p>6.502</text:p>
          </table:table-cell>
          <table:table-cell office:value-type="float" office:value="2.383168" calcext:value-type="float">
            <text:p>2.383168</text:p>
          </table:table-cell>
          <table:table-cell office:value-type="float" office:value="-2.327254" calcext:value-type="float">
            <text:p>-2.327254</text:p>
          </table:table-cell>
        </table:table-row>
        <table:table-row table:style-name="ro1">
          <table:table-cell office:value-type="float" office:value="6.512" calcext:value-type="float">
            <text:p>6.512</text:p>
          </table:table-cell>
          <table:table-cell office:value-type="float" office:value="2.359451" calcext:value-type="float">
            <text:p>2.359451</text:p>
          </table:table-cell>
          <table:table-cell office:value-type="float" office:value="-2.426054" calcext:value-type="float">
            <text:p>-2.426054</text:p>
          </table:table-cell>
        </table:table-row>
        <table:table-row table:style-name="ro1">
          <table:table-cell office:value-type="float" office:value="6.522" calcext:value-type="float">
            <text:p>6.522</text:p>
          </table:table-cell>
          <table:table-cell office:value-type="float" office:value="2.334746" calcext:value-type="float">
            <text:p>2.334746</text:p>
          </table:table-cell>
          <table:table-cell office:value-type="float" office:value="-2.524854" calcext:value-type="float">
            <text:p>-2.524854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 office:value-type="float" office:value="2.309053" calcext:value-type="float">
            <text:p>2.309053</text:p>
          </table:table-cell>
          <table:table-cell office:value-type="float" office:value="-2.623654" calcext:value-type="float">
            <text:p>-2.623654</text:p>
          </table:table-cell>
        </table:table-row>
        <table:table-row table:style-name="ro1">
          <table:table-cell office:value-type="float" office:value="6.542" calcext:value-type="float">
            <text:p>6.542</text:p>
          </table:table-cell>
          <table:table-cell office:value-type="float" office:value="2.282372" calcext:value-type="float">
            <text:p>2.282372</text:p>
          </table:table-cell>
          <table:table-cell office:value-type="float" office:value="-2.722454" calcext:value-type="float">
            <text:p>-2.72245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2.254702" calcext:value-type="float">
            <text:p>2.254702</text:p>
          </table:table-cell>
          <table:table-cell office:value-type="float" office:value="-2.821254" calcext:value-type="float">
            <text:p>-2.821254</text:p>
          </table:table-cell>
        </table:table-row>
        <table:table-row table:style-name="ro1">
          <table:table-cell office:value-type="float" office:value="6.562" calcext:value-type="float">
            <text:p>6.562</text:p>
          </table:table-cell>
          <table:table-cell office:value-type="float" office:value="2.226045" calcext:value-type="float">
            <text:p>2.226045</text:p>
          </table:table-cell>
          <table:table-cell office:value-type="float" office:value="-2.920054" calcext:value-type="float">
            <text:p>-2.920054</text:p>
          </table:table-cell>
        </table:table-row>
        <table:table-row table:style-name="ro1">
          <table:table-cell office:value-type="float" office:value="6.572" calcext:value-type="float">
            <text:p>6.572</text:p>
          </table:table-cell>
          <table:table-cell office:value-type="float" office:value="2.1964" calcext:value-type="float">
            <text:p>2.196400</text:p>
          </table:table-cell>
          <table:table-cell office:value-type="float" office:value="-3.018854" calcext:value-type="float">
            <text:p>-3.018854</text:p>
          </table:table-cell>
        </table:table-row>
        <table:table-row table:style-name="ro1">
          <table:table-cell office:value-type="float" office:value="6.582" calcext:value-type="float">
            <text:p>6.582</text:p>
          </table:table-cell>
          <table:table-cell office:value-type="float" office:value="2.165767" calcext:value-type="float">
            <text:p>2.165767</text:p>
          </table:table-cell>
          <table:table-cell office:value-type="float" office:value="-3.117654" calcext:value-type="float">
            <text:p>-3.117654</text:p>
          </table:table-cell>
        </table:table-row>
        <table:table-row table:style-name="ro1">
          <table:table-cell office:value-type="float" office:value="6.592" calcext:value-type="float">
            <text:p>6.592</text:p>
          </table:table-cell>
          <table:table-cell office:value-type="float" office:value="2.134146" calcext:value-type="float">
            <text:p>2.134146</text:p>
          </table:table-cell>
          <table:table-cell office:value-type="float" office:value="-3.216454" calcext:value-type="float">
            <text:p>-3.216454</text:p>
          </table:table-cell>
        </table:table-row>
        <table:table-row table:style-name="ro1">
          <table:table-cell office:value-type="float" office:value="6.602" calcext:value-type="float">
            <text:p>6.602</text:p>
          </table:table-cell>
          <table:table-cell office:value-type="float" office:value="2.101537" calcext:value-type="float">
            <text:p>2.101537</text:p>
          </table:table-cell>
          <table:table-cell office:value-type="float" office:value="-3.315254" calcext:value-type="float">
            <text:p>-3.315254</text:p>
          </table:table-cell>
        </table:table-row>
        <table:table-row table:style-name="ro1">
          <table:table-cell office:value-type="float" office:value="6.612" calcext:value-type="float">
            <text:p>6.612</text:p>
          </table:table-cell>
          <table:table-cell office:value-type="float" office:value="2.06794" calcext:value-type="float">
            <text:p>2.067940</text:p>
          </table:table-cell>
          <table:table-cell office:value-type="float" office:value="-3.414054" calcext:value-type="float">
            <text:p>-3.414054</text:p>
          </table:table-cell>
        </table:table-row>
        <table:table-row table:style-name="ro1">
          <table:table-cell office:value-type="float" office:value="6.622" calcext:value-type="float">
            <text:p>6.622</text:p>
          </table:table-cell>
          <table:table-cell office:value-type="float" office:value="2.033355" calcext:value-type="float">
            <text:p>2.033355</text:p>
          </table:table-cell>
          <table:table-cell office:value-type="float" office:value="-3.512854" calcext:value-type="float">
            <text:p>-3.512854</text:p>
          </table:table-cell>
        </table:table-row>
        <table:table-row table:style-name="ro1">
          <table:table-cell office:value-type="float" office:value="6.632" calcext:value-type="float">
            <text:p>6.632</text:p>
          </table:table-cell>
          <table:table-cell office:value-type="float" office:value="1.997781" calcext:value-type="float">
            <text:p>1.997781</text:p>
          </table:table-cell>
          <table:table-cell office:value-type="float" office:value="-3.611654" calcext:value-type="float">
            <text:p>-3.611654</text:p>
          </table:table-cell>
        </table:table-row>
        <table:table-row table:style-name="ro1">
          <table:table-cell office:value-type="float" office:value="6.642" calcext:value-type="float">
            <text:p>6.642</text:p>
          </table:table-cell>
          <table:table-cell office:value-type="float" office:value="1.96122" calcext:value-type="float">
            <text:p>1.961220</text:p>
          </table:table-cell>
          <table:table-cell office:value-type="float" office:value="-3.710454" calcext:value-type="float">
            <text:p>-3.710454</text:p>
          </table:table-cell>
        </table:table-row>
        <table:table-row table:style-name="ro1">
          <table:table-cell office:value-type="float" office:value="6.652" calcext:value-type="float">
            <text:p>6.652</text:p>
          </table:table-cell>
          <table:table-cell office:value-type="float" office:value="1.923671" calcext:value-type="float">
            <text:p>1.923671</text:p>
          </table:table-cell>
          <table:table-cell office:value-type="float" office:value="-3.809254" calcext:value-type="float">
            <text:p>-3.809254</text:p>
          </table:table-cell>
        </table:table-row>
        <table:table-row table:style-name="ro1">
          <table:table-cell office:value-type="float" office:value="6.662" calcext:value-type="float">
            <text:p>6.662</text:p>
          </table:table-cell>
          <table:table-cell office:value-type="float" office:value="1.885134" calcext:value-type="float">
            <text:p>1.885134</text:p>
          </table:table-cell>
          <table:table-cell office:value-type="float" office:value="-3.908054" calcext:value-type="float">
            <text:p>-3.9080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.845609" calcext:value-type="float">
            <text:p>1.845609</text:p>
          </table:table-cell>
          <table:table-cell office:value-type="float" office:value="-4.006854" calcext:value-type="float">
            <text:p>-4.006854</text:p>
          </table:table-cell>
        </table:table-row>
        <table:table-row table:style-name="ro1">
          <table:table-cell office:value-type="float" office:value="6.682" calcext:value-type="float">
            <text:p>6.682</text:p>
          </table:table-cell>
          <table:table-cell office:value-type="float" office:value="1.805096" calcext:value-type="float">
            <text:p>1.805096</text:p>
          </table:table-cell>
          <table:table-cell office:value-type="float" office:value="-4.105654" calcext:value-type="float">
            <text:p>-4.105654</text:p>
          </table:table-cell>
        </table:table-row>
        <table:table-row table:style-name="ro1">
          <table:table-cell office:value-type="float" office:value="6.692" calcext:value-type="float">
            <text:p>6.692</text:p>
          </table:table-cell>
          <table:table-cell office:value-type="float" office:value="1.763595" calcext:value-type="float">
            <text:p>1.763595</text:p>
          </table:table-cell>
          <table:table-cell office:value-type="float" office:value="-4.204454" calcext:value-type="float">
            <text:p>-4.204454</text:p>
          </table:table-cell>
        </table:table-row>
        <table:table-row table:style-name="ro1">
          <table:table-cell office:value-type="float" office:value="6.702" calcext:value-type="float">
            <text:p>6.702</text:p>
          </table:table-cell>
          <table:table-cell office:value-type="float" office:value="1.721105" calcext:value-type="float">
            <text:p>1.721105</text:p>
          </table:table-cell>
          <table:table-cell office:value-type="float" office:value="-4.303254" calcext:value-type="float">
            <text:p>-4.303254</text:p>
          </table:table-cell>
        </table:table-row>
        <table:table-row table:style-name="ro1">
          <table:table-cell office:value-type="float" office:value="6.712" calcext:value-type="float">
            <text:p>6.712</text:p>
          </table:table-cell>
          <table:table-cell office:value-type="float" office:value="1.677628" calcext:value-type="float">
            <text:p>1.677628</text:p>
          </table:table-cell>
          <table:table-cell office:value-type="float" office:value="-4.402054" calcext:value-type="float">
            <text:p>-4.402054</text:p>
          </table:table-cell>
        </table:table-row>
        <table:table-row table:style-name="ro1">
          <table:table-cell office:value-type="float" office:value="6.722" calcext:value-type="float">
            <text:p>6.722</text:p>
          </table:table-cell>
          <table:table-cell office:value-type="float" office:value="1.633163" calcext:value-type="float">
            <text:p>1.633163</text:p>
          </table:table-cell>
          <table:table-cell office:value-type="float" office:value="-4.500854" calcext:value-type="float">
            <text:p>-4.500854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 office:value-type="float" office:value="1.58771" calcext:value-type="float">
            <text:p>1.587710</text:p>
          </table:table-cell>
          <table:table-cell office:value-type="float" office:value="-4.599654" calcext:value-type="float">
            <text:p>-4.599654</text:p>
          </table:table-cell>
        </table:table-row>
        <table:table-row table:style-name="ro1">
          <table:table-cell office:value-type="float" office:value="6.742" calcext:value-type="float">
            <text:p>6.742</text:p>
          </table:table-cell>
          <table:table-cell office:value-type="float" office:value="1.541269" calcext:value-type="float">
            <text:p>1.541269</text:p>
          </table:table-cell>
          <table:table-cell office:value-type="float" office:value="-4.698454" calcext:value-type="float">
            <text:p>-4.698454</text:p>
          </table:table-cell>
        </table:table-row>
        <table:table-row table:style-name="ro1">
          <table:table-cell office:value-type="float" office:value="6.752" calcext:value-type="float">
            <text:p>6.752</text:p>
          </table:table-cell>
          <table:table-cell office:value-type="float" office:value="1.49384" calcext:value-type="float">
            <text:p>1.493840</text:p>
          </table:table-cell>
          <table:table-cell office:value-type="float" office:value="-4.797254" calcext:value-type="float">
            <text:p>-4.797254</text:p>
          </table:table-cell>
        </table:table-row>
        <table:table-row table:style-name="ro1">
          <table:table-cell office:value-type="float" office:value="6.762" calcext:value-type="float">
            <text:p>6.762</text:p>
          </table:table-cell>
          <table:table-cell office:value-type="float" office:value="1.445423" calcext:value-type="float">
            <text:p>1.445423</text:p>
          </table:table-cell>
          <table:table-cell office:value-type="float" office:value="-4.896054" calcext:value-type="float">
            <text:p>-4.896054</text:p>
          </table:table-cell>
        </table:table-row>
        <table:table-row table:style-name="ro1">
          <table:table-cell office:value-type="float" office:value="6.772" calcext:value-type="float">
            <text:p>6.772</text:p>
          </table:table-cell>
          <table:table-cell office:value-type="float" office:value="1.396017" calcext:value-type="float">
            <text:p>1.396017</text:p>
          </table:table-cell>
          <table:table-cell office:value-type="float" office:value="-4.994854" calcext:value-type="float">
            <text:p>-4.994854</text:p>
          </table:table-cell>
        </table:table-row>
        <table:table-row table:style-name="ro1">
          <table:table-cell office:value-type="float" office:value="6.782" calcext:value-type="float">
            <text:p>6.782</text:p>
          </table:table-cell>
          <table:table-cell office:value-type="float" office:value="1.345624" calcext:value-type="float">
            <text:p>1.345624</text:p>
          </table:table-cell>
          <table:table-cell office:value-type="float" office:value="-5.093654" calcext:value-type="float">
            <text:p>-5.093654</text:p>
          </table:table-cell>
        </table:table-row>
        <table:table-row table:style-name="ro1">
          <table:table-cell office:value-type="float" office:value="6.792" calcext:value-type="float">
            <text:p>6.792</text:p>
          </table:table-cell>
          <table:table-cell office:value-type="float" office:value="1.294243" calcext:value-type="float">
            <text:p>1.294243</text:p>
          </table:table-cell>
          <table:table-cell office:value-type="float" office:value="-5.192454" calcext:value-type="float">
            <text:p>-5.192454</text:p>
          </table:table-cell>
        </table:table-row>
        <table:table-row table:style-name="ro1">
          <table:table-cell office:value-type="float" office:value="6.802" calcext:value-type="float">
            <text:p>6.802</text:p>
          </table:table-cell>
          <table:table-cell office:value-type="float" office:value="1.241874" calcext:value-type="float">
            <text:p>1.241874</text:p>
          </table:table-cell>
          <table:table-cell office:value-type="float" office:value="-5.291254" calcext:value-type="float">
            <text:p>-5.291254</text:p>
          </table:table-cell>
        </table:table-row>
        <table:table-row table:style-name="ro1">
          <table:table-cell office:value-type="float" office:value="6.812" calcext:value-type="float">
            <text:p>6.812</text:p>
          </table:table-cell>
          <table:table-cell office:value-type="float" office:value="1.188517" calcext:value-type="float">
            <text:p>1.188517</text:p>
          </table:table-cell>
          <table:table-cell office:value-type="float" office:value="-5.390054" calcext:value-type="float">
            <text:p>-5.390054</text:p>
          </table:table-cell>
        </table:table-row>
        <table:table-row table:style-name="ro1">
          <table:table-cell office:value-type="float" office:value="6.822" calcext:value-type="float">
            <text:p>6.822</text:p>
          </table:table-cell>
          <table:table-cell office:value-type="float" office:value="1.134172" calcext:value-type="float">
            <text:p>1.134172</text:p>
          </table:table-cell>
          <table:table-cell office:value-type="float" office:value="-5.488854" calcext:value-type="float">
            <text:p>-5.488854</text:p>
          </table:table-cell>
        </table:table-row>
        <table:table-row table:style-name="ro1">
          <table:table-cell office:value-type="float" office:value="6.832" calcext:value-type="float">
            <text:p>6.832</text:p>
          </table:table-cell>
          <table:table-cell office:value-type="float" office:value="1.078839" calcext:value-type="float">
            <text:p>1.078839</text:p>
          </table:table-cell>
          <table:table-cell office:value-type="float" office:value="-5.587654" calcext:value-type="float">
            <text:p>-5.587654</text:p>
          </table:table-cell>
        </table:table-row>
        <table:table-row table:style-name="ro1">
          <table:table-cell office:value-type="float" office:value="6.842" calcext:value-type="float">
            <text:p>6.842</text:p>
          </table:table-cell>
          <table:table-cell office:value-type="float" office:value="1.022518" calcext:value-type="float">
            <text:p>1.022518</text:p>
          </table:table-cell>
          <table:table-cell office:value-type="float" office:value="-5.686454" calcext:value-type="float">
            <text:p>-5.686454</text:p>
          </table:table-cell>
        </table:table-row>
        <table:table-row table:style-name="ro1">
          <table:table-cell office:value-type="float" office:value="6.852" calcext:value-type="float">
            <text:p>6.852</text:p>
          </table:table-cell>
          <table:table-cell office:value-type="float" office:value="0.965208" calcext:value-type="float">
            <text:p>0.965208</text:p>
          </table:table-cell>
          <table:table-cell office:value-type="float" office:value="-5.785254" calcext:value-type="float">
            <text:p>-5.785254</text:p>
          </table:table-cell>
        </table:table-row>
        <table:table-row table:style-name="ro1">
          <table:table-cell office:value-type="float" office:value="6.862" calcext:value-type="float">
            <text:p>6.862</text:p>
          </table:table-cell>
          <table:table-cell office:value-type="float" office:value="0.906911" calcext:value-type="float">
            <text:p>0.906911</text:p>
          </table:table-cell>
          <table:table-cell office:value-type="float" office:value="-5.884054" calcext:value-type="float">
            <text:p>-5.884054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0.847626" calcext:value-type="float">
            <text:p>0.847626</text:p>
          </table:table-cell>
          <table:table-cell office:value-type="float" office:value="-5.982854" calcext:value-type="float">
            <text:p>-5.982854</text:p>
          </table:table-cell>
        </table:table-row>
        <table:table-row table:style-name="ro1">
          <table:table-cell office:value-type="float" office:value="6.882" calcext:value-type="float">
            <text:p>6.882</text:p>
          </table:table-cell>
          <table:table-cell office:value-type="float" office:value="0.787353" calcext:value-type="float">
            <text:p>0.787353</text:p>
          </table:table-cell>
          <table:table-cell office:value-type="float" office:value="-6.081654" calcext:value-type="float">
            <text:p>-6.081654</text:p>
          </table:table-cell>
        </table:table-row>
        <table:table-row table:style-name="ro1">
          <table:table-cell office:value-type="float" office:value="6.892" calcext:value-type="float">
            <text:p>6.892</text:p>
          </table:table-cell>
          <table:table-cell office:value-type="float" office:value="0.726092" calcext:value-type="float">
            <text:p>0.726092</text:p>
          </table:table-cell>
          <table:table-cell office:value-type="float" office:value="-6.180454" calcext:value-type="float">
            <text:p>-6.180454</text:p>
          </table:table-cell>
        </table:table-row>
        <table:table-row table:style-name="ro1">
          <table:table-cell office:value-type="float" office:value="6.902" calcext:value-type="float">
            <text:p>6.902</text:p>
          </table:table-cell>
          <table:table-cell office:value-type="float" office:value="0.663843" calcext:value-type="float">
            <text:p>0.663843</text:p>
          </table:table-cell>
          <table:table-cell office:value-type="float" office:value="-6.279254" calcext:value-type="float">
            <text:p>-6.279254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0.600606" calcext:value-type="float">
            <text:p>0.600606</text:p>
          </table:table-cell>
          <table:table-cell office:value-type="float" office:value="-6.378054" calcext:value-type="float">
            <text:p>-6.378054</text:p>
          </table:table-cell>
        </table:table-row>
        <table:table-row table:style-name="ro1">
          <table:table-cell office:value-type="float" office:value="6.922" calcext:value-type="float">
            <text:p>6.922</text:p>
          </table:table-cell>
          <table:table-cell office:value-type="float" office:value="0.53638" calcext:value-type="float">
            <text:p>0.536380</text:p>
          </table:table-cell>
          <table:table-cell office:value-type="float" office:value="-6.476854" calcext:value-type="float">
            <text:p>-6.476854</text:p>
          </table:table-cell>
        </table:table-row>
        <table:table-row table:style-name="ro1">
          <table:table-cell office:value-type="float" office:value="6.932" calcext:value-type="float">
            <text:p>6.932</text:p>
          </table:table-cell>
          <table:table-cell office:value-type="float" office:value="0.471167" calcext:value-type="float">
            <text:p>0.471167</text:p>
          </table:table-cell>
          <table:table-cell office:value-type="float" office:value="-6.575654" calcext:value-type="float">
            <text:p>-6.575654</text:p>
          </table:table-cell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0.404966" calcext:value-type="float">
            <text:p>0.404966</text:p>
          </table:table-cell>
          <table:table-cell office:value-type="float" office:value="-6.674454" calcext:value-type="float">
            <text:p>-6.674454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-6.773254" calcext:value-type="float">
            <text:p>-6.773254</text:p>
          </table:table-cell>
        </table:table-row>
        <table:table-row table:style-name="ro1">
          <table:table-cell office:value-type="float" office:value="6.962" calcext:value-type="float">
            <text:p>6.962</text:p>
          </table:table-cell>
          <table:table-cell office:value-type="float" office:value="0.2696" calcext:value-type="float">
            <text:p>0.269600</text:p>
          </table:table-cell>
          <table:table-cell office:value-type="float" office:value="-6.872054" calcext:value-type="float">
            <text:p>-6.872054</text:p>
          </table:table-cell>
        </table:table-row>
        <table:table-row table:style-name="ro1">
          <table:table-cell office:value-type="float" office:value="6.972" calcext:value-type="float">
            <text:p>6.972</text:p>
          </table:table-cell>
          <table:table-cell office:value-type="float" office:value="0.200435" calcext:value-type="float">
            <text:p>0.200435</text:p>
          </table:table-cell>
          <table:table-cell office:value-type="float" office:value="-6.970854" calcext:value-type="float">
            <text:p>-6.970854</text:p>
          </table:table-cell>
        </table:table-row>
        <table:table-row table:style-name="ro1">
          <table:table-cell office:value-type="float" office:value="6.982" calcext:value-type="float">
            <text:p>6.982</text:p>
          </table:table-cell>
          <table:table-cell office:value-type="float" office:value="0.130282" calcext:value-type="float">
            <text:p>0.130282</text:p>
          </table:table-cell>
          <table:table-cell office:value-type="float" office:value="-7.069654" calcext:value-type="float">
            <text:p>-7.069654</text:p>
          </table:table-cell>
        </table:table-row>
        <table:table-row table:style-name="ro1">
          <table:table-cell office:value-type="float" office:value="6.992" calcext:value-type="float">
            <text:p>6.992</text:p>
          </table:table-cell>
          <table:table-cell office:value-type="float" office:value="0.05914" calcext:value-type="float">
            <text:p>0.059140</text:p>
          </table:table-cell>
          <table:table-cell office:value-type="float" office:value="-7.168454" calcext:value-type="float">
            <text:p>-7.168454</text:p>
          </table:table-cell>
        </table:table-row>
        <table:table-row table:style-name="ro1">
          <table:table-cell office:value-type="float" office:value="7.002" calcext:value-type="float">
            <text:p>7.002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5.796019" calcext:value-type="float">
            <text:p>5.796019</text:p>
          </table:table-cell>
        </table:table-row>
        <table:table-row table:style-name="ro1">
          <table:table-cell office:value-type="float" office:value="7.012" calcext:value-type="float">
            <text:p>7.012</text:p>
          </table:table-cell>
          <table:table-cell office:value-type="float" office:value="0.069053" calcext:value-type="float">
            <text:p>0.069053</text:p>
          </table:table-cell>
          <table:table-cell office:value-type="float" office:value="5.697219" calcext:value-type="float">
            <text:p>5.697219</text:p>
          </table:table-cell>
        </table:table-row>
        <table:table-row table:style-name="ro1">
          <table:table-cell office:value-type="float" office:value="7.022" calcext:value-type="float">
            <text:p>7.022</text:p>
          </table:table-cell>
          <table:table-cell office:value-type="float" office:value="0.12558" calcext:value-type="float">
            <text:p>0.125580</text:p>
          </table:table-cell>
          <table:table-cell office:value-type="float" office:value="5.598419" calcext:value-type="float">
            <text:p>5.59841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0.18112" calcext:value-type="float">
            <text:p>0.181120</text:p>
          </table:table-cell>
          <table:table-cell office:value-type="float" office:value="5.499619" calcext:value-type="float">
            <text:p>5.499619</text:p>
          </table:table-cell>
        </table:table-row>
        <table:table-row table:style-name="ro1">
          <table:table-cell office:value-type="float" office:value="7.042" calcext:value-type="float">
            <text:p>7.042</text:p>
          </table:table-cell>
          <table:table-cell office:value-type="float" office:value="0.235672" calcext:value-type="float">
            <text:p>0.235672</text:p>
          </table:table-cell>
          <table:table-cell office:value-type="float" office:value="5.400819" calcext:value-type="float">
            <text:p>5.400819</text:p>
          </table:table-cell>
        </table:table-row>
        <table:table-row table:style-name="ro1">
          <table:table-cell office:value-type="float" office:value="7.052" calcext:value-type="float">
            <text:p>7.052</text:p>
          </table:table-cell>
          <table:table-cell office:value-type="float" office:value="0.289235" calcext:value-type="float">
            <text:p>0.289235</text:p>
          </table:table-cell>
          <table:table-cell office:value-type="float" office:value="5.302019" calcext:value-type="float">
            <text:p>5.302019</text:p>
          </table:table-cell>
        </table:table-row>
        <table:table-row table:style-name="ro1">
          <table:table-cell office:value-type="float" office:value="7.062" calcext:value-type="float">
            <text:p>7.062</text:p>
          </table:table-cell>
          <table:table-cell office:value-type="float" office:value="0.341811" calcext:value-type="float">
            <text:p>0.341811</text:p>
          </table:table-cell>
          <table:table-cell office:value-type="float" office:value="5.203219" calcext:value-type="float">
            <text:p>5.203219</text:p>
          </table:table-cell>
        </table:table-row>
        <table:table-row table:style-name="ro1">
          <table:table-cell office:value-type="float" office:value="7.072" calcext:value-type="float">
            <text:p>7.072</text:p>
          </table:table-cell>
          <table:table-cell office:value-type="float" office:value="0.393398" calcext:value-type="float">
            <text:p>0.393398</text:p>
          </table:table-cell>
          <table:table-cell office:value-type="float" office:value="5.104419" calcext:value-type="float">
            <text:p>5.104419</text:p>
          </table:table-cell>
        </table:table-row>
        <table:table-row table:style-name="ro1">
          <table:table-cell office:value-type="float" office:value="7.082" calcext:value-type="float">
            <text:p>7.082</text:p>
          </table:table-cell>
          <table:table-cell office:value-type="float" office:value="0.443998" calcext:value-type="float">
            <text:p>0.443998</text:p>
          </table:table-cell>
          <table:table-cell office:value-type="float" office:value="5.005619" calcext:value-type="float">
            <text:p>5.005619</text:p>
          </table:table-cell>
        </table:table-row>
        <table:table-row table:style-name="ro1">
          <table:table-cell office:value-type="float" office:value="7.092" calcext:value-type="float">
            <text:p>7.092</text:p>
          </table:table-cell>
          <table:table-cell office:value-type="float" office:value="0.49361" calcext:value-type="float">
            <text:p>0.493610</text:p>
          </table:table-cell>
          <table:table-cell office:value-type="float" office:value="4.906819" calcext:value-type="float">
            <text:p>4.906819</text:p>
          </table:table-cell>
        </table:table-row>
        <table:table-row table:style-name="ro1">
          <table:table-cell office:value-type="float" office:value="7.102" calcext:value-type="float">
            <text:p>7.102</text:p>
          </table:table-cell>
          <table:table-cell office:value-type="float" office:value="0.542233" calcext:value-type="float">
            <text:p>0.542233</text:p>
          </table:table-cell>
          <table:table-cell office:value-type="float" office:value="4.808019" calcext:value-type="float">
            <text:p>4.808019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4.709219" calcext:value-type="float">
            <text:p>4.709219</text:p>
          </table:table-cell>
        </table:table-row>
        <table:table-row table:style-name="ro1">
          <table:table-cell office:value-type="float" office:value="7.122" calcext:value-type="float">
            <text:p>7.122</text:p>
          </table:table-cell>
          <table:table-cell office:value-type="float" office:value="0.636516" calcext:value-type="float">
            <text:p>0.636516</text:p>
          </table:table-cell>
          <table:table-cell office:value-type="float" office:value="4.610419" calcext:value-type="float">
            <text:p>4.610419</text:p>
          </table:table-cell>
        </table:table-row>
        <table:table-row table:style-name="ro1">
          <table:table-cell office:value-type="float" office:value="7.132" calcext:value-type="float">
            <text:p>7.132</text:p>
          </table:table-cell>
          <table:table-cell office:value-type="float" office:value="0.682176" calcext:value-type="float">
            <text:p>0.682176</text:p>
          </table:table-cell>
          <table:table-cell office:value-type="float" office:value="4.511619" calcext:value-type="float">
            <text:p>4.511619</text:p>
          </table:table-cell>
        </table:table-row>
        <table:table-row table:style-name="ro1">
          <table:table-cell office:value-type="float" office:value="7.142" calcext:value-type="float">
            <text:p>7.142</text:p>
          </table:table-cell>
          <table:table-cell office:value-type="float" office:value="0.726847" calcext:value-type="float">
            <text:p>0.726847</text:p>
          </table:table-cell>
          <table:table-cell office:value-type="float" office:value="4.412819" calcext:value-type="float">
            <text:p>4.412819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0.770531" calcext:value-type="float">
            <text:p>0.770531</text:p>
          </table:table-cell>
          <table:table-cell office:value-type="float" office:value="4.314019" calcext:value-type="float">
            <text:p>4.314019</text:p>
          </table:table-cell>
        </table:table-row>
        <table:table-row table:style-name="ro1">
          <table:table-cell office:value-type="float" office:value="7.162" calcext:value-type="float">
            <text:p>7.162</text:p>
          </table:table-cell>
          <table:table-cell office:value-type="float" office:value="0.813227" calcext:value-type="float">
            <text:p>0.813227</text:p>
          </table:table-cell>
          <table:table-cell office:value-type="float" office:value="4.215219" calcext:value-type="float">
            <text:p>4.215219</text:p>
          </table:table-cell>
        </table:table-row>
        <table:table-row table:style-name="ro1">
          <table:table-cell office:value-type="float" office:value="7.172" calcext:value-type="float">
            <text:p>7.172</text:p>
          </table:table-cell>
          <table:table-cell office:value-type="float" office:value="0.854934" calcext:value-type="float">
            <text:p>0.854934</text:p>
          </table:table-cell>
          <table:table-cell office:value-type="float" office:value="4.116419" calcext:value-type="float">
            <text:p>4.116419</text:p>
          </table:table-cell>
        </table:table-row>
        <table:table-row table:style-name="ro1">
          <table:table-cell office:value-type="float" office:value="7.182" calcext:value-type="float">
            <text:p>7.182</text:p>
          </table:table-cell>
          <table:table-cell office:value-type="float" office:value="0.895654" calcext:value-type="float">
            <text:p>0.895654</text:p>
          </table:table-cell>
          <table:table-cell office:value-type="float" office:value="4.017619" calcext:value-type="float">
            <text:p>4.017619</text:p>
          </table:table-cell>
        </table:table-row>
        <table:table-row table:style-name="ro1">
          <table:table-cell office:value-type="float" office:value="7.192" calcext:value-type="float">
            <text:p>7.192</text:p>
          </table:table-cell>
          <table:table-cell office:value-type="float" office:value="0.935385" calcext:value-type="float">
            <text:p>0.935385</text:p>
          </table:table-cell>
          <table:table-cell office:value-type="float" office:value="3.918819" calcext:value-type="float">
            <text:p>3.918819</text:p>
          </table:table-cell>
        </table:table-row>
        <table:table-row table:style-name="ro1">
          <table:table-cell office:value-type="float" office:value="7.202" calcext:value-type="float">
            <text:p>7.202</text:p>
          </table:table-cell>
          <table:table-cell office:value-type="float" office:value="0.974129" calcext:value-type="float">
            <text:p>0.974129</text:p>
          </table:table-cell>
          <table:table-cell office:value-type="float" office:value="3.820019" calcext:value-type="float">
            <text:p>3.820019</text:p>
          </table:table-cell>
        </table:table-row>
        <table:table-row table:style-name="ro1">
          <table:table-cell office:value-type="float" office:value="7.212" calcext:value-type="float">
            <text:p>7.212</text:p>
          </table:table-cell>
          <table:table-cell office:value-type="float" office:value="1.011885" calcext:value-type="float">
            <text:p>1.011885</text:p>
          </table:table-cell>
          <table:table-cell office:value-type="float" office:value="3.721219" calcext:value-type="float">
            <text:p>3.721219</text:p>
          </table:table-cell>
        </table:table-row>
        <table:table-row table:style-name="ro1">
          <table:table-cell office:value-type="float" office:value="7.222" calcext:value-type="float">
            <text:p>7.222</text:p>
          </table:table-cell>
          <table:table-cell office:value-type="float" office:value="1.048652" calcext:value-type="float">
            <text:p>1.048652</text:p>
          </table:table-cell>
          <table:table-cell office:value-type="float" office:value="3.622419" calcext:value-type="float">
            <text:p>3.622419</text:p>
          </table:table-cell>
        </table:table-row>
        <table:table-row table:style-name="ro1">
          <table:table-cell office:value-type="float" office:value="7.232" calcext:value-type="float">
            <text:p>7.232</text:p>
          </table:table-cell>
          <table:table-cell office:value-type="float" office:value="1.084432" calcext:value-type="float">
            <text:p>1.084432</text:p>
          </table:table-cell>
          <table:table-cell office:value-type="float" office:value="3.523619" calcext:value-type="float">
            <text:p>3.523619</text:p>
          </table:table-cell>
        </table:table-row>
        <table:table-row table:style-name="ro1">
          <table:table-cell office:value-type="float" office:value="7.242" calcext:value-type="float">
            <text:p>7.242</text:p>
          </table:table-cell>
          <table:table-cell office:value-type="float" office:value="1.119223" calcext:value-type="float">
            <text:p>1.119223</text:p>
          </table:table-cell>
          <table:table-cell office:value-type="float" office:value="3.424819" calcext:value-type="float">
            <text:p>3.424819</text:p>
          </table:table-cell>
        </table:table-row>
        <table:table-row table:style-name="ro1">
          <table:table-cell office:value-type="float" office:value="7.252" calcext:value-type="float">
            <text:p>7.252</text:p>
          </table:table-cell>
          <table:table-cell office:value-type="float" office:value="1.153027" calcext:value-type="float">
            <text:p>1.153027</text:p>
          </table:table-cell>
          <table:table-cell office:value-type="float" office:value="3.326019" calcext:value-type="float">
            <text:p>3.326019</text:p>
          </table:table-cell>
        </table:table-row>
        <table:table-row table:style-name="ro1">
          <table:table-cell office:value-type="float" office:value="7.262" calcext:value-type="float">
            <text:p>7.262</text:p>
          </table:table-cell>
          <table:table-cell office:value-type="float" office:value="1.185843" calcext:value-type="float">
            <text:p>1.185843</text:p>
          </table:table-cell>
          <table:table-cell office:value-type="float" office:value="3.227219" calcext:value-type="float">
            <text:p>3.227219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.21767" calcext:value-type="float">
            <text:p>1.217670</text:p>
          </table:table-cell>
          <table:table-cell office:value-type="float" office:value="3.128419" calcext:value-type="float">
            <text:p>3.128419</text:p>
          </table:table-cell>
        </table:table-row>
        <table:table-row table:style-name="ro1">
          <table:table-cell office:value-type="float" office:value="7.282" calcext:value-type="float">
            <text:p>7.282</text:p>
          </table:table-cell>
          <table:table-cell office:value-type="float" office:value="1.24851" calcext:value-type="float">
            <text:p>1.248510</text:p>
          </table:table-cell>
          <table:table-cell office:value-type="float" office:value="3.029619" calcext:value-type="float">
            <text:p>3.029619</text:p>
          </table:table-cell>
        </table:table-row>
        <table:table-row table:style-name="ro1">
          <table:table-cell office:value-type="float" office:value="7.292" calcext:value-type="float">
            <text:p>7.292</text:p>
          </table:table-cell>
          <table:table-cell office:value-type="float" office:value="1.278361" calcext:value-type="float">
            <text:p>1.278361</text:p>
          </table:table-cell>
          <table:table-cell office:value-type="float" office:value="2.930819" calcext:value-type="float">
            <text:p>2.930819</text:p>
          </table:table-cell>
        </table:table-row>
        <table:table-row table:style-name="ro1">
          <table:table-cell office:value-type="float" office:value="7.302" calcext:value-type="float">
            <text:p>7.302</text:p>
          </table:table-cell>
          <table:table-cell office:value-type="float" office:value="1.307225" calcext:value-type="float">
            <text:p>1.307225</text:p>
          </table:table-cell>
          <table:table-cell office:value-type="float" office:value="2.832019" calcext:value-type="float">
            <text:p>2.832019</text:p>
          </table:table-cell>
        </table:table-row>
        <table:table-row table:style-name="ro1">
          <table:table-cell office:value-type="float" office:value="7.312" calcext:value-type="float">
            <text:p>7.312</text:p>
          </table:table-cell>
          <table:table-cell office:value-type="float" office:value="1.335101" calcext:value-type="float">
            <text:p>1.335101</text:p>
          </table:table-cell>
          <table:table-cell office:value-type="float" office:value="2.733219" calcext:value-type="float">
            <text:p>2.733219</text:p>
          </table:table-cell>
        </table:table-row>
        <table:table-row table:style-name="ro1">
          <table:table-cell office:value-type="float" office:value="7.322" calcext:value-type="float">
            <text:p>7.322</text:p>
          </table:table-cell>
          <table:table-cell office:value-type="float" office:value="1.361988" calcext:value-type="float">
            <text:p>1.361988</text:p>
          </table:table-cell>
          <table:table-cell office:value-type="float" office:value="2.634419" calcext:value-type="float">
            <text:p>2.634419</text:p>
          </table:table-cell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1.387888" calcext:value-type="float">
            <text:p>1.387888</text:p>
          </table:table-cell>
          <table:table-cell office:value-type="float" office:value="2.535619" calcext:value-type="float">
            <text:p>2.535619</text:p>
          </table:table-cell>
        </table:table-row>
        <table:table-row table:style-name="ro1">
          <table:table-cell office:value-type="float" office:value="7.342" calcext:value-type="float">
            <text:p>7.342</text:p>
          </table:table-cell>
          <table:table-cell office:value-type="float" office:value="1.412799" calcext:value-type="float">
            <text:p>1.412799</text:p>
          </table:table-cell>
          <table:table-cell office:value-type="float" office:value="2.436819" calcext:value-type="float">
            <text:p>2.436819</text:p>
          </table:table-cell>
        </table:table-row>
        <table:table-row table:style-name="ro1">
          <table:table-cell office:value-type="float" office:value="7.352" calcext:value-type="float">
            <text:p>7.352</text:p>
          </table:table-cell>
          <table:table-cell office:value-type="float" office:value="1.436723" calcext:value-type="float">
            <text:p>1.436723</text:p>
          </table:table-cell>
          <table:table-cell office:value-type="float" office:value="2.338019" calcext:value-type="float">
            <text:p>2.338019</text:p>
          </table:table-cell>
        </table:table-row>
        <table:table-row table:style-name="ro1">
          <table:table-cell office:value-type="float" office:value="7.362" calcext:value-type="float">
            <text:p>7.362</text:p>
          </table:table-cell>
          <table:table-cell office:value-type="float" office:value="1.459658" calcext:value-type="float">
            <text:p>1.459658</text:p>
          </table:table-cell>
          <table:table-cell office:value-type="float" office:value="2.239219" calcext:value-type="float">
            <text:p>2.239219</text:p>
          </table:table-cell>
        </table:table-row>
        <table:table-row table:style-name="ro1">
          <table:table-cell office:value-type="float" office:value="7.372" calcext:value-type="float">
            <text:p>7.372</text:p>
          </table:table-cell>
          <table:table-cell office:value-type="float" office:value="1.481606" calcext:value-type="float">
            <text:p>1.481606</text:p>
          </table:table-cell>
          <table:table-cell office:value-type="float" office:value="2.140419" calcext:value-type="float">
            <text:p>2.140419</text:p>
          </table:table-cell>
        </table:table-row>
        <table:table-row table:style-name="ro1">
          <table:table-cell office:value-type="float" office:value="7.382" calcext:value-type="float">
            <text:p>7.382</text:p>
          </table:table-cell>
          <table:table-cell office:value-type="float" office:value="1.502566" calcext:value-type="float">
            <text:p>1.502566</text:p>
          </table:table-cell>
          <table:table-cell office:value-type="float" office:value="2.041619" calcext:value-type="float">
            <text:p>2.041619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.522537" calcext:value-type="float">
            <text:p>1.522537</text:p>
          </table:table-cell>
          <table:table-cell office:value-type="float" office:value="1.942819" calcext:value-type="float">
            <text:p>1.942819</text:p>
          </table:table-cell>
        </table:table-row>
        <table:table-row table:style-name="ro1">
          <table:table-cell office:value-type="float" office:value="7.402" calcext:value-type="float">
            <text:p>7.402</text:p>
          </table:table-cell>
          <table:table-cell office:value-type="float" office:value="1.541521" calcext:value-type="float">
            <text:p>1.541521</text:p>
          </table:table-cell>
          <table:table-cell office:value-type="float" office:value="1.844019" calcext:value-type="float">
            <text:p>1.844019</text:p>
          </table:table-cell>
        </table:table-row>
        <table:table-row table:style-name="ro1">
          <table:table-cell office:value-type="float" office:value="7.412" calcext:value-type="float">
            <text:p>7.412</text:p>
          </table:table-cell>
          <table:table-cell office:value-type="float" office:value="1.559516" calcext:value-type="float">
            <text:p>1.559516</text:p>
          </table:table-cell>
          <table:table-cell office:value-type="float" office:value="1.745219" calcext:value-type="float">
            <text:p>1.745219</text:p>
          </table:table-cell>
        </table:table-row>
        <table:table-row table:style-name="ro1">
          <table:table-cell office:value-type="float" office:value="7.422" calcext:value-type="float">
            <text:p>7.422</text:p>
          </table:table-cell>
          <table:table-cell office:value-type="float" office:value="1.576524" calcext:value-type="float">
            <text:p>1.576524</text:p>
          </table:table-cell>
          <table:table-cell office:value-type="float" office:value="1.646419" calcext:value-type="float">
            <text:p>1.646419</text:p>
          </table:table-cell>
        </table:table-row>
        <table:table-row table:style-name="ro1">
          <table:table-cell office:value-type="float" office:value="7.432" calcext:value-type="float">
            <text:p>7.432</text:p>
          </table:table-cell>
          <table:table-cell office:value-type="float" office:value="1.592544" calcext:value-type="float">
            <text:p>1.592544</text:p>
          </table:table-cell>
          <table:table-cell office:value-type="float" office:value="1.547619" calcext:value-type="float">
            <text:p>1.547619</text:p>
          </table:table-cell>
        </table:table-row>
        <table:table-row table:style-name="ro1">
          <table:table-cell office:value-type="float" office:value="7.442" calcext:value-type="float">
            <text:p>7.442</text:p>
          </table:table-cell>
          <table:table-cell office:value-type="float" office:value="1.607575" calcext:value-type="float">
            <text:p>1.607575</text:p>
          </table:table-cell>
          <table:table-cell office:value-type="float" office:value="1.448819" calcext:value-type="float">
            <text:p>1.448819</text:p>
          </table:table-cell>
        </table:table-row>
        <table:table-row table:style-name="ro1">
          <table:table-cell office:value-type="float" office:value="7.452" calcext:value-type="float">
            <text:p>7.452</text:p>
          </table:table-cell>
          <table:table-cell office:value-type="float" office:value="1.621619" calcext:value-type="float">
            <text:p>1.621619</text:p>
          </table:table-cell>
          <table:table-cell office:value-type="float" office:value="1.350019" calcext:value-type="float">
            <text:p>1.350019</text:p>
          </table:table-cell>
        </table:table-row>
        <table:table-row table:style-name="ro1">
          <table:table-cell office:value-type="float" office:value="7.462" calcext:value-type="float">
            <text:p>7.462</text:p>
          </table:table-cell>
          <table:table-cell office:value-type="float" office:value="1.634674" calcext:value-type="float">
            <text:p>1.634674</text:p>
          </table:table-cell>
          <table:table-cell office:value-type="float" office:value="1.251219" calcext:value-type="float">
            <text:p>1.251219</text:p>
          </table:table-cell>
        </table:table-row>
        <table:table-row table:style-name="ro1">
          <table:table-cell office:value-type="float" office:value="7.472" calcext:value-type="float">
            <text:p>7.472</text:p>
          </table:table-cell>
          <table:table-cell office:value-type="float" office:value="1.646742" calcext:value-type="float">
            <text:p>1.646742</text:p>
          </table:table-cell>
          <table:table-cell office:value-type="float" office:value="1.152419" calcext:value-type="float">
            <text:p>1.152419</text:p>
          </table:table-cell>
        </table:table-row>
        <table:table-row table:style-name="ro1">
          <table:table-cell office:value-type="float" office:value="7.482" calcext:value-type="float">
            <text:p>7.482</text:p>
          </table:table-cell>
          <table:table-cell office:value-type="float" office:value="1.657822" calcext:value-type="float">
            <text:p>1.657822</text:p>
          </table:table-cell>
          <table:table-cell office:value-type="float" office:value="1.053619" calcext:value-type="float">
            <text:p>1.053619</text:p>
          </table:table-cell>
        </table:table-row>
        <table:table-row table:style-name="ro1">
          <table:table-cell office:value-type="float" office:value="7.492" calcext:value-type="float">
            <text:p>7.492</text:p>
          </table:table-cell>
          <table:table-cell office:value-type="float" office:value="1.667913" calcext:value-type="float">
            <text:p>1.667913</text:p>
          </table:table-cell>
          <table:table-cell office:value-type="float" office:value="0.954819" calcext:value-type="float">
            <text:p>0.954819</text:p>
          </table:table-cell>
        </table:table-row>
        <table:table-row table:style-name="ro1">
          <table:table-cell office:value-type="float" office:value="7.502" calcext:value-type="float">
            <text:p>7.502</text:p>
          </table:table-cell>
          <table:table-cell office:value-type="float" office:value="1.677017" calcext:value-type="float">
            <text:p>1.677017</text:p>
          </table:table-cell>
          <table:table-cell office:value-type="float" office:value="0.856019" calcext:value-type="float">
            <text:p>0.856019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.685132" calcext:value-type="float">
            <text:p>1.685132</text:p>
          </table:table-cell>
          <table:table-cell office:value-type="float" office:value="0.757219" calcext:value-type="float">
            <text:p>0.757219</text:p>
          </table:table-cell>
        </table:table-row>
        <table:table-row table:style-name="ro1">
          <table:table-cell office:value-type="float" office:value="7.522" calcext:value-type="float">
            <text:p>7.522</text:p>
          </table:table-cell>
          <table:table-cell office:value-type="float" office:value="1.69226" calcext:value-type="float">
            <text:p>1.692260</text:p>
          </table:table-cell>
          <table:table-cell office:value-type="float" office:value="0.658419" calcext:value-type="float">
            <text:p>0.658419</text:p>
          </table:table-cell>
        </table:table-row>
        <table:table-row table:style-name="ro1">
          <table:table-cell office:value-type="float" office:value="7.532" calcext:value-type="float">
            <text:p>7.532</text:p>
          </table:table-cell>
          <table:table-cell office:value-type="float" office:value="1.698399" calcext:value-type="float">
            <text:p>1.698399</text:p>
          </table:table-cell>
          <table:table-cell office:value-type="float" office:value="0.559619" calcext:value-type="float">
            <text:p>0.559619</text:p>
          </table:table-cell>
        </table:table-row>
        <table:table-row table:style-name="ro1">
          <table:table-cell office:value-type="float" office:value="7.542" calcext:value-type="float">
            <text:p>7.542</text:p>
          </table:table-cell>
          <table:table-cell office:value-type="float" office:value="1.703551" calcext:value-type="float">
            <text:p>1.703551</text:p>
          </table:table-cell>
          <table:table-cell office:value-type="float" office:value="0.460819" calcext:value-type="float">
            <text:p>0.460819</text:p>
          </table:table-cell>
        </table:table-row>
        <table:table-row table:style-name="ro1">
          <table:table-cell office:value-type="float" office:value="7.552" calcext:value-type="float">
            <text:p>7.552</text:p>
          </table:table-cell>
          <table:table-cell office:value-type="float" office:value="1.707715" calcext:value-type="float">
            <text:p>1.707715</text:p>
          </table:table-cell>
          <table:table-cell office:value-type="float" office:value="0.362019" calcext:value-type="float">
            <text:p>0.362019</text:p>
          </table:table-cell>
        </table:table-row>
        <table:table-row table:style-name="ro1">
          <table:table-cell office:value-type="float" office:value="7.562" calcext:value-type="float">
            <text:p>7.562</text:p>
          </table:table-cell>
          <table:table-cell office:value-type="float" office:value="1.71089" calcext:value-type="float">
            <text:p>1.710890</text:p>
          </table:table-cell>
          <table:table-cell office:value-type="float" office:value="0.263219" calcext:value-type="float">
            <text:p>0.263219</text:p>
          </table:table-cell>
        </table:table-row>
        <table:table-row table:style-name="ro1">
          <table:table-cell office:value-type="float" office:value="7.572" calcext:value-type="float">
            <text:p>7.572</text:p>
          </table:table-cell>
          <table:table-cell office:value-type="float" office:value="1.713078" calcext:value-type="float">
            <text:p>1.713078</text:p>
          </table:table-cell>
          <table:table-cell office:value-type="float" office:value="0.164419" calcext:value-type="float">
            <text:p>0.164419</text:p>
          </table:table-cell>
        </table:table-row>
        <table:table-row table:style-name="ro1">
          <table:table-cell office:value-type="float" office:value="7.582" calcext:value-type="float">
            <text:p>7.582</text:p>
          </table:table-cell>
          <table:table-cell office:value-type="float" office:value="1.714277" calcext:value-type="float">
            <text:p>1.714277</text:p>
          </table:table-cell>
          <table:table-cell office:value-type="float" office:value="0.065619" calcext:value-type="float">
            <text:p>0.065619</text:p>
          </table:table-cell>
        </table:table-row>
        <table:table-row table:style-name="ro1">
          <table:table-cell office:value-type="float" office:value="7.592" calcext:value-type="float">
            <text:p>7.592</text:p>
          </table:table-cell>
          <table:table-cell office:value-type="float" office:value="1.714489" calcext:value-type="float">
            <text:p>1.714489</text:p>
          </table:table-cell>
          <table:table-cell office:value-type="float" office:value="-0.033181" calcext:value-type="float">
            <text:p>-0.033181</text:p>
          </table:table-cell>
        </table:table-row>
        <table:table-row table:style-name="ro1">
          <table:table-cell office:value-type="float" office:value="7.602" calcext:value-type="float">
            <text:p>7.602</text:p>
          </table:table-cell>
          <table:table-cell office:value-type="float" office:value="1.713713" calcext:value-type="float">
            <text:p>1.713713</text:p>
          </table:table-cell>
          <table:table-cell office:value-type="float" office:value="-0.131981" calcext:value-type="float">
            <text:p>-0.131981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office:value-type="float" office:value="1.711948" calcext:value-type="float">
            <text:p>1.711948</text:p>
          </table:table-cell>
          <table:table-cell office:value-type="float" office:value="-0.230781" calcext:value-type="float">
            <text:p>-0.230781</text:p>
          </table:table-cell>
        </table:table-row>
        <table:table-row table:style-name="ro1">
          <table:table-cell office:value-type="float" office:value="7.622" calcext:value-type="float">
            <text:p>7.622</text:p>
          </table:table-cell>
          <table:table-cell office:value-type="float" office:value="1.709196" calcext:value-type="float">
            <text:p>1.709196</text:p>
          </table:table-cell>
          <table:table-cell office:value-type="float" office:value="-0.329581" calcext:value-type="float">
            <text:p>-0.32958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.705455" calcext:value-type="float">
            <text:p>1.705455</text:p>
          </table:table-cell>
          <table:table-cell office:value-type="float" office:value="-0.428381" calcext:value-type="float">
            <text:p>-0.428381</text:p>
          </table:table-cell>
        </table:table-row>
        <table:table-row table:style-name="ro1">
          <table:table-cell office:value-type="float" office:value="7.642" calcext:value-type="float">
            <text:p>7.642</text:p>
          </table:table-cell>
          <table:table-cell office:value-type="float" office:value="1.700727" calcext:value-type="float">
            <text:p>1.700727</text:p>
          </table:table-cell>
          <table:table-cell office:value-type="float" office:value="-0.527181" calcext:value-type="float">
            <text:p>-0.527181</text:p>
          </table:table-cell>
        </table:table-row>
        <table:table-row table:style-name="ro1">
          <table:table-cell office:value-type="float" office:value="7.652" calcext:value-type="float">
            <text:p>7.652</text:p>
          </table:table-cell>
          <table:table-cell office:value-type="float" office:value="1.695011" calcext:value-type="float">
            <text:p>1.695011</text:p>
          </table:table-cell>
          <table:table-cell office:value-type="float" office:value="-0.625981" calcext:value-type="float">
            <text:p>-0.625981</text:p>
          </table:table-cell>
        </table:table-row>
        <table:table-row table:style-name="ro1">
          <table:table-cell office:value-type="float" office:value="7.662" calcext:value-type="float">
            <text:p>7.662</text:p>
          </table:table-cell>
          <table:table-cell office:value-type="float" office:value="1.688306" calcext:value-type="float">
            <text:p>1.688306</text:p>
          </table:table-cell>
          <table:table-cell office:value-type="float" office:value="-0.724781" calcext:value-type="float">
            <text:p>-0.724781</text:p>
          </table:table-cell>
        </table:table-row>
        <table:table-row table:style-name="ro1">
          <table:table-cell office:value-type="float" office:value="7.672" calcext:value-type="float">
            <text:p>7.672</text:p>
          </table:table-cell>
          <table:table-cell office:value-type="float" office:value="1.680614" calcext:value-type="float">
            <text:p>1.680614</text:p>
          </table:table-cell>
          <table:table-cell office:value-type="float" office:value="-0.823581" calcext:value-type="float">
            <text:p>-0.823581</text:p>
          </table:table-cell>
        </table:table-row>
        <table:table-row table:style-name="ro1">
          <table:table-cell office:value-type="float" office:value="7.682" calcext:value-type="float">
            <text:p>7.682</text:p>
          </table:table-cell>
          <table:table-cell office:value-type="float" office:value="1.671933" calcext:value-type="float">
            <text:p>1.671933</text:p>
          </table:table-cell>
          <table:table-cell office:value-type="float" office:value="-0.922381" calcext:value-type="float">
            <text:p>-0.922381</text:p>
          </table:table-cell>
        </table:table-row>
        <table:table-row table:style-name="ro1">
          <table:table-cell office:value-type="float" office:value="7.692" calcext:value-type="float">
            <text:p>7.692</text:p>
          </table:table-cell>
          <table:table-cell office:value-type="float" office:value="1.662265" calcext:value-type="float">
            <text:p>1.662265</text:p>
          </table:table-cell>
          <table:table-cell office:value-type="float" office:value="-1.021181" calcext:value-type="float">
            <text:p>-1.021181</text:p>
          </table:table-cell>
        </table:table-row>
        <table:table-row table:style-name="ro1">
          <table:table-cell office:value-type="float" office:value="7.702" calcext:value-type="float">
            <text:p>7.702</text:p>
          </table:table-cell>
          <table:table-cell office:value-type="float" office:value="1.651609" calcext:value-type="float">
            <text:p>1.651609</text:p>
          </table:table-cell>
          <table:table-cell office:value-type="float" office:value="-1.119981" calcext:value-type="float">
            <text:p>-1.119981</text:p>
          </table:table-cell>
        </table:table-row>
        <table:table-row table:style-name="ro1">
          <table:table-cell office:value-type="float" office:value="7.712" calcext:value-type="float">
            <text:p>7.712</text:p>
          </table:table-cell>
          <table:table-cell office:value-type="float" office:value="1.639964" calcext:value-type="float">
            <text:p>1.639964</text:p>
          </table:table-cell>
          <table:table-cell office:value-type="float" office:value="-1.218781" calcext:value-type="float">
            <text:p>-1.218781</text:p>
          </table:table-cell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1.627332" calcext:value-type="float">
            <text:p>1.627332</text:p>
          </table:table-cell>
          <table:table-cell office:value-type="float" office:value="-1.317581" calcext:value-type="float">
            <text:p>-1.317581</text:p>
          </table:table-cell>
        </table:table-row>
        <table:table-row table:style-name="ro1">
          <table:table-cell office:value-type="float" office:value="7.732" calcext:value-type="float">
            <text:p>7.732</text:p>
          </table:table-cell>
          <table:table-cell office:value-type="float" office:value="1.613711" calcext:value-type="float">
            <text:p>1.613711</text:p>
          </table:table-cell>
          <table:table-cell office:value-type="float" office:value="-1.416381" calcext:value-type="float">
            <text:p>-1.416381</text:p>
          </table:table-cell>
        </table:table-row>
        <table:table-row table:style-name="ro1">
          <table:table-cell office:value-type="float" office:value="7.742" calcext:value-type="float">
            <text:p>7.742</text:p>
          </table:table-cell>
          <table:table-cell office:value-type="float" office:value="1.599103" calcext:value-type="float">
            <text:p>1.599103</text:p>
          </table:table-cell>
          <table:table-cell office:value-type="float" office:value="-1.515181" calcext:value-type="float">
            <text:p>-1.51518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.583506" calcext:value-type="float">
            <text:p>1.583506</text:p>
          </table:table-cell>
          <table:table-cell office:value-type="float" office:value="-1.613981" calcext:value-type="float">
            <text:p>-1.613981</text:p>
          </table:table-cell>
        </table:table-row>
        <table:table-row table:style-name="ro1">
          <table:table-cell office:value-type="float" office:value="7.762" calcext:value-type="float">
            <text:p>7.762</text:p>
          </table:table-cell>
          <table:table-cell office:value-type="float" office:value="1.566922" calcext:value-type="float">
            <text:p>1.566922</text:p>
          </table:table-cell>
          <table:table-cell office:value-type="float" office:value="-1.712781" calcext:value-type="float">
            <text:p>-1.712781</text:p>
          </table:table-cell>
        </table:table-row>
        <table:table-row table:style-name="ro1">
          <table:table-cell office:value-type="float" office:value="7.772" calcext:value-type="float">
            <text:p>7.772</text:p>
          </table:table-cell>
          <table:table-cell office:value-type="float" office:value="1.54935" calcext:value-type="float">
            <text:p>1.549350</text:p>
          </table:table-cell>
          <table:table-cell office:value-type="float" office:value="-1.811581" calcext:value-type="float">
            <text:p>-1.811581</text:p>
          </table:table-cell>
        </table:table-row>
        <table:table-row table:style-name="ro1">
          <table:table-cell office:value-type="float" office:value="7.782" calcext:value-type="float">
            <text:p>7.782</text:p>
          </table:table-cell>
          <table:table-cell office:value-type="float" office:value="1.530789" calcext:value-type="float">
            <text:p>1.530789</text:p>
          </table:table-cell>
          <table:table-cell office:value-type="float" office:value="-1.910381" calcext:value-type="float">
            <text:p>-1.910381</text:p>
          </table:table-cell>
        </table:table-row>
        <table:table-row table:style-name="ro1">
          <table:table-cell office:value-type="float" office:value="7.792" calcext:value-type="float">
            <text:p>7.792</text:p>
          </table:table-cell>
          <table:table-cell office:value-type="float" office:value="1.511241" calcext:value-type="float">
            <text:p>1.511241</text:p>
          </table:table-cell>
          <table:table-cell office:value-type="float" office:value="-2.009181" calcext:value-type="float">
            <text:p>-2.009181</text:p>
          </table:table-cell>
        </table:table-row>
        <table:table-row table:style-name="ro1">
          <table:table-cell office:value-type="float" office:value="7.802" calcext:value-type="float">
            <text:p>7.802</text:p>
          </table:table-cell>
          <table:table-cell office:value-type="float" office:value="1.490704" calcext:value-type="float">
            <text:p>1.490704</text:p>
          </table:table-cell>
          <table:table-cell office:value-type="float" office:value="-2.107981" calcext:value-type="float">
            <text:p>-2.107981</text:p>
          </table:table-cell>
        </table:table-row>
        <table:table-row table:style-name="ro1">
          <table:table-cell office:value-type="float" office:value="7.812" calcext:value-type="float">
            <text:p>7.812</text:p>
          </table:table-cell>
          <table:table-cell office:value-type="float" office:value="1.46918" calcext:value-type="float">
            <text:p>1.469180</text:p>
          </table:table-cell>
          <table:table-cell office:value-type="float" office:value="-2.206781" calcext:value-type="float">
            <text:p>-2.206781</text:p>
          </table:table-cell>
        </table:table-row>
        <table:table-row table:style-name="ro1">
          <table:table-cell office:value-type="float" office:value="7.822" calcext:value-type="float">
            <text:p>7.822</text:p>
          </table:table-cell>
          <table:table-cell office:value-type="float" office:value="1.446668" calcext:value-type="float">
            <text:p>1.446668</text:p>
          </table:table-cell>
          <table:table-cell office:value-type="float" office:value="-2.305581" calcext:value-type="float">
            <text:p>-2.305581</text:p>
          </table:table-cell>
        </table:table-row>
        <table:table-row table:style-name="ro1">
          <table:table-cell office:value-type="float" office:value="7.832" calcext:value-type="float">
            <text:p>7.832</text:p>
          </table:table-cell>
          <table:table-cell office:value-type="float" office:value="1.423167" calcext:value-type="float">
            <text:p>1.423167</text:p>
          </table:table-cell>
          <table:table-cell office:value-type="float" office:value="-2.404381" calcext:value-type="float">
            <text:p>-2.404381</text:p>
          </table:table-cell>
        </table:table-row>
        <table:table-row table:style-name="ro1">
          <table:table-cell office:value-type="float" office:value="7.842" calcext:value-type="float">
            <text:p>7.842</text:p>
          </table:table-cell>
          <table:table-cell office:value-type="float" office:value="1.398679" calcext:value-type="float">
            <text:p>1.398679</text:p>
          </table:table-cell>
          <table:table-cell office:value-type="float" office:value="-2.503181" calcext:value-type="float">
            <text:p>-2.503181</text:p>
          </table:table-cell>
        </table:table-row>
        <table:table-row table:style-name="ro1">
          <table:table-cell office:value-type="float" office:value="7.852" calcext:value-type="float">
            <text:p>7.852</text:p>
          </table:table-cell>
          <table:table-cell office:value-type="float" office:value="1.373202" calcext:value-type="float">
            <text:p>1.373202</text:p>
          </table:table-cell>
          <table:table-cell office:value-type="float" office:value="-2.601981" calcext:value-type="float">
            <text:p>-2.601981</text:p>
          </table:table-cell>
        </table:table-row>
        <table:table-row table:style-name="ro1">
          <table:table-cell office:value-type="float" office:value="7.862" calcext:value-type="float">
            <text:p>7.862</text:p>
          </table:table-cell>
          <table:table-cell office:value-type="float" office:value="1.346738" calcext:value-type="float">
            <text:p>1.346738</text:p>
          </table:table-cell>
          <table:table-cell office:value-type="float" office:value="-2.700781" calcext:value-type="float">
            <text:p>-2.70078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.319286" calcext:value-type="float">
            <text:p>1.319286</text:p>
          </table:table-cell>
          <table:table-cell office:value-type="float" office:value="-2.799581" calcext:value-type="float">
            <text:p>-2.799581</text:p>
          </table:table-cell>
        </table:table-row>
        <table:table-row table:style-name="ro1">
          <table:table-cell office:value-type="float" office:value="7.882" calcext:value-type="float">
            <text:p>7.882</text:p>
          </table:table-cell>
          <table:table-cell office:value-type="float" office:value="1.290845" calcext:value-type="float">
            <text:p>1.290845</text:p>
          </table:table-cell>
          <table:table-cell office:value-type="float" office:value="-2.898381" calcext:value-type="float">
            <text:p>-2.898381</text:p>
          </table:table-cell>
        </table:table-row>
        <table:table-row table:style-name="ro1">
          <table:table-cell office:value-type="float" office:value="7.892" calcext:value-type="float">
            <text:p>7.892</text:p>
          </table:table-cell>
          <table:table-cell office:value-type="float" office:value="1.261417" calcext:value-type="float">
            <text:p>1.261417</text:p>
          </table:table-cell>
          <table:table-cell office:value-type="float" office:value="-2.997181" calcext:value-type="float">
            <text:p>-2.997181</text:p>
          </table:table-cell>
        </table:table-row>
        <table:table-row table:style-name="ro1">
          <table:table-cell office:value-type="float" office:value="7.902" calcext:value-type="float">
            <text:p>7.902</text:p>
          </table:table-cell>
          <table:table-cell office:value-type="float" office:value="1.231" calcext:value-type="float">
            <text:p>1.231000</text:p>
          </table:table-cell>
          <table:table-cell office:value-type="float" office:value="-3.095981" calcext:value-type="float">
            <text:p>-3.095981</text:p>
          </table:table-cell>
        </table:table-row>
        <table:table-row table:style-name="ro1">
          <table:table-cell office:value-type="float" office:value="7.912" calcext:value-type="float">
            <text:p>7.912</text:p>
          </table:table-cell>
          <table:table-cell office:value-type="float" office:value="1.199596" calcext:value-type="float">
            <text:p>1.199596</text:p>
          </table:table-cell>
          <table:table-cell office:value-type="float" office:value="-3.194781" calcext:value-type="float">
            <text:p>-3.194781</text:p>
          </table:table-cell>
        </table:table-row>
        <table:table-row table:style-name="ro1">
          <table:table-cell office:value-type="float" office:value="7.922" calcext:value-type="float">
            <text:p>7.922</text:p>
          </table:table-cell>
          <table:table-cell office:value-type="float" office:value="1.167204" calcext:value-type="float">
            <text:p>1.167204</text:p>
          </table:table-cell>
          <table:table-cell office:value-type="float" office:value="-3.293581" calcext:value-type="float">
            <text:p>-3.293581</text:p>
          </table:table-cell>
        </table:table-row>
        <table:table-row table:style-name="ro1">
          <table:table-cell office:value-type="float" office:value="7.932" calcext:value-type="float">
            <text:p>7.932</text:p>
          </table:table-cell>
          <table:table-cell office:value-type="float" office:value="1.133823" calcext:value-type="float">
            <text:p>1.133823</text:p>
          </table:table-cell>
          <table:table-cell office:value-type="float" office:value="-3.392381" calcext:value-type="float">
            <text:p>-3.392381</text:p>
          </table:table-cell>
        </table:table-row>
        <table:table-row table:style-name="ro1">
          <table:table-cell office:value-type="float" office:value="7.942" calcext:value-type="float">
            <text:p>7.942</text:p>
          </table:table-cell>
          <table:table-cell office:value-type="float" office:value="1.099455" calcext:value-type="float">
            <text:p>1.099455</text:p>
          </table:table-cell>
          <table:table-cell office:value-type="float" office:value="-3.491181" calcext:value-type="float">
            <text:p>-3.491181</text:p>
          </table:table-cell>
        </table:table-row>
        <table:table-row table:style-name="ro1">
          <table:table-cell office:value-type="float" office:value="7.952" calcext:value-type="float">
            <text:p>7.952</text:p>
          </table:table-cell>
          <table:table-cell office:value-type="float" office:value="1.064098" calcext:value-type="float">
            <text:p>1.064098</text:p>
          </table:table-cell>
          <table:table-cell office:value-type="float" office:value="-3.589981" calcext:value-type="float">
            <text:p>-3.589981</text:p>
          </table:table-cell>
        </table:table-row>
        <table:table-row table:style-name="ro1">
          <table:table-cell office:value-type="float" office:value="7.962" calcext:value-type="float">
            <text:p>7.962</text:p>
          </table:table-cell>
          <table:table-cell office:value-type="float" office:value="1.027754" calcext:value-type="float">
            <text:p>1.027754</text:p>
          </table:table-cell>
          <table:table-cell office:value-type="float" office:value="-3.688781" calcext:value-type="float">
            <text:p>-3.688781</text:p>
          </table:table-cell>
        </table:table-row>
        <table:table-row table:style-name="ro1">
          <table:table-cell office:value-type="float" office:value="7.972" calcext:value-type="float">
            <text:p>7.972</text:p>
          </table:table-cell>
          <table:table-cell office:value-type="float" office:value="0.990421" calcext:value-type="float">
            <text:p>0.990421</text:p>
          </table:table-cell>
          <table:table-cell office:value-type="float" office:value="-3.787581" calcext:value-type="float">
            <text:p>-3.787581</text:p>
          </table:table-cell>
        </table:table-row>
        <table:table-row table:style-name="ro1">
          <table:table-cell office:value-type="float" office:value="7.982" calcext:value-type="float">
            <text:p>7.982</text:p>
          </table:table-cell>
          <table:table-cell office:value-type="float" office:value="0.952101" calcext:value-type="float">
            <text:p>0.952101</text:p>
          </table:table-cell>
          <table:table-cell office:value-type="float" office:value="-3.886381" calcext:value-type="float">
            <text:p>-3.88638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0.912793" calcext:value-type="float">
            <text:p>0.912793</text:p>
          </table:table-cell>
          <table:table-cell office:value-type="float" office:value="-3.985181" calcext:value-type="float">
            <text:p>-3.985181</text:p>
          </table:table-cell>
        </table:table-row>
        <table:table-row table:style-name="ro1">
          <table:table-cell office:value-type="float" office:value="8.002" calcext:value-type="float">
            <text:p>8.002</text:p>
          </table:table-cell>
          <table:table-cell office:value-type="float" office:value="0.872496" calcext:value-type="float">
            <text:p>0.872496</text:p>
          </table:table-cell>
          <table:table-cell office:value-type="float" office:value="-4.083981" calcext:value-type="float">
            <text:p>-4.083981</text:p>
          </table:table-cell>
        </table:table-row>
        <table:table-row table:style-name="ro1">
          <table:table-cell office:value-type="float" office:value="8.013" calcext:value-type="float">
            <text:p>8.013</text:p>
          </table:table-cell>
          <table:table-cell office:value-type="float" office:value="0.827029" calcext:value-type="float">
            <text:p>0.827029</text:p>
          </table:table-cell>
          <table:table-cell office:value-type="float" office:value="-4.192661" calcext:value-type="float">
            <text:p>-4.192661</text:p>
          </table:table-cell>
        </table:table-row>
        <table:table-row table:style-name="ro1">
          <table:table-cell office:value-type="float" office:value="8.024" calcext:value-type="float">
            <text:p>8.024</text:p>
          </table:table-cell>
          <table:table-cell office:value-type="float" office:value="0.780366" calcext:value-type="float">
            <text:p>0.780366</text:p>
          </table:table-cell>
          <table:table-cell office:value-type="float" office:value="-4.301341" calcext:value-type="float">
            <text:p>-4.301341</text:p>
          </table:table-cell>
        </table:table-row>
        <table:table-row table:style-name="ro1">
          <table:table-cell office:value-type="float" office:value="8.035" calcext:value-type="float">
            <text:p>8.035</text:p>
          </table:table-cell>
          <table:table-cell office:value-type="float" office:value="0.732508" calcext:value-type="float">
            <text:p>0.732508</text:p>
          </table:table-cell>
          <table:table-cell office:value-type="float" office:value="-4.410021" calcext:value-type="float">
            <text:p>-4.410021</text:p>
          </table:table-cell>
        </table:table-row>
        <table:table-row table:style-name="ro1">
          <table:table-cell office:value-type="float" office:value="8.046" calcext:value-type="float">
            <text:p>8.046</text:p>
          </table:table-cell>
          <table:table-cell office:value-type="float" office:value="0.683455" calcext:value-type="float">
            <text:p>0.683455</text:p>
          </table:table-cell>
          <table:table-cell office:value-type="float" office:value="-4.518701" calcext:value-type="float">
            <text:p>-4.518701</text:p>
          </table:table-cell>
        </table:table-row>
        <table:table-row table:style-name="ro1">
          <table:table-cell office:value-type="float" office:value="8.057" calcext:value-type="float">
            <text:p>8.057</text:p>
          </table:table-cell>
          <table:table-cell office:value-type="float" office:value="0.633205" calcext:value-type="float">
            <text:p>0.633205</text:p>
          </table:table-cell>
          <table:table-cell office:value-type="float" office:value="-4.627381" calcext:value-type="float">
            <text:p>-4.627381</text:p>
          </table:table-cell>
        </table:table-row>
        <table:table-row table:style-name="ro1">
          <table:table-cell office:value-type="float" office:value="8.068" calcext:value-type="float">
            <text:p>8.06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-4.736061" calcext:value-type="float">
            <text:p>-4.736061</text:p>
          </table:table-cell>
        </table:table-row>
        <table:table-row table:style-name="ro1">
          <table:table-cell office:value-type="float" office:value="8.079" calcext:value-type="float">
            <text:p>8.079</text:p>
          </table:table-cell>
          <table:table-cell office:value-type="float" office:value="0.529121" calcext:value-type="float">
            <text:p>0.529121</text:p>
          </table:table-cell>
          <table:table-cell office:value-type="float" office:value="-4.844741" calcext:value-type="float">
            <text:p>-4.844741</text:p>
          </table:table-cell>
        </table:table-row>
        <table:table-row table:style-name="ro1">
          <table:table-cell office:value-type="float" office:value="8.09" calcext:value-type="float">
            <text:p>8.090</text:p>
          </table:table-cell>
          <table:table-cell office:value-type="float" office:value="0.475285" calcext:value-type="float">
            <text:p>0.475285</text:p>
          </table:table-cell>
          <table:table-cell office:value-type="float" office:value="-4.953421" calcext:value-type="float">
            <text:p>-4.953421</text:p>
          </table:table-cell>
        </table:table-row>
        <table:table-row table:style-name="ro1">
          <table:table-cell office:value-type="float" office:value="8.101" calcext:value-type="float">
            <text:p>8.101</text:p>
          </table:table-cell>
          <table:table-cell office:value-type="float" office:value="0.420254" calcext:value-type="float">
            <text:p>0.420254</text:p>
          </table:table-cell>
          <table:table-cell office:value-type="float" office:value="-5.062101" calcext:value-type="float">
            <text:p>-5.06210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0.364028" calcext:value-type="float">
            <text:p>0.364028</text:p>
          </table:table-cell>
          <table:table-cell office:value-type="float" office:value="-5.170781" calcext:value-type="float">
            <text:p>-5.170781</text:p>
          </table:table-cell>
        </table:table-row>
        <table:table-row table:style-name="ro1">
          <table:table-cell office:value-type="float" office:value="8.123" calcext:value-type="float">
            <text:p>8.123</text:p>
          </table:table-cell>
          <table:table-cell office:value-type="float" office:value="0.306606" calcext:value-type="float">
            <text:p>0.306606</text:p>
          </table:table-cell>
          <table:table-cell office:value-type="float" office:value="-5.279461" calcext:value-type="float">
            <text:p>-5.279461</text:p>
          </table:table-cell>
        </table:table-row>
        <table:table-row table:style-name="ro1">
          <table:table-cell office:value-type="float" office:value="8.134" calcext:value-type="float">
            <text:p>8.134</text:p>
          </table:table-cell>
          <table:table-cell office:value-type="float" office:value="0.247988" calcext:value-type="float">
            <text:p>0.247988</text:p>
          </table:table-cell>
          <table:table-cell office:value-type="float" office:value="-5.388141" calcext:value-type="float">
            <text:p>-5.388141</text:p>
          </table:table-cell>
        </table:table-row>
        <table:table-row table:style-name="ro1">
          <table:table-cell office:value-type="float" office:value="8.145" calcext:value-type="float">
            <text:p>8.145</text:p>
          </table:table-cell>
          <table:table-cell office:value-type="float" office:value="0.188175" calcext:value-type="float">
            <text:p>0.188175</text:p>
          </table:table-cell>
          <table:table-cell office:value-type="float" office:value="-5.496821" calcext:value-type="float">
            <text:p>-5.496821</text:p>
          </table:table-cell>
        </table:table-row>
        <table:table-row table:style-name="ro1">
          <table:table-cell office:value-type="float" office:value="8.156" calcext:value-type="float">
            <text:p>8.156</text:p>
          </table:table-cell>
          <table:table-cell office:value-type="float" office:value="0.127167" calcext:value-type="float">
            <text:p>0.127167</text:p>
          </table:table-cell>
          <table:table-cell office:value-type="float" office:value="-5.605501" calcext:value-type="float">
            <text:p>-5.605501</text:p>
          </table:table-cell>
        </table:table-row>
        <table:table-row table:style-name="ro1">
          <table:table-cell office:value-type="float" office:value="8.167" calcext:value-type="float">
            <text:p>8.167</text:p>
          </table:table-cell>
          <table:table-cell office:value-type="float" office:value="0.064963" calcext:value-type="float">
            <text:p>0.064963</text:p>
          </table:table-cell>
          <table:table-cell office:value-type="float" office:value="-5.714181" calcext:value-type="float">
            <text:p>-5.714181</text:p>
          </table:table-cell>
        </table:table-row>
        <table:table-row table:style-name="ro1">
          <table:table-cell office:value-type="float" office:value="8.178" calcext:value-type="float">
            <text:p>8.178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-5.822861" calcext:value-type="float">
            <text:p>-5.822861</text:p>
          </table:table-cell>
        </table:table-row>
        <table:table-row table:style-name="ro1">
          <table:table-cell office:value-type="float" office:value="8.189" calcext:value-type="float">
            <text:p>8.189</text:p>
          </table:table-cell>
          <table:table-cell office:value-type="float" office:value="0.050477" calcext:value-type="float">
            <text:p>0.050477</text:p>
          </table:table-cell>
          <table:table-cell office:value-type="float" office:value="4.567393" calcext:value-type="float">
            <text:p>4.567393</text:p>
          </table:table-cell>
        </table:table-row>
        <table:table-row table:style-name="ro1">
          <table:table-cell office:value-type="float" office:value="8.2" calcext:value-type="float">
            <text:p>8.200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4.458713" calcext:value-type="float">
            <text:p>4.458713</text:p>
          </table:table-cell>
        </table:table-row>
        <table:table-row table:style-name="ro1">
          <table:table-cell office:value-type="float" office:value="8.211" calcext:value-type="float">
            <text:p>8.211</text:p>
          </table:table-cell>
          <table:table-cell office:value-type="float" office:value="0.148677" calcext:value-type="float">
            <text:p>0.148677</text:p>
          </table:table-cell>
          <table:table-cell office:value-type="float" office:value="4.350033" calcext:value-type="float">
            <text:p>4.350033</text:p>
          </table:table-cell>
        </table:table-row>
        <table:table-row table:style-name="ro1">
          <table:table-cell office:value-type="float" office:value="8.222" calcext:value-type="float">
            <text:p>8.222</text:p>
          </table:table-cell>
          <table:table-cell office:value-type="float" office:value="0.195984" calcext:value-type="float">
            <text:p>0.195984</text:p>
          </table:table-cell>
          <table:table-cell office:value-type="float" office:value="4.241353" calcext:value-type="float">
            <text:p>4.241353</text:p>
          </table:table-cell>
        </table:table-row>
        <table:table-row table:style-name="ro1">
          <table:table-cell office:value-type="float" office:value="8.233" calcext:value-type="float">
            <text:p>8.233</text:p>
          </table:table-cell>
          <table:table-cell office:value-type="float" office:value="0.242095" calcext:value-type="float">
            <text:p>0.242095</text:p>
          </table:table-cell>
          <table:table-cell office:value-type="float" office:value="4.132673" calcext:value-type="float">
            <text:p>4.132673</text:p>
          </table:table-cell>
        </table:table-row>
        <table:table-row table:style-name="ro1">
          <table:table-cell office:value-type="float" office:value="8.244" calcext:value-type="float">
            <text:p>8.244</text:p>
          </table:table-cell>
          <table:table-cell office:value-type="float" office:value="0.287011" calcext:value-type="float">
            <text:p>0.287011</text:p>
          </table:table-cell>
          <table:table-cell office:value-type="float" office:value="4.023993" calcext:value-type="float">
            <text:p>4.023993</text:p>
          </table:table-cell>
        </table:table-row>
        <table:table-row table:style-name="ro1">
          <table:table-cell office:value-type="float" office:value="8.255" calcext:value-type="float">
            <text:p>8.255</text:p>
          </table:table-cell>
          <table:table-cell office:value-type="float" office:value="0.330732" calcext:value-type="float">
            <text:p>0.330732</text:p>
          </table:table-cell>
          <table:table-cell office:value-type="float" office:value="3.915313" calcext:value-type="float">
            <text:p>3.915313</text:p>
          </table:table-cell>
        </table:table-row>
        <table:table-row table:style-name="ro1">
          <table:table-cell office:value-type="float" office:value="8.266" calcext:value-type="float">
            <text:p>8.266</text:p>
          </table:table-cell>
          <table:table-cell office:value-type="float" office:value="0.373257" calcext:value-type="float">
            <text:p>0.373257</text:p>
          </table:table-cell>
          <table:table-cell office:value-type="float" office:value="3.806633" calcext:value-type="float">
            <text:p>3.806633</text:p>
          </table:table-cell>
        </table:table-row>
        <table:table-row table:style-name="ro1">
          <table:table-cell office:value-type="float" office:value="8.277" calcext:value-type="float">
            <text:p>8.277</text:p>
          </table:table-cell>
          <table:table-cell office:value-type="float" office:value="0.414587" calcext:value-type="float">
            <text:p>0.414587</text:p>
          </table:table-cell>
          <table:table-cell office:value-type="float" office:value="3.697953" calcext:value-type="float">
            <text:p>3.697953</text:p>
          </table:table-cell>
        </table:table-row>
        <table:table-row table:style-name="ro1">
          <table:table-cell office:value-type="float" office:value="8.288" calcext:value-type="float">
            <text:p>8.288</text:p>
          </table:table-cell>
          <table:table-cell office:value-type="float" office:value="0.454721" calcext:value-type="float">
            <text:p>0.454721</text:p>
          </table:table-cell>
          <table:table-cell office:value-type="float" office:value="3.589273" calcext:value-type="float">
            <text:p>3.589273</text:p>
          </table:table-cell>
        </table:table-row>
        <table:table-row table:style-name="ro1">
          <table:table-cell office:value-type="float" office:value="8.299" calcext:value-type="float">
            <text:p>8.299</text:p>
          </table:table-cell>
          <table:table-cell office:value-type="float" office:value="0.493659" calcext:value-type="float">
            <text:p>0.493659</text:p>
          </table:table-cell>
          <table:table-cell office:value-type="float" office:value="3.480593" calcext:value-type="float">
            <text:p>3.480593</text:p>
          </table:table-cell>
        </table:table-row>
        <table:table-row table:style-name="ro1">
          <table:table-cell office:value-type="float" office:value="8.31" calcext:value-type="float">
            <text:p>8.310</text:p>
          </table:table-cell>
          <table:table-cell office:value-type="float" office:value="0.531402" calcext:value-type="float">
            <text:p>0.531402</text:p>
          </table:table-cell>
          <table:table-cell office:value-type="float" office:value="3.371913" calcext:value-type="float">
            <text:p>3.371913</text:p>
          </table:table-cell>
        </table:table-row>
        <table:table-row table:style-name="ro1">
          <table:table-cell office:value-type="float" office:value="8.321" calcext:value-type="float">
            <text:p>8.321</text:p>
          </table:table-cell>
          <table:table-cell office:value-type="float" office:value="0.56795" calcext:value-type="float">
            <text:p>0.567950</text:p>
          </table:table-cell>
          <table:table-cell office:value-type="float" office:value="3.263233" calcext:value-type="float">
            <text:p>3.263233</text:p>
          </table:table-cell>
        </table:table-row>
        <table:table-row table:style-name="ro1">
          <table:table-cell office:value-type="float" office:value="8.332" calcext:value-type="float">
            <text:p>8.332</text:p>
          </table:table-cell>
          <table:table-cell office:value-type="float" office:value="0.603302" calcext:value-type="float">
            <text:p>0.603302</text:p>
          </table:table-cell>
          <table:table-cell office:value-type="float" office:value="3.154553" calcext:value-type="float">
            <text:p>3.154553</text:p>
          </table:table-cell>
        </table:table-row>
        <table:table-row table:style-name="ro1">
          <table:table-cell office:value-type="float" office:value="8.343" calcext:value-type="float">
            <text:p>8.343</text:p>
          </table:table-cell>
          <table:table-cell office:value-type="float" office:value="0.637459" calcext:value-type="float">
            <text:p>0.637459</text:p>
          </table:table-cell>
          <table:table-cell office:value-type="float" office:value="3.045873" calcext:value-type="float">
            <text:p>3.045873</text:p>
          </table:table-cell>
        </table:table-row>
        <table:table-row table:style-name="ro1">
          <table:table-cell office:value-type="float" office:value="8.354" calcext:value-type="float">
            <text:p>8.354</text:p>
          </table:table-cell>
          <table:table-cell office:value-type="float" office:value="0.67042" calcext:value-type="float">
            <text:p>0.670420</text:p>
          </table:table-cell>
          <table:table-cell office:value-type="float" office:value="2.937193" calcext:value-type="float">
            <text:p>2.937193</text:p>
          </table:table-cell>
        </table:table-row>
        <table:table-row table:style-name="ro1">
          <table:table-cell office:value-type="float" office:value="8.365" calcext:value-type="float">
            <text:p>8.365</text:p>
          </table:table-cell>
          <table:table-cell office:value-type="float" office:value="0.702186" calcext:value-type="float">
            <text:p>0.702186</text:p>
          </table:table-cell>
          <table:table-cell office:value-type="float" office:value="2.828513" calcext:value-type="float">
            <text:p>2.828513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0.732756" calcext:value-type="float">
            <text:p>0.732756</text:p>
          </table:table-cell>
          <table:table-cell office:value-type="float" office:value="2.719833" calcext:value-type="float">
            <text:p>2.719833</text:p>
          </table:table-cell>
        </table:table-row>
        <table:table-row table:style-name="ro1">
          <table:table-cell office:value-type="float" office:value="8.387" calcext:value-type="float">
            <text:p>8.387</text:p>
          </table:table-cell>
          <table:table-cell office:value-type="float" office:value="0.762131" calcext:value-type="float">
            <text:p>0.762131</text:p>
          </table:table-cell>
          <table:table-cell office:value-type="float" office:value="2.611153" calcext:value-type="float">
            <text:p>2.611153</text:p>
          </table:table-cell>
        </table:table-row>
        <table:table-row table:style-name="ro1">
          <table:table-cell office:value-type="float" office:value="8.398" calcext:value-type="float">
            <text:p>8.398</text:p>
          </table:table-cell>
          <table:table-cell office:value-type="float" office:value="0.79031" calcext:value-type="float">
            <text:p>0.790310</text:p>
          </table:table-cell>
          <table:table-cell office:value-type="float" office:value="2.502473" calcext:value-type="float">
            <text:p>2.502473</text:p>
          </table:table-cell>
        </table:table-row>
        <table:table-row table:style-name="ro1">
          <table:table-cell office:value-type="float" office:value="8.409" calcext:value-type="float">
            <text:p>8.409</text:p>
          </table:table-cell>
          <table:table-cell office:value-type="float" office:value="0.817294" calcext:value-type="float">
            <text:p>0.817294</text:p>
          </table:table-cell>
          <table:table-cell office:value-type="float" office:value="2.393793" calcext:value-type="float">
            <text:p>2.393793</text:p>
          </table:table-cell>
        </table:table-row>
        <table:table-row table:style-name="ro1">
          <table:table-cell office:value-type="float" office:value="8.42" calcext:value-type="float">
            <text:p>8.420</text:p>
          </table:table-cell>
          <table:table-cell office:value-type="float" office:value="0.843082" calcext:value-type="float">
            <text:p>0.843082</text:p>
          </table:table-cell>
          <table:table-cell office:value-type="float" office:value="2.285113" calcext:value-type="float">
            <text:p>2.285113</text:p>
          </table:table-cell>
        </table:table-row>
        <table:table-row table:style-name="ro1">
          <table:table-cell office:value-type="float" office:value="8.431" calcext:value-type="float">
            <text:p>8.431</text:p>
          </table:table-cell>
          <table:table-cell office:value-type="float" office:value="0.867675" calcext:value-type="float">
            <text:p>0.867675</text:p>
          </table:table-cell>
          <table:table-cell office:value-type="float" office:value="2.176433" calcext:value-type="float">
            <text:p>2.176433</text:p>
          </table:table-cell>
        </table:table-row>
        <table:table-row table:style-name="ro1">
          <table:table-cell office:value-type="float" office:value="8.442" calcext:value-type="float">
            <text:p>8.442</text:p>
          </table:table-cell>
          <table:table-cell office:value-type="float" office:value="0.891072" calcext:value-type="float">
            <text:p>0.891072</text:p>
          </table:table-cell>
          <table:table-cell office:value-type="float" office:value="2.067753" calcext:value-type="float">
            <text:p>2.067753</text:p>
          </table:table-cell>
        </table:table-row>
        <table:table-row table:style-name="ro1">
          <table:table-cell office:value-type="float" office:value="8.453" calcext:value-type="float">
            <text:p>8.453</text:p>
          </table:table-cell>
          <table:table-cell office:value-type="float" office:value="0.913274" calcext:value-type="float">
            <text:p>0.913274</text:p>
          </table:table-cell>
          <table:table-cell office:value-type="float" office:value="1.959073" calcext:value-type="float">
            <text:p>1.959073</text:p>
          </table:table-cell>
        </table:table-row>
        <table:table-row table:style-name="ro1">
          <table:table-cell office:value-type="float" office:value="8.464" calcext:value-type="float">
            <text:p>8.464</text:p>
          </table:table-cell>
          <table:table-cell office:value-type="float" office:value="0.934281" calcext:value-type="float">
            <text:p>0.934281</text:p>
          </table:table-cell>
          <table:table-cell office:value-type="float" office:value="1.850393" calcext:value-type="float">
            <text:p>1.850393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0.954092" calcext:value-type="float">
            <text:p>0.954092</text:p>
          </table:table-cell>
          <table:table-cell office:value-type="float" office:value="1.741713" calcext:value-type="float">
            <text:p>1.741713</text:p>
          </table:table-cell>
        </table:table-row>
        <table:table-row table:style-name="ro1">
          <table:table-cell office:value-type="float" office:value="8.486" calcext:value-type="float">
            <text:p>8.486</text:p>
          </table:table-cell>
          <table:table-cell office:value-type="float" office:value="0.972707" calcext:value-type="float">
            <text:p>0.972707</text:p>
          </table:table-cell>
          <table:table-cell office:value-type="float" office:value="1.633033" calcext:value-type="float">
            <text:p>1.633033</text:p>
          </table:table-cell>
        </table:table-row>
        <table:table-row table:style-name="ro1">
          <table:table-cell office:value-type="float" office:value="8.497" calcext:value-type="float">
            <text:p>8.497</text:p>
          </table:table-cell>
          <table:table-cell office:value-type="float" office:value="0.990127" calcext:value-type="float">
            <text:p>0.990127</text:p>
          </table:table-cell>
          <table:table-cell office:value-type="float" office:value="1.524353" calcext:value-type="float">
            <text:p>1.524353</text:p>
          </table:table-cell>
        </table:table-row>
        <table:table-row table:style-name="ro1">
          <table:table-cell office:value-type="float" office:value="8.508" calcext:value-type="float">
            <text:p>8.508</text:p>
          </table:table-cell>
          <table:table-cell office:value-type="float" office:value="1.006351" calcext:value-type="float">
            <text:p>1.006351</text:p>
          </table:table-cell>
          <table:table-cell office:value-type="float" office:value="1.415673" calcext:value-type="float">
            <text:p>1.415673</text:p>
          </table:table-cell>
        </table:table-row>
        <table:table-row table:style-name="ro1">
          <table:table-cell office:value-type="float" office:value="8.519" calcext:value-type="float">
            <text:p>8.519</text:p>
          </table:table-cell>
          <table:table-cell office:value-type="float" office:value="1.02138" calcext:value-type="float">
            <text:p>1.021380</text:p>
          </table:table-cell>
          <table:table-cell office:value-type="float" office:value="1.306993" calcext:value-type="float">
            <text:p>1.306993</text:p>
          </table:table-cell>
        </table:table-row>
        <table:table-row table:style-name="ro1">
          <table:table-cell office:value-type="float" office:value="8.53" calcext:value-type="float">
            <text:p>8.530</text:p>
          </table:table-cell>
          <table:table-cell office:value-type="float" office:value="1.035214" calcext:value-type="float">
            <text:p>1.035214</text:p>
          </table:table-cell>
          <table:table-cell office:value-type="float" office:value="1.198313" calcext:value-type="float">
            <text:p>1.198313</text:p>
          </table:table-cell>
        </table:table-row>
        <table:table-row table:style-name="ro1">
          <table:table-cell office:value-type="float" office:value="8.541" calcext:value-type="float">
            <text:p>8.541</text:p>
          </table:table-cell>
          <table:table-cell office:value-type="float" office:value="1.047852" calcext:value-type="float">
            <text:p>1.047852</text:p>
          </table:table-cell>
          <table:table-cell office:value-type="float" office:value="1.089633" calcext:value-type="float">
            <text:p>1.089633</text:p>
          </table:table-cell>
        </table:table-row>
        <table:table-row table:style-name="ro1">
          <table:table-cell office:value-type="float" office:value="8.552" calcext:value-type="float">
            <text:p>8.552</text:p>
          </table:table-cell>
          <table:table-cell office:value-type="float" office:value="1.059295" calcext:value-type="float">
            <text:p>1.059295</text:p>
          </table:table-cell>
          <table:table-cell office:value-type="float" office:value="0.980953" calcext:value-type="float">
            <text:p>0.980953</text:p>
          </table:table-cell>
        </table:table-row>
        <table:table-row table:style-name="ro1">
          <table:table-cell office:value-type="float" office:value="8.563" calcext:value-type="float">
            <text:p>8.563</text:p>
          </table:table-cell>
          <table:table-cell office:value-type="float" office:value="1.069542" calcext:value-type="float">
            <text:p>1.069542</text:p>
          </table:table-cell>
          <table:table-cell office:value-type="float" office:value="0.872273" calcext:value-type="float">
            <text:p>0.872273</text:p>
          </table:table-cell>
        </table:table-row>
        <table:table-row table:style-name="ro1">
          <table:table-cell office:value-type="float" office:value="8.574" calcext:value-type="float">
            <text:p>8.574</text:p>
          </table:table-cell>
          <table:table-cell office:value-type="float" office:value="1.078593" calcext:value-type="float">
            <text:p>1.078593</text:p>
          </table:table-cell>
          <table:table-cell office:value-type="float" office:value="0.763593" calcext:value-type="float">
            <text:p>0.763593</text:p>
          </table:table-cell>
        </table:table-row>
        <table:table-row table:style-name="ro1">
          <table:table-cell office:value-type="float" office:value="8.585" calcext:value-type="float">
            <text:p>8.585</text:p>
          </table:table-cell>
          <table:table-cell office:value-type="float" office:value="1.086449" calcext:value-type="float">
            <text:p>1.086449</text:p>
          </table:table-cell>
          <table:table-cell office:value-type="float" office:value="0.654913" calcext:value-type="float">
            <text:p>0.654913</text:p>
          </table:table-cell>
        </table:table-row>
        <table:table-row table:style-name="ro1">
          <table:table-cell office:value-type="float" office:value="8.596" calcext:value-type="float">
            <text:p>8.596</text:p>
          </table:table-cell>
          <table:table-cell office:value-type="float" office:value="1.09311" calcext:value-type="float">
            <text:p>1.093110</text:p>
          </table:table-cell>
          <table:table-cell office:value-type="float" office:value="0.546233" calcext:value-type="float">
            <text:p>0.546233</text:p>
          </table:table-cell>
        </table:table-row>
        <table:table-row table:style-name="ro1">
          <table:table-cell office:value-type="float" office:value="8.607" calcext:value-type="float">
            <text:p>8.607</text:p>
          </table:table-cell>
          <table:table-cell office:value-type="float" office:value="1.098575" calcext:value-type="float">
            <text:p>1.098575</text:p>
          </table:table-cell>
          <table:table-cell office:value-type="float" office:value="0.437553" calcext:value-type="float">
            <text:p>0.437553</text:p>
          </table:table-cell>
        </table:table-row>
        <table:table-row table:style-name="ro1">
          <table:table-cell office:value-type="float" office:value="8.618" calcext:value-type="float">
            <text:p>8.618</text:p>
          </table:table-cell>
          <table:table-cell office:value-type="float" office:value="1.102845" calcext:value-type="float">
            <text:p>1.102845</text:p>
          </table:table-cell>
          <table:table-cell office:value-type="float" office:value="0.328873" calcext:value-type="float">
            <text:p>0.328873</text:p>
          </table:table-cell>
        </table:table-row>
        <table:table-row table:style-name="ro1">
          <table:table-cell office:value-type="float" office:value="8.629" calcext:value-type="float">
            <text:p>8.629</text:p>
          </table:table-cell>
          <table:table-cell office:value-type="float" office:value="1.105919" calcext:value-type="float">
            <text:p>1.105919</text:p>
          </table:table-cell>
          <table:table-cell office:value-type="float" office:value="0.220193" calcext:value-type="float">
            <text:p>0.220193</text:p>
          </table:table-cell>
        </table:table-row>
        <table:table-row table:style-name="ro1">
          <table:table-cell office:value-type="float" office:value="8.64" calcext:value-type="float">
            <text:p>8.640</text:p>
          </table:table-cell>
          <table:table-cell office:value-type="float" office:value="1.107798" calcext:value-type="float">
            <text:p>1.107798</text:p>
          </table:table-cell>
          <table:table-cell office:value-type="float" office:value="0.111513" calcext:value-type="float">
            <text:p>0.111513</text:p>
          </table:table-cell>
        </table:table-row>
        <table:table-row table:style-name="ro1">
          <table:table-cell office:value-type="float" office:value="8.651" calcext:value-type="float">
            <text:p>8.651</text:p>
          </table:table-cell>
          <table:table-cell office:value-type="float" office:value="1.108481" calcext:value-type="float">
            <text:p>1.108481</text:p>
          </table:table-cell>
          <table:table-cell office:value-type="float" office:value="0.002833" calcext:value-type="float">
            <text:p>0.002833</text:p>
          </table:table-cell>
        </table:table-row>
        <table:table-row table:style-name="ro1">
          <table:table-cell office:value-type="float" office:value="8.662" calcext:value-type="float">
            <text:p>8.662</text:p>
          </table:table-cell>
          <table:table-cell office:value-type="float" office:value="1.107969" calcext:value-type="float">
            <text:p>1.107969</text:p>
          </table:table-cell>
          <table:table-cell office:value-type="float" office:value="-0.105847" calcext:value-type="float">
            <text:p>-0.105847</text:p>
          </table:table-cell>
        </table:table-row>
        <table:table-row table:style-name="ro1">
          <table:table-cell office:value-type="float" office:value="8.673" calcext:value-type="float">
            <text:p>8.673</text:p>
          </table:table-cell>
          <table:table-cell office:value-type="float" office:value="1.106261" calcext:value-type="float">
            <text:p>1.106261</text:p>
          </table:table-cell>
          <table:table-cell office:value-type="float" office:value="-0.214527" calcext:value-type="float">
            <text:p>-0.214527</text:p>
          </table:table-cell>
        </table:table-row>
        <table:table-row table:style-name="ro1">
          <table:table-cell office:value-type="float" office:value="8.684" calcext:value-type="float">
            <text:p>8.684</text:p>
          </table:table-cell>
          <table:table-cell office:value-type="float" office:value="1.103358" calcext:value-type="float">
            <text:p>1.103358</text:p>
          </table:table-cell>
          <table:table-cell office:value-type="float" office:value="-0.323207" calcext:value-type="float">
            <text:p>-0.323207</text:p>
          </table:table-cell>
        </table:table-row>
        <table:table-row table:style-name="ro1">
          <table:table-cell office:value-type="float" office:value="8.695" calcext:value-type="float">
            <text:p>8.695</text:p>
          </table:table-cell>
          <table:table-cell office:value-type="float" office:value="1.099259" calcext:value-type="float">
            <text:p>1.099259</text:p>
          </table:table-cell>
          <table:table-cell office:value-type="float" office:value="-0.431887" calcext:value-type="float">
            <text:p>-0.431887</text:p>
          </table:table-cell>
        </table:table-row>
        <table:table-row table:style-name="ro1">
          <table:table-cell office:value-type="float" office:value="8.706" calcext:value-type="float">
            <text:p>8.706</text:p>
          </table:table-cell>
          <table:table-cell office:value-type="float" office:value="1.093965" calcext:value-type="float">
            <text:p>1.093965</text:p>
          </table:table-cell>
          <table:table-cell office:value-type="float" office:value="-0.540567" calcext:value-type="float">
            <text:p>-0.540567</text:p>
          </table:table-cell>
        </table:table-row>
        <table:table-row table:style-name="ro1">
          <table:table-cell office:value-type="float" office:value="8.717" calcext:value-type="float">
            <text:p>8.717</text:p>
          </table:table-cell>
          <table:table-cell office:value-type="float" office:value="1.087475" calcext:value-type="float">
            <text:p>1.087475</text:p>
          </table:table-cell>
          <table:table-cell office:value-type="float" office:value="-0.649247" calcext:value-type="float">
            <text:p>-0.649247</text:p>
          </table:table-cell>
        </table:table-row>
        <table:table-row table:style-name="ro1">
          <table:table-cell office:value-type="float" office:value="8.728" calcext:value-type="float">
            <text:p>8.728</text:p>
          </table:table-cell>
          <table:table-cell office:value-type="float" office:value="1.07979" calcext:value-type="float">
            <text:p>1.079790</text:p>
          </table:table-cell>
          <table:table-cell office:value-type="float" office:value="-0.757927" calcext:value-type="float">
            <text:p>-0.757927</text:p>
          </table:table-cell>
        </table:table-row>
        <table:table-row table:style-name="ro1">
          <table:table-cell office:value-type="float" office:value="8.739" calcext:value-type="float">
            <text:p>8.739</text:p>
          </table:table-cell>
          <table:table-cell office:value-type="float" office:value="1.07091" calcext:value-type="float">
            <text:p>1.070910</text:p>
          </table:table-cell>
          <table:table-cell office:value-type="float" office:value="-0.866607" calcext:value-type="float">
            <text:p>-0.866607</text:p>
          </table:table-cell>
        </table:table-row>
        <table:table-row table:style-name="ro1">
          <table:table-cell office:value-type="float" office:value="8.75" calcext:value-type="float">
            <text:p>8.750</text:p>
          </table:table-cell>
          <table:table-cell office:value-type="float" office:value="1.060834" calcext:value-type="float">
            <text:p>1.060834</text:p>
          </table:table-cell>
          <table:table-cell office:value-type="float" office:value="-0.975287" calcext:value-type="float">
            <text:p>-0.975287</text:p>
          </table:table-cell>
        </table:table-row>
        <table:table-row table:style-name="ro1">
          <table:table-cell office:value-type="float" office:value="8.761" calcext:value-type="float">
            <text:p>8.761</text:p>
          </table:table-cell>
          <table:table-cell office:value-type="float" office:value="1.049562" calcext:value-type="float">
            <text:p>1.049562</text:p>
          </table:table-cell>
          <table:table-cell office:value-type="float" office:value="-1.083967" calcext:value-type="float">
            <text:p>-1.083967</text:p>
          </table:table-cell>
        </table:table-row>
        <table:table-row table:style-name="ro1">
          <table:table-cell office:value-type="float" office:value="8.772" calcext:value-type="float">
            <text:p>8.772</text:p>
          </table:table-cell>
          <table:table-cell office:value-type="float" office:value="1.037095" calcext:value-type="float">
            <text:p>1.037095</text:p>
          </table:table-cell>
          <table:table-cell office:value-type="float" office:value="-1.192647" calcext:value-type="float">
            <text:p>-1.192647</text:p>
          </table:table-cell>
        </table:table-row>
        <table:table-row table:style-name="ro1">
          <table:table-cell office:value-type="float" office:value="8.783" calcext:value-type="float">
            <text:p>8.783</text:p>
          </table:table-cell>
          <table:table-cell office:value-type="float" office:value="1.023432" calcext:value-type="float">
            <text:p>1.023432</text:p>
          </table:table-cell>
          <table:table-cell office:value-type="float" office:value="-1.301327" calcext:value-type="float">
            <text:p>-1.301327</text:p>
          </table:table-cell>
        </table:table-row>
        <table:table-row table:style-name="ro1">
          <table:table-cell office:value-type="float" office:value="8.794" calcext:value-type="float">
            <text:p>8.794</text:p>
          </table:table-cell>
          <table:table-cell office:value-type="float" office:value="1.008574" calcext:value-type="float">
            <text:p>1.008574</text:p>
          </table:table-cell>
          <table:table-cell office:value-type="float" office:value="-1.410007" calcext:value-type="float">
            <text:p>-1.410007</text:p>
          </table:table-cell>
        </table:table-row>
        <table:table-row table:style-name="ro1">
          <table:table-cell office:value-type="float" office:value="8.805" calcext:value-type="float">
            <text:p>8.805</text:p>
          </table:table-cell>
          <table:table-cell office:value-type="float" office:value="0.992521" calcext:value-type="float">
            <text:p>0.992521</text:p>
          </table:table-cell>
          <table:table-cell office:value-type="float" office:value="-1.518687" calcext:value-type="float">
            <text:p>-1.518687</text:p>
          </table:table-cell>
        </table:table-row>
        <table:table-row table:style-name="ro1">
          <table:table-cell office:value-type="float" office:value="8.816" calcext:value-type="float">
            <text:p>8.816</text:p>
          </table:table-cell>
          <table:table-cell office:value-type="float" office:value="0.975272" calcext:value-type="float">
            <text:p>0.975272</text:p>
          </table:table-cell>
          <table:table-cell office:value-type="float" office:value="-1.627367" calcext:value-type="float">
            <text:p>-1.627367</text:p>
          </table:table-cell>
        </table:table-row>
        <table:table-row table:style-name="ro1">
          <table:table-cell office:value-type="float" office:value="8.827" calcext:value-type="float">
            <text:p>8.827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-1.736047" calcext:value-type="float">
            <text:p>-1.736047</text:p>
          </table:table-cell>
        </table:table-row>
        <table:table-row table:style-name="ro1">
          <table:table-cell office:value-type="float" office:value="8.838" calcext:value-type="float">
            <text:p>8.838</text:p>
          </table:table-cell>
          <table:table-cell office:value-type="float" office:value="0.937188" calcext:value-type="float">
            <text:p>0.937188</text:p>
          </table:table-cell>
          <table:table-cell office:value-type="float" office:value="-1.844727" calcext:value-type="float">
            <text:p>-1.844727</text:p>
          </table:table-cell>
        </table:table-row>
        <table:table-row table:style-name="ro1">
          <table:table-cell office:value-type="float" office:value="8.849" calcext:value-type="float">
            <text:p>8.849</text:p>
          </table:table-cell>
          <table:table-cell office:value-type="float" office:value="0.916352" calcext:value-type="float">
            <text:p>0.916352</text:p>
          </table:table-cell>
          <table:table-cell office:value-type="float" office:value="-1.953407" calcext:value-type="float">
            <text:p>-1.953407</text:p>
          </table:table-cell>
        </table:table-row>
        <table:table-row table:style-name="ro1">
          <table:table-cell office:value-type="float" office:value="8.86" calcext:value-type="float">
            <text:p>8.860</text:p>
          </table:table-cell>
          <table:table-cell office:value-type="float" office:value="0.894321" calcext:value-type="float">
            <text:p>0.894321</text:p>
          </table:table-cell>
          <table:table-cell office:value-type="float" office:value="-2.062087" calcext:value-type="float">
            <text:p>-2.062087</text:p>
          </table:table-cell>
        </table:table-row>
        <table:table-row table:style-name="ro1">
          <table:table-cell office:value-type="float" office:value="8.871" calcext:value-type="float">
            <text:p>8.871</text:p>
          </table:table-cell>
          <table:table-cell office:value-type="float" office:value="0.871095" calcext:value-type="float">
            <text:p>0.871095</text:p>
          </table:table-cell>
          <table:table-cell office:value-type="float" office:value="-2.170767" calcext:value-type="float">
            <text:p>-2.170767</text:p>
          </table:table-cell>
        </table:table-row>
        <table:table-row table:style-name="ro1">
          <table:table-cell office:value-type="float" office:value="8.882" calcext:value-type="float">
            <text:p>8.882</text:p>
          </table:table-cell>
          <table:table-cell office:value-type="float" office:value="0.846673" calcext:value-type="float">
            <text:p>0.846673</text:p>
          </table:table-cell>
          <table:table-cell office:value-type="float" office:value="-2.279447" calcext:value-type="float">
            <text:p>-2.279447</text:p>
          </table:table-cell>
        </table:table-row>
        <table:table-row table:style-name="ro1">
          <table:table-cell office:value-type="float" office:value="8.893" calcext:value-type="float">
            <text:p>8.893</text:p>
          </table:table-cell>
          <table:table-cell office:value-type="float" office:value="0.821056" calcext:value-type="float">
            <text:p>0.821056</text:p>
          </table:table-cell>
          <table:table-cell office:value-type="float" office:value="-2.388127" calcext:value-type="float">
            <text:p>-2.388127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0.794243" calcext:value-type="float">
            <text:p>0.794243</text:p>
          </table:table-cell>
          <table:table-cell office:value-type="float" office:value="-2.496807" calcext:value-type="float">
            <text:p>-2.496807</text:p>
          </table:table-cell>
        </table:table-row>
        <table:table-row table:style-name="ro1">
          <table:table-cell office:value-type="float" office:value="8.915" calcext:value-type="float">
            <text:p>8.915</text:p>
          </table:table-cell>
          <table:table-cell office:value-type="float" office:value="0.766235" calcext:value-type="float">
            <text:p>0.766235</text:p>
          </table:table-cell>
          <table:table-cell office:value-type="float" office:value="-2.605487" calcext:value-type="float">
            <text:p>-2.605487</text:p>
          </table:table-cell>
        </table:table-row>
        <table:table-row table:style-name="ro1">
          <table:table-cell office:value-type="float" office:value="8.926" calcext:value-type="float">
            <text:p>8.926</text:p>
          </table:table-cell>
          <table:table-cell office:value-type="float" office:value="0.737031" calcext:value-type="float">
            <text:p>0.737031</text:p>
          </table:table-cell>
          <table:table-cell office:value-type="float" office:value="-2.714167" calcext:value-type="float">
            <text:p>-2.714167</text:p>
          </table:table-cell>
        </table:table-row>
        <table:table-row table:style-name="ro1">
          <table:table-cell office:value-type="float" office:value="8.937" calcext:value-type="float">
            <text:p>8.937</text:p>
          </table:table-cell>
          <table:table-cell office:value-type="float" office:value="0.706632" calcext:value-type="float">
            <text:p>0.706632</text:p>
          </table:table-cell>
          <table:table-cell office:value-type="float" office:value="-2.822847" calcext:value-type="float">
            <text:p>-2.822847</text:p>
          </table:table-cell>
        </table:table-row>
        <table:table-row table:style-name="ro1">
          <table:table-cell office:value-type="float" office:value="8.948" calcext:value-type="float">
            <text:p>8.948</text:p>
          </table:table-cell>
          <table:table-cell office:value-type="float" office:value="0.675037" calcext:value-type="float">
            <text:p>0.675037</text:p>
          </table:table-cell>
          <table:table-cell office:value-type="float" office:value="-2.931527" calcext:value-type="float">
            <text:p>-2.931527</text:p>
          </table:table-cell>
        </table:table-row>
        <table:table-row table:style-name="ro1">
          <table:table-cell office:value-type="float" office:value="8.959" calcext:value-type="float">
            <text:p>8.959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-3.040207" calcext:value-type="float">
            <text:p>-3.040207</text:p>
          </table:table-cell>
        </table:table-row>
        <table:table-row table:style-name="ro1">
          <table:table-cell office:value-type="float" office:value="8.97" calcext:value-type="float">
            <text:p>8.970</text:p>
          </table:table-cell>
          <table:table-cell office:value-type="float" office:value="0.608261" calcext:value-type="float">
            <text:p>0.608261</text:p>
          </table:table-cell>
          <table:table-cell office:value-type="float" office:value="-3.148887" calcext:value-type="float">
            <text:p>-3.148887</text:p>
          </table:table-cell>
        </table:table-row>
        <table:table-row table:style-name="ro1">
          <table:table-cell office:value-type="float" office:value="8.981" calcext:value-type="float">
            <text:p>8.981</text:p>
          </table:table-cell>
          <table:table-cell office:value-type="float" office:value="0.57308" calcext:value-type="float">
            <text:p>0.573080</text:p>
          </table:table-cell>
          <table:table-cell office:value-type="float" office:value="-3.257567" calcext:value-type="float">
            <text:p>-3.257567</text:p>
          </table:table-cell>
        </table:table-row>
        <table:table-row table:style-name="ro1">
          <table:table-cell office:value-type="float" office:value="8.992" calcext:value-type="float">
            <text:p>8.992</text:p>
          </table:table-cell>
          <table:table-cell office:value-type="float" office:value="0.536703" calcext:value-type="float">
            <text:p>0.536703</text:p>
          </table:table-cell>
          <table:table-cell office:value-type="float" office:value="-3.366247" calcext:value-type="float">
            <text:p>-3.366247</text:p>
          </table:table-cell>
        </table:table-row>
        <table:table-row table:style-name="ro1">
          <table:table-cell office:value-type="float" office:value="9.003" calcext:value-type="float">
            <text:p>9.003</text:p>
          </table:table-cell>
          <table:table-cell office:value-type="float" office:value="0.499131" calcext:value-type="float">
            <text:p>0.499131</text:p>
          </table:table-cell>
          <table:table-cell office:value-type="float" office:value="-3.474927" calcext:value-type="float">
            <text:p>-3.474927</text:p>
          </table:table-cell>
        </table:table-row>
        <table:table-row table:style-name="ro1">
          <table:table-cell office:value-type="float" office:value="9.014" calcext:value-type="float">
            <text:p>9.014</text:p>
          </table:table-cell>
          <table:table-cell office:value-type="float" office:value="0.460364" calcext:value-type="float">
            <text:p>0.460364</text:p>
          </table:table-cell>
          <table:table-cell office:value-type="float" office:value="-3.583607" calcext:value-type="float">
            <text:p>-3.583607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0.420401" calcext:value-type="float">
            <text:p>0.420401</text:p>
          </table:table-cell>
          <table:table-cell office:value-type="float" office:value="-3.692287" calcext:value-type="float">
            <text:p>-3.692287</text:p>
          </table:table-cell>
        </table:table-row>
        <table:table-row table:style-name="ro1">
          <table:table-cell office:value-type="float" office:value="9.036" calcext:value-type="float">
            <text:p>9.036</text:p>
          </table:table-cell>
          <table:table-cell office:value-type="float" office:value="0.379242" calcext:value-type="float">
            <text:p>0.379242</text:p>
          </table:table-cell>
          <table:table-cell office:value-type="float" office:value="-3.800967" calcext:value-type="float">
            <text:p>-3.800967</text:p>
          </table:table-cell>
        </table:table-row>
        <table:table-row table:style-name="ro1">
          <table:table-cell office:value-type="float" office:value="9.047" calcext:value-type="float">
            <text:p>9.047</text:p>
          </table:table-cell>
          <table:table-cell office:value-type="float" office:value="0.336888" calcext:value-type="float">
            <text:p>0.336888</text:p>
          </table:table-cell>
          <table:table-cell office:value-type="float" office:value="-3.909647" calcext:value-type="float">
            <text:p>-3.909647</text:p>
          </table:table-cell>
        </table:table-row>
        <table:table-row table:style-name="ro1">
          <table:table-cell office:value-type="float" office:value="9.058" calcext:value-type="float">
            <text:p>9.058</text:p>
          </table:table-cell>
          <table:table-cell office:value-type="float" office:value="0.293338" calcext:value-type="float">
            <text:p>0.293338</text:p>
          </table:table-cell>
          <table:table-cell office:value-type="float" office:value="-4.018327" calcext:value-type="float">
            <text:p>-4.018327</text:p>
          </table:table-cell>
        </table:table-row>
        <table:table-row table:style-name="ro1">
          <table:table-cell office:value-type="float" office:value="9.069" calcext:value-type="float">
            <text:p>9.069</text:p>
          </table:table-cell>
          <table:table-cell office:value-type="float" office:value="0.248593" calcext:value-type="float">
            <text:p>0.248593</text:p>
          </table:table-cell>
          <table:table-cell office:value-type="float" office:value="-4.127007" calcext:value-type="float">
            <text:p>-4.127007</text:p>
          </table:table-cell>
        </table:table-row>
        <table:table-row table:style-name="ro1">
          <table:table-cell office:value-type="float" office:value="9.08" calcext:value-type="float">
            <text:p>9.080</text:p>
          </table:table-cell>
          <table:table-cell office:value-type="float" office:value="0.202653" calcext:value-type="float">
            <text:p>0.202653</text:p>
          </table:table-cell>
          <table:table-cell office:value-type="float" office:value="-4.235687" calcext:value-type="float">
            <text:p>-4.235687</text:p>
          </table:table-cell>
        </table:table-row>
        <table:table-row table:style-name="ro1">
          <table:table-cell office:value-type="float" office:value="9.091" calcext:value-type="float">
            <text:p>9.091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-4.344367" calcext:value-type="float">
            <text:p>-4.344367</text:p>
          </table:table-cell>
        </table:table-row>
        <table:table-row table:style-name="ro1">
          <table:table-cell office:value-type="float" office:value="9.102" calcext:value-type="float">
            <text:p>9.102</text:p>
          </table:table-cell>
          <table:table-cell office:value-type="float" office:value="0.107186" calcext:value-type="float">
            <text:p>0.107186</text:p>
          </table:table-cell>
          <table:table-cell office:value-type="float" office:value="-4.453047" calcext:value-type="float">
            <text:p>-4.453047</text:p>
          </table:table-cell>
        </table:table-row>
        <table:table-row table:style-name="ro1">
          <table:table-cell office:value-type="float" office:value="9.113" calcext:value-type="float">
            <text:p>9.113</text:p>
          </table:table-cell>
          <table:table-cell office:value-type="float" office:value="0.057659" calcext:value-type="float">
            <text:p>0.057659</text:p>
          </table:table-cell>
          <table:table-cell office:value-type="float" office:value="-4.561727" calcext:value-type="float">
            <text:p>-4.561727</text:p>
          </table:table-cell>
        </table:table-row>
        <table:table-row table:style-name="ro1">
          <table:table-cell office:value-type="float" office:value="9.124" calcext:value-type="float">
            <text:p>9.124</text:p>
          </table:table-cell>
          <table:table-cell office:value-type="float" office:value="0.006936" calcext:value-type="float">
            <text:p>0.006936</text:p>
          </table:table-cell>
          <table:table-cell office:value-type="float" office:value="-4.670407" calcext:value-type="float">
            <text:p>-4.670407</text:p>
          </table:table-cell>
        </table:table-row>
        <table:table-row table:style-name="ro1">
          <table:table-cell office:value-type="float" office:value="9.135" calcext:value-type="float">
            <text:p>9.135</text:p>
          </table:table-cell>
          <table:table-cell office:value-type="float" office:value="0.035828" calcext:value-type="float">
            <text:p>0.035828</text:p>
          </table:table-cell>
          <table:table-cell office:value-type="float" office:value="3.663214" calcext:value-type="float">
            <text:p>3.663214</text:p>
          </table:table-cell>
        </table:table-row>
        <table:table-row table:style-name="ro1">
          <table:table-cell office:value-type="float" office:value="9.146" calcext:value-type="float">
            <text:p>9.146</text:p>
          </table:table-cell>
          <table:table-cell office:value-type="float" office:value="0.07558" calcext:value-type="float">
            <text:p>0.075580</text:p>
          </table:table-cell>
          <table:table-cell office:value-type="float" office:value="3.554534" calcext:value-type="float">
            <text:p>3.554534</text:p>
          </table:table-cell>
        </table:table-row>
        <table:table-row table:style-name="ro1">
          <table:table-cell office:value-type="float" office:value="9.157" calcext:value-type="float">
            <text:p>9.157</text:p>
          </table:table-cell>
          <table:table-cell office:value-type="float" office:value="0.114136" calcext:value-type="float">
            <text:p>0.114136</text:p>
          </table:table-cell>
          <table:table-cell office:value-type="float" office:value="3.445854" calcext:value-type="float">
            <text:p>3.445854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0.151497" calcext:value-type="float">
            <text:p>0.151497</text:p>
          </table:table-cell>
          <table:table-cell office:value-type="float" office:value="3.337174" calcext:value-type="float">
            <text:p>3.337174</text:p>
          </table:table-cell>
        </table:table-row>
        <table:table-row table:style-name="ro1">
          <table:table-cell office:value-type="float" office:value="9.179" calcext:value-type="float">
            <text:p>9.179</text:p>
          </table:table-cell>
          <table:table-cell office:value-type="float" office:value="0.187663" calcext:value-type="float">
            <text:p>0.187663</text:p>
          </table:table-cell>
          <table:table-cell office:value-type="float" office:value="3.228494" calcext:value-type="float">
            <text:p>3.228494</text:p>
          </table:table-cell>
        </table:table-row>
        <table:table-row table:style-name="ro1">
          <table:table-cell office:value-type="float" office:value="9.19" calcext:value-type="float">
            <text:p>9.190</text:p>
          </table:table-cell>
          <table:table-cell office:value-type="float" office:value="0.222633" calcext:value-type="float">
            <text:p>0.222633</text:p>
          </table:table-cell>
          <table:table-cell office:value-type="float" office:value="3.119814" calcext:value-type="float">
            <text:p>3.119814</text:p>
          </table:table-cell>
        </table:table-row>
        <table:table-row table:style-name="ro1">
          <table:table-cell office:value-type="float" office:value="9.201" calcext:value-type="float">
            <text:p>9.201</text:p>
          </table:table-cell>
          <table:table-cell office:value-type="float" office:value="0.256407" calcext:value-type="float">
            <text:p>0.256407</text:p>
          </table:table-cell>
          <table:table-cell office:value-type="float" office:value="3.011134" calcext:value-type="float">
            <text:p>3.011134</text:p>
          </table:table-cell>
        </table:table-row>
        <table:table-row table:style-name="ro1">
          <table:table-cell office:value-type="float" office:value="9.212" calcext:value-type="float">
            <text:p>9.212</text:p>
          </table:table-cell>
          <table:table-cell office:value-type="float" office:value="0.288987" calcext:value-type="float">
            <text:p>0.288987</text:p>
          </table:table-cell>
          <table:table-cell office:value-type="float" office:value="2.902454" calcext:value-type="float">
            <text:p>2.902454</text:p>
          </table:table-cell>
        </table:table-row>
        <table:table-row table:style-name="ro1">
          <table:table-cell office:value-type="float" office:value="9.223" calcext:value-type="float">
            <text:p>9.223</text:p>
          </table:table-cell>
          <table:table-cell office:value-type="float" office:value="0.32037" calcext:value-type="float">
            <text:p>0.320370</text:p>
          </table:table-cell>
          <table:table-cell office:value-type="float" office:value="2.793774" calcext:value-type="float">
            <text:p>2.793774</text:p>
          </table:table-cell>
        </table:table-row>
        <table:table-row table:style-name="ro1">
          <table:table-cell office:value-type="float" office:value="9.234" calcext:value-type="float">
            <text:p>9.234</text:p>
          </table:table-cell>
          <table:table-cell office:value-type="float" office:value="0.350558" calcext:value-type="float">
            <text:p>0.350558</text:p>
          </table:table-cell>
          <table:table-cell office:value-type="float" office:value="2.685094" calcext:value-type="float">
            <text:p>2.685094</text:p>
          </table:table-cell>
        </table:table-row>
        <table:table-row table:style-name="ro1">
          <table:table-cell office:value-type="float" office:value="9.245" calcext:value-type="float">
            <text:p>9.245</text:p>
          </table:table-cell>
          <table:table-cell office:value-type="float" office:value="0.379551" calcext:value-type="float">
            <text:p>0.379551</text:p>
          </table:table-cell>
          <table:table-cell office:value-type="float" office:value="2.576414" calcext:value-type="float">
            <text:p>2.576414</text:p>
          </table:table-cell>
        </table:table-row>
        <table:table-row table:style-name="ro1">
          <table:table-cell office:value-type="float" office:value="9.256" calcext:value-type="float">
            <text:p>9.256</text:p>
          </table:table-cell>
          <table:table-cell office:value-type="float" office:value="0.407348" calcext:value-type="float">
            <text:p>0.407348</text:p>
          </table:table-cell>
          <table:table-cell office:value-type="float" office:value="2.467734" calcext:value-type="float">
            <text:p>2.467734</text:p>
          </table:table-cell>
        </table:table-row>
        <table:table-row table:style-name="ro1">
          <table:table-cell office:value-type="float" office:value="9.267" calcext:value-type="float">
            <text:p>9.267</text:p>
          </table:table-cell>
          <table:table-cell office:value-type="float" office:value="0.43395" calcext:value-type="float">
            <text:p>0.433950</text:p>
          </table:table-cell>
          <table:table-cell office:value-type="float" office:value="2.359054" calcext:value-type="float">
            <text:p>2.359054</text:p>
          </table:table-cell>
        </table:table-row>
        <table:table-row table:style-name="ro1">
          <table:table-cell office:value-type="float" office:value="9.278" calcext:value-type="float">
            <text:p>9.278</text:p>
          </table:table-cell>
          <table:table-cell office:value-type="float" office:value="0.459356" calcext:value-type="float">
            <text:p>0.459356</text:p>
          </table:table-cell>
          <table:table-cell office:value-type="float" office:value="2.250374" calcext:value-type="float">
            <text:p>2.250374</text:p>
          </table:table-cell>
        </table:table-row>
        <table:table-row table:style-name="ro1">
          <table:table-cell office:value-type="float" office:value="9.289" calcext:value-type="float">
            <text:p>9.289</text:p>
          </table:table-cell>
          <table:table-cell office:value-type="float" office:value="0.483567" calcext:value-type="float">
            <text:p>0.483567</text:p>
          </table:table-cell>
          <table:table-cell office:value-type="float" office:value="2.141694" calcext:value-type="float">
            <text:p>2.141694</text:p>
          </table:table-cell>
        </table:table-row>
        <table:table-row table:style-name="ro1">
          <table:table-cell office:value-type="float" office:value="9.3" calcext:value-type="float">
            <text:p>9.300</text:p>
          </table:table-cell>
          <table:table-cell office:value-type="float" office:value="0.506582" calcext:value-type="float">
            <text:p>0.506582</text:p>
          </table:table-cell>
          <table:table-cell office:value-type="float" office:value="2.033014" calcext:value-type="float">
            <text:p>2.033014</text:p>
          </table:table-cell>
        </table:table-row>
        <table:table-row table:style-name="ro1">
          <table:table-cell office:value-type="float" office:value="9.311" calcext:value-type="float">
            <text:p>9.311</text:p>
          </table:table-cell>
          <table:table-cell office:value-type="float" office:value="0.528402" calcext:value-type="float">
            <text:p>0.528402</text:p>
          </table:table-cell>
          <table:table-cell office:value-type="float" office:value="1.924334" calcext:value-type="float">
            <text:p>1.924334</text:p>
          </table:table-cell>
        </table:table-row>
        <table:table-row table:style-name="ro1">
          <table:table-cell office:value-type="float" office:value="9.322" calcext:value-type="float">
            <text:p>9.322</text:p>
          </table:table-cell>
          <table:table-cell office:value-type="float" office:value="0.549026" calcext:value-type="float">
            <text:p>0.549026</text:p>
          </table:table-cell>
          <table:table-cell office:value-type="float" office:value="1.815654" calcext:value-type="float">
            <text:p>1.815654</text:p>
          </table:table-cell>
        </table:table-row>
        <table:table-row table:style-name="ro1">
          <table:table-cell office:value-type="float" office:value="9.333" calcext:value-type="float">
            <text:p>9.333</text:p>
          </table:table-cell>
          <table:table-cell office:value-type="float" office:value="0.568455" calcext:value-type="float">
            <text:p>0.568455</text:p>
          </table:table-cell>
          <table:table-cell office:value-type="float" office:value="1.706974" calcext:value-type="float">
            <text:p>1.706974</text:p>
          </table:table-cell>
        </table:table-row>
        <table:table-row table:style-name="ro1">
          <table:table-cell office:value-type="float" office:value="9.344" calcext:value-type="float">
            <text:p>9.344</text:p>
          </table:table-cell>
          <table:table-cell office:value-type="float" office:value="0.586688" calcext:value-type="float">
            <text:p>0.586688</text:p>
          </table:table-cell>
          <table:table-cell office:value-type="float" office:value="1.598294" calcext:value-type="float">
            <text:p>1.598294</text:p>
          </table:table-cell>
        </table:table-row>
        <table:table-row table:style-name="ro1">
          <table:table-cell office:value-type="float" office:value="9.355" calcext:value-type="float">
            <text:p>9.355</text:p>
          </table:table-cell>
          <table:table-cell office:value-type="float" office:value="0.603726" calcext:value-type="float">
            <text:p>0.603726</text:p>
          </table:table-cell>
          <table:table-cell office:value-type="float" office:value="1.489614" calcext:value-type="float">
            <text:p>1.489614</text:p>
          </table:table-cell>
        </table:table-row>
        <table:table-row table:style-name="ro1">
          <table:table-cell office:value-type="float" office:value="9.366" calcext:value-type="float">
            <text:p>9.366</text:p>
          </table:table-cell>
          <table:table-cell office:value-type="float" office:value="0.619568" calcext:value-type="float">
            <text:p>0.619568</text:p>
          </table:table-cell>
          <table:table-cell office:value-type="float" office:value="1.380934" calcext:value-type="float">
            <text:p>1.380934</text:p>
          </table:table-cell>
        </table:table-row>
        <table:table-row table:style-name="ro1">
          <table:table-cell office:value-type="float" office:value="9.377" calcext:value-type="float">
            <text:p>9.377</text:p>
          </table:table-cell>
          <table:table-cell office:value-type="float" office:value="0.634215" calcext:value-type="float">
            <text:p>0.634215</text:p>
          </table:table-cell>
          <table:table-cell office:value-type="float" office:value="1.272254" calcext:value-type="float">
            <text:p>1.272254</text:p>
          </table:table-cell>
        </table:table-row>
        <table:table-row table:style-name="ro1">
          <table:table-cell office:value-type="float" office:value="9.388" calcext:value-type="float">
            <text:p>9.388</text:p>
          </table:table-cell>
          <table:table-cell office:value-type="float" office:value="0.647666" calcext:value-type="float">
            <text:p>0.647666</text:p>
          </table:table-cell>
          <table:table-cell office:value-type="float" office:value="1.163574" calcext:value-type="float">
            <text:p>1.163574</text:p>
          </table:table-cell>
        </table:table-row>
        <table:table-row table:style-name="ro1">
          <table:table-cell office:value-type="float" office:value="9.399" calcext:value-type="float">
            <text:p>9.399</text:p>
          </table:table-cell>
          <table:table-cell office:value-type="float" office:value="0.659922" calcext:value-type="float">
            <text:p>0.659922</text:p>
          </table:table-cell>
          <table:table-cell office:value-type="float" office:value="1.054894" calcext:value-type="float">
            <text:p>1.054894</text:p>
          </table:table-cell>
        </table:table-row>
        <table:table-row table:style-name="ro1">
          <table:table-cell office:value-type="float" office:value="9.41" calcext:value-type="float">
            <text:p>9.410</text:p>
          </table:table-cell>
          <table:table-cell office:value-type="float" office:value="0.670983" calcext:value-type="float">
            <text:p>0.670983</text:p>
          </table:table-cell>
          <table:table-cell office:value-type="float" office:value="0.946214" calcext:value-type="float">
            <text:p>0.946214</text:p>
          </table:table-cell>
        </table:table-row>
        <table:table-row table:style-name="ro1">
          <table:table-cell office:value-type="float" office:value="9.421" calcext:value-type="float">
            <text:p>9.421</text:p>
          </table:table-cell>
          <table:table-cell office:value-type="float" office:value="0.680848" calcext:value-type="float">
            <text:p>0.680848</text:p>
          </table:table-cell>
          <table:table-cell office:value-type="float" office:value="0.837534" calcext:value-type="float">
            <text:p>0.837534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0.689517" calcext:value-type="float">
            <text:p>0.689517</text:p>
          </table:table-cell>
          <table:table-cell office:value-type="float" office:value="0.728854" calcext:value-type="float">
            <text:p>0.728854</text:p>
          </table:table-cell>
        </table:table-row>
        <table:table-row table:style-name="ro1">
          <table:table-cell office:value-type="float" office:value="9.443" calcext:value-type="float">
            <text:p>9.443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20174" calcext:value-type="float">
            <text:p>0.620174</text:p>
          </table:table-cell>
        </table:table-row>
        <table:table-row table:style-name="ro1">
          <table:table-cell office:value-type="float" office:value="9.454" calcext:value-type="float">
            <text:p>9.454</text:p>
          </table:table-cell>
          <table:table-cell office:value-type="float" office:value="0.70327" calcext:value-type="float">
            <text:p>0.703270</text:p>
          </table:table-cell>
          <table:table-cell office:value-type="float" office:value="0.511494" calcext:value-type="float">
            <text:p>0.511494</text:p>
          </table:table-cell>
        </table:table-row>
        <table:table-row table:style-name="ro1">
          <table:table-cell office:value-type="float" office:value="9.465" calcext:value-type="float">
            <text:p>9.465</text:p>
          </table:table-cell>
          <table:table-cell office:value-type="float" office:value="0.708353" calcext:value-type="float">
            <text:p>0.708353</text:p>
          </table:table-cell>
          <table:table-cell office:value-type="float" office:value="0.402814" calcext:value-type="float">
            <text:p>0.402814</text:p>
          </table:table-cell>
        </table:table-row>
        <table:table-row table:style-name="ro1">
          <table:table-cell office:value-type="float" office:value="9.476" calcext:value-type="float">
            <text:p>9.476</text:p>
          </table:table-cell>
          <table:table-cell office:value-type="float" office:value="0.71224" calcext:value-type="float">
            <text:p>0.712240</text:p>
          </table:table-cell>
          <table:table-cell office:value-type="float" office:value="0.294134" calcext:value-type="float">
            <text:p>0.294134</text:p>
          </table:table-cell>
        </table:table-row>
        <table:table-row table:style-name="ro1">
          <table:table-cell office:value-type="float" office:value="9.487" calcext:value-type="float">
            <text:p>9.487</text:p>
          </table:table-cell>
          <table:table-cell office:value-type="float" office:value="0.714932" calcext:value-type="float">
            <text:p>0.714932</text:p>
          </table:table-cell>
          <table:table-cell office:value-type="float" office:value="0.185454" calcext:value-type="float">
            <text:p>0.185454</text:p>
          </table:table-cell>
        </table:table-row>
        <table:table-row table:style-name="ro1">
          <table:table-cell office:value-type="float" office:value="9.498" calcext:value-type="float">
            <text:p>9.498</text:p>
          </table:table-cell>
          <table:table-cell office:value-type="float" office:value="0.716429" calcext:value-type="float">
            <text:p>0.716429</text:p>
          </table:table-cell>
          <table:table-cell office:value-type="float" office:value="0.076774" calcext:value-type="float">
            <text:p>0.076774</text:p>
          </table:table-cell>
        </table:table-row>
        <table:table-row table:style-name="ro1">
          <table:table-cell office:value-type="float" office:value="9.509" calcext:value-type="float">
            <text:p>9.509</text:p>
          </table:table-cell>
          <table:table-cell office:value-type="float" office:value="0.71673" calcext:value-type="float">
            <text:p>0.716730</text:p>
          </table:table-cell>
          <table:table-cell office:value-type="float" office:value="-0.031906" calcext:value-type="float">
            <text:p>-0.031906</text:p>
          </table:table-cell>
        </table:table-row>
        <table:table-row table:style-name="ro1">
          <table:table-cell office:value-type="float" office:value="9.52" calcext:value-type="float">
            <text:p>9.520</text:p>
          </table:table-cell>
          <table:table-cell office:value-type="float" office:value="0.715836" calcext:value-type="float">
            <text:p>0.715836</text:p>
          </table:table-cell>
          <table:table-cell office:value-type="float" office:value="-0.140586" calcext:value-type="float">
            <text:p>-0.140586</text:p>
          </table:table-cell>
        </table:table-row>
        <table:table-row table:style-name="ro1">
          <table:table-cell office:value-type="float" office:value="9.531" calcext:value-type="float">
            <text:p>9.531</text:p>
          </table:table-cell>
          <table:table-cell office:value-type="float" office:value="0.713746" calcext:value-type="float">
            <text:p>0.713746</text:p>
          </table:table-cell>
          <table:table-cell office:value-type="float" office:value="-0.249266" calcext:value-type="float">
            <text:p>-0.249266</text:p>
          </table:table-cell>
        </table:table-row>
        <table:table-row table:style-name="ro1">
          <table:table-cell office:value-type="float" office:value="9.542" calcext:value-type="float">
            <text:p>9.542</text:p>
          </table:table-cell>
          <table:table-cell office:value-type="float" office:value="0.71046" calcext:value-type="float">
            <text:p>0.710460</text:p>
          </table:table-cell>
          <table:table-cell office:value-type="float" office:value="-0.357946" calcext:value-type="float">
            <text:p>-0.357946</text:p>
          </table:table-cell>
        </table:table-row>
        <table:table-row table:style-name="ro1">
          <table:table-cell office:value-type="float" office:value="9.553" calcext:value-type="float">
            <text:p>9.553</text:p>
          </table:table-cell>
          <table:table-cell office:value-type="float" office:value="0.70598" calcext:value-type="float">
            <text:p>0.705980</text:p>
          </table:table-cell>
          <table:table-cell office:value-type="float" office:value="-0.466626" calcext:value-type="float">
            <text:p>-0.466626</text:p>
          </table:table-cell>
        </table:table-row>
        <table:table-row table:style-name="ro1">
          <table:table-cell office:value-type="float" office:value="9.564" calcext:value-type="float">
            <text:p>9.564</text:p>
          </table:table-cell>
          <table:table-cell office:value-type="float" office:value="0.700303" calcext:value-type="float">
            <text:p>0.700303</text:p>
          </table:table-cell>
          <table:table-cell office:value-type="float" office:value="-0.575306" calcext:value-type="float">
            <text:p>-0.575306</text:p>
          </table:table-cell>
        </table:table-row>
        <table:table-row table:style-name="ro1">
          <table:table-cell office:value-type="float" office:value="9.575" calcext:value-type="float">
            <text:p>9.575</text:p>
          </table:table-cell>
          <table:table-cell office:value-type="float" office:value="0.693432" calcext:value-type="float">
            <text:p>0.693432</text:p>
          </table:table-cell>
          <table:table-cell office:value-type="float" office:value="-0.683986" calcext:value-type="float">
            <text:p>-0.683986</text:p>
          </table:table-cell>
        </table:table-row>
        <table:table-row table:style-name="ro1">
          <table:table-cell office:value-type="float" office:value="9.586" calcext:value-type="float">
            <text:p>9.586</text:p>
          </table:table-cell>
          <table:table-cell office:value-type="float" office:value="0.685364" calcext:value-type="float">
            <text:p>0.685364</text:p>
          </table:table-cell>
          <table:table-cell office:value-type="float" office:value="-0.792666" calcext:value-type="float">
            <text:p>-0.792666</text:p>
          </table:table-cell>
        </table:table-row>
        <table:table-row table:style-name="ro1">
          <table:table-cell office:value-type="float" office:value="9.597" calcext:value-type="float">
            <text:p>9.597</text:p>
          </table:table-cell>
          <table:table-cell office:value-type="float" office:value="0.676102" calcext:value-type="float">
            <text:p>0.676102</text:p>
          </table:table-cell>
          <table:table-cell office:value-type="float" office:value="-0.901346" calcext:value-type="float">
            <text:p>-0.901346</text:p>
          </table:table-cell>
        </table:table-row>
        <table:table-row table:style-name="ro1">
          <table:table-cell office:value-type="float" office:value="9.608" calcext:value-type="float">
            <text:p>9.608</text:p>
          </table:table-cell>
          <table:table-cell office:value-type="float" office:value="0.665643" calcext:value-type="float">
            <text:p>0.665643</text:p>
          </table:table-cell>
          <table:table-cell office:value-type="float" office:value="-1.010026" calcext:value-type="float">
            <text:p>-1.010026</text:p>
          </table:table-cell>
        </table:table-row>
        <table:table-row table:style-name="ro1">
          <table:table-cell office:value-type="float" office:value="9.619" calcext:value-type="float">
            <text:p>9.619</text:p>
          </table:table-cell>
          <table:table-cell office:value-type="float" office:value="0.65399" calcext:value-type="float">
            <text:p>0.653990</text:p>
          </table:table-cell>
          <table:table-cell office:value-type="float" office:value="-1.118706" calcext:value-type="float">
            <text:p>-1.118706</text:p>
          </table:table-cell>
        </table:table-row>
        <table:table-row table:style-name="ro1">
          <table:table-cell office:value-type="float" office:value="9.63" calcext:value-type="float">
            <text:p>9.630</text:p>
          </table:table-cell>
          <table:table-cell office:value-type="float" office:value="0.641141" calcext:value-type="float">
            <text:p>0.641141</text:p>
          </table:table-cell>
          <table:table-cell office:value-type="float" office:value="-1.227386" calcext:value-type="float">
            <text:p>-1.227386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 office:value-type="float" office:value="0.627096" calcext:value-type="float">
            <text:p>0.627096</text:p>
          </table:table-cell>
          <table:table-cell office:value-type="float" office:value="-1.336066" calcext:value-type="float">
            <text:p>-1.336066</text:p>
          </table:table-cell>
        </table:table-row>
        <table:table-row table:style-name="ro1">
          <table:table-cell office:value-type="float" office:value="9.652" calcext:value-type="float">
            <text:p>9.652</text:p>
          </table:table-cell>
          <table:table-cell office:value-type="float" office:value="0.611856" calcext:value-type="float">
            <text:p>0.611856</text:p>
          </table:table-cell>
          <table:table-cell office:value-type="float" office:value="-1.444746" calcext:value-type="float">
            <text:p>-1.444746</text:p>
          </table:table-cell>
        </table:table-row>
        <table:table-row table:style-name="ro1">
          <table:table-cell office:value-type="float" office:value="9.663" calcext:value-type="float">
            <text:p>9.663</text:p>
          </table:table-cell>
          <table:table-cell office:value-type="float" office:value="0.59542" calcext:value-type="float">
            <text:p>0.595420</text:p>
          </table:table-cell>
          <table:table-cell office:value-type="float" office:value="-1.553426" calcext:value-type="float">
            <text:p>-1.553426</text:p>
          </table:table-cell>
        </table:table-row>
        <table:table-row table:style-name="ro1">
          <table:table-cell office:value-type="float" office:value="9.674" calcext:value-type="float">
            <text:p>9.674</text:p>
          </table:table-cell>
          <table:table-cell office:value-type="float" office:value="0.577789" calcext:value-type="float">
            <text:p>0.577789</text:p>
          </table:table-cell>
          <table:table-cell office:value-type="float" office:value="-1.662106" calcext:value-type="float">
            <text:p>-1.662106</text:p>
          </table:table-cell>
        </table:table-row>
        <table:table-row table:style-name="ro1">
          <table:table-cell office:value-type="float" office:value="9.685" calcext:value-type="float">
            <text:p>9.685</text:p>
          </table:table-cell>
          <table:table-cell office:value-type="float" office:value="0.558963" calcext:value-type="float">
            <text:p>0.558963</text:p>
          </table:table-cell>
          <table:table-cell office:value-type="float" office:value="-1.770786" calcext:value-type="float">
            <text:p>-1.770786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0.53894" calcext:value-type="float">
            <text:p>0.538940</text:p>
          </table:table-cell>
          <table:table-cell office:value-type="float" office:value="-1.879466" calcext:value-type="float">
            <text:p>-1.879466</text:p>
          </table:table-cell>
        </table:table-row>
        <table:table-row table:style-name="ro1">
          <table:table-cell office:value-type="float" office:value="9.707" calcext:value-type="float">
            <text:p>9.707</text:p>
          </table:table-cell>
          <table:table-cell office:value-type="float" office:value="0.517723" calcext:value-type="float">
            <text:p>0.517723</text:p>
          </table:table-cell>
          <table:table-cell office:value-type="float" office:value="-1.988146" calcext:value-type="float">
            <text:p>-1.988146</text:p>
          </table:table-cell>
        </table:table-row>
        <table:table-row table:style-name="ro1">
          <table:table-cell office:value-type="float" office:value="9.718" calcext:value-type="float">
            <text:p>9.718</text:p>
          </table:table-cell>
          <table:table-cell office:value-type="float" office:value="0.49531" calcext:value-type="float">
            <text:p>0.495310</text:p>
          </table:table-cell>
          <table:table-cell office:value-type="float" office:value="-2.096826" calcext:value-type="float">
            <text:p>-2.096826</text:p>
          </table:table-cell>
        </table:table-row>
        <table:table-row table:style-name="ro1">
          <table:table-cell office:value-type="float" office:value="9.729" calcext:value-type="float">
            <text:p>9.729</text:p>
          </table:table-cell>
          <table:table-cell office:value-type="float" office:value="0.471701" calcext:value-type="float">
            <text:p>0.471701</text:p>
          </table:table-cell>
          <table:table-cell office:value-type="float" office:value="-2.205506" calcext:value-type="float">
            <text:p>-2.205506</text:p>
          </table:table-cell>
        </table:table-row>
        <table:table-row table:style-name="ro1">
          <table:table-cell office:value-type="float" office:value="9.74" calcext:value-type="float">
            <text:p>9.740</text:p>
          </table:table-cell>
          <table:table-cell office:value-type="float" office:value="0.446897" calcext:value-type="float">
            <text:p>0.446897</text:p>
          </table:table-cell>
          <table:table-cell office:value-type="float" office:value="-2.314186" calcext:value-type="float">
            <text:p>-2.314186</text:p>
          </table:table-cell>
        </table:table-row>
        <table:table-row table:style-name="ro1">
          <table:table-cell office:value-type="float" office:value="9.751" calcext:value-type="float">
            <text:p>9.751</text:p>
          </table:table-cell>
          <table:table-cell office:value-type="float" office:value="0.420898" calcext:value-type="float">
            <text:p>0.420898</text:p>
          </table:table-cell>
          <table:table-cell office:value-type="float" office:value="-2.422866" calcext:value-type="float">
            <text:p>-2.422866</text:p>
          </table:table-cell>
        </table:table-row>
        <table:table-row table:style-name="ro1">
          <table:table-cell office:value-type="float" office:value="9.762" calcext:value-type="float">
            <text:p>9.762</text:p>
          </table:table-cell>
          <table:table-cell office:value-type="float" office:value="0.393703" calcext:value-type="float">
            <text:p>0.393703</text:p>
          </table:table-cell>
          <table:table-cell office:value-type="float" office:value="-2.531546" calcext:value-type="float">
            <text:p>-2.531546</text:p>
          </table:table-cell>
        </table:table-row>
        <table:table-row table:style-name="ro1">
          <table:table-cell office:value-type="float" office:value="9.773" calcext:value-type="float">
            <text:p>9.773</text:p>
          </table:table-cell>
          <table:table-cell office:value-type="float" office:value="0.365313" calcext:value-type="float">
            <text:p>0.365313</text:p>
          </table:table-cell>
          <table:table-cell office:value-type="float" office:value="-2.640226" calcext:value-type="float">
            <text:p>-2.640226</text:p>
          </table:table-cell>
        </table:table-row>
        <table:table-row table:style-name="ro1">
          <table:table-cell office:value-type="float" office:value="9.784" calcext:value-type="float">
            <text:p>9.784</text:p>
          </table:table-cell>
          <table:table-cell office:value-type="float" office:value="0.335727" calcext:value-type="float">
            <text:p>0.335727</text:p>
          </table:table-cell>
          <table:table-cell office:value-type="float" office:value="-2.748906" calcext:value-type="float">
            <text:p>-2.748906</text:p>
          </table:table-cell>
        </table:table-row>
        <table:table-row table:style-name="ro1">
          <table:table-cell office:value-type="float" office:value="9.795" calcext:value-type="float">
            <text:p>9.795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-2.857586" calcext:value-type="float">
            <text:p>-2.857586</text:p>
          </table:table-cell>
        </table:table-row>
        <table:table-row table:style-name="ro1">
          <table:table-cell office:value-type="float" office:value="9.806" calcext:value-type="float">
            <text:p>9.806</text:p>
          </table:table-cell>
          <table:table-cell office:value-type="float" office:value="0.272969" calcext:value-type="float">
            <text:p>0.272969</text:p>
          </table:table-cell>
          <table:table-cell office:value-type="float" office:value="-2.966266" calcext:value-type="float">
            <text:p>-2.966266</text:p>
          </table:table-cell>
        </table:table-row>
        <table:table-row table:style-name="ro1">
          <table:table-cell office:value-type="float" office:value="9.817" calcext:value-type="float">
            <text:p>9.817</text:p>
          </table:table-cell>
          <table:table-cell office:value-type="float" office:value="0.239796" calcext:value-type="float">
            <text:p>0.239796</text:p>
          </table:table-cell>
          <table:table-cell office:value-type="float" office:value="-3.074946" calcext:value-type="float">
            <text:p>-3.074946</text:p>
          </table:table-cell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0.205428" calcext:value-type="float">
            <text:p>0.205428</text:p>
          </table:table-cell>
          <table:table-cell office:value-type="float" office:value="-3.183626" calcext:value-type="float">
            <text:p>-3.183626</text:p>
          </table:table-cell>
        </table:table-row>
        <table:table-row table:style-name="ro1">
          <table:table-cell office:value-type="float" office:value="9.839" calcext:value-type="float">
            <text:p>9.839</text:p>
          </table:table-cell>
          <table:table-cell office:value-type="float" office:value="0.169865" calcext:value-type="float">
            <text:p>0.169865</text:p>
          </table:table-cell>
          <table:table-cell office:value-type="float" office:value="-3.292306" calcext:value-type="float">
            <text:p>-3.292306</text:p>
          </table:table-cell>
        </table:table-row>
        <table:table-row table:style-name="ro1">
          <table:table-cell office:value-type="float" office:value="9.85" calcext:value-type="float">
            <text:p>9.850</text:p>
          </table:table-cell>
          <table:table-cell office:value-type="float" office:value="0.133106" calcext:value-type="float">
            <text:p>0.133106</text:p>
          </table:table-cell>
          <table:table-cell office:value-type="float" office:value="-3.400986" calcext:value-type="float">
            <text:p>-3.400986</text:p>
          </table:table-cell>
        </table:table-row>
        <table:table-row table:style-name="ro1">
          <table:table-cell office:value-type="float" office:value="9.861" calcext:value-type="float">
            <text:p>9.861</text:p>
          </table:table-cell>
          <table:table-cell office:value-type="float" office:value="0.095152" calcext:value-type="float">
            <text:p>0.095152</text:p>
          </table:table-cell>
          <table:table-cell office:value-type="float" office:value="-3.509666" calcext:value-type="float">
            <text:p>-3.509666</text:p>
          </table:table-cell>
        </table:table-row>
        <table:table-row table:style-name="ro1">
          <table:table-cell office:value-type="float" office:value="9.872" calcext:value-type="float">
            <text:p>9.872</text:p>
          </table:table-cell>
          <table:table-cell office:value-type="float" office:value="0.056002" calcext:value-type="float">
            <text:p>0.056002</text:p>
          </table:table-cell>
          <table:table-cell office:value-type="float" office:value="-3.618346" calcext:value-type="float">
            <text:p>-3.618346</text:p>
          </table:table-cell>
        </table:table-row>
        <table:table-row table:style-name="ro1">
          <table:table-cell office:value-type="float" office:value="9.883" calcext:value-type="float">
            <text:p>9.883</text:p>
          </table:table-cell>
          <table:table-cell office:value-type="float" office:value="0.015657" calcext:value-type="float">
            <text:p>0.015657</text:p>
          </table:table-cell>
          <table:table-cell office:value-type="float" office:value="-3.727026" calcext:value-type="float">
            <text:p>-3.727026</text:p>
          </table:table-cell>
        </table:table-row>
        <table:table-row table:style-name="ro1">
          <table:table-cell office:value-type="float" office:value="9.894" calcext:value-type="float">
            <text:p>9.894</text:p>
          </table:table-cell>
          <table:table-cell office:value-type="float" office:value="0.021055" calcext:value-type="float">
            <text:p>0.021055</text:p>
          </table:table-cell>
          <table:table-cell office:value-type="float" office:value="2.961861" calcext:value-type="float">
            <text:p>2.961861</text:p>
          </table:table-cell>
        </table:table-row>
        <table:table-row table:style-name="ro1">
          <table:table-cell office:value-type="float" office:value="9.905" calcext:value-type="float">
            <text:p>9.905</text:p>
          </table:table-cell>
          <table:table-cell office:value-type="float" office:value="0.053092" calcext:value-type="float">
            <text:p>0.053092</text:p>
          </table:table-cell>
          <table:table-cell office:value-type="float" office:value="2.853181" calcext:value-type="float">
            <text:p>2.853181</text:p>
          </table:table-cell>
        </table:table-row>
        <table:table-row table:style-name="ro1">
          <table:table-cell office:value-type="float" office:value="9.916" calcext:value-type="float">
            <text:p>9.916</text:p>
          </table:table-cell>
          <table:table-cell office:value-type="float" office:value="0.083934" calcext:value-type="float">
            <text:p>0.083934</text:p>
          </table:table-cell>
          <table:table-cell office:value-type="float" office:value="2.744501" calcext:value-type="float">
            <text:p>2.744501</text:p>
          </table:table-cell>
        </table:table-row>
        <table:table-row table:style-name="ro1">
          <table:table-cell office:value-type="float" office:value="9.927" calcext:value-type="float">
            <text:p>9.927</text:p>
          </table:table-cell>
          <table:table-cell office:value-type="float" office:value="0.11358" calcext:value-type="float">
            <text:p>0.113580</text:p>
          </table:table-cell>
          <table:table-cell office:value-type="float" office:value="2.635821" calcext:value-type="float">
            <text:p>2.635821</text:p>
          </table:table-cell>
        </table:table-row>
        <table:table-row table:style-name="ro1">
          <table:table-cell office:value-type="float" office:value="9.938" calcext:value-type="float">
            <text:p>9.938</text:p>
          </table:table-cell>
          <table:table-cell office:value-type="float" office:value="0.142031" calcext:value-type="float">
            <text:p>0.142031</text:p>
          </table:table-cell>
          <table:table-cell office:value-type="float" office:value="2.527141" calcext:value-type="float">
            <text:p>2.527141</text:p>
          </table:table-cell>
        </table:table-row>
        <table:table-row table:style-name="ro1">
          <table:table-cell office:value-type="float" office:value="9.949" calcext:value-type="float">
            <text:p>9.949</text:p>
          </table:table-cell>
          <table:table-cell office:value-type="float" office:value="0.169286" calcext:value-type="float">
            <text:p>0.169286</text:p>
          </table:table-cell>
          <table:table-cell office:value-type="float" office:value="2.418461" calcext:value-type="float">
            <text:p>2.418461</text:p>
          </table:table-cell>
        </table:table-row>
        <table:table-row table:style-name="ro1">
          <table:table-cell office:value-type="float" office:value="9.96" calcext:value-type="float">
            <text:p>9.960</text:p>
          </table:table-cell>
          <table:table-cell office:value-type="float" office:value="0.195346" calcext:value-type="float">
            <text:p>0.195346</text:p>
          </table:table-cell>
          <table:table-cell office:value-type="float" office:value="2.309781" calcext:value-type="float">
            <text:p>2.309781</text:p>
          </table:table-cell>
        </table:table-row>
        <table:table-row table:style-name="ro1">
          <table:table-cell office:value-type="float" office:value="9.971" calcext:value-type="float">
            <text:p>9.971</text:p>
          </table:table-cell>
          <table:table-cell office:value-type="float" office:value="0.22021" calcext:value-type="float">
            <text:p>0.220210</text:p>
          </table:table-cell>
          <table:table-cell office:value-type="float" office:value="2.201101" calcext:value-type="float">
            <text:p>2.201101</text:p>
          </table:table-cell>
        </table:table-row>
        <table:table-row table:style-name="ro1">
          <table:table-cell office:value-type="float" office:value="9.982" calcext:value-type="float">
            <text:p>9.982</text:p>
          </table:table-cell>
          <table:table-cell office:value-type="float" office:value="0.243879" calcext:value-type="float">
            <text:p>0.243879</text:p>
          </table:table-cell>
          <table:table-cell office:value-type="float" office:value="2.092421" calcext:value-type="float">
            <text:p>2.092421</text:p>
          </table:table-cell>
        </table:table-row>
        <table:table-row table:style-name="ro1">
          <table:table-cell office:value-type="float" office:value="9.993" calcext:value-type="float">
            <text:p>9.993</text:p>
          </table:table-cell>
          <table:table-cell office:value-type="float" office:value="0.266352" calcext:value-type="float">
            <text:p>0.266352</text:p>
          </table:table-cell>
          <table:table-cell office:value-type="float" office:value="1.983741" calcext:value-type="float">
            <text:p>1.983741</text:p>
          </table:table-cell>
        </table:table-row>
        <table:table-row table:style-name="ro1" table:number-rows-repeated="10476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6:34:18.504072423</dc:date>
    <meta:editing-duration>PT8M2S</meta:editing-duration>
    <meta:editing-cycles>2</meta:editing-cycles>
    <meta:generator>LibreOffice/5.0.6.2$Linux_X86_64 LibreOffice_project/00$Build-2</meta:generator>
    <meta:document-statistic meta:table-count="1" meta:cell-count="28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97cm" svg:height="16.178cm" xlink:href=".." xlink:type="simple" chart:class="chart:line" chart:style-name="ch1">
        <chart:legend chart:legend-position="end" svg:x="20.762cm" svg:y="7.79cm" style:legend-expansion="high" chart:style-name="ch2"/>
        <chart:plot-area chart:style-name="ch3" table:cell-range-address="out.A1:out.B956" chart:data-source-has-labels="both" svg:x="0.447cm" svg:y="0.323cm" svg:width="19.868cm" svg:height="15.532cm">
          <chartooo:coordinate-region svg:x="0.883cm" svg:y="0.323cm" svg:width="19.127cm" svg:height="14.202cm"/>
          <chart:axis chart:dimension="x" chart:name="primary-x" chart:style-name="ch4" chartooo:axis-type="auto">
            <chartooo:date-scale/>
            <chart:categories table:cell-range-address="out.A2:out.A9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.B2:out.B956" chart:label-cell-address="out.B1:out.B1" chart:class="chart:line">
            <chart:data-point chart:repeated="9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x</text:p>
                <draw:g>
                  <svg:desc>out.B1:ou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.A2:out.A956</svg:desc>
                </draw:g>
              </table:table-cell>
              <table:table-cell office:value-type="float" office:value="10">
                <text:p>10</text:p>
                <draw:g>
                  <svg:desc>out.B2:out.B956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999555">
                <text:p>9.99955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9.998123">
                <text:p>9.99812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9.995702">
                <text:p>9.99570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992294">
                <text:p>9.99229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9.987897">
                <text:p>9.98789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.982512">
                <text:p>9.98251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9.97614">
                <text:p>9.9761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9.968779">
                <text:p>9.96877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9.960431">
                <text:p>9.96043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951094">
                <text:p>9.95109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9.940769">
                <text:p>9.94076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9.929457">
                <text:p>9.92945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9.917156">
                <text:p>9.91715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9.903868">
                <text:p>9.90386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9.889591">
                <text:p>9.88959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9.874326">
                <text:p>9.87432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9.858074">
                <text:p>9.85807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9.840833">
                <text:p>9.84083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9.822605">
                <text:p>9.82260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.803388">
                <text:p>9.80338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9.783183">
                <text:p>9.78318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9.761991">
                <text:p>9.76199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9.73981">
                <text:p>9.7398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9.716642">
                <text:p>9.71664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.692485">
                <text:p>9.69248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9.66734">
                <text:p>9.6673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9.641208">
                <text:p>9.64120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9.614087">
                <text:p>9.61408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9.585979">
                <text:p>9.58597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9.556882">
                <text:p>9.55688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9.526797">
                <text:p>9.52679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9.495725">
                <text:p>9.49572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9.463664">
                <text:p>9.46366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9.430616">
                <text:p>9.4306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9.396579">
                <text:p>9.39657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9.361554">
                <text:p>9.36155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9.325542">
                <text:p>9.32554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9.288541">
                <text:p>9.28854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9.250553">
                <text:p>9.25055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.211576">
                <text:p>9.211576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9.171611">
                <text:p>9.17161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9.130659">
                <text:p>9.130659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9.088718">
                <text:p>9.08871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9.04579">
                <text:p>9.0457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9.001873">
                <text:p>9.00187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8.956968">
                <text:p>8.95696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8.911076">
                <text:p>8.91107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8.864195">
                <text:p>8.86419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8.816327">
                <text:p>8.8163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76747">
                <text:p>8.7674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8.717625">
                <text:p>8.7176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8.666793">
                <text:p>8.66679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8.614972">
                <text:p>8.61497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.562164">
                <text:p>8.56216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.508367">
                <text:p>8.50836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.453582">
                <text:p>8.45358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.39781">
                <text:p>8.3978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.341049">
                <text:p>8.34104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.283301">
                <text:p>8.2833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24564">
                <text:p>8.22456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8.164839">
                <text:p>8.164839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8.104127">
                <text:p>8.10412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8.042426">
                <text:p>8.04242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7.979738">
                <text:p>7.97973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7.916061">
                <text:p>7.91606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7.851396">
                <text:p>7.85139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7.785744">
                <text:p>7.78574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7.719103">
                <text:p>7.71910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7.651475">
                <text:p>7.6514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.582858">
                <text:p>7.58285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7.513253">
                <text:p>7.51325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7.442661">
                <text:p>7.44266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7.37108">
                <text:p>7.3710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7.298512">
                <text:p>7.29851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7.224955">
                <text:p>7.22495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7.15041">
                <text:p>7.150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7.074878">
                <text:p>7.07487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6.998357">
                <text:p>6.99835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6.920849">
                <text:p>6.9208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842352">
                <text:p>6.8423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6.762867">
                <text:p>6.76286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6.682395">
                <text:p>6.68239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6.600934">
                <text:p>6.60093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6.518486">
                <text:p>6.51848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6.435049">
                <text:p>6.43504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6.350624">
                <text:p>6.35062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6.265212">
                <text:p>6.26521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6.178811">
                <text:p>6.17881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6.091423">
                <text:p>6.09142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.003046">
                <text:p>6.00304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5.913681">
                <text:p>5.91368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5.823329">
                <text:p>5.82332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5.731988">
                <text:p>5.73198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5.63966">
                <text:p>5.6396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.546343">
                <text:p>5.54634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5.452038">
                <text:p>5.45203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5.356746">
                <text:p>5.35674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5.260465">
                <text:p>5.260465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5.163197">
                <text:p>5.16319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06494">
                <text:p>5.06494</text:p>
              </table:table-cell>
            </table:table-row>
            <table:table-row>
              <table:table-cell office:value-type="float" office:value="1.011">
                <text:p>1.011</text:p>
              </table:table-cell>
              <table:table-cell office:value-type="float" office:value="4.955717">
                <text:p>4.955717</text:p>
              </table:table-cell>
            </table:table-row>
            <table:table-row>
              <table:table-cell office:value-type="float" office:value="1.022">
                <text:p>1.022</text:p>
              </table:table-cell>
              <table:table-cell office:value-type="float" office:value="4.845298">
                <text:p>4.845298</text:p>
              </table:table-cell>
            </table:table-row>
            <table:table-row>
              <table:table-cell office:value-type="float" office:value="1.033">
                <text:p>1.033</text:p>
              </table:table-cell>
              <table:table-cell office:value-type="float" office:value="4.733683">
                <text:p>4.733683</text:p>
              </table:table-cell>
            </table:table-row>
            <table:table-row>
              <table:table-cell office:value-type="float" office:value="1.044">
                <text:p>1.044</text:p>
              </table:table-cell>
              <table:table-cell office:value-type="float" office:value="4.620874">
                <text:p>4.620874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4.506868">
                <text:p>4.506868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4.391667">
                <text:p>4.391667</text:p>
              </table:table-cell>
            </table:table-row>
            <table:table-row>
              <table:table-cell office:value-type="float" office:value="1.077">
                <text:p>1.077</text:p>
              </table:table-cell>
              <table:table-cell office:value-type="float" office:value="4.275271">
                <text:p>4.275271</text:p>
              </table:table-cell>
            </table:table-row>
            <table:table-row>
              <table:table-cell office:value-type="float" office:value="1.088">
                <text:p>1.088</text:p>
              </table:table-cell>
              <table:table-cell office:value-type="float" office:value="4.157679">
                <text:p>4.157679</text:p>
              </table:table-cell>
            </table:table-row>
            <table:table-row>
              <table:table-cell office:value-type="float" office:value="1.099">
                <text:p>1.099</text:p>
              </table:table-cell>
              <table:table-cell office:value-type="float" office:value="4.038892">
                <text:p>4.03889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.918909">
                <text:p>3.918909</text:p>
              </table:table-cell>
            </table:table-row>
            <table:table-row>
              <table:table-cell office:value-type="float" office:value="1.121">
                <text:p>1.121</text:p>
              </table:table-cell>
              <table:table-cell office:value-type="float" office:value="3.797731">
                <text:p>3.797731</text:p>
              </table:table-cell>
            </table:table-row>
            <table:table-row>
              <table:table-cell office:value-type="float" office:value="1.132">
                <text:p>1.132</text:p>
              </table:table-cell>
              <table:table-cell office:value-type="float" office:value="3.675358">
                <text:p>3.675358</text:p>
              </table:table-cell>
            </table:table-row>
            <table:table-row>
              <table:table-cell office:value-type="float" office:value="1.143">
                <text:p>1.143</text:p>
              </table:table-cell>
              <table:table-cell office:value-type="float" office:value="3.551788">
                <text:p>3.551788</text:p>
              </table:table-cell>
            </table:table-row>
            <table:table-row>
              <table:table-cell office:value-type="float" office:value="1.154">
                <text:p>1.154</text:p>
              </table:table-cell>
              <table:table-cell office:value-type="float" office:value="3.427024">
                <text:p>3.427024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3.301064">
                <text:p>3.301064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3.173908">
                <text:p>3.173908</text:p>
              </table:table-cell>
            </table:table-row>
            <table:table-row>
              <table:table-cell office:value-type="float" office:value="1.187">
                <text:p>1.187</text:p>
              </table:table-cell>
              <table:table-cell office:value-type="float" office:value="3.045557">
                <text:p>3.045557</text:p>
              </table:table-cell>
            </table:table-row>
            <table:table-row>
              <table:table-cell office:value-type="float" office:value="1.198">
                <text:p>1.198</text:p>
              </table:table-cell>
              <table:table-cell office:value-type="float" office:value="2.91601">
                <text:p>2.91601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2.785268">
                <text:p>2.78526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653331">
                <text:p>2.653331</text:p>
              </table:table-cell>
            </table:table-row>
            <table:table-row>
              <table:table-cell office:value-type="float" office:value="1.231">
                <text:p>1.231</text:p>
              </table:table-cell>
              <table:table-cell office:value-type="float" office:value="2.520198">
                <text:p>2.520198</text:p>
              </table:table-cell>
            </table:table-row>
            <table:table-row>
              <table:table-cell office:value-type="float" office:value="1.242">
                <text:p>1.242</text:p>
              </table:table-cell>
              <table:table-cell office:value-type="float" office:value="2.385869">
                <text:p>2.385869</text:p>
              </table:table-cell>
            </table:table-row>
            <table:table-row>
              <table:table-cell office:value-type="float" office:value="1.253">
                <text:p>1.253</text:p>
              </table:table-cell>
              <table:table-cell office:value-type="float" office:value="2.250345">
                <text:p>2.250345</text:p>
              </table:table-cell>
            </table:table-row>
            <table:table-row>
              <table:table-cell office:value-type="float" office:value="1.264">
                <text:p>1.264</text:p>
              </table:table-cell>
              <table:table-cell office:value-type="float" office:value="2.113626">
                <text:p>2.113626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.975711">
                <text:p>1.975711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1.836601">
                <text:p>1.836601</text:p>
              </table:table-cell>
            </table:table-row>
            <table:table-row>
              <table:table-cell office:value-type="float" office:value="1.297">
                <text:p>1.297</text:p>
              </table:table-cell>
              <table:table-cell office:value-type="float" office:value="1.696295">
                <text:p>1.696295</text:p>
              </table:table-cell>
            </table:table-row>
            <table:table-row>
              <table:table-cell office:value-type="float" office:value="1.308">
                <text:p>1.308</text:p>
              </table:table-cell>
              <table:table-cell office:value-type="float" office:value="1.554793">
                <text:p>1.554793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1.412097">
                <text:p>1.412097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.268204">
                <text:p>1.268204</text:p>
              </table:table-cell>
            </table:table-row>
            <table:table-row>
              <table:table-cell office:value-type="float" office:value="1.341">
                <text:p>1.341</text:p>
              </table:table-cell>
              <table:table-cell office:value-type="float" office:value="1.123116">
                <text:p>1.123116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0.976833">
                <text:p>0.976833</text:p>
              </table:table-cell>
            </table:table-row>
            <table:table-row>
              <table:table-cell office:value-type="float" office:value="1.363">
                <text:p>1.363</text:p>
              </table:table-cell>
              <table:table-cell office:value-type="float" office:value="0.829354">
                <text:p>0.829354</text:p>
              </table:table-cell>
            </table:table-row>
            <table:table-row>
              <table:table-cell office:value-type="float" office:value="1.374">
                <text:p>1.374</text:p>
              </table:table-cell>
              <table:table-cell office:value-type="float" office:value="0.68068">
                <text:p>0.68068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0.53081">
                <text:p>0.53081</text:p>
              </table:table-cell>
            </table:table-row>
            <table:table-row>
              <table:table-cell office:value-type="float" office:value="1.396">
                <text:p>1.396</text:p>
              </table:table-cell>
              <table:table-cell office:value-type="float" office:value="0.379745">
                <text:p>0.379745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0.227485">
                <text:p>0.227485</text:p>
              </table:table-cell>
            </table:table-row>
            <table:table-row>
              <table:table-cell office:value-type="float" office:value="1.418">
                <text:p>1.418</text:p>
              </table:table-cell>
              <table:table-cell office:value-type="float" office:value="0.074028">
                <text:p>0.074028</text:p>
              </table:table-cell>
            </table:table-row>
            <table:table-row>
              <table:table-cell office:value-type="float" office:value="1.429">
                <text:p>1.429</text:p>
              </table:table-cell>
              <table:table-cell office:value-type="float" office:value="0.066357">
                <text:p>0.06635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189078">
                <text:p>0.189078</text:p>
              </table:table-cell>
            </table:table-row>
            <table:table-row>
              <table:table-cell office:value-type="float" office:value="1.451">
                <text:p>1.451</text:p>
              </table:table-cell>
              <table:table-cell office:value-type="float" office:value="0.310604">
                <text:p>0.310604</text:p>
              </table:table-cell>
            </table:table-row>
            <table:table-row>
              <table:table-cell office:value-type="float" office:value="1.462">
                <text:p>1.462</text:p>
              </table:table-cell>
              <table:table-cell office:value-type="float" office:value="0.430934">
                <text:p>0.430934</text:p>
              </table:table-cell>
            </table:table-row>
            <table:table-row>
              <table:table-cell office:value-type="float" office:value="1.473">
                <text:p>1.473</text:p>
              </table:table-cell>
              <table:table-cell office:value-type="float" office:value="0.55007">
                <text:p>0.55007</text:p>
              </table:table-cell>
            </table:table-row>
            <table:table-row>
              <table:table-cell office:value-type="float" office:value="1.484">
                <text:p>1.484</text:p>
              </table:table-cell>
              <table:table-cell office:value-type="float" office:value="0.668009">
                <text:p>0.668009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0.784753">
                <text:p>0.784753</text:p>
              </table:table-cell>
            </table:table-row>
            <table:table-row>
              <table:table-cell office:value-type="float" office:value="1.506">
                <text:p>1.506</text:p>
              </table:table-cell>
              <table:table-cell office:value-type="float" office:value="0.900302">
                <text:p>0.900302</text:p>
              </table:table-cell>
            </table:table-row>
            <table:table-row>
              <table:table-cell office:value-type="float" office:value="1.517">
                <text:p>1.517</text:p>
              </table:table-cell>
              <table:table-cell office:value-type="float" office:value="1.014655">
                <text:p>1.014655</text:p>
              </table:table-cell>
            </table:table-row>
            <table:table-row>
              <table:table-cell office:value-type="float" office:value="1.528">
                <text:p>1.528</text:p>
              </table:table-cell>
              <table:table-cell office:value-type="float" office:value="1.127812">
                <text:p>1.127812</text:p>
              </table:table-cell>
            </table:table-row>
            <table:table-row>
              <table:table-cell office:value-type="float" office:value="1.539">
                <text:p>1.539</text:p>
              </table:table-cell>
              <table:table-cell office:value-type="float" office:value="1.239775">
                <text:p>1.23977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350541">
                <text:p>1.350541</text:p>
              </table:table-cell>
            </table:table-row>
            <table:table-row>
              <table:table-cell office:value-type="float" office:value="1.561">
                <text:p>1.561</text:p>
              </table:table-cell>
              <table:table-cell office:value-type="float" office:value="1.460112">
                <text:p>1.460112</text:p>
              </table:table-cell>
            </table:table-row>
            <table:table-row>
              <table:table-cell office:value-type="float" office:value="1.572">
                <text:p>1.572</text:p>
              </table:table-cell>
              <table:table-cell office:value-type="float" office:value="1.568488">
                <text:p>1.568488</text:p>
              </table:table-cell>
            </table:table-row>
            <table:table-row>
              <table:table-cell office:value-type="float" office:value="1.583">
                <text:p>1.583</text:p>
              </table:table-cell>
              <table:table-cell office:value-type="float" office:value="1.675668">
                <text:p>1.675668</text:p>
              </table:table-cell>
            </table:table-row>
            <table:table-row>
              <table:table-cell office:value-type="float" office:value="1.594">
                <text:p>1.594</text:p>
              </table:table-cell>
              <table:table-cell office:value-type="float" office:value="1.781653">
                <text:p>1.781653</text:p>
              </table:table-cell>
            </table:table-row>
            <table:table-row>
              <table:table-cell office:value-type="float" office:value="1.605">
                <text:p>1.605</text:p>
              </table:table-cell>
              <table:table-cell office:value-type="float" office:value="1.886442">
                <text:p>1.886442</text:p>
              </table:table-cell>
            </table:table-row>
            <table:table-row>
              <table:table-cell office:value-type="float" office:value="1.616">
                <text:p>1.616</text:p>
              </table:table-cell>
              <table:table-cell office:value-type="float" office:value="1.990036">
                <text:p>1.990036</text:p>
              </table:table-cell>
            </table:table-row>
            <table:table-row>
              <table:table-cell office:value-type="float" office:value="1.627">
                <text:p>1.627</text:p>
              </table:table-cell>
              <table:table-cell office:value-type="float" office:value="2.092434">
                <text:p>2.092434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2.193637">
                <text:p>2.193637</text:p>
              </table:table-cell>
            </table:table-row>
            <table:table-row>
              <table:table-cell office:value-type="float" office:value="1.649">
                <text:p>1.649</text:p>
              </table:table-cell>
              <table:table-cell office:value-type="float" office:value="2.293644">
                <text:p>2.29364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392456">
                <text:p>2.392456</text:p>
              </table:table-cell>
            </table:table-row>
            <table:table-row>
              <table:table-cell office:value-type="float" office:value="1.671">
                <text:p>1.671</text:p>
              </table:table-cell>
              <table:table-cell office:value-type="float" office:value="2.490073">
                <text:p>2.490073</text:p>
              </table:table-cell>
            </table:table-row>
            <table:table-row>
              <table:table-cell office:value-type="float" office:value="1.682">
                <text:p>1.682</text:p>
              </table:table-cell>
              <table:table-cell office:value-type="float" office:value="2.586494">
                <text:p>2.586494</text:p>
              </table:table-cell>
            </table:table-row>
            <table:table-row>
              <table:table-cell office:value-type="float" office:value="1.693">
                <text:p>1.693</text:p>
              </table:table-cell>
              <table:table-cell office:value-type="float" office:value="2.681719">
                <text:p>2.681719</text:p>
              </table:table-cell>
            </table:table-row>
            <table:table-row>
              <table:table-cell office:value-type="float" office:value="1.704">
                <text:p>1.704</text:p>
              </table:table-cell>
              <table:table-cell office:value-type="float" office:value="2.775749">
                <text:p>2.775749</text:p>
              </table:table-cell>
            </table:table-row>
            <table:table-row>
              <table:table-cell office:value-type="float" office:value="1.715">
                <text:p>1.715</text:p>
              </table:table-cell>
              <table:table-cell office:value-type="float" office:value="2.868583">
                <text:p>2.868583</text:p>
              </table:table-cell>
            </table:table-row>
            <table:table-row>
              <table:table-cell office:value-type="float" office:value="1.726">
                <text:p>1.726</text:p>
              </table:table-cell>
              <table:table-cell office:value-type="float" office:value="2.960222">
                <text:p>2.960222</text:p>
              </table:table-cell>
            </table:table-row>
            <table:table-row>
              <table:table-cell office:value-type="float" office:value="1.737">
                <text:p>1.737</text:p>
              </table:table-cell>
              <table:table-cell office:value-type="float" office:value="3.050666">
                <text:p>3.050666</text:p>
              </table:table-cell>
            </table:table-row>
            <table:table-row>
              <table:table-cell office:value-type="float" office:value="1.748">
                <text:p>1.748</text:p>
              </table:table-cell>
              <table:table-cell office:value-type="float" office:value="3.139914">
                <text:p>3.139914</text:p>
              </table:table-cell>
            </table:table-row>
            <table:table-row>
              <table:table-cell office:value-type="float" office:value="1.759">
                <text:p>1.759</text:p>
              </table:table-cell>
              <table:table-cell office:value-type="float" office:value="3.227966">
                <text:p>3.22796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3.314823">
                <text:p>3.314823</text:p>
              </table:table-cell>
            </table:table-row>
            <table:table-row>
              <table:table-cell office:value-type="float" office:value="1.781">
                <text:p>1.781</text:p>
              </table:table-cell>
              <table:table-cell office:value-type="float" office:value="3.400485">
                <text:p>3.400485</text:p>
              </table:table-cell>
            </table:table-row>
            <table:table-row>
              <table:table-cell office:value-type="float" office:value="1.792">
                <text:p>1.792</text:p>
              </table:table-cell>
              <table:table-cell office:value-type="float" office:value="3.484951">
                <text:p>3.484951</text:p>
              </table:table-cell>
            </table:table-row>
            <table:table-row>
              <table:table-cell office:value-type="float" office:value="1.803">
                <text:p>1.803</text:p>
              </table:table-cell>
              <table:table-cell office:value-type="float" office:value="3.568222">
                <text:p>3.568222</text:p>
              </table:table-cell>
            </table:table-row>
            <table:table-row>
              <table:table-cell office:value-type="float" office:value="1.814">
                <text:p>1.814</text:p>
              </table:table-cell>
              <table:table-cell office:value-type="float" office:value="3.650297">
                <text:p>3.650297</text:p>
              </table:table-cell>
            </table:table-row>
            <table:table-row>
              <table:table-cell office:value-type="float" office:value="1.825">
                <text:p>1.825</text:p>
              </table:table-cell>
              <table:table-cell office:value-type="float" office:value="3.731177">
                <text:p>3.731177</text:p>
              </table:table-cell>
            </table:table-row>
            <table:table-row>
              <table:table-cell office:value-type="float" office:value="1.836">
                <text:p>1.836</text:p>
              </table:table-cell>
              <table:table-cell office:value-type="float" office:value="3.810861">
                <text:p>3.810861</text:p>
              </table:table-cell>
            </table:table-row>
            <table:table-row>
              <table:table-cell office:value-type="float" office:value="1.847">
                <text:p>1.847</text:p>
              </table:table-cell>
              <table:table-cell office:value-type="float" office:value="3.889349">
                <text:p>3.889349</text:p>
              </table:table-cell>
            </table:table-row>
            <table:table-row>
              <table:table-cell office:value-type="float" office:value="1.858">
                <text:p>1.858</text:p>
              </table:table-cell>
              <table:table-cell office:value-type="float" office:value="3.966643">
                <text:p>3.966643</text:p>
              </table:table-cell>
            </table:table-row>
            <table:table-row>
              <table:table-cell office:value-type="float" office:value="1.869">
                <text:p>1.869</text:p>
              </table:table-cell>
              <table:table-cell office:value-type="float" office:value="4.04274">
                <text:p>4.04274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4.117643">
                <text:p>4.117643</text:p>
              </table:table-cell>
            </table:table-row>
            <table:table-row>
              <table:table-cell office:value-type="float" office:value="1.891">
                <text:p>1.891</text:p>
              </table:table-cell>
              <table:table-cell office:value-type="float" office:value="4.191349">
                <text:p>4.191349</text:p>
              </table:table-cell>
            </table:table-row>
            <table:table-row>
              <table:table-cell office:value-type="float" office:value="1.902">
                <text:p>1.902</text:p>
              </table:table-cell>
              <table:table-cell office:value-type="float" office:value="4.263861">
                <text:p>4.263861</text:p>
              </table:table-cell>
            </table:table-row>
            <table:table-row>
              <table:table-cell office:value-type="float" office:value="1.913">
                <text:p>1.913</text:p>
              </table:table-cell>
              <table:table-cell office:value-type="float" office:value="4.335177">
                <text:p>4.335177</text:p>
              </table:table-cell>
            </table:table-row>
            <table:table-row>
              <table:table-cell office:value-type="float" office:value="1.924">
                <text:p>1.924</text:p>
              </table:table-cell>
              <table:table-cell office:value-type="float" office:value="4.405297">
                <text:p>4.405297</text:p>
              </table:table-cell>
            </table:table-row>
            <table:table-row>
              <table:table-cell office:value-type="float" office:value="1.935">
                <text:p>1.935</text:p>
              </table:table-cell>
              <table:table-cell office:value-type="float" office:value="4.474222">
                <text:p>4.474222</text:p>
              </table:table-cell>
            </table:table-row>
            <table:table-row>
              <table:table-cell office:value-type="float" office:value="1.946">
                <text:p>1.946</text:p>
              </table:table-cell>
              <table:table-cell office:value-type="float" office:value="4.541951">
                <text:p>4.541951</text:p>
              </table:table-cell>
            </table:table-row>
            <table:table-row>
              <table:table-cell office:value-type="float" office:value="1.957">
                <text:p>1.957</text:p>
              </table:table-cell>
              <table:table-cell office:value-type="float" office:value="4.608485">
                <text:p>4.608485</text:p>
              </table:table-cell>
            </table:table-row>
            <table:table-row>
              <table:table-cell office:value-type="float" office:value="1.968">
                <text:p>1.968</text:p>
              </table:table-cell>
              <table:table-cell office:value-type="float" office:value="4.673823">
                <text:p>4.673823</text:p>
              </table:table-cell>
            </table:table-row>
            <table:table-row>
              <table:table-cell office:value-type="float" office:value="1.979">
                <text:p>1.979</text:p>
              </table:table-cell>
              <table:table-cell office:value-type="float" office:value="4.737966">
                <text:p>4.737966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4.800914">
                <text:p>4.800914</text:p>
              </table:table-cell>
            </table:table-row>
            <table:table-row>
              <table:table-cell office:value-type="float" office:value="2.001">
                <text:p>2.001</text:p>
              </table:table-cell>
              <table:table-cell office:value-type="float" office:value="4.862666">
                <text:p>4.862666</text:p>
              </table:table-cell>
            </table:table-row>
            <table:table-row>
              <table:table-cell office:value-type="float" office:value="2.012">
                <text:p>2.012</text:p>
              </table:table-cell>
              <table:table-cell office:value-type="float" office:value="4.923222">
                <text:p>4.923222</text:p>
              </table:table-cell>
            </table:table-row>
            <table:table-row>
              <table:table-cell office:value-type="float" office:value="2.023">
                <text:p>2.023</text:p>
              </table:table-cell>
              <table:table-cell office:value-type="float" office:value="4.982583">
                <text:p>4.982583</text:p>
              </table:table-cell>
            </table:table-row>
            <table:table-row>
              <table:table-cell office:value-type="float" office:value="2.034">
                <text:p>2.034</text:p>
              </table:table-cell>
              <table:table-cell office:value-type="float" office:value="5.040749">
                <text:p>5.040749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5.097719">
                <text:p>5.097719</text:p>
              </table:table-cell>
            </table:table-row>
            <table:table-row>
              <table:table-cell office:value-type="float" office:value="2.056">
                <text:p>2.056</text:p>
              </table:table-cell>
              <table:table-cell office:value-type="float" office:value="5.153493">
                <text:p>5.153493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5.208073">
                <text:p>5.208073</text:p>
              </table:table-cell>
            </table:table-row>
            <table:table-row>
              <table:table-cell office:value-type="float" office:value="2.078">
                <text:p>2.078</text:p>
              </table:table-cell>
              <table:table-cell office:value-type="float" office:value="5.261456">
                <text:p>5.261456</text:p>
              </table:table-cell>
            </table:table-row>
            <table:table-row>
              <table:table-cell office:value-type="float" office:value="2.089">
                <text:p>2.089</text:p>
              </table:table-cell>
              <table:table-cell office:value-type="float" office:value="5.313644">
                <text:p>5.31364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.364637">
                <text:p>5.364637</text:p>
              </table:table-cell>
            </table:table-row>
            <table:table-row>
              <table:table-cell office:value-type="float" office:value="2.111">
                <text:p>2.111</text:p>
              </table:table-cell>
              <table:table-cell office:value-type="float" office:value="5.414434">
                <text:p>5.414434</text:p>
              </table:table-cell>
            </table:table-row>
            <table:table-row>
              <table:table-cell office:value-type="float" office:value="2.122">
                <text:p>2.122</text:p>
              </table:table-cell>
              <table:table-cell office:value-type="float" office:value="5.463036">
                <text:p>5.463036</text:p>
              </table:table-cell>
            </table:table-row>
            <table:table-row>
              <table:table-cell office:value-type="float" office:value="2.133">
                <text:p>2.133</text:p>
              </table:table-cell>
              <table:table-cell office:value-type="float" office:value="5.510442">
                <text:p>5.510442</text:p>
              </table:table-cell>
            </table:table-row>
            <table:table-row>
              <table:table-cell office:value-type="float" office:value="2.144">
                <text:p>2.144</text:p>
              </table:table-cell>
              <table:table-cell office:value-type="float" office:value="5.556653">
                <text:p>5.556653</text:p>
              </table:table-cell>
            </table:table-row>
            <table:table-row>
              <table:table-cell office:value-type="float" office:value="2.155">
                <text:p>2.155</text:p>
              </table:table-cell>
              <table:table-cell office:value-type="float" office:value="5.601668">
                <text:p>5.601668</text:p>
              </table:table-cell>
            </table:table-row>
            <table:table-row>
              <table:table-cell office:value-type="float" office:value="2.166">
                <text:p>2.166</text:p>
              </table:table-cell>
              <table:table-cell office:value-type="float" office:value="5.645488">
                <text:p>5.645488</text:p>
              </table:table-cell>
            </table:table-row>
            <table:table-row>
              <table:table-cell office:value-type="float" office:value="2.177">
                <text:p>2.177</text:p>
              </table:table-cell>
              <table:table-cell office:value-type="float" office:value="5.688112">
                <text:p>5.688112</text:p>
              </table:table-cell>
            </table:table-row>
            <table:table-row>
              <table:table-cell office:value-type="float" office:value="2.188">
                <text:p>2.188</text:p>
              </table:table-cell>
              <table:table-cell office:value-type="float" office:value="5.729541">
                <text:p>5.729541</text:p>
              </table:table-cell>
            </table:table-row>
            <table:table-row>
              <table:table-cell office:value-type="float" office:value="2.199">
                <text:p>2.199</text:p>
              </table:table-cell>
              <table:table-cell office:value-type="float" office:value="5.769774">
                <text:p>5.769774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.808812">
                <text:p>5.808812</text:p>
              </table:table-cell>
            </table:table-row>
            <table:table-row>
              <table:table-cell office:value-type="float" office:value="2.221">
                <text:p>2.221</text:p>
              </table:table-cell>
              <table:table-cell office:value-type="float" office:value="5.846655">
                <text:p>5.846655</text:p>
              </table:table-cell>
            </table:table-row>
            <table:table-row>
              <table:table-cell office:value-type="float" office:value="2.232">
                <text:p>2.232</text:p>
              </table:table-cell>
              <table:table-cell office:value-type="float" office:value="5.883301">
                <text:p>5.883301</text:p>
              </table:table-cell>
            </table:table-row>
            <table:table-row>
              <table:table-cell office:value-type="float" office:value="2.243">
                <text:p>2.243</text:p>
              </table:table-cell>
              <table:table-cell office:value-type="float" office:value="5.918753">
                <text:p>5.918753</text:p>
              </table:table-cell>
            </table:table-row>
            <table:table-row>
              <table:table-cell office:value-type="float" office:value="2.254">
                <text:p>2.254</text:p>
              </table:table-cell>
              <table:table-cell office:value-type="float" office:value="5.953009">
                <text:p>5.953009</text:p>
              </table:table-cell>
            </table:table-row>
            <table:table-row>
              <table:table-cell office:value-type="float" office:value="2.265">
                <text:p>2.265</text:p>
              </table:table-cell>
              <table:table-cell office:value-type="float" office:value="5.986069">
                <text:p>5.986069</text:p>
              </table:table-cell>
            </table:table-row>
            <table:table-row>
              <table:table-cell office:value-type="float" office:value="2.276">
                <text:p>2.276</text:p>
              </table:table-cell>
              <table:table-cell office:value-type="float" office:value="6.017934">
                <text:p>6.017934</text:p>
              </table:table-cell>
            </table:table-row>
            <table:table-row>
              <table:table-cell office:value-type="float" office:value="2.287">
                <text:p>2.287</text:p>
              </table:table-cell>
              <table:table-cell office:value-type="float" office:value="6.048604">
                <text:p>6.048604</text:p>
              </table:table-cell>
            </table:table-row>
            <table:table-row>
              <table:table-cell office:value-type="float" office:value="2.298">
                <text:p>2.298</text:p>
              </table:table-cell>
              <table:table-cell office:value-type="float" office:value="6.078078">
                <text:p>6.078078</text:p>
              </table:table-cell>
            </table:table-row>
            <table:table-row>
              <table:table-cell office:value-type="float" office:value="2.309">
                <text:p>2.309</text:p>
              </table:table-cell>
              <table:table-cell office:value-type="float" office:value="6.106356">
                <text:p>6.106356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6.133439">
                <text:p>6.133439</text:p>
              </table:table-cell>
            </table:table-row>
            <table:table-row>
              <table:table-cell office:value-type="float" office:value="2.331">
                <text:p>2.331</text:p>
              </table:table-cell>
              <table:table-cell office:value-type="float" office:value="6.159327">
                <text:p>6.159327</text:p>
              </table:table-cell>
            </table:table-row>
            <table:table-row>
              <table:table-cell office:value-type="float" office:value="2.342">
                <text:p>2.342</text:p>
              </table:table-cell>
              <table:table-cell office:value-type="float" office:value="6.184019">
                <text:p>6.184019</text:p>
              </table:table-cell>
            </table:table-row>
            <table:table-row>
              <table:table-cell office:value-type="float" office:value="2.353">
                <text:p>2.353</text:p>
              </table:table-cell>
              <table:table-cell office:value-type="float" office:value="6.207516">
                <text:p>6.207516</text:p>
              </table:table-cell>
            </table:table-row>
            <table:table-row>
              <table:table-cell office:value-type="float" office:value="2.364">
                <text:p>2.364</text:p>
              </table:table-cell>
              <table:table-cell office:value-type="float" office:value="6.229817">
                <text:p>6.229817</text:p>
              </table:table-cell>
            </table:table-row>
            <table:table-row>
              <table:table-cell office:value-type="float" office:value="2.375">
                <text:p>2.375</text:p>
              </table:table-cell>
              <table:table-cell office:value-type="float" office:value="6.250922">
                <text:p>6.250922</text:p>
              </table:table-cell>
            </table:table-row>
            <table:table-row>
              <table:table-cell office:value-type="float" office:value="2.386">
                <text:p>2.386</text:p>
              </table:table-cell>
              <table:table-cell office:value-type="float" office:value="6.270833">
                <text:p>6.270833</text:p>
              </table:table-cell>
            </table:table-row>
            <table:table-row>
              <table:table-cell office:value-type="float" office:value="2.397">
                <text:p>2.397</text:p>
              </table:table-cell>
              <table:table-cell office:value-type="float" office:value="6.289547">
                <text:p>6.289547</text:p>
              </table:table-cell>
            </table:table-row>
            <table:table-row>
              <table:table-cell office:value-type="float" office:value="2.408">
                <text:p>2.408</text:p>
              </table:table-cell>
              <table:table-cell office:value-type="float" office:value="6.307066">
                <text:p>6.307066</text:p>
              </table:table-cell>
            </table:table-row>
            <table:table-row>
              <table:table-cell office:value-type="float" office:value="2.419">
                <text:p>2.419</text:p>
              </table:table-cell>
              <table:table-cell office:value-type="float" office:value="6.32339">
                <text:p>6.3233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6.338518">
                <text:p>6.338518</text:p>
              </table:table-cell>
            </table:table-row>
            <table:table-row>
              <table:table-cell office:value-type="float" office:value="2.441">
                <text:p>2.441</text:p>
              </table:table-cell>
              <table:table-cell office:value-type="float" office:value="6.352451">
                <text:p>6.352451</text:p>
              </table:table-cell>
            </table:table-row>
            <table:table-row>
              <table:table-cell office:value-type="float" office:value="2.452">
                <text:p>2.452</text:p>
              </table:table-cell>
              <table:table-cell office:value-type="float" office:value="6.365189">
                <text:p>6.365189</text:p>
              </table:table-cell>
            </table:table-row>
            <table:table-row>
              <table:table-cell office:value-type="float" office:value="2.463">
                <text:p>2.463</text:p>
              </table:table-cell>
              <table:table-cell office:value-type="float" office:value="6.37673">
                <text:p>6.37673</text:p>
              </table:table-cell>
            </table:table-row>
            <table:table-row>
              <table:table-cell office:value-type="float" office:value="2.474">
                <text:p>2.474</text:p>
              </table:table-cell>
              <table:table-cell office:value-type="float" office:value="6.387077">
                <text:p>6.387077</text:p>
              </table:table-cell>
            </table:table-row>
            <table:table-row>
              <table:table-cell office:value-type="float" office:value="2.485">
                <text:p>2.485</text:p>
              </table:table-cell>
              <table:table-cell office:value-type="float" office:value="6.396228">
                <text:p>6.396228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6.404183">
                <text:p>6.404183</text:p>
              </table:table-cell>
            </table:table-row>
            <table:table-row>
              <table:table-cell office:value-type="float" office:value="2.507">
                <text:p>2.507</text:p>
              </table:table-cell>
              <table:table-cell office:value-type="float" office:value="6.410943">
                <text:p>6.410943</text:p>
              </table:table-cell>
            </table:table-row>
            <table:table-row>
              <table:table-cell office:value-type="float" office:value="2.518">
                <text:p>2.518</text:p>
              </table:table-cell>
              <table:table-cell office:value-type="float" office:value="6.416507">
                <text:p>6.416507</text:p>
              </table:table-cell>
            </table:table-row>
            <table:table-row>
              <table:table-cell office:value-type="float" office:value="2.529">
                <text:p>2.529</text:p>
              </table:table-cell>
              <table:table-cell office:value-type="float" office:value="6.420876">
                <text:p>6.420876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6.42405">
                <text:p>6.42405</text:p>
              </table:table-cell>
            </table:table-row>
            <table:table-row>
              <table:table-cell office:value-type="float" office:value="2.551">
                <text:p>2.551</text:p>
              </table:table-cell>
              <table:table-cell office:value-type="float" office:value="6.426028">
                <text:p>6.426028</text:p>
              </table:table-cell>
            </table:table-row>
            <table:table-row>
              <table:table-cell office:value-type="float" office:value="2.562">
                <text:p>2.562</text:p>
              </table:table-cell>
              <table:table-cell office:value-type="float" office:value="6.42681">
                <text:p>6.42681</text:p>
              </table:table-cell>
            </table:table-row>
            <table:table-row>
              <table:table-cell office:value-type="float" office:value="2.573">
                <text:p>2.573</text:p>
              </table:table-cell>
              <table:table-cell office:value-type="float" office:value="6.426397">
                <text:p>6.426397</text:p>
              </table:table-cell>
            </table:table-row>
            <table:table-row>
              <table:table-cell office:value-type="float" office:value="2.584">
                <text:p>2.584</text:p>
              </table:table-cell>
              <table:table-cell office:value-type="float" office:value="6.424789">
                <text:p>6.424789</text:p>
              </table:table-cell>
            </table:table-row>
            <table:table-row>
              <table:table-cell office:value-type="float" office:value="2.595">
                <text:p>2.595</text:p>
              </table:table-cell>
              <table:table-cell office:value-type="float" office:value="6.421985">
                <text:p>6.421985</text:p>
              </table:table-cell>
            </table:table-row>
            <table:table-row>
              <table:table-cell office:value-type="float" office:value="2.606">
                <text:p>2.606</text:p>
              </table:table-cell>
              <table:table-cell office:value-type="float" office:value="6.417985">
                <text:p>6.417985</text:p>
              </table:table-cell>
            </table:table-row>
            <table:table-row>
              <table:table-cell office:value-type="float" office:value="2.617">
                <text:p>2.617</text:p>
              </table:table-cell>
              <table:table-cell office:value-type="float" office:value="6.41279">
                <text:p>6.41279</text:p>
              </table:table-cell>
            </table:table-row>
            <table:table-row>
              <table:table-cell office:value-type="float" office:value="2.628">
                <text:p>2.628</text:p>
              </table:table-cell>
              <table:table-cell office:value-type="float" office:value="6.4064">
                <text:p>6.4064</text:p>
              </table:table-cell>
            </table:table-row>
            <table:table-row>
              <table:table-cell office:value-type="float" office:value="2.639">
                <text:p>2.639</text:p>
              </table:table-cell>
              <table:table-cell office:value-type="float" office:value="6.398814">
                <text:p>6.39881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6.390033">
                <text:p>6.390033</text:p>
              </table:table-cell>
            </table:table-row>
            <table:table-row>
              <table:table-cell office:value-type="float" office:value="2.661">
                <text:p>2.661</text:p>
              </table:table-cell>
              <table:table-cell office:value-type="float" office:value="6.380056">
                <text:p>6.380056</text:p>
              </table:table-cell>
            </table:table-row>
            <table:table-row>
              <table:table-cell office:value-type="float" office:value="2.672">
                <text:p>2.672</text:p>
              </table:table-cell>
              <table:table-cell office:value-type="float" office:value="6.368884">
                <text:p>6.368884</text:p>
              </table:table-cell>
            </table:table-row>
            <table:table-row>
              <table:table-cell office:value-type="float" office:value="2.683">
                <text:p>2.683</text:p>
              </table:table-cell>
              <table:table-cell office:value-type="float" office:value="6.356516">
                <text:p>6.356516</text:p>
              </table:table-cell>
            </table:table-row>
            <table:table-row>
              <table:table-cell office:value-type="float" office:value="2.694">
                <text:p>2.694</text:p>
              </table:table-cell>
              <table:table-cell office:value-type="float" office:value="6.342953">
                <text:p>6.342953</text:p>
              </table:table-cell>
            </table:table-row>
            <table:table-row>
              <table:table-cell office:value-type="float" office:value="2.705">
                <text:p>2.705</text:p>
              </table:table-cell>
              <table:table-cell office:value-type="float" office:value="6.328194">
                <text:p>6.328194</text:p>
              </table:table-cell>
            </table:table-row>
            <table:table-row>
              <table:table-cell office:value-type="float" office:value="2.716">
                <text:p>2.716</text:p>
              </table:table-cell>
              <table:table-cell office:value-type="float" office:value="6.31224">
                <text:p>6.31224</text:p>
              </table:table-cell>
            </table:table-row>
            <table:table-row>
              <table:table-cell office:value-type="float" office:value="2.727">
                <text:p>2.727</text:p>
              </table:table-cell>
              <table:table-cell office:value-type="float" office:value="6.29509">
                <text:p>6.29509</text:p>
              </table:table-cell>
            </table:table-row>
            <table:table-row>
              <table:table-cell office:value-type="float" office:value="2.738">
                <text:p>2.738</text:p>
              </table:table-cell>
              <table:table-cell office:value-type="float" office:value="6.276745">
                <text:p>6.276745</text:p>
              </table:table-cell>
            </table:table-row>
            <table:table-row>
              <table:table-cell office:value-type="float" office:value="2.749">
                <text:p>2.749</text:p>
              </table:table-cell>
              <table:table-cell office:value-type="float" office:value="6.257204">
                <text:p>6.257204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6.236468">
                <text:p>6.236468</text:p>
              </table:table-cell>
            </table:table-row>
            <table:table-row>
              <table:table-cell office:value-type="float" office:value="2.771">
                <text:p>2.771</text:p>
              </table:table-cell>
              <table:table-cell office:value-type="float" office:value="6.214536">
                <text:p>6.214536</text:p>
              </table:table-cell>
            </table:table-row>
            <table:table-row>
              <table:table-cell office:value-type="float" office:value="2.782">
                <text:p>2.782</text:p>
              </table:table-cell>
              <table:table-cell office:value-type="float" office:value="6.191409">
                <text:p>6.191409</text:p>
              </table:table-cell>
            </table:table-row>
            <table:table-row>
              <table:table-cell office:value-type="float" office:value="2.793">
                <text:p>2.793</text:p>
              </table:table-cell>
              <table:table-cell office:value-type="float" office:value="6.167087">
                <text:p>6.167087</text:p>
              </table:table-cell>
            </table:table-row>
            <table:table-row>
              <table:table-cell office:value-type="float" office:value="2.804">
                <text:p>2.804</text:p>
              </table:table-cell>
              <table:table-cell office:value-type="float" office:value="6.141569">
                <text:p>6.141569</text:p>
              </table:table-cell>
            </table:table-row>
            <table:table-row>
              <table:table-cell office:value-type="float" office:value="2.815">
                <text:p>2.815</text:p>
              </table:table-cell>
              <table:table-cell office:value-type="float" office:value="6.114855">
                <text:p>6.114855</text:p>
              </table:table-cell>
            </table:table-row>
            <table:table-row>
              <table:table-cell office:value-type="float" office:value="2.826">
                <text:p>2.826</text:p>
              </table:table-cell>
              <table:table-cell office:value-type="float" office:value="6.086946">
                <text:p>6.086946</text:p>
              </table:table-cell>
            </table:table-row>
            <table:table-row>
              <table:table-cell office:value-type="float" office:value="2.837">
                <text:p>2.837</text:p>
              </table:table-cell>
              <table:table-cell office:value-type="float" office:value="6.057841">
                <text:p>6.057841</text:p>
              </table:table-cell>
            </table:table-row>
            <table:table-row>
              <table:table-cell office:value-type="float" office:value="2.848">
                <text:p>2.848</text:p>
              </table:table-cell>
              <table:table-cell office:value-type="float" office:value="6.027542">
                <text:p>6.027542</text:p>
              </table:table-cell>
            </table:table-row>
            <table:table-row>
              <table:table-cell office:value-type="float" office:value="2.859">
                <text:p>2.859</text:p>
              </table:table-cell>
              <table:table-cell office:value-type="float" office:value="5.996046">
                <text:p>5.996046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5.963355">
                <text:p>5.963355</text:p>
              </table:table-cell>
            </table:table-row>
            <table:table-row>
              <table:table-cell office:value-type="float" office:value="2.881">
                <text:p>2.881</text:p>
              </table:table-cell>
              <table:table-cell office:value-type="float" office:value="5.929469">
                <text:p>5.929469</text:p>
              </table:table-cell>
            </table:table-row>
            <table:table-row>
              <table:table-cell office:value-type="float" office:value="2.892">
                <text:p>2.892</text:p>
              </table:table-cell>
              <table:table-cell office:value-type="float" office:value="5.894387">
                <text:p>5.894387</text:p>
              </table:table-cell>
            </table:table-row>
            <table:table-row>
              <table:table-cell office:value-type="float" office:value="2.903">
                <text:p>2.903</text:p>
              </table:table-cell>
              <table:table-cell office:value-type="float" office:value="5.858109">
                <text:p>5.858109</text:p>
              </table:table-cell>
            </table:table-row>
            <table:table-row>
              <table:table-cell office:value-type="float" office:value="2.914">
                <text:p>2.914</text:p>
              </table:table-cell>
              <table:table-cell office:value-type="float" office:value="5.820637">
                <text:p>5.820637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5.781968">
                <text:p>5.781968</text:p>
              </table:table-cell>
            </table:table-row>
            <table:table-row>
              <table:table-cell office:value-type="float" office:value="2.936">
                <text:p>2.936</text:p>
              </table:table-cell>
              <table:table-cell office:value-type="float" office:value="5.742104">
                <text:p>5.742104</text:p>
              </table:table-cell>
            </table:table-row>
            <table:table-row>
              <table:table-cell office:value-type="float" office:value="2.947">
                <text:p>2.947</text:p>
              </table:table-cell>
              <table:table-cell office:value-type="float" office:value="5.701045">
                <text:p>5.701045</text:p>
              </table:table-cell>
            </table:table-row>
            <table:table-row>
              <table:table-cell office:value-type="float" office:value="2.958">
                <text:p>2.958</text:p>
              </table:table-cell>
              <table:table-cell office:value-type="float" office:value="5.65879">
                <text:p>5.65879</text:p>
              </table:table-cell>
            </table:table-row>
            <table:table-row>
              <table:table-cell office:value-type="float" office:value="2.969">
                <text:p>2.969</text:p>
              </table:table-cell>
              <table:table-cell office:value-type="float" office:value="5.61534">
                <text:p>5.61534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5.570694">
                <text:p>5.570694</text:p>
              </table:table-cell>
            </table:table-row>
            <table:table-row>
              <table:table-cell office:value-type="float" office:value="2.991">
                <text:p>2.991</text:p>
              </table:table-cell>
              <table:table-cell office:value-type="float" office:value="5.524853">
                <text:p>5.524853</text:p>
              </table:table-cell>
            </table:table-row>
            <table:table-row>
              <table:table-cell office:value-type="float" office:value="3.002">
                <text:p>3.002</text:p>
              </table:table-cell>
              <table:table-cell office:value-type="float" office:value="5.477816">
                <text:p>5.477816</text:p>
              </table:table-cell>
            </table:table-row>
            <table:table-row>
              <table:table-cell office:value-type="float" office:value="3.013">
                <text:p>3.013</text:p>
              </table:table-cell>
              <table:table-cell office:value-type="float" office:value="5.429584">
                <text:p>5.429584</text:p>
              </table:table-cell>
            </table:table-row>
            <table:table-row>
              <table:table-cell office:value-type="float" office:value="3.024">
                <text:p>3.024</text:p>
              </table:table-cell>
              <table:table-cell office:value-type="float" office:value="5.380156">
                <text:p>5.380156</text:p>
              </table:table-cell>
            </table:table-row>
            <table:table-row>
              <table:table-cell office:value-type="float" office:value="3.035">
                <text:p>3.035</text:p>
              </table:table-cell>
              <table:table-cell office:value-type="float" office:value="5.329533">
                <text:p>5.329533</text:p>
              </table:table-cell>
            </table:table-row>
            <table:table-row>
              <table:table-cell office:value-type="float" office:value="3.046">
                <text:p>3.046</text:p>
              </table:table-cell>
              <table:table-cell office:value-type="float" office:value="5.277715">
                <text:p>5.277715</text:p>
              </table:table-cell>
            </table:table-row>
            <table:table-row>
              <table:table-cell office:value-type="float" office:value="3.057">
                <text:p>3.057</text:p>
              </table:table-cell>
              <table:table-cell office:value-type="float" office:value="5.224701">
                <text:p>5.224701</text:p>
              </table:table-cell>
            </table:table-row>
            <table:table-row>
              <table:table-cell office:value-type="float" office:value="3.068">
                <text:p>3.068</text:p>
              </table:table-cell>
              <table:table-cell office:value-type="float" office:value="5.170491">
                <text:p>5.170491</text:p>
              </table:table-cell>
            </table:table-row>
            <table:table-row>
              <table:table-cell office:value-type="float" office:value="3.079">
                <text:p>3.079</text:p>
              </table:table-cell>
              <table:table-cell office:value-type="float" office:value="5.115086">
                <text:p>5.115086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5.058485">
                <text:p>5.058485</text:p>
              </table:table-cell>
            </table:table-row>
            <table:table-row>
              <table:table-cell office:value-type="float" office:value="3.101">
                <text:p>3.101</text:p>
              </table:table-cell>
              <table:table-cell office:value-type="float" office:value="5.000689">
                <text:p>5.000689</text:p>
              </table:table-cell>
            </table:table-row>
            <table:table-row>
              <table:table-cell office:value-type="float" office:value="3.112">
                <text:p>3.112</text:p>
              </table:table-cell>
              <table:table-cell office:value-type="float" office:value="4.941698">
                <text:p>4.941698</text:p>
              </table:table-cell>
            </table:table-row>
            <table:table-row>
              <table:table-cell office:value-type="float" office:value="3.123">
                <text:p>3.123</text:p>
              </table:table-cell>
              <table:table-cell office:value-type="float" office:value="4.881511">
                <text:p>4.881511</text:p>
              </table:table-cell>
            </table:table-row>
            <table:table-row>
              <table:table-cell office:value-type="float" office:value="3.134">
                <text:p>3.134</text:p>
              </table:table-cell>
              <table:table-cell office:value-type="float" office:value="4.820128">
                <text:p>4.820128</text:p>
              </table:table-cell>
            </table:table-row>
            <table:table-row>
              <table:table-cell office:value-type="float" office:value="3.145">
                <text:p>3.145</text:p>
              </table:table-cell>
              <table:table-cell office:value-type="float" office:value="4.75755">
                <text:p>4.75755</text:p>
              </table:table-cell>
            </table:table-row>
            <table:table-row>
              <table:table-cell office:value-type="float" office:value="3.156">
                <text:p>3.156</text:p>
              </table:table-cell>
              <table:table-cell office:value-type="float" office:value="4.693777">
                <text:p>4.693777</text:p>
              </table:table-cell>
            </table:table-row>
            <table:table-row>
              <table:table-cell office:value-type="float" office:value="3.167">
                <text:p>3.167</text:p>
              </table:table-cell>
              <table:table-cell office:value-type="float" office:value="4.628808">
                <text:p>4.628808</text:p>
              </table:table-cell>
            </table:table-row>
            <table:table-row>
              <table:table-cell office:value-type="float" office:value="3.178">
                <text:p>3.178</text:p>
              </table:table-cell>
              <table:table-cell office:value-type="float" office:value="4.562644">
                <text:p>4.562644</text:p>
              </table:table-cell>
            </table:table-row>
            <table:table-row>
              <table:table-cell office:value-type="float" office:value="3.189">
                <text:p>3.189</text:p>
              </table:table-cell>
              <table:table-cell office:value-type="float" office:value="4.495284">
                <text:p>4.49528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4.426729">
                <text:p>4.426729</text:p>
              </table:table-cell>
            </table:table-row>
            <table:table-row>
              <table:table-cell office:value-type="float" office:value="3.211">
                <text:p>3.211</text:p>
              </table:table-cell>
              <table:table-cell office:value-type="float" office:value="4.356978">
                <text:p>4.356978</text:p>
              </table:table-cell>
            </table:table-row>
            <table:table-row>
              <table:table-cell office:value-type="float" office:value="3.222">
                <text:p>3.222</text:p>
              </table:table-cell>
              <table:table-cell office:value-type="float" office:value="4.286031">
                <text:p>4.286031</text:p>
              </table:table-cell>
            </table:table-row>
            <table:table-row>
              <table:table-cell office:value-type="float" office:value="3.233">
                <text:p>3.233</text:p>
              </table:table-cell>
              <table:table-cell office:value-type="float" office:value="4.21389">
                <text:p>4.21389</text:p>
              </table:table-cell>
            </table:table-row>
            <table:table-row>
              <table:table-cell office:value-type="float" office:value="3.244">
                <text:p>3.244</text:p>
              </table:table-cell>
              <table:table-cell office:value-type="float" office:value="4.140552">
                <text:p>4.140552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4.06602">
                <text:p>4.06602</text:p>
              </table:table-cell>
            </table:table-row>
            <table:table-row>
              <table:table-cell office:value-type="float" office:value="3.266">
                <text:p>3.266</text:p>
              </table:table-cell>
              <table:table-cell office:value-type="float" office:value="3.990291">
                <text:p>3.990291</text:p>
              </table:table-cell>
            </table:table-row>
            <table:table-row>
              <table:table-cell office:value-type="float" office:value="3.277">
                <text:p>3.277</text:p>
              </table:table-cell>
              <table:table-cell office:value-type="float" office:value="3.913368">
                <text:p>3.913368</text:p>
              </table:table-cell>
            </table:table-row>
            <table:table-row>
              <table:table-cell office:value-type="float" office:value="3.288">
                <text:p>3.288</text:p>
              </table:table-cell>
              <table:table-cell office:value-type="float" office:value="3.835249">
                <text:p>3.835249</text:p>
              </table:table-cell>
            </table:table-row>
            <table:table-row>
              <table:table-cell office:value-type="float" office:value="3.299">
                <text:p>3.299</text:p>
              </table:table-cell>
              <table:table-cell office:value-type="float" office:value="3.755934">
                <text:p>3.755934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3.675424">
                <text:p>3.675424</text:p>
              </table:table-cell>
            </table:table-row>
            <table:table-row>
              <table:table-cell office:value-type="float" office:value="3.321">
                <text:p>3.321</text:p>
              </table:table-cell>
              <table:table-cell office:value-type="float" office:value="3.593718">
                <text:p>3.593718</text:p>
              </table:table-cell>
            </table:table-row>
            <table:table-row>
              <table:table-cell office:value-type="float" office:value="3.332">
                <text:p>3.332</text:p>
              </table:table-cell>
              <table:table-cell office:value-type="float" office:value="3.510817">
                <text:p>3.510817</text:p>
              </table:table-cell>
            </table:table-row>
            <table:table-row>
              <table:table-cell office:value-type="float" office:value="3.343">
                <text:p>3.343</text:p>
              </table:table-cell>
              <table:table-cell office:value-type="float" office:value="3.42672">
                <text:p>3.42672</text:p>
              </table:table-cell>
            </table:table-row>
            <table:table-row>
              <table:table-cell office:value-type="float" office:value="3.354">
                <text:p>3.354</text:p>
              </table:table-cell>
              <table:table-cell office:value-type="float" office:value="3.341428">
                <text:p>3.341428</text:p>
              </table:table-cell>
            </table:table-row>
            <table:table-row>
              <table:table-cell office:value-type="float" office:value="3.365">
                <text:p>3.365</text:p>
              </table:table-cell>
              <table:table-cell office:value-type="float" office:value="3.254941">
                <text:p>3.254941</text:p>
              </table:table-cell>
            </table:table-row>
            <table:table-row>
              <table:table-cell office:value-type="float" office:value="3.376">
                <text:p>3.376</text:p>
              </table:table-cell>
              <table:table-cell office:value-type="float" office:value="3.167258">
                <text:p>3.167258</text:p>
              </table:table-cell>
            </table:table-row>
            <table:table-row>
              <table:table-cell office:value-type="float" office:value="3.387">
                <text:p>3.387</text:p>
              </table:table-cell>
              <table:table-cell office:value-type="float" office:value="3.078379">
                <text:p>3.078379</text:p>
              </table:table-cell>
            </table:table-row>
            <table:table-row>
              <table:table-cell office:value-type="float" office:value="3.398">
                <text:p>3.398</text:p>
              </table:table-cell>
              <table:table-cell office:value-type="float" office:value="2.988305">
                <text:p>2.988305</text:p>
              </table:table-cell>
            </table:table-row>
            <table:table-row>
              <table:table-cell office:value-type="float" office:value="3.409">
                <text:p>3.409</text:p>
              </table:table-cell>
              <table:table-cell office:value-type="float" office:value="2.897036">
                <text:p>2.897036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804571">
                <text:p>2.804571</text:p>
              </table:table-cell>
            </table:table-row>
            <table:table-row>
              <table:table-cell office:value-type="float" office:value="3.431">
                <text:p>3.431</text:p>
              </table:table-cell>
              <table:table-cell office:value-type="float" office:value="2.71091">
                <text:p>2.71091</text:p>
              </table:table-cell>
            </table:table-row>
            <table:table-row>
              <table:table-cell office:value-type="float" office:value="3.442">
                <text:p>3.442</text:p>
              </table:table-cell>
              <table:table-cell office:value-type="float" office:value="2.616055">
                <text:p>2.616055</text:p>
              </table:table-cell>
            </table:table-row>
            <table:table-row>
              <table:table-cell office:value-type="float" office:value="3.453">
                <text:p>3.453</text:p>
              </table:table-cell>
              <table:table-cell office:value-type="float" office:value="2.520003">
                <text:p>2.520003</text:p>
              </table:table-cell>
            </table:table-row>
            <table:table-row>
              <table:table-cell office:value-type="float" office:value="3.464">
                <text:p>3.464</text:p>
              </table:table-cell>
              <table:table-cell office:value-type="float" office:value="2.422756">
                <text:p>2.422756</text:p>
              </table:table-cell>
            </table:table-row>
            <table:table-row>
              <table:table-cell office:value-type="float" office:value="3.475">
                <text:p>3.475</text:p>
              </table:table-cell>
              <table:table-cell office:value-type="float" office:value="2.324314">
                <text:p>2.324314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2.224676">
                <text:p>2.224676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2.123843">
                <text:p>2.123843</text:p>
              </table:table-cell>
            </table:table-row>
            <table:table-row>
              <table:table-cell office:value-type="float" office:value="3.508">
                <text:p>3.508</text:p>
              </table:table-cell>
              <table:table-cell office:value-type="float" office:value="2.021814">
                <text:p>2.021814</text:p>
              </table:table-cell>
            </table:table-row>
            <table:table-row>
              <table:table-cell office:value-type="float" office:value="3.519">
                <text:p>3.519</text:p>
              </table:table-cell>
              <table:table-cell office:value-type="float" office:value="1.91859">
                <text:p>1.91859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1.81417">
                <text:p>1.81417</text:p>
              </table:table-cell>
            </table:table-row>
            <table:table-row>
              <table:table-cell office:value-type="float" office:value="3.541">
                <text:p>3.541</text:p>
              </table:table-cell>
              <table:table-cell office:value-type="float" office:value="1.708555">
                <text:p>1.708555</text:p>
              </table:table-cell>
            </table:table-row>
            <table:table-row>
              <table:table-cell office:value-type="float" office:value="3.552">
                <text:p>3.552</text:p>
              </table:table-cell>
              <table:table-cell office:value-type="float" office:value="1.601744">
                <text:p>1.601744</text:p>
              </table:table-cell>
            </table:table-row>
            <table:table-row>
              <table:table-cell office:value-type="float" office:value="3.563">
                <text:p>3.563</text:p>
              </table:table-cell>
              <table:table-cell office:value-type="float" office:value="1.493738">
                <text:p>1.493738</text:p>
              </table:table-cell>
            </table:table-row>
            <table:table-row>
              <table:table-cell office:value-type="float" office:value="3.574">
                <text:p>3.574</text:p>
              </table:table-cell>
              <table:table-cell office:value-type="float" office:value="1.384536">
                <text:p>1.384536</text:p>
              </table:table-cell>
            </table:table-row>
            <table:table-row>
              <table:table-cell office:value-type="float" office:value="3.585">
                <text:p>3.585</text:p>
              </table:table-cell>
              <table:table-cell office:value-type="float" office:value="1.274139">
                <text:p>1.274139</text:p>
              </table:table-cell>
            </table:table-row>
            <table:table-row>
              <table:table-cell office:value-type="float" office:value="3.596">
                <text:p>3.596</text:p>
              </table:table-cell>
              <table:table-cell office:value-type="float" office:value="1.162547">
                <text:p>1.162547</text:p>
              </table:table-cell>
            </table:table-row>
            <table:table-row>
              <table:table-cell office:value-type="float" office:value="3.607">
                <text:p>3.607</text:p>
              </table:table-cell>
              <table:table-cell office:value-type="float" office:value="1.049758">
                <text:p>1.049758</text:p>
              </table:table-cell>
            </table:table-row>
            <table:table-row>
              <table:table-cell office:value-type="float" office:value="3.618">
                <text:p>3.618</text:p>
              </table:table-cell>
              <table:table-cell office:value-type="float" office:value="0.935775">
                <text:p>0.935775</text:p>
              </table:table-cell>
            </table:table-row>
            <table:table-row>
              <table:table-cell office:value-type="float" office:value="3.629">
                <text:p>3.629</text:p>
              </table:table-cell>
              <table:table-cell office:value-type="float" office:value="0.820596">
                <text:p>0.820596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.704221">
                <text:p>0.704221</text:p>
              </table:table-cell>
            </table:table-row>
            <table:table-row>
              <table:table-cell office:value-type="float" office:value="3.651">
                <text:p>3.651</text:p>
              </table:table-cell>
              <table:table-cell office:value-type="float" office:value="0.586651">
                <text:p>0.586651</text:p>
              </table:table-cell>
            </table:table-row>
            <table:table-row>
              <table:table-cell office:value-type="float" office:value="3.662">
                <text:p>3.662</text:p>
              </table:table-cell>
              <table:table-cell office:value-type="float" office:value="0.467886">
                <text:p>0.467886</text:p>
              </table:table-cell>
            </table:table-row>
            <table:table-row>
              <table:table-cell office:value-type="float" office:value="3.673">
                <text:p>3.673</text:p>
              </table:table-cell>
              <table:table-cell office:value-type="float" office:value="0.347925">
                <text:p>0.347925</text:p>
              </table:table-cell>
            </table:table-row>
            <table:table-row>
              <table:table-cell office:value-type="float" office:value="3.684">
                <text:p>3.684</text:p>
              </table:table-cell>
              <table:table-cell office:value-type="float" office:value="0.226768">
                <text:p>0.226768</text:p>
              </table:table-cell>
            </table:table-row>
            <table:table-row>
              <table:table-cell office:value-type="float" office:value="3.695">
                <text:p>3.695</text:p>
              </table:table-cell>
              <table:table-cell office:value-type="float" office:value="0.104416">
                <text:p>0.104416</text:p>
              </table:table-cell>
            </table:table-row>
            <table:table-row>
              <table:table-cell office:value-type="float" office:value="3.706">
                <text:p>3.706</text:p>
              </table:table-cell>
              <table:table-cell office:value-type="float" office:value="0.016875">
                <text:p>0.016875</text:p>
              </table:table-cell>
            </table:table-row>
            <table:table-row>
              <table:table-cell office:value-type="float" office:value="3.717">
                <text:p>3.717</text:p>
              </table:table-cell>
              <table:table-cell office:value-type="float" office:value="0.115496">
                <text:p>0.115496</text:p>
              </table:table-cell>
            </table:table-row>
            <table:table-row>
              <table:table-cell office:value-type="float" office:value="3.728">
                <text:p>3.728</text:p>
              </table:table-cell>
              <table:table-cell office:value-type="float" office:value="0.212921">
                <text:p>0.212921</text:p>
              </table:table-cell>
            </table:table-row>
            <table:table-row>
              <table:table-cell office:value-type="float" office:value="3.739">
                <text:p>3.739</text:p>
              </table:table-cell>
              <table:table-cell office:value-type="float" office:value="0.30915">
                <text:p>0.30915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404184">
                <text:p>0.404184</text:p>
              </table:table-cell>
            </table:table-row>
            <table:table-row>
              <table:table-cell office:value-type="float" office:value="3.761">
                <text:p>3.761</text:p>
              </table:table-cell>
              <table:table-cell office:value-type="float" office:value="0.498023">
                <text:p>0.498023</text:p>
              </table:table-cell>
            </table:table-row>
            <table:table-row>
              <table:table-cell office:value-type="float" office:value="3.772">
                <text:p>3.772</text:p>
              </table:table-cell>
              <table:table-cell office:value-type="float" office:value="0.590666">
                <text:p>0.590666</text:p>
              </table:table-cell>
            </table:table-row>
            <table:table-row>
              <table:table-cell office:value-type="float" office:value="3.783">
                <text:p>3.783</text:p>
              </table:table-cell>
              <table:table-cell office:value-type="float" office:value="0.682114">
                <text:p>0.682114</text:p>
              </table:table-cell>
            </table:table-row>
            <table:table-row>
              <table:table-cell office:value-type="float" office:value="3.794">
                <text:p>3.794</text:p>
              </table:table-cell>
              <table:table-cell office:value-type="float" office:value="0.772366">
                <text:p>0.772366</text:p>
              </table:table-cell>
            </table:table-row>
            <table:table-row>
              <table:table-cell office:value-type="float" office:value="3.805">
                <text:p>3.805</text:p>
              </table:table-cell>
              <table:table-cell office:value-type="float" office:value="0.861423">
                <text:p>0.861423</text:p>
              </table:table-cell>
            </table:table-row>
            <table:table-row>
              <table:table-cell office:value-type="float" office:value="3.816">
                <text:p>3.816</text:p>
              </table:table-cell>
              <table:table-cell office:value-type="float" office:value="0.949284">
                <text:p>0.949284</text:p>
              </table:table-cell>
            </table:table-row>
            <table:table-row>
              <table:table-cell office:value-type="float" office:value="3.827">
                <text:p>3.827</text:p>
              </table:table-cell>
              <table:table-cell office:value-type="float" office:value="1.03595">
                <text:p>1.03595</text:p>
              </table:table-cell>
            </table:table-row>
            <table:table-row>
              <table:table-cell office:value-type="float" office:value="3.838">
                <text:p>3.838</text:p>
              </table:table-cell>
              <table:table-cell office:value-type="float" office:value="1.12142">
                <text:p>1.12142</text:p>
              </table:table-cell>
            </table:table-row>
            <table:table-row>
              <table:table-cell office:value-type="float" office:value="3.849">
                <text:p>3.849</text:p>
              </table:table-cell>
              <table:table-cell office:value-type="float" office:value="1.205695">
                <text:p>1.20569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1.288774">
                <text:p>1.288774</text:p>
              </table:table-cell>
            </table:table-row>
            <table:table-row>
              <table:table-cell office:value-type="float" office:value="3.871">
                <text:p>3.871</text:p>
              </table:table-cell>
              <table:table-cell office:value-type="float" office:value="1.370658">
                <text:p>1.370658</text:p>
              </table:table-cell>
            </table:table-row>
            <table:table-row>
              <table:table-cell office:value-type="float" office:value="3.882">
                <text:p>3.882</text:p>
              </table:table-cell>
              <table:table-cell office:value-type="float" office:value="1.451347">
                <text:p>1.451347</text:p>
              </table:table-cell>
            </table:table-row>
            <table:table-row>
              <table:table-cell office:value-type="float" office:value="3.893">
                <text:p>3.893</text:p>
              </table:table-cell>
              <table:table-cell office:value-type="float" office:value="1.530839">
                <text:p>1.530839</text:p>
              </table:table-cell>
            </table:table-row>
            <table:table-row>
              <table:table-cell office:value-type="float" office:value="3.904">
                <text:p>3.904</text:p>
              </table:table-cell>
              <table:table-cell office:value-type="float" office:value="1.609137">
                <text:p>1.609137</text:p>
              </table:table-cell>
            </table:table-row>
            <table:table-row>
              <table:table-cell office:value-type="float" office:value="3.915">
                <text:p>3.915</text:p>
              </table:table-cell>
              <table:table-cell office:value-type="float" office:value="1.686239">
                <text:p>1.686239</text:p>
              </table:table-cell>
            </table:table-row>
            <table:table-row>
              <table:table-cell office:value-type="float" office:value="3.926">
                <text:p>3.926</text:p>
              </table:table-cell>
              <table:table-cell office:value-type="float" office:value="1.762145">
                <text:p>1.762145</text:p>
              </table:table-cell>
            </table:table-row>
            <table:table-row>
              <table:table-cell office:value-type="float" office:value="3.937">
                <text:p>3.937</text:p>
              </table:table-cell>
              <table:table-cell office:value-type="float" office:value="1.836856">
                <text:p>1.836856</text:p>
              </table:table-cell>
            </table:table-row>
            <table:table-row>
              <table:table-cell office:value-type="float" office:value="3.948">
                <text:p>3.948</text:p>
              </table:table-cell>
              <table:table-cell office:value-type="float" office:value="1.910372">
                <text:p>1.910372</text:p>
              </table:table-cell>
            </table:table-row>
            <table:table-row>
              <table:table-cell office:value-type="float" office:value="3.959">
                <text:p>3.959</text:p>
              </table:table-cell>
              <table:table-cell office:value-type="float" office:value="1.982692">
                <text:p>1.982692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2.053816">
                <text:p>2.053816</text:p>
              </table:table-cell>
            </table:table-row>
            <table:table-row>
              <table:table-cell office:value-type="float" office:value="3.981">
                <text:p>3.981</text:p>
              </table:table-cell>
              <table:table-cell office:value-type="float" office:value="2.123745">
                <text:p>2.123745</text:p>
              </table:table-cell>
            </table:table-row>
            <table:table-row>
              <table:table-cell office:value-type="float" office:value="3.992">
                <text:p>3.992</text:p>
              </table:table-cell>
              <table:table-cell office:value-type="float" office:value="2.192479">
                <text:p>2.192479</text:p>
              </table:table-cell>
            </table:table-row>
            <table:table-row>
              <table:table-cell office:value-type="float" office:value="4.002">
                <text:p>4.002</text:p>
              </table:table-cell>
              <table:table-cell office:value-type="float" office:value="2.253927">
                <text:p>2.253927</text:p>
              </table:table-cell>
            </table:table-row>
            <table:table-row>
              <table:table-cell office:value-type="float" office:value="4.012">
                <text:p>4.012</text:p>
              </table:table-cell>
              <table:table-cell office:value-type="float" office:value="2.314386">
                <text:p>2.314386</text:p>
              </table:table-cell>
            </table:table-row>
            <table:table-row>
              <table:table-cell office:value-type="float" office:value="4.022">
                <text:p>4.022</text:p>
              </table:table-cell>
              <table:table-cell office:value-type="float" office:value="2.373858">
                <text:p>2.373858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2.432342">
                <text:p>2.432342</text:p>
              </table:table-cell>
            </table:table-row>
            <table:table-row>
              <table:table-cell office:value-type="float" office:value="4.042">
                <text:p>4.042</text:p>
              </table:table-cell>
              <table:table-cell office:value-type="float" office:value="2.489837">
                <text:p>2.489837</text:p>
              </table:table-cell>
            </table:table-row>
            <table:table-row>
              <table:table-cell office:value-type="float" office:value="4.052">
                <text:p>4.052</text:p>
              </table:table-cell>
              <table:table-cell office:value-type="float" office:value="2.546345">
                <text:p>2.546345</text:p>
              </table:table-cell>
            </table:table-row>
            <table:table-row>
              <table:table-cell office:value-type="float" office:value="4.062">
                <text:p>4.062</text:p>
              </table:table-cell>
              <table:table-cell office:value-type="float" office:value="2.601865">
                <text:p>2.601865</text:p>
              </table:table-cell>
            </table:table-row>
            <table:table-row>
              <table:table-cell office:value-type="float" office:value="4.072">
                <text:p>4.072</text:p>
              </table:table-cell>
              <table:table-cell office:value-type="float" office:value="2.656396">
                <text:p>2.656396</text:p>
              </table:table-cell>
            </table:table-row>
            <table:table-row>
              <table:table-cell office:value-type="float" office:value="4.082">
                <text:p>4.082</text:p>
              </table:table-cell>
              <table:table-cell office:value-type="float" office:value="2.70994">
                <text:p>2.70994</text:p>
              </table:table-cell>
            </table:table-row>
            <table:table-row>
              <table:table-cell office:value-type="float" office:value="4.092">
                <text:p>4.092</text:p>
              </table:table-cell>
              <table:table-cell office:value-type="float" office:value="2.762496">
                <text:p>2.762496</text:p>
              </table:table-cell>
            </table:table-row>
            <table:table-row>
              <table:table-cell office:value-type="float" office:value="4.102">
                <text:p>4.102</text:p>
              </table:table-cell>
              <table:table-cell office:value-type="float" office:value="2.814063">
                <text:p>2.814063</text:p>
              </table:table-cell>
            </table:table-row>
            <table:table-row>
              <table:table-cell office:value-type="float" office:value="4.112">
                <text:p>4.112</text:p>
              </table:table-cell>
              <table:table-cell office:value-type="float" office:value="2.864643">
                <text:p>2.864643</text:p>
              </table:table-cell>
            </table:table-row>
            <table:table-row>
              <table:table-cell office:value-type="float" office:value="4.122">
                <text:p>4.122</text:p>
              </table:table-cell>
              <table:table-cell office:value-type="float" office:value="2.914235">
                <text:p>2.914235</text:p>
              </table:table-cell>
            </table:table-row>
            <table:table-row>
              <table:table-cell office:value-type="float" office:value="4.132">
                <text:p>4.132</text:p>
              </table:table-cell>
              <table:table-cell office:value-type="float" office:value="2.962838">
                <text:p>2.962838</text:p>
              </table:table-cell>
            </table:table-row>
            <table:table-row>
              <table:table-cell office:value-type="float" office:value="4.142">
                <text:p>4.142</text:p>
              </table:table-cell>
              <table:table-cell office:value-type="float" office:value="3.010454">
                <text:p>3.010454</text:p>
              </table:table-cell>
            </table:table-row>
            <table:table-row>
              <table:table-cell office:value-type="float" office:value="4.152">
                <text:p>4.152</text:p>
              </table:table-cell>
              <table:table-cell office:value-type="float" office:value="3.057082">
                <text:p>3.057082</text:p>
              </table:table-cell>
            </table:table-row>
            <table:table-row>
              <table:table-cell office:value-type="float" office:value="4.162">
                <text:p>4.162</text:p>
              </table:table-cell>
              <table:table-cell office:value-type="float" office:value="3.102721">
                <text:p>3.102721</text:p>
              </table:table-cell>
            </table:table-row>
            <table:table-row>
              <table:table-cell office:value-type="float" office:value="4.172">
                <text:p>4.172</text:p>
              </table:table-cell>
              <table:table-cell office:value-type="float" office:value="3.147373">
                <text:p>3.147373</text:p>
              </table:table-cell>
            </table:table-row>
            <table:table-row>
              <table:table-cell office:value-type="float" office:value="4.182">
                <text:p>4.182</text:p>
              </table:table-cell>
              <table:table-cell office:value-type="float" office:value="3.191037">
                <text:p>3.191037</text:p>
              </table:table-cell>
            </table:table-row>
            <table:table-row>
              <table:table-cell office:value-type="float" office:value="4.192">
                <text:p>4.192</text:p>
              </table:table-cell>
              <table:table-cell office:value-type="float" office:value="3.233712">
                <text:p>3.233712</text:p>
              </table:table-cell>
            </table:table-row>
            <table:table-row>
              <table:table-cell office:value-type="float" office:value="4.202">
                <text:p>4.202</text:p>
              </table:table-cell>
              <table:table-cell office:value-type="float" office:value="3.2754">
                <text:p>3.2754</text:p>
              </table:table-cell>
            </table:table-row>
            <table:table-row>
              <table:table-cell office:value-type="float" office:value="4.212">
                <text:p>4.212</text:p>
              </table:table-cell>
              <table:table-cell office:value-type="float" office:value="3.3161">
                <text:p>3.3161</text:p>
              </table:table-cell>
            </table:table-row>
            <table:table-row>
              <table:table-cell office:value-type="float" office:value="4.222">
                <text:p>4.222</text:p>
              </table:table-cell>
              <table:table-cell office:value-type="float" office:value="3.355811">
                <text:p>3.355811</text:p>
              </table:table-cell>
            </table:table-row>
            <table:table-row>
              <table:table-cell office:value-type="float" office:value="4.232">
                <text:p>4.232</text:p>
              </table:table-cell>
              <table:table-cell office:value-type="float" office:value="3.394535">
                <text:p>3.394535</text:p>
              </table:table-cell>
            </table:table-row>
            <table:table-row>
              <table:table-cell office:value-type="float" office:value="4.242">
                <text:p>4.242</text:p>
              </table:table-cell>
              <table:table-cell office:value-type="float" office:value="3.432271">
                <text:p>3.432271</text:p>
              </table:table-cell>
            </table:table-row>
            <table:table-row>
              <table:table-cell office:value-type="float" office:value="4.252">
                <text:p>4.252</text:p>
              </table:table-cell>
              <table:table-cell office:value-type="float" office:value="3.469018">
                <text:p>3.469018</text:p>
              </table:table-cell>
            </table:table-row>
            <table:table-row>
              <table:table-cell office:value-type="float" office:value="4.262">
                <text:p>4.262</text:p>
              </table:table-cell>
              <table:table-cell office:value-type="float" office:value="3.504778">
                <text:p>3.504778</text:p>
              </table:table-cell>
            </table:table-row>
            <table:table-row>
              <table:table-cell office:value-type="float" office:value="4.272">
                <text:p>4.272</text:p>
              </table:table-cell>
              <table:table-cell office:value-type="float" office:value="3.53955">
                <text:p>3.53955</text:p>
              </table:table-cell>
            </table:table-row>
            <table:table-row>
              <table:table-cell office:value-type="float" office:value="4.282">
                <text:p>4.282</text:p>
              </table:table-cell>
              <table:table-cell office:value-type="float" office:value="3.573333">
                <text:p>3.573333</text:p>
              </table:table-cell>
            </table:table-row>
            <table:table-row>
              <table:table-cell office:value-type="float" office:value="4.292">
                <text:p>4.292</text:p>
              </table:table-cell>
              <table:table-cell office:value-type="float" office:value="3.606129">
                <text:p>3.606129</text:p>
              </table:table-cell>
            </table:table-row>
            <table:table-row>
              <table:table-cell office:value-type="float" office:value="4.302">
                <text:p>4.302</text:p>
              </table:table-cell>
              <table:table-cell office:value-type="float" office:value="3.637937">
                <text:p>3.637937</text:p>
              </table:table-cell>
            </table:table-row>
            <table:table-row>
              <table:table-cell office:value-type="float" office:value="4.312">
                <text:p>4.312</text:p>
              </table:table-cell>
              <table:table-cell office:value-type="float" office:value="3.668756">
                <text:p>3.668756</text:p>
              </table:table-cell>
            </table:table-row>
            <table:table-row>
              <table:table-cell office:value-type="float" office:value="4.322">
                <text:p>4.322</text:p>
              </table:table-cell>
              <table:table-cell office:value-type="float" office:value="3.698588">
                <text:p>3.698588</text:p>
              </table:table-cell>
            </table:table-row>
            <table:table-row>
              <table:table-cell office:value-type="float" office:value="4.332">
                <text:p>4.332</text:p>
              </table:table-cell>
              <table:table-cell office:value-type="float" office:value="3.727432">
                <text:p>3.727432</text:p>
              </table:table-cell>
            </table:table-row>
            <table:table-row>
              <table:table-cell office:value-type="float" office:value="4.342">
                <text:p>4.342</text:p>
              </table:table-cell>
              <table:table-cell office:value-type="float" office:value="3.755288">
                <text:p>3.755288</text:p>
              </table:table-cell>
            </table:table-row>
            <table:table-row>
              <table:table-cell office:value-type="float" office:value="4.352">
                <text:p>4.352</text:p>
              </table:table-cell>
              <table:table-cell office:value-type="float" office:value="3.782155">
                <text:p>3.782155</text:p>
              </table:table-cell>
            </table:table-row>
            <table:table-row>
              <table:table-cell office:value-type="float" office:value="4.362">
                <text:p>4.362</text:p>
              </table:table-cell>
              <table:table-cell office:value-type="float" office:value="3.808035">
                <text:p>3.808035</text:p>
              </table:table-cell>
            </table:table-row>
            <table:table-row>
              <table:table-cell office:value-type="float" office:value="4.372">
                <text:p>4.372</text:p>
              </table:table-cell>
              <table:table-cell office:value-type="float" office:value="3.832927">
                <text:p>3.832927</text:p>
              </table:table-cell>
            </table:table-row>
            <table:table-row>
              <table:table-cell office:value-type="float" office:value="4.382">
                <text:p>4.382</text:p>
              </table:table-cell>
              <table:table-cell office:value-type="float" office:value="3.85683">
                <text:p>3.85683</text:p>
              </table:table-cell>
            </table:table-row>
            <table:table-row>
              <table:table-cell office:value-type="float" office:value="4.392">
                <text:p>4.392</text:p>
              </table:table-cell>
              <table:table-cell office:value-type="float" office:value="3.879746">
                <text:p>3.879746</text:p>
              </table:table-cell>
            </table:table-row>
            <table:table-row>
              <table:table-cell office:value-type="float" office:value="4.402">
                <text:p>4.402</text:p>
              </table:table-cell>
              <table:table-cell office:value-type="float" office:value="3.901674">
                <text:p>3.901674</text:p>
              </table:table-cell>
            </table:table-row>
            <table:table-row>
              <table:table-cell office:value-type="float" office:value="4.412">
                <text:p>4.412</text:p>
              </table:table-cell>
              <table:table-cell office:value-type="float" office:value="3.922613">
                <text:p>3.922613</text:p>
              </table:table-cell>
            </table:table-row>
            <table:table-row>
              <table:table-cell office:value-type="float" office:value="4.422">
                <text:p>4.422</text:p>
              </table:table-cell>
              <table:table-cell office:value-type="float" office:value="3.942565">
                <text:p>3.942565</text:p>
              </table:table-cell>
            </table:table-row>
            <table:table-row>
              <table:table-cell office:value-type="float" office:value="4.432">
                <text:p>4.432</text:p>
              </table:table-cell>
              <table:table-cell office:value-type="float" office:value="3.961529">
                <text:p>3.961529</text:p>
              </table:table-cell>
            </table:table-row>
            <table:table-row>
              <table:table-cell office:value-type="float" office:value="4.442">
                <text:p>4.442</text:p>
              </table:table-cell>
              <table:table-cell office:value-type="float" office:value="3.979504">
                <text:p>3.979504</text:p>
              </table:table-cell>
            </table:table-row>
            <table:table-row>
              <table:table-cell office:value-type="float" office:value="4.452">
                <text:p>4.452</text:p>
              </table:table-cell>
              <table:table-cell office:value-type="float" office:value="3.996492">
                <text:p>3.996492</text:p>
              </table:table-cell>
            </table:table-row>
            <table:table-row>
              <table:table-cell office:value-type="float" office:value="4.462">
                <text:p>4.462</text:p>
              </table:table-cell>
              <table:table-cell office:value-type="float" office:value="4.012492">
                <text:p>4.012492</text:p>
              </table:table-cell>
            </table:table-row>
            <table:table-row>
              <table:table-cell office:value-type="float" office:value="4.472">
                <text:p>4.472</text:p>
              </table:table-cell>
              <table:table-cell office:value-type="float" office:value="4.027503">
                <text:p>4.027503</text:p>
              </table:table-cell>
            </table:table-row>
            <table:table-row>
              <table:table-cell office:value-type="float" office:value="4.482">
                <text:p>4.482</text:p>
              </table:table-cell>
              <table:table-cell office:value-type="float" office:value="4.041527">
                <text:p>4.041527</text:p>
              </table:table-cell>
            </table:table-row>
            <table:table-row>
              <table:table-cell office:value-type="float" office:value="4.492">
                <text:p>4.492</text:p>
              </table:table-cell>
              <table:table-cell office:value-type="float" office:value="4.054563">
                <text:p>4.054563</text:p>
              </table:table-cell>
            </table:table-row>
            <table:table-row>
              <table:table-cell office:value-type="float" office:value="4.502">
                <text:p>4.502</text:p>
              </table:table-cell>
              <table:table-cell office:value-type="float" office:value="4.06661">
                <text:p>4.06661</text:p>
              </table:table-cell>
            </table:table-row>
            <table:table-row>
              <table:table-cell office:value-type="float" office:value="4.512">
                <text:p>4.512</text:p>
              </table:table-cell>
              <table:table-cell office:value-type="float" office:value="4.07767">
                <text:p>4.07767</text:p>
              </table:table-cell>
            </table:table-row>
            <table:table-row>
              <table:table-cell office:value-type="float" office:value="4.522">
                <text:p>4.522</text:p>
              </table:table-cell>
              <table:table-cell office:value-type="float" office:value="4.087742">
                <text:p>4.087742</text:p>
              </table:table-cell>
            </table:table-row>
            <table:table-row>
              <table:table-cell office:value-type="float" office:value="4.532">
                <text:p>4.532</text:p>
              </table:table-cell>
              <table:table-cell office:value-type="float" office:value="4.096825">
                <text:p>4.096825</text:p>
              </table:table-cell>
            </table:table-row>
            <table:table-row>
              <table:table-cell office:value-type="float" office:value="4.542">
                <text:p>4.542</text:p>
              </table:table-cell>
              <table:table-cell office:value-type="float" office:value="4.104921">
                <text:p>4.104921</text:p>
              </table:table-cell>
            </table:table-row>
            <table:table-row>
              <table:table-cell office:value-type="float" office:value="4.552">
                <text:p>4.552</text:p>
              </table:table-cell>
              <table:table-cell office:value-type="float" office:value="4.112029">
                <text:p>4.112029</text:p>
              </table:table-cell>
            </table:table-row>
            <table:table-row>
              <table:table-cell office:value-type="float" office:value="4.562">
                <text:p>4.562</text:p>
              </table:table-cell>
              <table:table-cell office:value-type="float" office:value="4.118148">
                <text:p>4.118148</text:p>
              </table:table-cell>
            </table:table-row>
            <table:table-row>
              <table:table-cell office:value-type="float" office:value="4.572">
                <text:p>4.572</text:p>
              </table:table-cell>
              <table:table-cell office:value-type="float" office:value="4.12328">
                <text:p>4.12328</text:p>
              </table:table-cell>
            </table:table-row>
            <table:table-row>
              <table:table-cell office:value-type="float" office:value="4.582">
                <text:p>4.582</text:p>
              </table:table-cell>
              <table:table-cell office:value-type="float" office:value="4.127424">
                <text:p>4.127424</text:p>
              </table:table-cell>
            </table:table-row>
            <table:table-row>
              <table:table-cell office:value-type="float" office:value="4.592">
                <text:p>4.592</text:p>
              </table:table-cell>
              <table:table-cell office:value-type="float" office:value="4.130579">
                <text:p>4.130579</text:p>
              </table:table-cell>
            </table:table-row>
            <table:table-row>
              <table:table-cell office:value-type="float" office:value="4.602">
                <text:p>4.602</text:p>
              </table:table-cell>
              <table:table-cell office:value-type="float" office:value="4.132747">
                <text:p>4.132747</text:p>
              </table:table-cell>
            </table:table-row>
            <table:table-row>
              <table:table-cell office:value-type="float" office:value="4.612">
                <text:p>4.612</text:p>
              </table:table-cell>
              <table:table-cell office:value-type="float" office:value="4.133927">
                <text:p>4.133927</text:p>
              </table:table-cell>
            </table:table-row>
            <table:table-row>
              <table:table-cell office:value-type="float" office:value="4.622">
                <text:p>4.622</text:p>
              </table:table-cell>
              <table:table-cell office:value-type="float" office:value="4.134118">
                <text:p>4.134118</text:p>
              </table:table-cell>
            </table:table-row>
            <table:table-row>
              <table:table-cell office:value-type="float" office:value="4.632">
                <text:p>4.632</text:p>
              </table:table-cell>
              <table:table-cell office:value-type="float" office:value="4.133322">
                <text:p>4.133322</text:p>
              </table:table-cell>
            </table:table-row>
            <table:table-row>
              <table:table-cell office:value-type="float" office:value="4.642">
                <text:p>4.642</text:p>
              </table:table-cell>
              <table:table-cell office:value-type="float" office:value="4.131538">
                <text:p>4.131538</text:p>
              </table:table-cell>
            </table:table-row>
            <table:table-row>
              <table:table-cell office:value-type="float" office:value="4.652">
                <text:p>4.652</text:p>
              </table:table-cell>
              <table:table-cell office:value-type="float" office:value="4.128765">
                <text:p>4.128765</text:p>
              </table:table-cell>
            </table:table-row>
            <table:table-row>
              <table:table-cell office:value-type="float" office:value="4.662">
                <text:p>4.662</text:p>
              </table:table-cell>
              <table:table-cell office:value-type="float" office:value="4.125005">
                <text:p>4.125005</text:p>
              </table:table-cell>
            </table:table-row>
            <table:table-row>
              <table:table-cell office:value-type="float" office:value="4.672">
                <text:p>4.672</text:p>
              </table:table-cell>
              <table:table-cell office:value-type="float" office:value="4.120257">
                <text:p>4.120257</text:p>
              </table:table-cell>
            </table:table-row>
            <table:table-row>
              <table:table-cell office:value-type="float" office:value="4.682">
                <text:p>4.682</text:p>
              </table:table-cell>
              <table:table-cell office:value-type="float" office:value="4.11452">
                <text:p>4.11452</text:p>
              </table:table-cell>
            </table:table-row>
            <table:table-row>
              <table:table-cell office:value-type="float" office:value="4.692">
                <text:p>4.692</text:p>
              </table:table-cell>
              <table:table-cell office:value-type="float" office:value="4.107796">
                <text:p>4.107796</text:p>
              </table:table-cell>
            </table:table-row>
            <table:table-row>
              <table:table-cell office:value-type="float" office:value="4.702">
                <text:p>4.702</text:p>
              </table:table-cell>
              <table:table-cell office:value-type="float" office:value="4.100084">
                <text:p>4.100084</text:p>
              </table:table-cell>
            </table:table-row>
            <table:table-row>
              <table:table-cell office:value-type="float" office:value="4.712">
                <text:p>4.712</text:p>
              </table:table-cell>
              <table:table-cell office:value-type="float" office:value="4.091383">
                <text:p>4.091383</text:p>
              </table:table-cell>
            </table:table-row>
            <table:table-row>
              <table:table-cell office:value-type="float" office:value="4.722">
                <text:p>4.722</text:p>
              </table:table-cell>
              <table:table-cell office:value-type="float" office:value="4.081695">
                <text:p>4.081695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4.071019">
                <text:p>4.071019</text:p>
              </table:table-cell>
            </table:table-row>
            <table:table-row>
              <table:table-cell office:value-type="float" office:value="4.742">
                <text:p>4.742</text:p>
              </table:table-cell>
              <table:table-cell office:value-type="float" office:value="4.059354">
                <text:p>4.059354</text:p>
              </table:table-cell>
            </table:table-row>
            <table:table-row>
              <table:table-cell office:value-type="float" office:value="4.752">
                <text:p>4.752</text:p>
              </table:table-cell>
              <table:table-cell office:value-type="float" office:value="4.046702">
                <text:p>4.046702</text:p>
              </table:table-cell>
            </table:table-row>
            <table:table-row>
              <table:table-cell office:value-type="float" office:value="4.762">
                <text:p>4.762</text:p>
              </table:table-cell>
              <table:table-cell office:value-type="float" office:value="4.033062">
                <text:p>4.033062</text:p>
              </table:table-cell>
            </table:table-row>
            <table:table-row>
              <table:table-cell office:value-type="float" office:value="4.772">
                <text:p>4.772</text:p>
              </table:table-cell>
              <table:table-cell office:value-type="float" office:value="4.018433">
                <text:p>4.018433</text:p>
              </table:table-cell>
            </table:table-row>
            <table:table-row>
              <table:table-cell office:value-type="float" office:value="4.782">
                <text:p>4.782</text:p>
              </table:table-cell>
              <table:table-cell office:value-type="float" office:value="4.002817">
                <text:p>4.002817</text:p>
              </table:table-cell>
            </table:table-row>
            <table:table-row>
              <table:table-cell office:value-type="float" office:value="4.792">
                <text:p>4.792</text:p>
              </table:table-cell>
              <table:table-cell office:value-type="float" office:value="3.986213">
                <text:p>3.986213</text:p>
              </table:table-cell>
            </table:table-row>
            <table:table-row>
              <table:table-cell office:value-type="float" office:value="4.802">
                <text:p>4.802</text:p>
              </table:table-cell>
              <table:table-cell office:value-type="float" office:value="3.96862">
                <text:p>3.96862</text:p>
              </table:table-cell>
            </table:table-row>
            <table:table-row>
              <table:table-cell office:value-type="float" office:value="4.812">
                <text:p>4.812</text:p>
              </table:table-cell>
              <table:table-cell office:value-type="float" office:value="3.95004">
                <text:p>3.95004</text:p>
              </table:table-cell>
            </table:table-row>
            <table:table-row>
              <table:table-cell office:value-type="float" office:value="4.822">
                <text:p>4.822</text:p>
              </table:table-cell>
              <table:table-cell office:value-type="float" office:value="3.930472">
                <text:p>3.930472</text:p>
              </table:table-cell>
            </table:table-row>
            <table:table-row>
              <table:table-cell office:value-type="float" office:value="4.832">
                <text:p>4.832</text:p>
              </table:table-cell>
              <table:table-cell office:value-type="float" office:value="3.909915">
                <text:p>3.909915</text:p>
              </table:table-cell>
            </table:table-row>
            <table:table-row>
              <table:table-cell office:value-type="float" office:value="4.842">
                <text:p>4.842</text:p>
              </table:table-cell>
              <table:table-cell office:value-type="float" office:value="3.888371">
                <text:p>3.888371</text:p>
              </table:table-cell>
            </table:table-row>
            <table:table-row>
              <table:table-cell office:value-type="float" office:value="4.852">
                <text:p>4.852</text:p>
              </table:table-cell>
              <table:table-cell office:value-type="float" office:value="3.865839">
                <text:p>3.865839</text:p>
              </table:table-cell>
            </table:table-row>
            <table:table-row>
              <table:table-cell office:value-type="float" office:value="4.862">
                <text:p>4.862</text:p>
              </table:table-cell>
              <table:table-cell office:value-type="float" office:value="3.842318">
                <text:p>3.842318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3.81781">
                <text:p>3.81781</text:p>
              </table:table-cell>
            </table:table-row>
            <table:table-row>
              <table:table-cell office:value-type="float" office:value="4.882">
                <text:p>4.882</text:p>
              </table:table-cell>
              <table:table-cell office:value-type="float" office:value="3.792314">
                <text:p>3.792314</text:p>
              </table:table-cell>
            </table:table-row>
            <table:table-row>
              <table:table-cell office:value-type="float" office:value="4.892">
                <text:p>4.892</text:p>
              </table:table-cell>
              <table:table-cell office:value-type="float" office:value="3.765829">
                <text:p>3.765829</text:p>
              </table:table-cell>
            </table:table-row>
            <table:table-row>
              <table:table-cell office:value-type="float" office:value="4.902">
                <text:p>4.902</text:p>
              </table:table-cell>
              <table:table-cell office:value-type="float" office:value="3.738357">
                <text:p>3.738357</text:p>
              </table:table-cell>
            </table:table-row>
            <table:table-row>
              <table:table-cell office:value-type="float" office:value="4.912">
                <text:p>4.912</text:p>
              </table:table-cell>
              <table:table-cell office:value-type="float" office:value="3.709897">
                <text:p>3.709897</text:p>
              </table:table-cell>
            </table:table-row>
            <table:table-row>
              <table:table-cell office:value-type="float" office:value="4.922">
                <text:p>4.922</text:p>
              </table:table-cell>
              <table:table-cell office:value-type="float" office:value="3.680448">
                <text:p>3.680448</text:p>
              </table:table-cell>
            </table:table-row>
            <table:table-row>
              <table:table-cell office:value-type="float" office:value="4.932">
                <text:p>4.932</text:p>
              </table:table-cell>
              <table:table-cell office:value-type="float" office:value="3.650012">
                <text:p>3.650012</text:p>
              </table:table-cell>
            </table:table-row>
            <table:table-row>
              <table:table-cell office:value-type="float" office:value="4.942">
                <text:p>4.942</text:p>
              </table:table-cell>
              <table:table-cell office:value-type="float" office:value="3.618588">
                <text:p>3.618588</text:p>
              </table:table-cell>
            </table:table-row>
            <table:table-row>
              <table:table-cell office:value-type="float" office:value="4.952">
                <text:p>4.952</text:p>
              </table:table-cell>
              <table:table-cell office:value-type="float" office:value="3.586176">
                <text:p>3.586176</text:p>
              </table:table-cell>
            </table:table-row>
            <table:table-row>
              <table:table-cell office:value-type="float" office:value="4.962">
                <text:p>4.962</text:p>
              </table:table-cell>
              <table:table-cell office:value-type="float" office:value="3.552775">
                <text:p>3.552775</text:p>
              </table:table-cell>
            </table:table-row>
            <table:table-row>
              <table:table-cell office:value-type="float" office:value="4.972">
                <text:p>4.972</text:p>
              </table:table-cell>
              <table:table-cell office:value-type="float" office:value="3.518387">
                <text:p>3.518387</text:p>
              </table:table-cell>
            </table:table-row>
            <table:table-row>
              <table:table-cell office:value-type="float" office:value="4.982">
                <text:p>4.982</text:p>
              </table:table-cell>
              <table:table-cell office:value-type="float" office:value="3.483011">
                <text:p>3.483011</text:p>
              </table:table-cell>
            </table:table-row>
            <table:table-row>
              <table:table-cell office:value-type="float" office:value="4.992">
                <text:p>4.992</text:p>
              </table:table-cell>
              <table:table-cell office:value-type="float" office:value="3.446646">
                <text:p>3.446646</text:p>
              </table:table-cell>
            </table:table-row>
            <table:table-row>
              <table:table-cell office:value-type="float" office:value="5.002">
                <text:p>5.002</text:p>
              </table:table-cell>
              <table:table-cell office:value-type="float" office:value="3.409294">
                <text:p>3.409294</text:p>
              </table:table-cell>
            </table:table-row>
            <table:table-row>
              <table:table-cell office:value-type="float" office:value="5.012">
                <text:p>5.012</text:p>
              </table:table-cell>
              <table:table-cell office:value-type="float" office:value="3.370954">
                <text:p>3.370954</text:p>
              </table:table-cell>
            </table:table-row>
            <table:table-row>
              <table:table-cell office:value-type="float" office:value="5.022">
                <text:p>5.022</text:p>
              </table:table-cell>
              <table:table-cell office:value-type="float" office:value="3.331625">
                <text:p>3.331625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3.291309">
                <text:p>3.291309</text:p>
              </table:table-cell>
            </table:table-row>
            <table:table-row>
              <table:table-cell office:value-type="float" office:value="5.042">
                <text:p>5.042</text:p>
              </table:table-cell>
              <table:table-cell office:value-type="float" office:value="3.250005">
                <text:p>3.250005</text:p>
              </table:table-cell>
            </table:table-row>
            <table:table-row>
              <table:table-cell office:value-type="float" office:value="5.052">
                <text:p>5.052</text:p>
              </table:table-cell>
              <table:table-cell office:value-type="float" office:value="3.207712">
                <text:p>3.207712</text:p>
              </table:table-cell>
            </table:table-row>
            <table:table-row>
              <table:table-cell office:value-type="float" office:value="5.062">
                <text:p>5.062</text:p>
              </table:table-cell>
              <table:table-cell office:value-type="float" office:value="3.164432">
                <text:p>3.164432</text:p>
              </table:table-cell>
            </table:table-row>
            <table:table-row>
              <table:table-cell office:value-type="float" office:value="5.072">
                <text:p>5.072</text:p>
              </table:table-cell>
              <table:table-cell office:value-type="float" office:value="3.120164">
                <text:p>3.120164</text:p>
              </table:table-cell>
            </table:table-row>
            <table:table-row>
              <table:table-cell office:value-type="float" office:value="5.082">
                <text:p>5.082</text:p>
              </table:table-cell>
              <table:table-cell office:value-type="float" office:value="3.074907">
                <text:p>3.074907</text:p>
              </table:table-cell>
            </table:table-row>
            <table:table-row>
              <table:table-cell office:value-type="float" office:value="5.092">
                <text:p>5.092</text:p>
              </table:table-cell>
              <table:table-cell office:value-type="float" office:value="3.028663">
                <text:p>3.028663</text:p>
              </table:table-cell>
            </table:table-row>
            <table:table-row>
              <table:table-cell office:value-type="float" office:value="5.102">
                <text:p>5.102</text:p>
              </table:table-cell>
              <table:table-cell office:value-type="float" office:value="2.981431">
                <text:p>2.981431</text:p>
              </table:table-cell>
            </table:table-row>
            <table:table-row>
              <table:table-cell office:value-type="float" office:value="5.112">
                <text:p>5.112</text:p>
              </table:table-cell>
              <table:table-cell office:value-type="float" office:value="2.93321">
                <text:p>2.93321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2.884002">
                <text:p>2.884002</text:p>
              </table:table-cell>
            </table:table-row>
            <table:table-row>
              <table:table-cell office:value-type="float" office:value="5.132">
                <text:p>5.132</text:p>
              </table:table-cell>
              <table:table-cell office:value-type="float" office:value="2.833806">
                <text:p>2.833806</text:p>
              </table:table-cell>
            </table:table-row>
            <table:table-row>
              <table:table-cell office:value-type="float" office:value="5.142">
                <text:p>5.142</text:p>
              </table:table-cell>
              <table:table-cell office:value-type="float" office:value="2.782621">
                <text:p>2.782621</text:p>
              </table:table-cell>
            </table:table-row>
            <table:table-row>
              <table:table-cell office:value-type="float" office:value="5.152">
                <text:p>5.152</text:p>
              </table:table-cell>
              <table:table-cell office:value-type="float" office:value="2.730449">
                <text:p>2.730449</text:p>
              </table:table-cell>
            </table:table-row>
            <table:table-row>
              <table:table-cell office:value-type="float" office:value="5.162">
                <text:p>5.162</text:p>
              </table:table-cell>
              <table:table-cell office:value-type="float" office:value="2.677289">
                <text:p>2.677289</text:p>
              </table:table-cell>
            </table:table-row>
            <table:table-row>
              <table:table-cell office:value-type="float" office:value="5.172">
                <text:p>5.172</text:p>
              </table:table-cell>
              <table:table-cell office:value-type="float" office:value="2.62314">
                <text:p>2.62314</text:p>
              </table:table-cell>
            </table:table-row>
            <table:table-row>
              <table:table-cell office:value-type="float" office:value="5.182">
                <text:p>5.182</text:p>
              </table:table-cell>
              <table:table-cell office:value-type="float" office:value="2.568004">
                <text:p>2.568004</text:p>
              </table:table-cell>
            </table:table-row>
            <table:table-row>
              <table:table-cell office:value-type="float" office:value="5.192">
                <text:p>5.192</text:p>
              </table:table-cell>
              <table:table-cell office:value-type="float" office:value="2.51188">
                <text:p>2.51188</text:p>
              </table:table-cell>
            </table:table-row>
            <table:table-row>
              <table:table-cell office:value-type="float" office:value="5.202">
                <text:p>5.202</text:p>
              </table:table-cell>
              <table:table-cell office:value-type="float" office:value="2.454767">
                <text:p>2.454767</text:p>
              </table:table-cell>
            </table:table-row>
            <table:table-row>
              <table:table-cell office:value-type="float" office:value="5.212">
                <text:p>5.212</text:p>
              </table:table-cell>
              <table:table-cell office:value-type="float" office:value="2.396667">
                <text:p>2.396667</text:p>
              </table:table-cell>
            </table:table-row>
            <table:table-row>
              <table:table-cell office:value-type="float" office:value="5.222">
                <text:p>5.222</text:p>
              </table:table-cell>
              <table:table-cell office:value-type="float" office:value="2.337579">
                <text:p>2.337579</text:p>
              </table:table-cell>
            </table:table-row>
            <table:table-row>
              <table:table-cell office:value-type="float" office:value="5.232">
                <text:p>5.232</text:p>
              </table:table-cell>
              <table:table-cell office:value-type="float" office:value="2.277502">
                <text:p>2.277502</text:p>
              </table:table-cell>
            </table:table-row>
            <table:table-row>
              <table:table-cell office:value-type="float" office:value="5.242">
                <text:p>5.242</text:p>
              </table:table-cell>
              <table:table-cell office:value-type="float" office:value="2.216438">
                <text:p>2.216438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2.154386">
                <text:p>2.154386</text:p>
              </table:table-cell>
            </table:table-row>
            <table:table-row>
              <table:table-cell office:value-type="float" office:value="5.262">
                <text:p>5.262</text:p>
              </table:table-cell>
              <table:table-cell office:value-type="float" office:value="2.091345">
                <text:p>2.091345</text:p>
              </table:table-cell>
            </table:table-row>
            <table:table-row>
              <table:table-cell office:value-type="float" office:value="5.272">
                <text:p>5.272</text:p>
              </table:table-cell>
              <table:table-cell office:value-type="float" office:value="2.027317">
                <text:p>2.027317</text:p>
              </table:table-cell>
            </table:table-row>
            <table:table-row>
              <table:table-cell office:value-type="float" office:value="5.282">
                <text:p>5.282</text:p>
              </table:table-cell>
              <table:table-cell office:value-type="float" office:value="1.962301">
                <text:p>1.962301</text:p>
              </table:table-cell>
            </table:table-row>
            <table:table-row>
              <table:table-cell office:value-type="float" office:value="5.292">
                <text:p>5.292</text:p>
              </table:table-cell>
              <table:table-cell office:value-type="float" office:value="1.896296">
                <text:p>1.896296</text:p>
              </table:table-cell>
            </table:table-row>
            <table:table-row>
              <table:table-cell office:value-type="float" office:value="5.302">
                <text:p>5.302</text:p>
              </table:table-cell>
              <table:table-cell office:value-type="float" office:value="1.829304">
                <text:p>1.829304</text:p>
              </table:table-cell>
            </table:table-row>
            <table:table-row>
              <table:table-cell office:value-type="float" office:value="5.312">
                <text:p>5.312</text:p>
              </table:table-cell>
              <table:table-cell office:value-type="float" office:value="1.761324">
                <text:p>1.761324</text:p>
              </table:table-cell>
            </table:table-row>
            <table:table-row>
              <table:table-cell office:value-type="float" office:value="5.322">
                <text:p>5.322</text:p>
              </table:table-cell>
              <table:table-cell office:value-type="float" office:value="1.692355">
                <text:p>1.692355</text:p>
              </table:table-cell>
            </table:table-row>
            <table:table-row>
              <table:table-cell office:value-type="float" office:value="5.332">
                <text:p>5.332</text:p>
              </table:table-cell>
              <table:table-cell office:value-type="float" office:value="1.622399">
                <text:p>1.622399</text:p>
              </table:table-cell>
            </table:table-row>
            <table:table-row>
              <table:table-cell office:value-type="float" office:value="5.342">
                <text:p>5.342</text:p>
              </table:table-cell>
              <table:table-cell office:value-type="float" office:value="1.551455">
                <text:p>1.551455</text:p>
              </table:table-cell>
            </table:table-row>
            <table:table-row>
              <table:table-cell office:value-type="float" office:value="5.352">
                <text:p>5.352</text:p>
              </table:table-cell>
              <table:table-cell office:value-type="float" office:value="1.479522">
                <text:p>1.479522</text:p>
              </table:table-cell>
            </table:table-row>
            <table:table-row>
              <table:table-cell office:value-type="float" office:value="5.362">
                <text:p>5.362</text:p>
              </table:table-cell>
              <table:table-cell office:value-type="float" office:value="1.406602">
                <text:p>1.406602</text:p>
              </table:table-cell>
            </table:table-row>
            <table:table-row>
              <table:table-cell office:value-type="float" office:value="5.372">
                <text:p>5.372</text:p>
              </table:table-cell>
              <table:table-cell office:value-type="float" office:value="1.332694">
                <text:p>1.332694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1.257797">
                <text:p>1.257797</text:p>
              </table:table-cell>
            </table:table-row>
            <table:table-row>
              <table:table-cell office:value-type="float" office:value="5.392">
                <text:p>5.392</text:p>
              </table:table-cell>
              <table:table-cell office:value-type="float" office:value="1.181913">
                <text:p>1.181913</text:p>
              </table:table-cell>
            </table:table-row>
            <table:table-row>
              <table:table-cell office:value-type="float" office:value="5.402">
                <text:p>5.402</text:p>
              </table:table-cell>
              <table:table-cell office:value-type="float" office:value="1.105041">
                <text:p>1.105041</text:p>
              </table:table-cell>
            </table:table-row>
            <table:table-row>
              <table:table-cell office:value-type="float" office:value="5.412">
                <text:p>5.412</text:p>
              </table:table-cell>
              <table:table-cell office:value-type="float" office:value="1.02718">
                <text:p>1.02718</text:p>
              </table:table-cell>
            </table:table-row>
            <table:table-row>
              <table:table-cell office:value-type="float" office:value="5.422">
                <text:p>5.422</text:p>
              </table:table-cell>
              <table:table-cell office:value-type="float" office:value="0.948332">
                <text:p>0.948332</text:p>
              </table:table-cell>
            </table:table-row>
            <table:table-row>
              <table:table-cell office:value-type="float" office:value="5.432">
                <text:p>5.432</text:p>
              </table:table-cell>
              <table:table-cell office:value-type="float" office:value="0.868496">
                <text:p>0.868496</text:p>
              </table:table-cell>
            </table:table-row>
            <table:table-row>
              <table:table-cell office:value-type="float" office:value="5.442">
                <text:p>5.442</text:p>
              </table:table-cell>
              <table:table-cell office:value-type="float" office:value="0.787671">
                <text:p>0.787671</text:p>
              </table:table-cell>
            </table:table-row>
            <table:table-row>
              <table:table-cell office:value-type="float" office:value="5.452">
                <text:p>5.452</text:p>
              </table:table-cell>
              <table:table-cell office:value-type="float" office:value="0.705859">
                <text:p>0.705859</text:p>
              </table:table-cell>
            </table:table-row>
            <table:table-row>
              <table:table-cell office:value-type="float" office:value="5.462">
                <text:p>5.462</text:p>
              </table:table-cell>
              <table:table-cell office:value-type="float" office:value="0.623059">
                <text:p>0.623059</text:p>
              </table:table-cell>
            </table:table-row>
            <table:table-row>
              <table:table-cell office:value-type="float" office:value="5.472">
                <text:p>5.472</text:p>
              </table:table-cell>
              <table:table-cell office:value-type="float" office:value="0.53927">
                <text:p>0.53927</text:p>
              </table:table-cell>
            </table:table-row>
            <table:table-row>
              <table:table-cell office:value-type="float" office:value="5.482">
                <text:p>5.482</text:p>
              </table:table-cell>
              <table:table-cell office:value-type="float" office:value="0.454494">
                <text:p>0.454494</text:p>
              </table:table-cell>
            </table:table-row>
            <table:table-row>
              <table:table-cell office:value-type="float" office:value="5.492">
                <text:p>5.492</text:p>
              </table:table-cell>
              <table:table-cell office:value-type="float" office:value="0.36873">
                <text:p>0.36873</text:p>
              </table:table-cell>
            </table:table-row>
            <table:table-row>
              <table:table-cell office:value-type="float" office:value="5.502">
                <text:p>5.502</text:p>
              </table:table-cell>
              <table:table-cell office:value-type="float" office:value="0.281977">
                <text:p>0.281977</text:p>
              </table:table-cell>
            </table:table-row>
            <table:table-row>
              <table:table-cell office:value-type="float" office:value="5.512">
                <text:p>5.512</text:p>
              </table:table-cell>
              <table:table-cell office:value-type="float" office:value="0.194237">
                <text:p>0.194237</text:p>
              </table:table-cell>
            </table:table-row>
            <table:table-row>
              <table:table-cell office:value-type="float" office:value="5.522">
                <text:p>5.522</text:p>
              </table:table-cell>
              <table:table-cell office:value-type="float" office:value="0.105509">
                <text:p>0.105509</text:p>
              </table:table-cell>
            </table:table-row>
            <table:table-row>
              <table:table-cell office:value-type="float" office:value="5.532">
                <text:p>5.532</text:p>
              </table:table-cell>
              <table:table-cell office:value-type="float" office:value="0.015792">
                <text:p>0.015792</text:p>
              </table:table-cell>
            </table:table-row>
            <table:table-row>
              <table:table-cell office:value-type="float" office:value="5.542">
                <text:p>5.542</text:p>
              </table:table-cell>
              <table:table-cell office:value-type="float" office:value="0.059885">
                <text:p>0.059885</text:p>
              </table:table-cell>
            </table:table-row>
            <table:table-row>
              <table:table-cell office:value-type="float" office:value="5.552">
                <text:p>5.552</text:p>
              </table:table-cell>
              <table:table-cell office:value-type="float" office:value="0.131016">
                <text:p>0.131016</text:p>
              </table:table-cell>
            </table:table-row>
            <table:table-row>
              <table:table-cell office:value-type="float" office:value="5.562">
                <text:p>5.562</text:p>
              </table:table-cell>
              <table:table-cell office:value-type="float" office:value="0.201159">
                <text:p>0.201159</text:p>
              </table:table-cell>
            </table:table-row>
            <table:table-row>
              <table:table-cell office:value-type="float" office:value="5.572">
                <text:p>5.572</text:p>
              </table:table-cell>
              <table:table-cell office:value-type="float" office:value="0.270314">
                <text:p>0.270314</text:p>
              </table:table-cell>
            </table:table-row>
            <table:table-row>
              <table:table-cell office:value-type="float" office:value="5.582">
                <text:p>5.582</text:p>
              </table:table-cell>
              <table:table-cell office:value-type="float" office:value="0.338481">
                <text:p>0.338481</text:p>
              </table:table-cell>
            </table:table-row>
            <table:table-row>
              <table:table-cell office:value-type="float" office:value="5.592">
                <text:p>5.592</text:p>
              </table:table-cell>
              <table:table-cell office:value-type="float" office:value="0.40566">
                <text:p>0.40566</text:p>
              </table:table-cell>
            </table:table-row>
            <table:table-row>
              <table:table-cell office:value-type="float" office:value="5.602">
                <text:p>5.602</text:p>
              </table:table-cell>
              <table:table-cell office:value-type="float" office:value="0.471851">
                <text:p>0.471851</text:p>
              </table:table-cell>
            </table:table-row>
            <table:table-row>
              <table:table-cell office:value-type="float" office:value="5.612">
                <text:p>5.612</text:p>
              </table:table-cell>
              <table:table-cell office:value-type="float" office:value="0.537053">
                <text:p>0.537053</text:p>
              </table:table-cell>
            </table:table-row>
            <table:table-row>
              <table:table-cell office:value-type="float" office:value="5.622">
                <text:p>5.622</text:p>
              </table:table-cell>
              <table:table-cell office:value-type="float" office:value="0.601268">
                <text:p>0.601268</text:p>
              </table:table-cell>
            </table:table-row>
            <table:table-row>
              <table:table-cell office:value-type="float" office:value="5.632">
                <text:p>5.632</text:p>
              </table:table-cell>
              <table:table-cell office:value-type="float" office:value="0.664495">
                <text:p>0.664495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0.726734">
                <text:p>0.726734</text:p>
              </table:table-cell>
            </table:table-row>
            <table:table-row>
              <table:table-cell office:value-type="float" office:value="5.652">
                <text:p>5.652</text:p>
              </table:table-cell>
              <table:table-cell office:value-type="float" office:value="0.787985">
                <text:p>0.787985</text:p>
              </table:table-cell>
            </table:table-row>
            <table:table-row>
              <table:table-cell office:value-type="float" office:value="5.662">
                <text:p>5.662</text:p>
              </table:table-cell>
              <table:table-cell office:value-type="float" office:value="0.848248">
                <text:p>0.848248</text:p>
              </table:table-cell>
            </table:table-row>
            <table:table-row>
              <table:table-cell office:value-type="float" office:value="5.672">
                <text:p>5.672</text:p>
              </table:table-cell>
              <table:table-cell office:value-type="float" office:value="0.907523">
                <text:p>0.907523</text:p>
              </table:table-cell>
            </table:table-row>
            <table:table-row>
              <table:table-cell office:value-type="float" office:value="5.682">
                <text:p>5.682</text:p>
              </table:table-cell>
              <table:table-cell office:value-type="float" office:value="0.965809">
                <text:p>0.965809</text:p>
              </table:table-cell>
            </table:table-row>
            <table:table-row>
              <table:table-cell office:value-type="float" office:value="5.692">
                <text:p>5.692</text:p>
              </table:table-cell>
              <table:table-cell office:value-type="float" office:value="1.023108">
                <text:p>1.023108</text:p>
              </table:table-cell>
            </table:table-row>
            <table:table-row>
              <table:table-cell office:value-type="float" office:value="5.702">
                <text:p>5.702</text:p>
              </table:table-cell>
              <table:table-cell office:value-type="float" office:value="1.079419">
                <text:p>1.079419</text:p>
              </table:table-cell>
            </table:table-row>
            <table:table-row>
              <table:table-cell office:value-type="float" office:value="5.712">
                <text:p>5.712</text:p>
              </table:table-cell>
              <table:table-cell office:value-type="float" office:value="1.134742">
                <text:p>1.134742</text:p>
              </table:table-cell>
            </table:table-row>
            <table:table-row>
              <table:table-cell office:value-type="float" office:value="5.722">
                <text:p>5.722</text:p>
              </table:table-cell>
              <table:table-cell office:value-type="float" office:value="1.189077">
                <text:p>1.189077</text:p>
              </table:table-cell>
            </table:table-row>
            <table:table-row>
              <table:table-cell office:value-type="float" office:value="5.732">
                <text:p>5.732</text:p>
              </table:table-cell>
              <table:table-cell office:value-type="float" office:value="1.242424">
                <text:p>1.242424</text:p>
              </table:table-cell>
            </table:table-row>
            <table:table-row>
              <table:table-cell office:value-type="float" office:value="5.742">
                <text:p>5.742</text:p>
              </table:table-cell>
              <table:table-cell office:value-type="float" office:value="1.294783">
                <text:p>1.294783</text:p>
              </table:table-cell>
            </table:table-row>
            <table:table-row>
              <table:table-cell office:value-type="float" office:value="5.752">
                <text:p>5.752</text:p>
              </table:table-cell>
              <table:table-cell office:value-type="float" office:value="1.346154">
                <text:p>1.346154</text:p>
              </table:table-cell>
            </table:table-row>
            <table:table-row>
              <table:table-cell office:value-type="float" office:value="5.762">
                <text:p>5.762</text:p>
              </table:table-cell>
              <table:table-cell office:value-type="float" office:value="1.396536">
                <text:p>1.396536</text:p>
              </table:table-cell>
            </table:table-row>
            <table:table-row>
              <table:table-cell office:value-type="float" office:value="5.772">
                <text:p>5.772</text:p>
              </table:table-cell>
              <table:table-cell office:value-type="float" office:value="1.445931">
                <text:p>1.445931</text:p>
              </table:table-cell>
            </table:table-row>
            <table:table-row>
              <table:table-cell office:value-type="float" office:value="5.782">
                <text:p>5.782</text:p>
              </table:table-cell>
              <table:table-cell office:value-type="float" office:value="1.494338">
                <text:p>1.494338</text:p>
              </table:table-cell>
            </table:table-row>
            <table:table-row>
              <table:table-cell office:value-type="float" office:value="5.792">
                <text:p>5.792</text:p>
              </table:table-cell>
              <table:table-cell office:value-type="float" office:value="1.541757">
                <text:p>1.541757</text:p>
              </table:table-cell>
            </table:table-row>
            <table:table-row>
              <table:table-cell office:value-type="float" office:value="5.802">
                <text:p>5.802</text:p>
              </table:table-cell>
              <table:table-cell office:value-type="float" office:value="1.588188">
                <text:p>1.588188</text:p>
              </table:table-cell>
            </table:table-row>
            <table:table-row>
              <table:table-cell office:value-type="float" office:value="5.812">
                <text:p>5.812</text:p>
              </table:table-cell>
              <table:table-cell office:value-type="float" office:value="1.633631">
                <text:p>1.633631</text:p>
              </table:table-cell>
            </table:table-row>
            <table:table-row>
              <table:table-cell office:value-type="float" office:value="5.822">
                <text:p>5.822</text:p>
              </table:table-cell>
              <table:table-cell office:value-type="float" office:value="1.678086">
                <text:p>1.678086</text:p>
              </table:table-cell>
            </table:table-row>
            <table:table-row>
              <table:table-cell office:value-type="float" office:value="5.832">
                <text:p>5.832</text:p>
              </table:table-cell>
              <table:table-cell office:value-type="float" office:value="1.721552">
                <text:p>1.721552</text:p>
              </table:table-cell>
            </table:table-row>
            <table:table-row>
              <table:table-cell office:value-type="float" office:value="5.842">
                <text:p>5.842</text:p>
              </table:table-cell>
              <table:table-cell office:value-type="float" office:value="1.764031">
                <text:p>1.764031</text:p>
              </table:table-cell>
            </table:table-row>
            <table:table-row>
              <table:table-cell office:value-type="float" office:value="5.852">
                <text:p>5.852</text:p>
              </table:table-cell>
              <table:table-cell office:value-type="float" office:value="1.805522">
                <text:p>1.805522</text:p>
              </table:table-cell>
            </table:table-row>
            <table:table-row>
              <table:table-cell office:value-type="float" office:value="5.862">
                <text:p>5.862</text:p>
              </table:table-cell>
              <table:table-cell office:value-type="float" office:value="1.846025">
                <text:p>1.846025</text:p>
              </table:table-cell>
            </table:table-row>
            <table:table-row>
              <table:table-cell office:value-type="float" office:value="5.872">
                <text:p>5.872</text:p>
              </table:table-cell>
              <table:table-cell office:value-type="float" office:value="1.88554">
                <text:p>1.88554</text:p>
              </table:table-cell>
            </table:table-row>
            <table:table-row>
              <table:table-cell office:value-type="float" office:value="5.882">
                <text:p>5.882</text:p>
              </table:table-cell>
              <table:table-cell office:value-type="float" office:value="1.924067">
                <text:p>1.924067</text:p>
              </table:table-cell>
            </table:table-row>
            <table:table-row>
              <table:table-cell office:value-type="float" office:value="5.892">
                <text:p>5.892</text:p>
              </table:table-cell>
              <table:table-cell office:value-type="float" office:value="1.961606">
                <text:p>1.961606</text:p>
              </table:table-cell>
            </table:table-row>
            <table:table-row>
              <table:table-cell office:value-type="float" office:value="5.902">
                <text:p>5.902</text:p>
              </table:table-cell>
              <table:table-cell office:value-type="float" office:value="1.998156">
                <text:p>1.998156</text:p>
              </table:table-cell>
            </table:table-row>
            <table:table-row>
              <table:table-cell office:value-type="float" office:value="5.912">
                <text:p>5.912</text:p>
              </table:table-cell>
              <table:table-cell office:value-type="float" office:value="2.033719">
                <text:p>2.033719</text:p>
              </table:table-cell>
            </table:table-row>
            <table:table-row>
              <table:table-cell office:value-type="float" office:value="5.922">
                <text:p>5.922</text:p>
              </table:table-cell>
              <table:table-cell office:value-type="float" office:value="2.068294">
                <text:p>2.068294</text:p>
              </table:table-cell>
            </table:table-row>
            <table:table-row>
              <table:table-cell office:value-type="float" office:value="5.932">
                <text:p>5.932</text:p>
              </table:table-cell>
              <table:table-cell office:value-type="float" office:value="2.101881">
                <text:p>2.101881</text:p>
              </table:table-cell>
            </table:table-row>
            <table:table-row>
              <table:table-cell office:value-type="float" office:value="5.942">
                <text:p>5.942</text:p>
              </table:table-cell>
              <table:table-cell office:value-type="float" office:value="2.13448">
                <text:p>2.13448</text:p>
              </table:table-cell>
            </table:table-row>
            <table:table-row>
              <table:table-cell office:value-type="float" office:value="5.952">
                <text:p>5.952</text:p>
              </table:table-cell>
              <table:table-cell office:value-type="float" office:value="2.166091">
                <text:p>2.166091</text:p>
              </table:table-cell>
            </table:table-row>
            <table:table-row>
              <table:table-cell office:value-type="float" office:value="5.962">
                <text:p>5.962</text:p>
              </table:table-cell>
              <table:table-cell office:value-type="float" office:value="2.196714">
                <text:p>2.196714</text:p>
              </table:table-cell>
            </table:table-row>
            <table:table-row>
              <table:table-cell office:value-type="float" office:value="5.972">
                <text:p>5.972</text:p>
              </table:table-cell>
              <table:table-cell office:value-type="float" office:value="2.226348">
                <text:p>2.226348</text:p>
              </table:table-cell>
            </table:table-row>
            <table:table-row>
              <table:table-cell office:value-type="float" office:value="5.982">
                <text:p>5.982</text:p>
              </table:table-cell>
              <table:table-cell office:value-type="float" office:value="2.254995">
                <text:p>2.254995</text:p>
              </table:table-cell>
            </table:table-row>
            <table:table-row>
              <table:table-cell office:value-type="float" office:value="5.992">
                <text:p>5.992</text:p>
              </table:table-cell>
              <table:table-cell office:value-type="float" office:value="2.282654">
                <text:p>2.282654</text:p>
              </table:table-cell>
            </table:table-row>
            <table:table-row>
              <table:table-cell office:value-type="float" office:value="6.002">
                <text:p>6.002</text:p>
              </table:table-cell>
              <table:table-cell office:value-type="float" office:value="2.309325">
                <text:p>2.309325</text:p>
              </table:table-cell>
            </table:table-row>
            <table:table-row>
              <table:table-cell office:value-type="float" office:value="6.012">
                <text:p>6.012</text:p>
              </table:table-cell>
              <table:table-cell office:value-type="float" office:value="2.335008">
                <text:p>2.335008</text:p>
              </table:table-cell>
            </table:table-row>
            <table:table-row>
              <table:table-cell office:value-type="float" office:value="6.022">
                <text:p>6.022</text:p>
              </table:table-cell>
              <table:table-cell office:value-type="float" office:value="2.359703">
                <text:p>2.359703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2.38341">
                <text:p>2.38341</text:p>
              </table:table-cell>
            </table:table-row>
            <table:table-row>
              <table:table-cell office:value-type="float" office:value="6.042">
                <text:p>6.042</text:p>
              </table:table-cell>
              <table:table-cell office:value-type="float" office:value="2.406129">
                <text:p>2.406129</text:p>
              </table:table-cell>
            </table:table-row>
            <table:table-row>
              <table:table-cell office:value-type="float" office:value="6.052">
                <text:p>6.052</text:p>
              </table:table-cell>
              <table:table-cell office:value-type="float" office:value="2.427859">
                <text:p>2.427859</text:p>
              </table:table-cell>
            </table:table-row>
            <table:table-row>
              <table:table-cell office:value-type="float" office:value="6.062">
                <text:p>6.062</text:p>
              </table:table-cell>
              <table:table-cell office:value-type="float" office:value="2.448602">
                <text:p>2.448602</text:p>
              </table:table-cell>
            </table:table-row>
            <table:table-row>
              <table:table-cell office:value-type="float" office:value="6.072">
                <text:p>6.072</text:p>
              </table:table-cell>
              <table:table-cell office:value-type="float" office:value="2.468357">
                <text:p>2.468357</text:p>
              </table:table-cell>
            </table:table-row>
            <table:table-row>
              <table:table-cell office:value-type="float" office:value="6.082">
                <text:p>6.082</text:p>
              </table:table-cell>
              <table:table-cell office:value-type="float" office:value="2.487124">
                <text:p>2.487124</text:p>
              </table:table-cell>
            </table:table-row>
            <table:table-row>
              <table:table-cell office:value-type="float" office:value="6.092">
                <text:p>6.092</text:p>
              </table:table-cell>
              <table:table-cell office:value-type="float" office:value="2.504903">
                <text:p>2.504903</text:p>
              </table:table-cell>
            </table:table-row>
            <table:table-row>
              <table:table-cell office:value-type="float" office:value="6.102">
                <text:p>6.102</text:p>
              </table:table-cell>
              <table:table-cell office:value-type="float" office:value="2.521694">
                <text:p>2.521694</text:p>
              </table:table-cell>
            </table:table-row>
            <table:table-row>
              <table:table-cell office:value-type="float" office:value="6.112">
                <text:p>6.112</text:p>
              </table:table-cell>
              <table:table-cell office:value-type="float" office:value="2.537497">
                <text:p>2.537497</text:p>
              </table:table-cell>
            </table:table-row>
            <table:table-row>
              <table:table-cell office:value-type="float" office:value="6.122">
                <text:p>6.122</text:p>
              </table:table-cell>
              <table:table-cell office:value-type="float" office:value="2.552311">
                <text:p>2.552311</text:p>
              </table:table-cell>
            </table:table-row>
            <table:table-row>
              <table:table-cell office:value-type="float" office:value="6.132">
                <text:p>6.132</text:p>
              </table:table-cell>
              <table:table-cell office:value-type="float" office:value="2.566138">
                <text:p>2.566138</text:p>
              </table:table-cell>
            </table:table-row>
            <table:table-row>
              <table:table-cell office:value-type="float" office:value="6.142">
                <text:p>6.142</text:p>
              </table:table-cell>
              <table:table-cell office:value-type="float" office:value="2.578977">
                <text:p>2.578977</text:p>
              </table:table-cell>
            </table:table-row>
            <table:table-row>
              <table:table-cell office:value-type="float" office:value="6.152">
                <text:p>6.152</text:p>
              </table:table-cell>
              <table:table-cell office:value-type="float" office:value="2.590828">
                <text:p>2.590828</text:p>
              </table:table-cell>
            </table:table-row>
            <table:table-row>
              <table:table-cell office:value-type="float" office:value="6.162">
                <text:p>6.162</text:p>
              </table:table-cell>
              <table:table-cell office:value-type="float" office:value="2.601691">
                <text:p>2.601691</text:p>
              </table:table-cell>
            </table:table-row>
            <table:table-row>
              <table:table-cell office:value-type="float" office:value="6.172">
                <text:p>6.172</text:p>
              </table:table-cell>
              <table:table-cell office:value-type="float" office:value="2.611566">
                <text:p>2.611566</text:p>
              </table:table-cell>
            </table:table-row>
            <table:table-row>
              <table:table-cell office:value-type="float" office:value="6.182">
                <text:p>6.182</text:p>
              </table:table-cell>
              <table:table-cell office:value-type="float" office:value="2.620453">
                <text:p>2.620453</text:p>
              </table:table-cell>
            </table:table-row>
            <table:table-row>
              <table:table-cell office:value-type="float" office:value="6.192">
                <text:p>6.192</text:p>
              </table:table-cell>
              <table:table-cell office:value-type="float" office:value="2.628351">
                <text:p>2.628351</text:p>
              </table:table-cell>
            </table:table-row>
            <table:table-row>
              <table:table-cell office:value-type="float" office:value="6.202">
                <text:p>6.202</text:p>
              </table:table-cell>
              <table:table-cell office:value-type="float" office:value="2.635262">
                <text:p>2.635262</text:p>
              </table:table-cell>
            </table:table-row>
            <table:table-row>
              <table:table-cell office:value-type="float" office:value="6.212">
                <text:p>6.212</text:p>
              </table:table-cell>
              <table:table-cell office:value-type="float" office:value="2.641185">
                <text:p>2.641185</text:p>
              </table:table-cell>
            </table:table-row>
            <table:table-row>
              <table:table-cell office:value-type="float" office:value="6.222">
                <text:p>6.222</text:p>
              </table:table-cell>
              <table:table-cell office:value-type="float" office:value="2.64612">
                <text:p>2.64612</text:p>
              </table:table-cell>
            </table:table-row>
            <table:table-row>
              <table:table-cell office:value-type="float" office:value="6.232">
                <text:p>6.232</text:p>
              </table:table-cell>
              <table:table-cell office:value-type="float" office:value="2.650067">
                <text:p>2.650067</text:p>
              </table:table-cell>
            </table:table-row>
            <table:table-row>
              <table:table-cell office:value-type="float" office:value="6.242">
                <text:p>6.242</text:p>
              </table:table-cell>
              <table:table-cell office:value-type="float" office:value="2.653026">
                <text:p>2.653026</text:p>
              </table:table-cell>
            </table:table-row>
            <table:table-row>
              <table:table-cell office:value-type="float" office:value="6.252">
                <text:p>6.252</text:p>
              </table:table-cell>
              <table:table-cell office:value-type="float" office:value="2.654997">
                <text:p>2.654997</text:p>
              </table:table-cell>
            </table:table-row>
            <table:table-row>
              <table:table-cell office:value-type="float" office:value="6.262">
                <text:p>6.262</text:p>
              </table:table-cell>
              <table:table-cell office:value-type="float" office:value="2.655979">
                <text:p>2.655979</text:p>
              </table:table-cell>
            </table:table-row>
            <table:table-row>
              <table:table-cell office:value-type="float" office:value="6.272">
                <text:p>6.272</text:p>
              </table:table-cell>
              <table:table-cell office:value-type="float" office:value="2.655974">
                <text:p>2.655974</text:p>
              </table:table-cell>
            </table:table-row>
            <table:table-row>
              <table:table-cell office:value-type="float" office:value="6.282">
                <text:p>6.282</text:p>
              </table:table-cell>
              <table:table-cell office:value-type="float" office:value="2.654981">
                <text:p>2.654981</text:p>
              </table:table-cell>
            </table:table-row>
            <table:table-row>
              <table:table-cell office:value-type="float" office:value="6.292">
                <text:p>6.292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float" office:value="6.302">
                <text:p>6.302</text:p>
              </table:table-cell>
              <table:table-cell office:value-type="float" office:value="2.650031">
                <text:p>2.650031</text:p>
              </table:table-cell>
            </table:table-row>
            <table:table-row>
              <table:table-cell office:value-type="float" office:value="6.312">
                <text:p>6.312</text:p>
              </table:table-cell>
              <table:table-cell office:value-type="float" office:value="2.646074">
                <text:p>2.646074</text:p>
              </table:table-cell>
            </table:table-row>
            <table:table-row>
              <table:table-cell office:value-type="float" office:value="6.322">
                <text:p>6.322</text:p>
              </table:table-cell>
              <table:table-cell office:value-type="float" office:value="2.641129">
                <text:p>2.641129</text:p>
              </table:table-cell>
            </table:table-row>
            <table:table-row>
              <table:table-cell office:value-type="float" office:value="6.332">
                <text:p>6.332</text:p>
              </table:table-cell>
              <table:table-cell office:value-type="float" office:value="2.635196">
                <text:p>2.635196</text:p>
              </table:table-cell>
            </table:table-row>
            <table:table-row>
              <table:table-cell office:value-type="float" office:value="6.342">
                <text:p>6.342</text:p>
              </table:table-cell>
              <table:table-cell office:value-type="float" office:value="2.628274">
                <text:p>2.628274</text:p>
              </table:table-cell>
            </table:table-row>
            <table:table-row>
              <table:table-cell office:value-type="float" office:value="6.352">
                <text:p>6.352</text:p>
              </table:table-cell>
              <table:table-cell office:value-type="float" office:value="2.620365">
                <text:p>2.620365</text:p>
              </table:table-cell>
            </table:table-row>
            <table:table-row>
              <table:table-cell office:value-type="float" office:value="6.362">
                <text:p>6.362</text:p>
              </table:table-cell>
              <table:table-cell office:value-type="float" office:value="2.611468">
                <text:p>2.611468</text:p>
              </table:table-cell>
            </table:table-row>
            <table:table-row>
              <table:table-cell office:value-type="float" office:value="6.372">
                <text:p>6.372</text:p>
              </table:table-cell>
              <table:table-cell office:value-type="float" office:value="2.601583">
                <text:p>2.601583</text:p>
              </table:table-cell>
            </table:table-row>
            <table:table-row>
              <table:table-cell office:value-type="float" office:value="6.382">
                <text:p>6.382</text:p>
              </table:table-cell>
              <table:table-cell office:value-type="float" office:value="2.59071">
                <text:p>2.59071</text:p>
              </table:table-cell>
            </table:table-row>
            <table:table-row>
              <table:table-cell office:value-type="float" office:value="6.392">
                <text:p>6.392</text:p>
              </table:table-cell>
              <table:table-cell office:value-type="float" office:value="2.578849">
                <text:p>2.578849</text:p>
              </table:table-cell>
            </table:table-row>
            <table:table-row>
              <table:table-cell office:value-type="float" office:value="6.402">
                <text:p>6.402</text:p>
              </table:table-cell>
              <table:table-cell office:value-type="float" office:value="2.566">
                <text:p>2.566</text:p>
              </table:table-cell>
            </table:table-row>
            <table:table-row>
              <table:table-cell office:value-type="float" office:value="6.412">
                <text:p>6.412</text:p>
              </table:table-cell>
              <table:table-cell office:value-type="float" office:value="2.552162">
                <text:p>2.552162</text:p>
              </table:table-cell>
            </table:table-row>
            <table:table-row>
              <table:table-cell office:value-type="float" office:value="6.422">
                <text:p>6.422</text:p>
              </table:table-cell>
              <table:table-cell office:value-type="float" office:value="2.537337">
                <text:p>2.537337</text:p>
              </table:table-cell>
            </table:table-row>
            <table:table-row>
              <table:table-cell office:value-type="float" office:value="6.432">
                <text:p>6.432</text:p>
              </table:table-cell>
              <table:table-cell office:value-type="float" office:value="2.521524">
                <text:p>2.521524</text:p>
              </table:table-cell>
            </table:table-row>
            <table:table-row>
              <table:table-cell office:value-type="float" office:value="6.442">
                <text:p>6.442</text:p>
              </table:table-cell>
              <table:table-cell office:value-type="float" office:value="2.504723">
                <text:p>2.504723</text:p>
              </table:table-cell>
            </table:table-row>
            <table:table-row>
              <table:table-cell office:value-type="float" office:value="6.452">
                <text:p>6.452</text:p>
              </table:table-cell>
              <table:table-cell office:value-type="float" office:value="2.486934">
                <text:p>2.486934</text:p>
              </table:table-cell>
            </table:table-row>
            <table:table-row>
              <table:table-cell office:value-type="float" office:value="6.462">
                <text:p>6.462</text:p>
              </table:table-cell>
              <table:table-cell office:value-type="float" office:value="2.468157">
                <text:p>2.468157</text:p>
              </table:table-cell>
            </table:table-row>
            <table:table-row>
              <table:table-cell office:value-type="float" office:value="6.472">
                <text:p>6.472</text:p>
              </table:table-cell>
              <table:table-cell office:value-type="float" office:value="2.448392">
                <text:p>2.448392</text:p>
              </table:table-cell>
            </table:table-row>
            <table:table-row>
              <table:table-cell office:value-type="float" office:value="6.482">
                <text:p>6.482</text:p>
              </table:table-cell>
              <table:table-cell office:value-type="float" office:value="2.427638">
                <text:p>2.427638</text:p>
              </table:table-cell>
            </table:table-row>
            <table:table-row>
              <table:table-cell office:value-type="float" office:value="6.492">
                <text:p>6.492</text:p>
              </table:table-cell>
              <table:table-cell office:value-type="float" office:value="2.405897">
                <text:p>2.405897</text:p>
              </table:table-cell>
            </table:table-row>
            <table:table-row>
              <table:table-cell office:value-type="float" office:value="6.502">
                <text:p>6.502</text:p>
              </table:table-cell>
              <table:table-cell office:value-type="float" office:value="2.383168">
                <text:p>2.383168</text:p>
              </table:table-cell>
            </table:table-row>
            <table:table-row>
              <table:table-cell office:value-type="float" office:value="6.512">
                <text:p>6.512</text:p>
              </table:table-cell>
              <table:table-cell office:value-type="float" office:value="2.359451">
                <text:p>2.359451</text:p>
              </table:table-cell>
            </table:table-row>
            <table:table-row>
              <table:table-cell office:value-type="float" office:value="6.522">
                <text:p>6.522</text:p>
              </table:table-cell>
              <table:table-cell office:value-type="float" office:value="2.334746">
                <text:p>2.334746</text:p>
              </table:table-cell>
            </table:table-row>
            <table:table-row>
              <table:table-cell office:value-type="float" office:value="6.532">
                <text:p>6.532</text:p>
              </table:table-cell>
              <table:table-cell office:value-type="float" office:value="2.309053">
                <text:p>2.309053</text:p>
              </table:table-cell>
            </table:table-row>
            <table:table-row>
              <table:table-cell office:value-type="float" office:value="6.542">
                <text:p>6.542</text:p>
              </table:table-cell>
              <table:table-cell office:value-type="float" office:value="2.282372">
                <text:p>2.282372</text:p>
              </table:table-cell>
            </table:table-row>
            <table:table-row>
              <table:table-cell office:value-type="float" office:value="6.552">
                <text:p>6.552</text:p>
              </table:table-cell>
              <table:table-cell office:value-type="float" office:value="2.254702">
                <text:p>2.254702</text:p>
              </table:table-cell>
            </table:table-row>
            <table:table-row>
              <table:table-cell office:value-type="float" office:value="6.562">
                <text:p>6.562</text:p>
              </table:table-cell>
              <table:table-cell office:value-type="float" office:value="2.226045">
                <text:p>2.226045</text:p>
              </table:table-cell>
            </table:table-row>
            <table:table-row>
              <table:table-cell office:value-type="float" office:value="6.572">
                <text:p>6.572</text:p>
              </table:table-cell>
              <table:table-cell office:value-type="float" office:value="2.1964">
                <text:p>2.1964</text:p>
              </table:table-cell>
            </table:table-row>
            <table:table-row>
              <table:table-cell office:value-type="float" office:value="6.582">
                <text:p>6.582</text:p>
              </table:table-cell>
              <table:table-cell office:value-type="float" office:value="2.165767">
                <text:p>2.165767</text:p>
              </table:table-cell>
            </table:table-row>
            <table:table-row>
              <table:table-cell office:value-type="float" office:value="6.592">
                <text:p>6.592</text:p>
              </table:table-cell>
              <table:table-cell office:value-type="float" office:value="2.134146">
                <text:p>2.134146</text:p>
              </table:table-cell>
            </table:table-row>
            <table:table-row>
              <table:table-cell office:value-type="float" office:value="6.602">
                <text:p>6.602</text:p>
              </table:table-cell>
              <table:table-cell office:value-type="float" office:value="2.101537">
                <text:p>2.101537</text:p>
              </table:table-cell>
            </table:table-row>
            <table:table-row>
              <table:table-cell office:value-type="float" office:value="6.612">
                <text:p>6.612</text:p>
              </table:table-cell>
              <table:table-cell office:value-type="float" office:value="2.06794">
                <text:p>2.06794</text:p>
              </table:table-cell>
            </table:table-row>
            <table:table-row>
              <table:table-cell office:value-type="float" office:value="6.622">
                <text:p>6.622</text:p>
              </table:table-cell>
              <table:table-cell office:value-type="float" office:value="2.033355">
                <text:p>2.033355</text:p>
              </table:table-cell>
            </table:table-row>
            <table:table-row>
              <table:table-cell office:value-type="float" office:value="6.632">
                <text:p>6.632</text:p>
              </table:table-cell>
              <table:table-cell office:value-type="float" office:value="1.997781">
                <text:p>1.997781</text:p>
              </table:table-cell>
            </table:table-row>
            <table:table-row>
              <table:table-cell office:value-type="float" office:value="6.642">
                <text:p>6.642</text:p>
              </table:table-cell>
              <table:table-cell office:value-type="float" office:value="1.96122">
                <text:p>1.96122</text:p>
              </table:table-cell>
            </table:table-row>
            <table:table-row>
              <table:table-cell office:value-type="float" office:value="6.652">
                <text:p>6.652</text:p>
              </table:table-cell>
              <table:table-cell office:value-type="float" office:value="1.923671">
                <text:p>1.923671</text:p>
              </table:table-cell>
            </table:table-row>
            <table:table-row>
              <table:table-cell office:value-type="float" office:value="6.662">
                <text:p>6.662</text:p>
              </table:table-cell>
              <table:table-cell office:value-type="float" office:value="1.885134">
                <text:p>1.885134</text:p>
              </table:table-cell>
            </table:table-row>
            <table:table-row>
              <table:table-cell office:value-type="float" office:value="6.672">
                <text:p>6.672</text:p>
              </table:table-cell>
              <table:table-cell office:value-type="float" office:value="1.845609">
                <text:p>1.845609</text:p>
              </table:table-cell>
            </table:table-row>
            <table:table-row>
              <table:table-cell office:value-type="float" office:value="6.682">
                <text:p>6.682</text:p>
              </table:table-cell>
              <table:table-cell office:value-type="float" office:value="1.805096">
                <text:p>1.805096</text:p>
              </table:table-cell>
            </table:table-row>
            <table:table-row>
              <table:table-cell office:value-type="float" office:value="6.692">
                <text:p>6.692</text:p>
              </table:table-cell>
              <table:table-cell office:value-type="float" office:value="1.763595">
                <text:p>1.763595</text:p>
              </table:table-cell>
            </table:table-row>
            <table:table-row>
              <table:table-cell office:value-type="float" office:value="6.702">
                <text:p>6.702</text:p>
              </table:table-cell>
              <table:table-cell office:value-type="float" office:value="1.721105">
                <text:p>1.721105</text:p>
              </table:table-cell>
            </table:table-row>
            <table:table-row>
              <table:table-cell office:value-type="float" office:value="6.712">
                <text:p>6.712</text:p>
              </table:table-cell>
              <table:table-cell office:value-type="float" office:value="1.677628">
                <text:p>1.677628</text:p>
              </table:table-cell>
            </table:table-row>
            <table:table-row>
              <table:table-cell office:value-type="float" office:value="6.722">
                <text:p>6.722</text:p>
              </table:table-cell>
              <table:table-cell office:value-type="float" office:value="1.633163">
                <text:p>1.633163</text:p>
              </table:table-cell>
            </table:table-row>
            <table:table-row>
              <table:table-cell office:value-type="float" office:value="6.732">
                <text:p>6.732</text:p>
              </table:table-cell>
              <table:table-cell office:value-type="float" office:value="1.58771">
                <text:p>1.58771</text:p>
              </table:table-cell>
            </table:table-row>
            <table:table-row>
              <table:table-cell office:value-type="float" office:value="6.742">
                <text:p>6.742</text:p>
              </table:table-cell>
              <table:table-cell office:value-type="float" office:value="1.541269">
                <text:p>1.541269</text:p>
              </table:table-cell>
            </table:table-row>
            <table:table-row>
              <table:table-cell office:value-type="float" office:value="6.752">
                <text:p>6.752</text:p>
              </table:table-cell>
              <table:table-cell office:value-type="float" office:value="1.49384">
                <text:p>1.49384</text:p>
              </table:table-cell>
            </table:table-row>
            <table:table-row>
              <table:table-cell office:value-type="float" office:value="6.762">
                <text:p>6.762</text:p>
              </table:table-cell>
              <table:table-cell office:value-type="float" office:value="1.445423">
                <text:p>1.445423</text:p>
              </table:table-cell>
            </table:table-row>
            <table:table-row>
              <table:table-cell office:value-type="float" office:value="6.772">
                <text:p>6.772</text:p>
              </table:table-cell>
              <table:table-cell office:value-type="float" office:value="1.396017">
                <text:p>1.396017</text:p>
              </table:table-cell>
            </table:table-row>
            <table:table-row>
              <table:table-cell office:value-type="float" office:value="6.782">
                <text:p>6.782</text:p>
              </table:table-cell>
              <table:table-cell office:value-type="float" office:value="1.345624">
                <text:p>1.345624</text:p>
              </table:table-cell>
            </table:table-row>
            <table:table-row>
              <table:table-cell office:value-type="float" office:value="6.792">
                <text:p>6.792</text:p>
              </table:table-cell>
              <table:table-cell office:value-type="float" office:value="1.294243">
                <text:p>1.294243</text:p>
              </table:table-cell>
            </table:table-row>
            <table:table-row>
              <table:table-cell office:value-type="float" office:value="6.802">
                <text:p>6.802</text:p>
              </table:table-cell>
              <table:table-cell office:value-type="float" office:value="1.241874">
                <text:p>1.241874</text:p>
              </table:table-cell>
            </table:table-row>
            <table:table-row>
              <table:table-cell office:value-type="float" office:value="6.812">
                <text:p>6.812</text:p>
              </table:table-cell>
              <table:table-cell office:value-type="float" office:value="1.188517">
                <text:p>1.188517</text:p>
              </table:table-cell>
            </table:table-row>
            <table:table-row>
              <table:table-cell office:value-type="float" office:value="6.822">
                <text:p>6.822</text:p>
              </table:table-cell>
              <table:table-cell office:value-type="float" office:value="1.134172">
                <text:p>1.134172</text:p>
              </table:table-cell>
            </table:table-row>
            <table:table-row>
              <table:table-cell office:value-type="float" office:value="6.832">
                <text:p>6.832</text:p>
              </table:table-cell>
              <table:table-cell office:value-type="float" office:value="1.078839">
                <text:p>1.078839</text:p>
              </table:table-cell>
            </table:table-row>
            <table:table-row>
              <table:table-cell office:value-type="float" office:value="6.842">
                <text:p>6.842</text:p>
              </table:table-cell>
              <table:table-cell office:value-type="float" office:value="1.022518">
                <text:p>1.022518</text:p>
              </table:table-cell>
            </table:table-row>
            <table:table-row>
              <table:table-cell office:value-type="float" office:value="6.852">
                <text:p>6.852</text:p>
              </table:table-cell>
              <table:table-cell office:value-type="float" office:value="0.965208">
                <text:p>0.965208</text:p>
              </table:table-cell>
            </table:table-row>
            <table:table-row>
              <table:table-cell office:value-type="float" office:value="6.862">
                <text:p>6.862</text:p>
              </table:table-cell>
              <table:table-cell office:value-type="float" office:value="0.906911">
                <text:p>0.906911</text:p>
              </table:table-cell>
            </table:table-row>
            <table:table-row>
              <table:table-cell office:value-type="float" office:value="6.872">
                <text:p>6.872</text:p>
              </table:table-cell>
              <table:table-cell office:value-type="float" office:value="0.847626">
                <text:p>0.847626</text:p>
              </table:table-cell>
            </table:table-row>
            <table:table-row>
              <table:table-cell office:value-type="float" office:value="6.882">
                <text:p>6.882</text:p>
              </table:table-cell>
              <table:table-cell office:value-type="float" office:value="0.787353">
                <text:p>0.787353</text:p>
              </table:table-cell>
            </table:table-row>
            <table:table-row>
              <table:table-cell office:value-type="float" office:value="6.892">
                <text:p>6.892</text:p>
              </table:table-cell>
              <table:table-cell office:value-type="float" office:value="0.726092">
                <text:p>0.726092</text:p>
              </table:table-cell>
            </table:table-row>
            <table:table-row>
              <table:table-cell office:value-type="float" office:value="6.902">
                <text:p>6.902</text:p>
              </table:table-cell>
              <table:table-cell office:value-type="float" office:value="0.663843">
                <text:p>0.663843</text:p>
              </table:table-cell>
            </table:table-row>
            <table:table-row>
              <table:table-cell office:value-type="float" office:value="6.912">
                <text:p>6.912</text:p>
              </table:table-cell>
              <table:table-cell office:value-type="float" office:value="0.600606">
                <text:p>0.600606</text:p>
              </table:table-cell>
            </table:table-row>
            <table:table-row>
              <table:table-cell office:value-type="float" office:value="6.922">
                <text:p>6.922</text:p>
              </table:table-cell>
              <table:table-cell office:value-type="float" office:value="0.53638">
                <text:p>0.53638</text:p>
              </table:table-cell>
            </table:table-row>
            <table:table-row>
              <table:table-cell office:value-type="float" office:value="6.932">
                <text:p>6.932</text:p>
              </table:table-cell>
              <table:table-cell office:value-type="float" office:value="0.471167">
                <text:p>0.471167</text:p>
              </table:table-cell>
            </table:table-row>
            <table:table-row>
              <table:table-cell office:value-type="float" office:value="6.942">
                <text:p>6.942</text:p>
              </table:table-cell>
              <table:table-cell office:value-type="float" office:value="0.404966">
                <text:p>0.404966</text:p>
              </table:table-cell>
            </table:table-row>
            <table:table-row>
              <table:table-cell office:value-type="float" office:value="6.952">
                <text:p>6.952</text:p>
              </table:table-cell>
              <table:table-cell office:value-type="float" office:value="0.337777">
                <text:p>0.337777</text:p>
              </table:table-cell>
            </table:table-row>
            <table:table-row>
              <table:table-cell office:value-type="float" office:value="6.962">
                <text:p>6.962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float" office:value="6.972">
                <text:p>6.972</text:p>
              </table:table-cell>
              <table:table-cell office:value-type="float" office:value="0.200435">
                <text:p>0.200435</text:p>
              </table:table-cell>
            </table:table-row>
            <table:table-row>
              <table:table-cell office:value-type="float" office:value="6.982">
                <text:p>6.982</text:p>
              </table:table-cell>
              <table:table-cell office:value-type="float" office:value="0.130282">
                <text:p>0.130282</text:p>
              </table:table-cell>
            </table:table-row>
            <table:table-row>
              <table:table-cell office:value-type="float" office:value="6.992">
                <text:p>6.992</text:p>
              </table:table-cell>
              <table:table-cell office:value-type="float" office:value="0.05914">
                <text:p>0.05914</text:p>
              </table:table-cell>
            </table:table-row>
            <table:table-row>
              <table:table-cell office:value-type="float" office:value="7.002">
                <text:p>7.002</text:p>
              </table:table-cell>
              <table:table-cell office:value-type="float" office:value="0.011537">
                <text:p>0.011537</text:p>
              </table:table-cell>
            </table:table-row>
            <table:table-row>
              <table:table-cell office:value-type="float" office:value="7.012">
                <text:p>7.012</text:p>
              </table:table-cell>
              <table:table-cell office:value-type="float" office:value="0.069053">
                <text:p>0.069053</text:p>
              </table:table-cell>
            </table:table-row>
            <table:table-row>
              <table:table-cell office:value-type="float" office:value="7.022">
                <text:p>7.022</text:p>
              </table:table-cell>
              <table:table-cell office:value-type="float" office:value="0.12558">
                <text:p>0.12558</text:p>
              </table:table-cell>
            </table:table-row>
            <table:table-row>
              <table:table-cell office:value-type="float" office:value="7.032">
                <text:p>7.032</text:p>
              </table:table-cell>
              <table:table-cell office:value-type="float" office:value="0.18112">
                <text:p>0.18112</text:p>
              </table:table-cell>
            </table:table-row>
            <table:table-row>
              <table:table-cell office:value-type="float" office:value="7.042">
                <text:p>7.042</text:p>
              </table:table-cell>
              <table:table-cell office:value-type="float" office:value="0.235672">
                <text:p>0.235672</text:p>
              </table:table-cell>
            </table:table-row>
            <table:table-row>
              <table:table-cell office:value-type="float" office:value="7.052">
                <text:p>7.052</text:p>
              </table:table-cell>
              <table:table-cell office:value-type="float" office:value="0.289235">
                <text:p>0.289235</text:p>
              </table:table-cell>
            </table:table-row>
            <table:table-row>
              <table:table-cell office:value-type="float" office:value="7.062">
                <text:p>7.062</text:p>
              </table:table-cell>
              <table:table-cell office:value-type="float" office:value="0.341811">
                <text:p>0.341811</text:p>
              </table:table-cell>
            </table:table-row>
            <table:table-row>
              <table:table-cell office:value-type="float" office:value="7.072">
                <text:p>7.072</text:p>
              </table:table-cell>
              <table:table-cell office:value-type="float" office:value="0.393398">
                <text:p>0.393398</text:p>
              </table:table-cell>
            </table:table-row>
            <table:table-row>
              <table:table-cell office:value-type="float" office:value="7.082">
                <text:p>7.082</text:p>
              </table:table-cell>
              <table:table-cell office:value-type="float" office:value="0.443998">
                <text:p>0.443998</text:p>
              </table:table-cell>
            </table:table-row>
            <table:table-row>
              <table:table-cell office:value-type="float" office:value="7.092">
                <text:p>7.092</text:p>
              </table:table-cell>
              <table:table-cell office:value-type="float" office:value="0.49361">
                <text:p>0.49361</text:p>
              </table:table-cell>
            </table:table-row>
            <table:table-row>
              <table:table-cell office:value-type="float" office:value="7.102">
                <text:p>7.102</text:p>
              </table:table-cell>
              <table:table-cell office:value-type="float" office:value="0.542233">
                <text:p>0.542233</text:p>
              </table:table-cell>
            </table:table-row>
            <table:table-row>
              <table:table-cell office:value-type="float" office:value="7.112">
                <text:p>7.112</text:p>
              </table:table-cell>
              <table:table-cell office:value-type="float" office:value="0.589869">
                <text:p>0.589869</text:p>
              </table:table-cell>
            </table:table-row>
            <table:table-row>
              <table:table-cell office:value-type="float" office:value="7.122">
                <text:p>7.122</text:p>
              </table:table-cell>
              <table:table-cell office:value-type="float" office:value="0.636516">
                <text:p>0.636516</text:p>
              </table:table-cell>
            </table:table-row>
            <table:table-row>
              <table:table-cell office:value-type="float" office:value="7.132">
                <text:p>7.132</text:p>
              </table:table-cell>
              <table:table-cell office:value-type="float" office:value="0.682176">
                <text:p>0.682176</text:p>
              </table:table-cell>
            </table:table-row>
            <table:table-row>
              <table:table-cell office:value-type="float" office:value="7.142">
                <text:p>7.142</text:p>
              </table:table-cell>
              <table:table-cell office:value-type="float" office:value="0.726847">
                <text:p>0.726847</text:p>
              </table:table-cell>
            </table:table-row>
            <table:table-row>
              <table:table-cell office:value-type="float" office:value="7.152">
                <text:p>7.152</text:p>
              </table:table-cell>
              <table:table-cell office:value-type="float" office:value="0.770531">
                <text:p>0.770531</text:p>
              </table:table-cell>
            </table:table-row>
            <table:table-row>
              <table:table-cell office:value-type="float" office:value="7.162">
                <text:p>7.162</text:p>
              </table:table-cell>
              <table:table-cell office:value-type="float" office:value="0.813227">
                <text:p>0.813227</text:p>
              </table:table-cell>
            </table:table-row>
            <table:table-row>
              <table:table-cell office:value-type="float" office:value="7.172">
                <text:p>7.172</text:p>
              </table:table-cell>
              <table:table-cell office:value-type="float" office:value="0.854934">
                <text:p>0.854934</text:p>
              </table:table-cell>
            </table:table-row>
            <table:table-row>
              <table:table-cell office:value-type="float" office:value="7.182">
                <text:p>7.182</text:p>
              </table:table-cell>
              <table:table-cell office:value-type="float" office:value="0.895654">
                <text:p>0.895654</text:p>
              </table:table-cell>
            </table:table-row>
            <table:table-row>
              <table:table-cell office:value-type="float" office:value="7.192">
                <text:p>7.192</text:p>
              </table:table-cell>
              <table:table-cell office:value-type="float" office:value="0.935385">
                <text:p>0.935385</text:p>
              </table:table-cell>
            </table:table-row>
            <table:table-row>
              <table:table-cell office:value-type="float" office:value="7.202">
                <text:p>7.202</text:p>
              </table:table-cell>
              <table:table-cell office:value-type="float" office:value="0.974129">
                <text:p>0.974129</text:p>
              </table:table-cell>
            </table:table-row>
            <table:table-row>
              <table:table-cell office:value-type="float" office:value="7.212">
                <text:p>7.212</text:p>
              </table:table-cell>
              <table:table-cell office:value-type="float" office:value="1.011885">
                <text:p>1.011885</text:p>
              </table:table-cell>
            </table:table-row>
            <table:table-row>
              <table:table-cell office:value-type="float" office:value="7.222">
                <text:p>7.222</text:p>
              </table:table-cell>
              <table:table-cell office:value-type="float" office:value="1.048652">
                <text:p>1.048652</text:p>
              </table:table-cell>
            </table:table-row>
            <table:table-row>
              <table:table-cell office:value-type="float" office:value="7.232">
                <text:p>7.232</text:p>
              </table:table-cell>
              <table:table-cell office:value-type="float" office:value="1.084432">
                <text:p>1.084432</text:p>
              </table:table-cell>
            </table:table-row>
            <table:table-row>
              <table:table-cell office:value-type="float" office:value="7.242">
                <text:p>7.242</text:p>
              </table:table-cell>
              <table:table-cell office:value-type="float" office:value="1.119223">
                <text:p>1.119223</text:p>
              </table:table-cell>
            </table:table-row>
            <table:table-row>
              <table:table-cell office:value-type="float" office:value="7.252">
                <text:p>7.252</text:p>
              </table:table-cell>
              <table:table-cell office:value-type="float" office:value="1.153027">
                <text:p>1.153027</text:p>
              </table:table-cell>
            </table:table-row>
            <table:table-row>
              <table:table-cell office:value-type="float" office:value="7.262">
                <text:p>7.262</text:p>
              </table:table-cell>
              <table:table-cell office:value-type="float" office:value="1.185843">
                <text:p>1.185843</text:p>
              </table:table-cell>
            </table:table-row>
            <table:table-row>
              <table:table-cell office:value-type="float" office:value="7.272">
                <text:p>7.272</text:p>
              </table:table-cell>
              <table:table-cell office:value-type="float" office:value="1.21767">
                <text:p>1.21767</text:p>
              </table:table-cell>
            </table:table-row>
            <table:table-row>
              <table:table-cell office:value-type="float" office:value="7.282">
                <text:p>7.282</text:p>
              </table:table-cell>
              <table:table-cell office:value-type="float" office:value="1.24851">
                <text:p>1.24851</text:p>
              </table:table-cell>
            </table:table-row>
            <table:table-row>
              <table:table-cell office:value-type="float" office:value="7.292">
                <text:p>7.292</text:p>
              </table:table-cell>
              <table:table-cell office:value-type="float" office:value="1.278361">
                <text:p>1.278361</text:p>
              </table:table-cell>
            </table:table-row>
            <table:table-row>
              <table:table-cell office:value-type="float" office:value="7.302">
                <text:p>7.302</text:p>
              </table:table-cell>
              <table:table-cell office:value-type="float" office:value="1.307225">
                <text:p>1.307225</text:p>
              </table:table-cell>
            </table:table-row>
            <table:table-row>
              <table:table-cell office:value-type="float" office:value="7.312">
                <text:p>7.312</text:p>
              </table:table-cell>
              <table:table-cell office:value-type="float" office:value="1.335101">
                <text:p>1.335101</text:p>
              </table:table-cell>
            </table:table-row>
            <table:table-row>
              <table:table-cell office:value-type="float" office:value="7.322">
                <text:p>7.322</text:p>
              </table:table-cell>
              <table:table-cell office:value-type="float" office:value="1.361988">
                <text:p>1.361988</text:p>
              </table:table-cell>
            </table:table-row>
            <table:table-row>
              <table:table-cell office:value-type="float" office:value="7.332">
                <text:p>7.332</text:p>
              </table:table-cell>
              <table:table-cell office:value-type="float" office:value="1.387888">
                <text:p>1.387888</text:p>
              </table:table-cell>
            </table:table-row>
            <table:table-row>
              <table:table-cell office:value-type="float" office:value="7.342">
                <text:p>7.342</text:p>
              </table:table-cell>
              <table:table-cell office:value-type="float" office:value="1.412799">
                <text:p>1.412799</text:p>
              </table:table-cell>
            </table:table-row>
            <table:table-row>
              <table:table-cell office:value-type="float" office:value="7.352">
                <text:p>7.352</text:p>
              </table:table-cell>
              <table:table-cell office:value-type="float" office:value="1.436723">
                <text:p>1.436723</text:p>
              </table:table-cell>
            </table:table-row>
            <table:table-row>
              <table:table-cell office:value-type="float" office:value="7.362">
                <text:p>7.362</text:p>
              </table:table-cell>
              <table:table-cell office:value-type="float" office:value="1.459658">
                <text:p>1.459658</text:p>
              </table:table-cell>
            </table:table-row>
            <table:table-row>
              <table:table-cell office:value-type="float" office:value="7.372">
                <text:p>7.372</text:p>
              </table:table-cell>
              <table:table-cell office:value-type="float" office:value="1.481606">
                <text:p>1.481606</text:p>
              </table:table-cell>
            </table:table-row>
            <table:table-row>
              <table:table-cell office:value-type="float" office:value="7.382">
                <text:p>7.382</text:p>
              </table:table-cell>
              <table:table-cell office:value-type="float" office:value="1.502566">
                <text:p>1.502566</text:p>
              </table:table-cell>
            </table:table-row>
            <table:table-row>
              <table:table-cell office:value-type="float" office:value="7.392">
                <text:p>7.392</text:p>
              </table:table-cell>
              <table:table-cell office:value-type="float" office:value="1.522537">
                <text:p>1.522537</text:p>
              </table:table-cell>
            </table:table-row>
            <table:table-row>
              <table:table-cell office:value-type="float" office:value="7.402">
                <text:p>7.402</text:p>
              </table:table-cell>
              <table:table-cell office:value-type="float" office:value="1.541521">
                <text:p>1.541521</text:p>
              </table:table-cell>
            </table:table-row>
            <table:table-row>
              <table:table-cell office:value-type="float" office:value="7.412">
                <text:p>7.412</text:p>
              </table:table-cell>
              <table:table-cell office:value-type="float" office:value="1.559516">
                <text:p>1.559516</text:p>
              </table:table-cell>
            </table:table-row>
            <table:table-row>
              <table:table-cell office:value-type="float" office:value="7.422">
                <text:p>7.422</text:p>
              </table:table-cell>
              <table:table-cell office:value-type="float" office:value="1.576524">
                <text:p>1.576524</text:p>
              </table:table-cell>
            </table:table-row>
            <table:table-row>
              <table:table-cell office:value-type="float" office:value="7.432">
                <text:p>7.432</text:p>
              </table:table-cell>
              <table:table-cell office:value-type="float" office:value="1.592544">
                <text:p>1.592544</text:p>
              </table:table-cell>
            </table:table-row>
            <table:table-row>
              <table:table-cell office:value-type="float" office:value="7.442">
                <text:p>7.442</text:p>
              </table:table-cell>
              <table:table-cell office:value-type="float" office:value="1.607575">
                <text:p>1.607575</text:p>
              </table:table-cell>
            </table:table-row>
            <table:table-row>
              <table:table-cell office:value-type="float" office:value="7.452">
                <text:p>7.452</text:p>
              </table:table-cell>
              <table:table-cell office:value-type="float" office:value="1.621619">
                <text:p>1.621619</text:p>
              </table:table-cell>
            </table:table-row>
            <table:table-row>
              <table:table-cell office:value-type="float" office:value="7.462">
                <text:p>7.462</text:p>
              </table:table-cell>
              <table:table-cell office:value-type="float" office:value="1.634674">
                <text:p>1.634674</text:p>
              </table:table-cell>
            </table:table-row>
            <table:table-row>
              <table:table-cell office:value-type="float" office:value="7.472">
                <text:p>7.472</text:p>
              </table:table-cell>
              <table:table-cell office:value-type="float" office:value="1.646742">
                <text:p>1.646742</text:p>
              </table:table-cell>
            </table:table-row>
            <table:table-row>
              <table:table-cell office:value-type="float" office:value="7.482">
                <text:p>7.482</text:p>
              </table:table-cell>
              <table:table-cell office:value-type="float" office:value="1.657822">
                <text:p>1.657822</text:p>
              </table:table-cell>
            </table:table-row>
            <table:table-row>
              <table:table-cell office:value-type="float" office:value="7.492">
                <text:p>7.492</text:p>
              </table:table-cell>
              <table:table-cell office:value-type="float" office:value="1.667913">
                <text:p>1.667913</text:p>
              </table:table-cell>
            </table:table-row>
            <table:table-row>
              <table:table-cell office:value-type="float" office:value="7.502">
                <text:p>7.502</text:p>
              </table:table-cell>
              <table:table-cell office:value-type="float" office:value="1.677017">
                <text:p>1.677017</text:p>
              </table:table-cell>
            </table:table-row>
            <table:table-row>
              <table:table-cell office:value-type="float" office:value="7.512">
                <text:p>7.512</text:p>
              </table:table-cell>
              <table:table-cell office:value-type="float" office:value="1.685132">
                <text:p>1.685132</text:p>
              </table:table-cell>
            </table:table-row>
            <table:table-row>
              <table:table-cell office:value-type="float" office:value="7.522">
                <text:p>7.522</text:p>
              </table:table-cell>
              <table:table-cell office:value-type="float" office:value="1.69226">
                <text:p>1.69226</text:p>
              </table:table-cell>
            </table:table-row>
            <table:table-row>
              <table:table-cell office:value-type="float" office:value="7.532">
                <text:p>7.532</text:p>
              </table:table-cell>
              <table:table-cell office:value-type="float" office:value="1.698399">
                <text:p>1.698399</text:p>
              </table:table-cell>
            </table:table-row>
            <table:table-row>
              <table:table-cell office:value-type="float" office:value="7.542">
                <text:p>7.542</text:p>
              </table:table-cell>
              <table:table-cell office:value-type="float" office:value="1.703551">
                <text:p>1.703551</text:p>
              </table:table-cell>
            </table:table-row>
            <table:table-row>
              <table:table-cell office:value-type="float" office:value="7.552">
                <text:p>7.552</text:p>
              </table:table-cell>
              <table:table-cell office:value-type="float" office:value="1.707715">
                <text:p>1.707715</text:p>
              </table:table-cell>
            </table:table-row>
            <table:table-row>
              <table:table-cell office:value-type="float" office:value="7.562">
                <text:p>7.562</text:p>
              </table:table-cell>
              <table:table-cell office:value-type="float" office:value="1.71089">
                <text:p>1.71089</text:p>
              </table:table-cell>
            </table:table-row>
            <table:table-row>
              <table:table-cell office:value-type="float" office:value="7.572">
                <text:p>7.572</text:p>
              </table:table-cell>
              <table:table-cell office:value-type="float" office:value="1.713078">
                <text:p>1.713078</text:p>
              </table:table-cell>
            </table:table-row>
            <table:table-row>
              <table:table-cell office:value-type="float" office:value="7.582">
                <text:p>7.582</text:p>
              </table:table-cell>
              <table:table-cell office:value-type="float" office:value="1.714277">
                <text:p>1.714277</text:p>
              </table:table-cell>
            </table:table-row>
            <table:table-row>
              <table:table-cell office:value-type="float" office:value="7.592">
                <text:p>7.592</text:p>
              </table:table-cell>
              <table:table-cell office:value-type="float" office:value="1.714489">
                <text:p>1.714489</text:p>
              </table:table-cell>
            </table:table-row>
            <table:table-row>
              <table:table-cell office:value-type="float" office:value="7.602">
                <text:p>7.602</text:p>
              </table:table-cell>
              <table:table-cell office:value-type="float" office:value="1.713713">
                <text:p>1.713713</text:p>
              </table:table-cell>
            </table:table-row>
            <table:table-row>
              <table:table-cell office:value-type="float" office:value="7.612">
                <text:p>7.612</text:p>
              </table:table-cell>
              <table:table-cell office:value-type="float" office:value="1.711948">
                <text:p>1.711948</text:p>
              </table:table-cell>
            </table:table-row>
            <table:table-row>
              <table:table-cell office:value-type="float" office:value="7.622">
                <text:p>7.622</text:p>
              </table:table-cell>
              <table:table-cell office:value-type="float" office:value="1.709196">
                <text:p>1.709196</text:p>
              </table:table-cell>
            </table:table-row>
            <table:table-row>
              <table:table-cell office:value-type="float" office:value="7.632">
                <text:p>7.632</text:p>
              </table:table-cell>
              <table:table-cell office:value-type="float" office:value="1.705455">
                <text:p>1.705455</text:p>
              </table:table-cell>
            </table:table-row>
            <table:table-row>
              <table:table-cell office:value-type="float" office:value="7.642">
                <text:p>7.642</text:p>
              </table:table-cell>
              <table:table-cell office:value-type="float" office:value="1.700727">
                <text:p>1.700727</text:p>
              </table:table-cell>
            </table:table-row>
            <table:table-row>
              <table:table-cell office:value-type="float" office:value="7.652">
                <text:p>7.652</text:p>
              </table:table-cell>
              <table:table-cell office:value-type="float" office:value="1.695011">
                <text:p>1.695011</text:p>
              </table:table-cell>
            </table:table-row>
            <table:table-row>
              <table:table-cell office:value-type="float" office:value="7.662">
                <text:p>7.662</text:p>
              </table:table-cell>
              <table:table-cell office:value-type="float" office:value="1.688306">
                <text:p>1.688306</text:p>
              </table:table-cell>
            </table:table-row>
            <table:table-row>
              <table:table-cell office:value-type="float" office:value="7.672">
                <text:p>7.672</text:p>
              </table:table-cell>
              <table:table-cell office:value-type="float" office:value="1.680614">
                <text:p>1.680614</text:p>
              </table:table-cell>
            </table:table-row>
            <table:table-row>
              <table:table-cell office:value-type="float" office:value="7.682">
                <text:p>7.682</text:p>
              </table:table-cell>
              <table:table-cell office:value-type="float" office:value="1.671933">
                <text:p>1.671933</text:p>
              </table:table-cell>
            </table:table-row>
            <table:table-row>
              <table:table-cell office:value-type="float" office:value="7.692">
                <text:p>7.692</text:p>
              </table:table-cell>
              <table:table-cell office:value-type="float" office:value="1.662265">
                <text:p>1.662265</text:p>
              </table:table-cell>
            </table:table-row>
            <table:table-row>
              <table:table-cell office:value-type="float" office:value="7.702">
                <text:p>7.702</text:p>
              </table:table-cell>
              <table:table-cell office:value-type="float" office:value="1.651609">
                <text:p>1.651609</text:p>
              </table:table-cell>
            </table:table-row>
            <table:table-row>
              <table:table-cell office:value-type="float" office:value="7.712">
                <text:p>7.712</text:p>
              </table:table-cell>
              <table:table-cell office:value-type="float" office:value="1.639964">
                <text:p>1.639964</text:p>
              </table:table-cell>
            </table:table-row>
            <table:table-row>
              <table:table-cell office:value-type="float" office:value="7.722">
                <text:p>7.722</text:p>
              </table:table-cell>
              <table:table-cell office:value-type="float" office:value="1.627332">
                <text:p>1.627332</text:p>
              </table:table-cell>
            </table:table-row>
            <table:table-row>
              <table:table-cell office:value-type="float" office:value="7.732">
                <text:p>7.732</text:p>
              </table:table-cell>
              <table:table-cell office:value-type="float" office:value="1.613711">
                <text:p>1.613711</text:p>
              </table:table-cell>
            </table:table-row>
            <table:table-row>
              <table:table-cell office:value-type="float" office:value="7.742">
                <text:p>7.742</text:p>
              </table:table-cell>
              <table:table-cell office:value-type="float" office:value="1.599103">
                <text:p>1.599103</text:p>
              </table:table-cell>
            </table:table-row>
            <table:table-row>
              <table:table-cell office:value-type="float" office:value="7.752">
                <text:p>7.752</text:p>
              </table:table-cell>
              <table:table-cell office:value-type="float" office:value="1.583506">
                <text:p>1.583506</text:p>
              </table:table-cell>
            </table:table-row>
            <table:table-row>
              <table:table-cell office:value-type="float" office:value="7.762">
                <text:p>7.762</text:p>
              </table:table-cell>
              <table:table-cell office:value-type="float" office:value="1.566922">
                <text:p>1.566922</text:p>
              </table:table-cell>
            </table:table-row>
            <table:table-row>
              <table:table-cell office:value-type="float" office:value="7.772">
                <text:p>7.772</text:p>
              </table:table-cell>
              <table:table-cell office:value-type="float" office:value="1.54935">
                <text:p>1.54935</text:p>
              </table:table-cell>
            </table:table-row>
            <table:table-row>
              <table:table-cell office:value-type="float" office:value="7.782">
                <text:p>7.782</text:p>
              </table:table-cell>
              <table:table-cell office:value-type="float" office:value="1.530789">
                <text:p>1.530789</text:p>
              </table:table-cell>
            </table:table-row>
            <table:table-row>
              <table:table-cell office:value-type="float" office:value="7.792">
                <text:p>7.792</text:p>
              </table:table-cell>
              <table:table-cell office:value-type="float" office:value="1.511241">
                <text:p>1.511241</text:p>
              </table:table-cell>
            </table:table-row>
            <table:table-row>
              <table:table-cell office:value-type="float" office:value="7.802">
                <text:p>7.802</text:p>
              </table:table-cell>
              <table:table-cell office:value-type="float" office:value="1.490704">
                <text:p>1.490704</text:p>
              </table:table-cell>
            </table:table-row>
            <table:table-row>
              <table:table-cell office:value-type="float" office:value="7.812">
                <text:p>7.812</text:p>
              </table:table-cell>
              <table:table-cell office:value-type="float" office:value="1.46918">
                <text:p>1.46918</text:p>
              </table:table-cell>
            </table:table-row>
            <table:table-row>
              <table:table-cell office:value-type="float" office:value="7.822">
                <text:p>7.822</text:p>
              </table:table-cell>
              <table:table-cell office:value-type="float" office:value="1.446668">
                <text:p>1.446668</text:p>
              </table:table-cell>
            </table:table-row>
            <table:table-row>
              <table:table-cell office:value-type="float" office:value="7.832">
                <text:p>7.832</text:p>
              </table:table-cell>
              <table:table-cell office:value-type="float" office:value="1.423167">
                <text:p>1.423167</text:p>
              </table:table-cell>
            </table:table-row>
            <table:table-row>
              <table:table-cell office:value-type="float" office:value="7.842">
                <text:p>7.842</text:p>
              </table:table-cell>
              <table:table-cell office:value-type="float" office:value="1.398679">
                <text:p>1.398679</text:p>
              </table:table-cell>
            </table:table-row>
            <table:table-row>
              <table:table-cell office:value-type="float" office:value="7.852">
                <text:p>7.852</text:p>
              </table:table-cell>
              <table:table-cell office:value-type="float" office:value="1.373202">
                <text:p>1.373202</text:p>
              </table:table-cell>
            </table:table-row>
            <table:table-row>
              <table:table-cell office:value-type="float" office:value="7.862">
                <text:p>7.862</text:p>
              </table:table-cell>
              <table:table-cell office:value-type="float" office:value="1.346738">
                <text:p>1.346738</text:p>
              </table:table-cell>
            </table:table-row>
            <table:table-row>
              <table:table-cell office:value-type="float" office:value="7.872">
                <text:p>7.872</text:p>
              </table:table-cell>
              <table:table-cell office:value-type="float" office:value="1.319286">
                <text:p>1.319286</text:p>
              </table:table-cell>
            </table:table-row>
            <table:table-row>
              <table:table-cell office:value-type="float" office:value="7.882">
                <text:p>7.882</text:p>
              </table:table-cell>
              <table:table-cell office:value-type="float" office:value="1.290845">
                <text:p>1.290845</text:p>
              </table:table-cell>
            </table:table-row>
            <table:table-row>
              <table:table-cell office:value-type="float" office:value="7.892">
                <text:p>7.892</text:p>
              </table:table-cell>
              <table:table-cell office:value-type="float" office:value="1.261417">
                <text:p>1.261417</text:p>
              </table:table-cell>
            </table:table-row>
            <table:table-row>
              <table:table-cell office:value-type="float" office:value="7.902">
                <text:p>7.902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float" office:value="7.912">
                <text:p>7.912</text:p>
              </table:table-cell>
              <table:table-cell office:value-type="float" office:value="1.199596">
                <text:p>1.199596</text:p>
              </table:table-cell>
            </table:table-row>
            <table:table-row>
              <table:table-cell office:value-type="float" office:value="7.922">
                <text:p>7.922</text:p>
              </table:table-cell>
              <table:table-cell office:value-type="float" office:value="1.167204">
                <text:p>1.167204</text:p>
              </table:table-cell>
            </table:table-row>
            <table:table-row>
              <table:table-cell office:value-type="float" office:value="7.932">
                <text:p>7.932</text:p>
              </table:table-cell>
              <table:table-cell office:value-type="float" office:value="1.133823">
                <text:p>1.133823</text:p>
              </table:table-cell>
            </table:table-row>
            <table:table-row>
              <table:table-cell office:value-type="float" office:value="7.942">
                <text:p>7.942</text:p>
              </table:table-cell>
              <table:table-cell office:value-type="float" office:value="1.099455">
                <text:p>1.099455</text:p>
              </table:table-cell>
            </table:table-row>
            <table:table-row>
              <table:table-cell office:value-type="float" office:value="7.952">
                <text:p>7.952</text:p>
              </table:table-cell>
              <table:table-cell office:value-type="float" office:value="1.064098">
                <text:p>1.064098</text:p>
              </table:table-cell>
            </table:table-row>
            <table:table-row>
              <table:table-cell office:value-type="float" office:value="7.962">
                <text:p>7.962</text:p>
              </table:table-cell>
              <table:table-cell office:value-type="float" office:value="1.027754">
                <text:p>1.027754</text:p>
              </table:table-cell>
            </table:table-row>
            <table:table-row>
              <table:table-cell office:value-type="float" office:value="7.972">
                <text:p>7.972</text:p>
              </table:table-cell>
              <table:table-cell office:value-type="float" office:value="0.990421">
                <text:p>0.990421</text:p>
              </table:table-cell>
            </table:table-row>
            <table:table-row>
              <table:table-cell office:value-type="float" office:value="7.982">
                <text:p>7.982</text:p>
              </table:table-cell>
              <table:table-cell office:value-type="float" office:value="0.952101">
                <text:p>0.952101</text:p>
              </table:table-cell>
            </table:table-row>
            <table:table-row>
              <table:table-cell office:value-type="float" office:value="7.992">
                <text:p>7.992</text:p>
              </table:table-cell>
              <table:table-cell office:value-type="float" office:value="0.912793">
                <text:p>0.912793</text:p>
              </table:table-cell>
            </table:table-row>
            <table:table-row>
              <table:table-cell office:value-type="float" office:value="8.002">
                <text:p>8.002</text:p>
              </table:table-cell>
              <table:table-cell office:value-type="float" office:value="0.872496">
                <text:p>0.872496</text:p>
              </table:table-cell>
            </table:table-row>
            <table:table-row>
              <table:table-cell office:value-type="float" office:value="8.013">
                <text:p>8.013</text:p>
              </table:table-cell>
              <table:table-cell office:value-type="float" office:value="0.827029">
                <text:p>0.827029</text:p>
              </table:table-cell>
            </table:table-row>
            <table:table-row>
              <table:table-cell office:value-type="float" office:value="8.024">
                <text:p>8.024</text:p>
              </table:table-cell>
              <table:table-cell office:value-type="float" office:value="0.780366">
                <text:p>0.780366</text:p>
              </table:table-cell>
            </table:table-row>
            <table:table-row>
              <table:table-cell office:value-type="float" office:value="8.035">
                <text:p>8.035</text:p>
              </table:table-cell>
              <table:table-cell office:value-type="float" office:value="0.732508">
                <text:p>0.732508</text:p>
              </table:table-cell>
            </table:table-row>
            <table:table-row>
              <table:table-cell office:value-type="float" office:value="8.046">
                <text:p>8.046</text:p>
              </table:table-cell>
              <table:table-cell office:value-type="float" office:value="0.683455">
                <text:p>0.683455</text:p>
              </table:table-cell>
            </table:table-row>
            <table:table-row>
              <table:table-cell office:value-type="float" office:value="8.057">
                <text:p>8.057</text:p>
              </table:table-cell>
              <table:table-cell office:value-type="float" office:value="0.633205">
                <text:p>0.633205</text:p>
              </table:table-cell>
            </table:table-row>
            <table:table-row>
              <table:table-cell office:value-type="float" office:value="8.068">
                <text:p>8.068</text:p>
              </table:table-cell>
              <table:table-cell office:value-type="float" office:value="0.581761">
                <text:p>0.581761</text:p>
              </table:table-cell>
            </table:table-row>
            <table:table-row>
              <table:table-cell office:value-type="float" office:value="8.079">
                <text:p>8.079</text:p>
              </table:table-cell>
              <table:table-cell office:value-type="float" office:value="0.529121">
                <text:p>0.529121</text:p>
              </table:table-cell>
            </table:table-row>
            <table:table-row>
              <table:table-cell office:value-type="float" office:value="8.09">
                <text:p>8.09</text:p>
              </table:table-cell>
              <table:table-cell office:value-type="float" office:value="0.475285">
                <text:p>0.475285</text:p>
              </table:table-cell>
            </table:table-row>
            <table:table-row>
              <table:table-cell office:value-type="float" office:value="8.101">
                <text:p>8.101</text:p>
              </table:table-cell>
              <table:table-cell office:value-type="float" office:value="0.420254">
                <text:p>0.420254</text:p>
              </table:table-cell>
            </table:table-row>
            <table:table-row>
              <table:table-cell office:value-type="float" office:value="8.112">
                <text:p>8.112</text:p>
              </table:table-cell>
              <table:table-cell office:value-type="float" office:value="0.364028">
                <text:p>0.364028</text:p>
              </table:table-cell>
            </table:table-row>
            <table:table-row>
              <table:table-cell office:value-type="float" office:value="8.123">
                <text:p>8.123</text:p>
              </table:table-cell>
              <table:table-cell office:value-type="float" office:value="0.306606">
                <text:p>0.306606</text:p>
              </table:table-cell>
            </table:table-row>
            <table:table-row>
              <table:table-cell office:value-type="float" office:value="8.134">
                <text:p>8.134</text:p>
              </table:table-cell>
              <table:table-cell office:value-type="float" office:value="0.247988">
                <text:p>0.247988</text:p>
              </table:table-cell>
            </table:table-row>
            <table:table-row>
              <table:table-cell office:value-type="float" office:value="8.145">
                <text:p>8.145</text:p>
              </table:table-cell>
              <table:table-cell office:value-type="float" office:value="0.188175">
                <text:p>0.188175</text:p>
              </table:table-cell>
            </table:table-row>
            <table:table-row>
              <table:table-cell office:value-type="float" office:value="8.156">
                <text:p>8.156</text:p>
              </table:table-cell>
              <table:table-cell office:value-type="float" office:value="0.127167">
                <text:p>0.127167</text:p>
              </table:table-cell>
            </table:table-row>
            <table:table-row>
              <table:table-cell office:value-type="float" office:value="8.167">
                <text:p>8.167</text:p>
              </table:table-cell>
              <table:table-cell office:value-type="float" office:value="0.064963">
                <text:p>0.064963</text:p>
              </table:table-cell>
            </table:table-row>
            <table:table-row>
              <table:table-cell office:value-type="float" office:value="8.178">
                <text:p>8.178</text:p>
              </table:table-cell>
              <table:table-cell office:value-type="float" office:value="0.001564">
                <text:p>0.001564</text:p>
              </table:table-cell>
            </table:table-row>
            <table:table-row>
              <table:table-cell office:value-type="float" office:value="8.189">
                <text:p>8.189</text:p>
              </table:table-cell>
              <table:table-cell office:value-type="float" office:value="0.050477">
                <text:p>0.05047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100175">
                <text:p>0.100175</text:p>
              </table:table-cell>
            </table:table-row>
            <table:table-row>
              <table:table-cell office:value-type="float" office:value="8.211">
                <text:p>8.211</text:p>
              </table:table-cell>
              <table:table-cell office:value-type="float" office:value="0.148677">
                <text:p>0.148677</text:p>
              </table:table-cell>
            </table:table-row>
            <table:table-row>
              <table:table-cell office:value-type="float" office:value="8.222">
                <text:p>8.222</text:p>
              </table:table-cell>
              <table:table-cell office:value-type="float" office:value="0.195984">
                <text:p>0.195984</text:p>
              </table:table-cell>
            </table:table-row>
            <table:table-row>
              <table:table-cell office:value-type="float" office:value="8.233">
                <text:p>8.233</text:p>
              </table:table-cell>
              <table:table-cell office:value-type="float" office:value="0.242095">
                <text:p>0.242095</text:p>
              </table:table-cell>
            </table:table-row>
            <table:table-row>
              <table:table-cell office:value-type="float" office:value="8.244">
                <text:p>8.244</text:p>
              </table:table-cell>
              <table:table-cell office:value-type="float" office:value="0.287011">
                <text:p>0.287011</text:p>
              </table:table-cell>
            </table:table-row>
            <table:table-row>
              <table:table-cell office:value-type="float" office:value="8.255">
                <text:p>8.255</text:p>
              </table:table-cell>
              <table:table-cell office:value-type="float" office:value="0.330732">
                <text:p>0.330732</text:p>
              </table:table-cell>
            </table:table-row>
            <table:table-row>
              <table:table-cell office:value-type="float" office:value="8.266">
                <text:p>8.266</text:p>
              </table:table-cell>
              <table:table-cell office:value-type="float" office:value="0.373257">
                <text:p>0.373257</text:p>
              </table:table-cell>
            </table:table-row>
            <table:table-row>
              <table:table-cell office:value-type="float" office:value="8.277">
                <text:p>8.277</text:p>
              </table:table-cell>
              <table:table-cell office:value-type="float" office:value="0.414587">
                <text:p>0.414587</text:p>
              </table:table-cell>
            </table:table-row>
            <table:table-row>
              <table:table-cell office:value-type="float" office:value="8.288">
                <text:p>8.288</text:p>
              </table:table-cell>
              <table:table-cell office:value-type="float" office:value="0.454721">
                <text:p>0.454721</text:p>
              </table:table-cell>
            </table:table-row>
            <table:table-row>
              <table:table-cell office:value-type="float" office:value="8.299">
                <text:p>8.299</text:p>
              </table:table-cell>
              <table:table-cell office:value-type="float" office:value="0.493659">
                <text:p>0.493659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0.531402">
                <text:p>0.531402</text:p>
              </table:table-cell>
            </table:table-row>
            <table:table-row>
              <table:table-cell office:value-type="float" office:value="8.321">
                <text:p>8.321</text:p>
              </table:table-cell>
              <table:table-cell office:value-type="float" office:value="0.56795">
                <text:p>0.56795</text:p>
              </table:table-cell>
            </table:table-row>
            <table:table-row>
              <table:table-cell office:value-type="float" office:value="8.332">
                <text:p>8.332</text:p>
              </table:table-cell>
              <table:table-cell office:value-type="float" office:value="0.603302">
                <text:p>0.603302</text:p>
              </table:table-cell>
            </table:table-row>
            <table:table-row>
              <table:table-cell office:value-type="float" office:value="8.343">
                <text:p>8.343</text:p>
              </table:table-cell>
              <table:table-cell office:value-type="float" office:value="0.637459">
                <text:p>0.637459</text:p>
              </table:table-cell>
            </table:table-row>
            <table:table-row>
              <table:table-cell office:value-type="float" office:value="8.354">
                <text:p>8.354</text:p>
              </table:table-cell>
              <table:table-cell office:value-type="float" office:value="0.67042">
                <text:p>0.67042</text:p>
              </table:table-cell>
            </table:table-row>
            <table:table-row>
              <table:table-cell office:value-type="float" office:value="8.365">
                <text:p>8.365</text:p>
              </table:table-cell>
              <table:table-cell office:value-type="float" office:value="0.702186">
                <text:p>0.702186</text:p>
              </table:table-cell>
            </table:table-row>
            <table:table-row>
              <table:table-cell office:value-type="float" office:value="8.376">
                <text:p>8.376</text:p>
              </table:table-cell>
              <table:table-cell office:value-type="float" office:value="0.732756">
                <text:p>0.732756</text:p>
              </table:table-cell>
            </table:table-row>
            <table:table-row>
              <table:table-cell office:value-type="float" office:value="8.387">
                <text:p>8.387</text:p>
              </table:table-cell>
              <table:table-cell office:value-type="float" office:value="0.762131">
                <text:p>0.762131</text:p>
              </table:table-cell>
            </table:table-row>
            <table:table-row>
              <table:table-cell office:value-type="float" office:value="8.398">
                <text:p>8.398</text:p>
              </table:table-cell>
              <table:table-cell office:value-type="float" office:value="0.79031">
                <text:p>0.79031</text:p>
              </table:table-cell>
            </table:table-row>
            <table:table-row>
              <table:table-cell office:value-type="float" office:value="8.409">
                <text:p>8.409</text:p>
              </table:table-cell>
              <table:table-cell office:value-type="float" office:value="0.817294">
                <text:p>0.817294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0.843082">
                <text:p>0.843082</text:p>
              </table:table-cell>
            </table:table-row>
            <table:table-row>
              <table:table-cell office:value-type="float" office:value="8.431">
                <text:p>8.431</text:p>
              </table:table-cell>
              <table:table-cell office:value-type="float" office:value="0.867675">
                <text:p>0.867675</text:p>
              </table:table-cell>
            </table:table-row>
            <table:table-row>
              <table:table-cell office:value-type="float" office:value="8.442">
                <text:p>8.442</text:p>
              </table:table-cell>
              <table:table-cell office:value-type="float" office:value="0.891072">
                <text:p>0.891072</text:p>
              </table:table-cell>
            </table:table-row>
            <table:table-row>
              <table:table-cell office:value-type="float" office:value="8.453">
                <text:p>8.453</text:p>
              </table:table-cell>
              <table:table-cell office:value-type="float" office:value="0.913274">
                <text:p>0.913274</text:p>
              </table:table-cell>
            </table:table-row>
            <table:table-row>
              <table:table-cell office:value-type="float" office:value="8.464">
                <text:p>8.464</text:p>
              </table:table-cell>
              <table:table-cell office:value-type="float" office:value="0.934281">
                <text:p>0.934281</text:p>
              </table:table-cell>
            </table:table-row>
            <table:table-row>
              <table:table-cell office:value-type="float" office:value="8.475">
                <text:p>8.475</text:p>
              </table:table-cell>
              <table:table-cell office:value-type="float" office:value="0.954092">
                <text:p>0.954092</text:p>
              </table:table-cell>
            </table:table-row>
            <table:table-row>
              <table:table-cell office:value-type="float" office:value="8.486">
                <text:p>8.486</text:p>
              </table:table-cell>
              <table:table-cell office:value-type="float" office:value="0.972707">
                <text:p>0.972707</text:p>
              </table:table-cell>
            </table:table-row>
            <table:table-row>
              <table:table-cell office:value-type="float" office:value="8.497">
                <text:p>8.497</text:p>
              </table:table-cell>
              <table:table-cell office:value-type="float" office:value="0.990127">
                <text:p>0.990127</text:p>
              </table:table-cell>
            </table:table-row>
            <table:table-row>
              <table:table-cell office:value-type="float" office:value="8.508">
                <text:p>8.508</text:p>
              </table:table-cell>
              <table:table-cell office:value-type="float" office:value="1.006351">
                <text:p>1.006351</text:p>
              </table:table-cell>
            </table:table-row>
            <table:table-row>
              <table:table-cell office:value-type="float" office:value="8.519">
                <text:p>8.519</text:p>
              </table:table-cell>
              <table:table-cell office:value-type="float" office:value="1.02138">
                <text:p>1.02138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1.035214">
                <text:p>1.035214</text:p>
              </table:table-cell>
            </table:table-row>
            <table:table-row>
              <table:table-cell office:value-type="float" office:value="8.541">
                <text:p>8.541</text:p>
              </table:table-cell>
              <table:table-cell office:value-type="float" office:value="1.047852">
                <text:p>1.047852</text:p>
              </table:table-cell>
            </table:table-row>
            <table:table-row>
              <table:table-cell office:value-type="float" office:value="8.552">
                <text:p>8.552</text:p>
              </table:table-cell>
              <table:table-cell office:value-type="float" office:value="1.059295">
                <text:p>1.059295</text:p>
              </table:table-cell>
            </table:table-row>
            <table:table-row>
              <table:table-cell office:value-type="float" office:value="8.563">
                <text:p>8.563</text:p>
              </table:table-cell>
              <table:table-cell office:value-type="float" office:value="1.069542">
                <text:p>1.069542</text:p>
              </table:table-cell>
            </table:table-row>
            <table:table-row>
              <table:table-cell office:value-type="float" office:value="8.574">
                <text:p>8.574</text:p>
              </table:table-cell>
              <table:table-cell office:value-type="float" office:value="1.078593">
                <text:p>1.078593</text:p>
              </table:table-cell>
            </table:table-row>
            <table:table-row>
              <table:table-cell office:value-type="float" office:value="8.585">
                <text:p>8.585</text:p>
              </table:table-cell>
              <table:table-cell office:value-type="float" office:value="1.086449">
                <text:p>1.086449</text:p>
              </table:table-cell>
            </table:table-row>
            <table:table-row>
              <table:table-cell office:value-type="float" office:value="8.596">
                <text:p>8.596</text:p>
              </table:table-cell>
              <table:table-cell office:value-type="float" office:value="1.09311">
                <text:p>1.09311</text:p>
              </table:table-cell>
            </table:table-row>
            <table:table-row>
              <table:table-cell office:value-type="float" office:value="8.607">
                <text:p>8.607</text:p>
              </table:table-cell>
              <table:table-cell office:value-type="float" office:value="1.098575">
                <text:p>1.098575</text:p>
              </table:table-cell>
            </table:table-row>
            <table:table-row>
              <table:table-cell office:value-type="float" office:value="8.618">
                <text:p>8.618</text:p>
              </table:table-cell>
              <table:table-cell office:value-type="float" office:value="1.102845">
                <text:p>1.102845</text:p>
              </table:table-cell>
            </table:table-row>
            <table:table-row>
              <table:table-cell office:value-type="float" office:value="8.629">
                <text:p>8.629</text:p>
              </table:table-cell>
              <table:table-cell office:value-type="float" office:value="1.105919">
                <text:p>1.105919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1.107798">
                <text:p>1.107798</text:p>
              </table:table-cell>
            </table:table-row>
            <table:table-row>
              <table:table-cell office:value-type="float" office:value="8.651">
                <text:p>8.651</text:p>
              </table:table-cell>
              <table:table-cell office:value-type="float" office:value="1.108481">
                <text:p>1.108481</text:p>
              </table:table-cell>
            </table:table-row>
            <table:table-row>
              <table:table-cell office:value-type="float" office:value="8.662">
                <text:p>8.662</text:p>
              </table:table-cell>
              <table:table-cell office:value-type="float" office:value="1.107969">
                <text:p>1.107969</text:p>
              </table:table-cell>
            </table:table-row>
            <table:table-row>
              <table:table-cell office:value-type="float" office:value="8.673">
                <text:p>8.673</text:p>
              </table:table-cell>
              <table:table-cell office:value-type="float" office:value="1.106261">
                <text:p>1.106261</text:p>
              </table:table-cell>
            </table:table-row>
            <table:table-row>
              <table:table-cell office:value-type="float" office:value="8.684">
                <text:p>8.684</text:p>
              </table:table-cell>
              <table:table-cell office:value-type="float" office:value="1.103358">
                <text:p>1.103358</text:p>
              </table:table-cell>
            </table:table-row>
            <table:table-row>
              <table:table-cell office:value-type="float" office:value="8.695">
                <text:p>8.695</text:p>
              </table:table-cell>
              <table:table-cell office:value-type="float" office:value="1.099259">
                <text:p>1.099259</text:p>
              </table:table-cell>
            </table:table-row>
            <table:table-row>
              <table:table-cell office:value-type="float" office:value="8.706">
                <text:p>8.706</text:p>
              </table:table-cell>
              <table:table-cell office:value-type="float" office:value="1.093965">
                <text:p>1.093965</text:p>
              </table:table-cell>
            </table:table-row>
            <table:table-row>
              <table:table-cell office:value-type="float" office:value="8.717">
                <text:p>8.717</text:p>
              </table:table-cell>
              <table:table-cell office:value-type="float" office:value="1.087475">
                <text:p>1.087475</text:p>
              </table:table-cell>
            </table:table-row>
            <table:table-row>
              <table:table-cell office:value-type="float" office:value="8.728">
                <text:p>8.728</text:p>
              </table:table-cell>
              <table:table-cell office:value-type="float" office:value="1.07979">
                <text:p>1.07979</text:p>
              </table:table-cell>
            </table:table-row>
            <table:table-row>
              <table:table-cell office:value-type="float" office:value="8.739">
                <text:p>8.739</text:p>
              </table:table-cell>
              <table:table-cell office:value-type="float" office:value="1.07091">
                <text:p>1.07091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1.060834">
                <text:p>1.060834</text:p>
              </table:table-cell>
            </table:table-row>
            <table:table-row>
              <table:table-cell office:value-type="float" office:value="8.761">
                <text:p>8.761</text:p>
              </table:table-cell>
              <table:table-cell office:value-type="float" office:value="1.049562">
                <text:p>1.049562</text:p>
              </table:table-cell>
            </table:table-row>
            <table:table-row>
              <table:table-cell office:value-type="float" office:value="8.772">
                <text:p>8.772</text:p>
              </table:table-cell>
              <table:table-cell office:value-type="float" office:value="1.037095">
                <text:p>1.037095</text:p>
              </table:table-cell>
            </table:table-row>
            <table:table-row>
              <table:table-cell office:value-type="float" office:value="8.783">
                <text:p>8.783</text:p>
              </table:table-cell>
              <table:table-cell office:value-type="float" office:value="1.023432">
                <text:p>1.023432</text:p>
              </table:table-cell>
            </table:table-row>
            <table:table-row>
              <table:table-cell office:value-type="float" office:value="8.794">
                <text:p>8.794</text:p>
              </table:table-cell>
              <table:table-cell office:value-type="float" office:value="1.008574">
                <text:p>1.008574</text:p>
              </table:table-cell>
            </table:table-row>
            <table:table-row>
              <table:table-cell office:value-type="float" office:value="8.805">
                <text:p>8.805</text:p>
              </table:table-cell>
              <table:table-cell office:value-type="float" office:value="0.992521">
                <text:p>0.992521</text:p>
              </table:table-cell>
            </table:table-row>
            <table:table-row>
              <table:table-cell office:value-type="float" office:value="8.816">
                <text:p>8.816</text:p>
              </table:table-cell>
              <table:table-cell office:value-type="float" office:value="0.975272">
                <text:p>0.975272</text:p>
              </table:table-cell>
            </table:table-row>
            <table:table-row>
              <table:table-cell office:value-type="float" office:value="8.827">
                <text:p>8.827</text:p>
              </table:table-cell>
              <table:table-cell office:value-type="float" office:value="0.956828">
                <text:p>0.956828</text:p>
              </table:table-cell>
            </table:table-row>
            <table:table-row>
              <table:table-cell office:value-type="float" office:value="8.838">
                <text:p>8.838</text:p>
              </table:table-cell>
              <table:table-cell office:value-type="float" office:value="0.937188">
                <text:p>0.937188</text:p>
              </table:table-cell>
            </table:table-row>
            <table:table-row>
              <table:table-cell office:value-type="float" office:value="8.849">
                <text:p>8.849</text:p>
              </table:table-cell>
              <table:table-cell office:value-type="float" office:value="0.916352">
                <text:p>0.916352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0.894321">
                <text:p>0.894321</text:p>
              </table:table-cell>
            </table:table-row>
            <table:table-row>
              <table:table-cell office:value-type="float" office:value="8.871">
                <text:p>8.871</text:p>
              </table:table-cell>
              <table:table-cell office:value-type="float" office:value="0.871095">
                <text:p>0.871095</text:p>
              </table:table-cell>
            </table:table-row>
            <table:table-row>
              <table:table-cell office:value-type="float" office:value="8.882">
                <text:p>8.882</text:p>
              </table:table-cell>
              <table:table-cell office:value-type="float" office:value="0.846673">
                <text:p>0.846673</text:p>
              </table:table-cell>
            </table:table-row>
            <table:table-row>
              <table:table-cell office:value-type="float" office:value="8.893">
                <text:p>8.893</text:p>
              </table:table-cell>
              <table:table-cell office:value-type="float" office:value="0.821056">
                <text:p>0.821056</text:p>
              </table:table-cell>
            </table:table-row>
            <table:table-row>
              <table:table-cell office:value-type="float" office:value="8.904">
                <text:p>8.904</text:p>
              </table:table-cell>
              <table:table-cell office:value-type="float" office:value="0.794243">
                <text:p>0.794243</text:p>
              </table:table-cell>
            </table:table-row>
            <table:table-row>
              <table:table-cell office:value-type="float" office:value="8.915">
                <text:p>8.915</text:p>
              </table:table-cell>
              <table:table-cell office:value-type="float" office:value="0.766235">
                <text:p>0.766235</text:p>
              </table:table-cell>
            </table:table-row>
            <table:table-row>
              <table:table-cell office:value-type="float" office:value="8.926">
                <text:p>8.926</text:p>
              </table:table-cell>
              <table:table-cell office:value-type="float" office:value="0.737031">
                <text:p>0.737031</text:p>
              </table:table-cell>
            </table:table-row>
            <table:table-row>
              <table:table-cell office:value-type="float" office:value="8.937">
                <text:p>8.937</text:p>
              </table:table-cell>
              <table:table-cell office:value-type="float" office:value="0.706632">
                <text:p>0.706632</text:p>
              </table:table-cell>
            </table:table-row>
            <table:table-row>
              <table:table-cell office:value-type="float" office:value="8.948">
                <text:p>8.948</text:p>
              </table:table-cell>
              <table:table-cell office:value-type="float" office:value="0.675037">
                <text:p>0.675037</text:p>
              </table:table-cell>
            </table:table-row>
            <table:table-row>
              <table:table-cell office:value-type="float" office:value="8.959">
                <text:p>8.959</text:p>
              </table:table-cell>
              <table:table-cell office:value-type="float" office:value="0.642247">
                <text:p>0.642247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0.608261">
                <text:p>0.608261</text:p>
              </table:table-cell>
            </table:table-row>
            <table:table-row>
              <table:table-cell office:value-type="float" office:value="8.981">
                <text:p>8.981</text:p>
              </table:table-cell>
              <table:table-cell office:value-type="float" office:value="0.57308">
                <text:p>0.57308</text:p>
              </table:table-cell>
            </table:table-row>
            <table:table-row>
              <table:table-cell office:value-type="float" office:value="8.992">
                <text:p>8.992</text:p>
              </table:table-cell>
              <table:table-cell office:value-type="float" office:value="0.536703">
                <text:p>0.536703</text:p>
              </table:table-cell>
            </table:table-row>
            <table:table-row>
              <table:table-cell office:value-type="float" office:value="9.003">
                <text:p>9.003</text:p>
              </table:table-cell>
              <table:table-cell office:value-type="float" office:value="0.499131">
                <text:p>0.499131</text:p>
              </table:table-cell>
            </table:table-row>
            <table:table-row>
              <table:table-cell office:value-type="float" office:value="9.014">
                <text:p>9.014</text:p>
              </table:table-cell>
              <table:table-cell office:value-type="float" office:value="0.460364">
                <text:p>0.460364</text:p>
              </table:table-cell>
            </table:table-row>
            <table:table-row>
              <table:table-cell office:value-type="float" office:value="9.025">
                <text:p>9.025</text:p>
              </table:table-cell>
              <table:table-cell office:value-type="float" office:value="0.420401">
                <text:p>0.420401</text:p>
              </table:table-cell>
            </table:table-row>
            <table:table-row>
              <table:table-cell office:value-type="float" office:value="9.036">
                <text:p>9.036</text:p>
              </table:table-cell>
              <table:table-cell office:value-type="float" office:value="0.379242">
                <text:p>0.379242</text:p>
              </table:table-cell>
            </table:table-row>
            <table:table-row>
              <table:table-cell office:value-type="float" office:value="9.047">
                <text:p>9.047</text:p>
              </table:table-cell>
              <table:table-cell office:value-type="float" office:value="0.336888">
                <text:p>0.336888</text:p>
              </table:table-cell>
            </table:table-row>
            <table:table-row>
              <table:table-cell office:value-type="float" office:value="9.058">
                <text:p>9.058</text:p>
              </table:table-cell>
              <table:table-cell office:value-type="float" office:value="0.293338">
                <text:p>0.293338</text:p>
              </table:table-cell>
            </table:table-row>
            <table:table-row>
              <table:table-cell office:value-type="float" office:value="9.069">
                <text:p>9.069</text:p>
              </table:table-cell>
              <table:table-cell office:value-type="float" office:value="0.248593">
                <text:p>0.248593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0.202653">
                <text:p>0.202653</text:p>
              </table:table-cell>
            </table:table-row>
            <table:table-row>
              <table:table-cell office:value-type="float" office:value="9.091">
                <text:p>9.091</text:p>
              </table:table-cell>
              <table:table-cell office:value-type="float" office:value="0.155517">
                <text:p>0.155517</text:p>
              </table:table-cell>
            </table:table-row>
            <table:table-row>
              <table:table-cell office:value-type="float" office:value="9.102">
                <text:p>9.102</text:p>
              </table:table-cell>
              <table:table-cell office:value-type="float" office:value="0.107186">
                <text:p>0.107186</text:p>
              </table:table-cell>
            </table:table-row>
            <table:table-row>
              <table:table-cell office:value-type="float" office:value="9.113">
                <text:p>9.113</text:p>
              </table:table-cell>
              <table:table-cell office:value-type="float" office:value="0.057659">
                <text:p>0.057659</text:p>
              </table:table-cell>
            </table:table-row>
            <table:table-row>
              <table:table-cell office:value-type="float" office:value="9.124">
                <text:p>9.124</text:p>
              </table:table-cell>
              <table:table-cell office:value-type="float" office:value="0.006936">
                <text:p>0.006936</text:p>
              </table:table-cell>
            </table:table-row>
            <table:table-row>
              <table:table-cell office:value-type="float" office:value="9.135">
                <text:p>9.135</text:p>
              </table:table-cell>
              <table:table-cell office:value-type="float" office:value="0.035828">
                <text:p>0.035828</text:p>
              </table:table-cell>
            </table:table-row>
            <table:table-row>
              <table:table-cell office:value-type="float" office:value="9.146">
                <text:p>9.146</text:p>
              </table:table-cell>
              <table:table-cell office:value-type="float" office:value="0.07558">
                <text:p>0.07558</text:p>
              </table:table-cell>
            </table:table-row>
            <table:table-row>
              <table:table-cell office:value-type="float" office:value="9.157">
                <text:p>9.157</text:p>
              </table:table-cell>
              <table:table-cell office:value-type="float" office:value="0.114136">
                <text:p>0.114136</text:p>
              </table:table-cell>
            </table:table-row>
            <table:table-row>
              <table:table-cell office:value-type="float" office:value="9.168">
                <text:p>9.168</text:p>
              </table:table-cell>
              <table:table-cell office:value-type="float" office:value="0.151497">
                <text:p>0.151497</text:p>
              </table:table-cell>
            </table:table-row>
            <table:table-row>
              <table:table-cell office:value-type="float" office:value="9.179">
                <text:p>9.179</text:p>
              </table:table-cell>
              <table:table-cell office:value-type="float" office:value="0.187663">
                <text:p>0.187663</text:p>
              </table:table-cell>
            </table:table-row>
            <table:table-row>
              <table:table-cell office:value-type="float" office:value="9.19">
                <text:p>9.19</text:p>
              </table:table-cell>
              <table:table-cell office:value-type="float" office:value="0.222633">
                <text:p>0.222633</text:p>
              </table:table-cell>
            </table:table-row>
            <table:table-row>
              <table:table-cell office:value-type="float" office:value="9.201">
                <text:p>9.201</text:p>
              </table:table-cell>
              <table:table-cell office:value-type="float" office:value="0.256407">
                <text:p>0.256407</text:p>
              </table:table-cell>
            </table:table-row>
            <table:table-row>
              <table:table-cell office:value-type="float" office:value="9.212">
                <text:p>9.212</text:p>
              </table:table-cell>
              <table:table-cell office:value-type="float" office:value="0.288987">
                <text:p>0.288987</text:p>
              </table:table-cell>
            </table:table-row>
            <table:table-row>
              <table:table-cell office:value-type="float" office:value="9.223">
                <text:p>9.223</text:p>
              </table:table-cell>
              <table:table-cell office:value-type="float" office:value="0.32037">
                <text:p>0.32037</text:p>
              </table:table-cell>
            </table:table-row>
            <table:table-row>
              <table:table-cell office:value-type="float" office:value="9.234">
                <text:p>9.234</text:p>
              </table:table-cell>
              <table:table-cell office:value-type="float" office:value="0.350558">
                <text:p>0.350558</text:p>
              </table:table-cell>
            </table:table-row>
            <table:table-row>
              <table:table-cell office:value-type="float" office:value="9.245">
                <text:p>9.245</text:p>
              </table:table-cell>
              <table:table-cell office:value-type="float" office:value="0.379551">
                <text:p>0.379551</text:p>
              </table:table-cell>
            </table:table-row>
            <table:table-row>
              <table:table-cell office:value-type="float" office:value="9.256">
                <text:p>9.256</text:p>
              </table:table-cell>
              <table:table-cell office:value-type="float" office:value="0.407348">
                <text:p>0.407348</text:p>
              </table:table-cell>
            </table:table-row>
            <table:table-row>
              <table:table-cell office:value-type="float" office:value="9.267">
                <text:p>9.267</text:p>
              </table:table-cell>
              <table:table-cell office:value-type="float" office:value="0.43395">
                <text:p>0.43395</text:p>
              </table:table-cell>
            </table:table-row>
            <table:table-row>
              <table:table-cell office:value-type="float" office:value="9.278">
                <text:p>9.278</text:p>
              </table:table-cell>
              <table:table-cell office:value-type="float" office:value="0.459356">
                <text:p>0.459356</text:p>
              </table:table-cell>
            </table:table-row>
            <table:table-row>
              <table:table-cell office:value-type="float" office:value="9.289">
                <text:p>9.289</text:p>
              </table:table-cell>
              <table:table-cell office:value-type="float" office:value="0.483567">
                <text:p>0.48356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506582">
                <text:p>0.506582</text:p>
              </table:table-cell>
            </table:table-row>
            <table:table-row>
              <table:table-cell office:value-type="float" office:value="9.311">
                <text:p>9.311</text:p>
              </table:table-cell>
              <table:table-cell office:value-type="float" office:value="0.528402">
                <text:p>0.528402</text:p>
              </table:table-cell>
            </table:table-row>
            <table:table-row>
              <table:table-cell office:value-type="float" office:value="9.322">
                <text:p>9.322</text:p>
              </table:table-cell>
              <table:table-cell office:value-type="float" office:value="0.549026">
                <text:p>0.549026</text:p>
              </table:table-cell>
            </table:table-row>
            <table:table-row>
              <table:table-cell office:value-type="float" office:value="9.333">
                <text:p>9.333</text:p>
              </table:table-cell>
              <table:table-cell office:value-type="float" office:value="0.568455">
                <text:p>0.568455</text:p>
              </table:table-cell>
            </table:table-row>
            <table:table-row>
              <table:table-cell office:value-type="float" office:value="9.344">
                <text:p>9.344</text:p>
              </table:table-cell>
              <table:table-cell office:value-type="float" office:value="0.586688">
                <text:p>0.586688</text:p>
              </table:table-cell>
            </table:table-row>
            <table:table-row>
              <table:table-cell office:value-type="float" office:value="9.355">
                <text:p>9.355</text:p>
              </table:table-cell>
              <table:table-cell office:value-type="float" office:value="0.603726">
                <text:p>0.603726</text:p>
              </table:table-cell>
            </table:table-row>
            <table:table-row>
              <table:table-cell office:value-type="float" office:value="9.366">
                <text:p>9.366</text:p>
              </table:table-cell>
              <table:table-cell office:value-type="float" office:value="0.619568">
                <text:p>0.619568</text:p>
              </table:table-cell>
            </table:table-row>
            <table:table-row>
              <table:table-cell office:value-type="float" office:value="9.377">
                <text:p>9.377</text:p>
              </table:table-cell>
              <table:table-cell office:value-type="float" office:value="0.634215">
                <text:p>0.634215</text:p>
              </table:table-cell>
            </table:table-row>
            <table:table-row>
              <table:table-cell office:value-type="float" office:value="9.388">
                <text:p>9.388</text:p>
              </table:table-cell>
              <table:table-cell office:value-type="float" office:value="0.647666">
                <text:p>0.647666</text:p>
              </table:table-cell>
            </table:table-row>
            <table:table-row>
              <table:table-cell office:value-type="float" office:value="9.399">
                <text:p>9.399</text:p>
              </table:table-cell>
              <table:table-cell office:value-type="float" office:value="0.659922">
                <text:p>0.659922</text:p>
              </table:table-cell>
            </table:table-row>
            <table:table-row>
              <table:table-cell office:value-type="float" office:value="9.41">
                <text:p>9.41</text:p>
              </table:table-cell>
              <table:table-cell office:value-type="float" office:value="0.670983">
                <text:p>0.670983</text:p>
              </table:table-cell>
            </table:table-row>
            <table:table-row>
              <table:table-cell office:value-type="float" office:value="9.421">
                <text:p>9.421</text:p>
              </table:table-cell>
              <table:table-cell office:value-type="float" office:value="0.680848">
                <text:p>0.680848</text:p>
              </table:table-cell>
            </table:table-row>
            <table:table-row>
              <table:table-cell office:value-type="float" office:value="9.432">
                <text:p>9.432</text:p>
              </table:table-cell>
              <table:table-cell office:value-type="float" office:value="0.689517">
                <text:p>0.689517</text:p>
              </table:table-cell>
            </table:table-row>
            <table:table-row>
              <table:table-cell office:value-type="float" office:value="9.443">
                <text:p>9.443</text:p>
              </table:table-cell>
              <table:table-cell office:value-type="float" office:value="0.696991">
                <text:p>0.696991</text:p>
              </table:table-cell>
            </table:table-row>
            <table:table-row>
              <table:table-cell office:value-type="float" office:value="9.454">
                <text:p>9.454</text:p>
              </table:table-cell>
              <table:table-cell office:value-type="float" office:value="0.70327">
                <text:p>0.70327</text:p>
              </table:table-cell>
            </table:table-row>
            <table:table-row>
              <table:table-cell office:value-type="float" office:value="9.465">
                <text:p>9.465</text:p>
              </table:table-cell>
              <table:table-cell office:value-type="float" office:value="0.708353">
                <text:p>0.708353</text:p>
              </table:table-cell>
            </table:table-row>
            <table:table-row>
              <table:table-cell office:value-type="float" office:value="9.476">
                <text:p>9.476</text:p>
              </table:table-cell>
              <table:table-cell office:value-type="float" office:value="0.71224">
                <text:p>0.71224</text:p>
              </table:table-cell>
            </table:table-row>
            <table:table-row>
              <table:table-cell office:value-type="float" office:value="9.487">
                <text:p>9.487</text:p>
              </table:table-cell>
              <table:table-cell office:value-type="float" office:value="0.714932">
                <text:p>0.714932</text:p>
              </table:table-cell>
            </table:table-row>
            <table:table-row>
              <table:table-cell office:value-type="float" office:value="9.498">
                <text:p>9.498</text:p>
              </table:table-cell>
              <table:table-cell office:value-type="float" office:value="0.716429">
                <text:p>0.716429</text:p>
              </table:table-cell>
            </table:table-row>
            <table:table-row>
              <table:table-cell office:value-type="float" office:value="9.509">
                <text:p>9.509</text:p>
              </table:table-cell>
              <table:table-cell office:value-type="float" office:value="0.71673">
                <text:p>0.71673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0.715836">
                <text:p>0.715836</text:p>
              </table:table-cell>
            </table:table-row>
            <table:table-row>
              <table:table-cell office:value-type="float" office:value="9.531">
                <text:p>9.531</text:p>
              </table:table-cell>
              <table:table-cell office:value-type="float" office:value="0.713746">
                <text:p>0.713746</text:p>
              </table:table-cell>
            </table:table-row>
            <table:table-row>
              <table:table-cell office:value-type="float" office:value="9.542">
                <text:p>9.542</text:p>
              </table:table-cell>
              <table:table-cell office:value-type="float" office:value="0.71046">
                <text:p>0.71046</text:p>
              </table:table-cell>
            </table:table-row>
            <table:table-row>
              <table:table-cell office:value-type="float" office:value="9.553">
                <text:p>9.553</text:p>
              </table:table-cell>
              <table:table-cell office:value-type="float" office:value="0.70598">
                <text:p>0.70598</text:p>
              </table:table-cell>
            </table:table-row>
            <table:table-row>
              <table:table-cell office:value-type="float" office:value="9.564">
                <text:p>9.564</text:p>
              </table:table-cell>
              <table:table-cell office:value-type="float" office:value="0.700303">
                <text:p>0.700303</text:p>
              </table:table-cell>
            </table:table-row>
            <table:table-row>
              <table:table-cell office:value-type="float" office:value="9.575">
                <text:p>9.575</text:p>
              </table:table-cell>
              <table:table-cell office:value-type="float" office:value="0.693432">
                <text:p>0.693432</text:p>
              </table:table-cell>
            </table:table-row>
            <table:table-row>
              <table:table-cell office:value-type="float" office:value="9.586">
                <text:p>9.586</text:p>
              </table:table-cell>
              <table:table-cell office:value-type="float" office:value="0.685364">
                <text:p>0.685364</text:p>
              </table:table-cell>
            </table:table-row>
            <table:table-row>
              <table:table-cell office:value-type="float" office:value="9.597">
                <text:p>9.597</text:p>
              </table:table-cell>
              <table:table-cell office:value-type="float" office:value="0.676102">
                <text:p>0.676102</text:p>
              </table:table-cell>
            </table:table-row>
            <table:table-row>
              <table:table-cell office:value-type="float" office:value="9.608">
                <text:p>9.608</text:p>
              </table:table-cell>
              <table:table-cell office:value-type="float" office:value="0.665643">
                <text:p>0.665643</text:p>
              </table:table-cell>
            </table:table-row>
            <table:table-row>
              <table:table-cell office:value-type="float" office:value="9.619">
                <text:p>9.619</text:p>
              </table:table-cell>
              <table:table-cell office:value-type="float" office:value="0.65399">
                <text:p>0.65399</text:p>
              </table:table-cell>
            </table:table-row>
            <table:table-row>
              <table:table-cell office:value-type="float" office:value="9.63">
                <text:p>9.63</text:p>
              </table:table-cell>
              <table:table-cell office:value-type="float" office:value="0.641141">
                <text:p>0.641141</text:p>
              </table:table-cell>
            </table:table-row>
            <table:table-row>
              <table:table-cell office:value-type="float" office:value="9.641">
                <text:p>9.641</text:p>
              </table:table-cell>
              <table:table-cell office:value-type="float" office:value="0.627096">
                <text:p>0.627096</text:p>
              </table:table-cell>
            </table:table-row>
            <table:table-row>
              <table:table-cell office:value-type="float" office:value="9.652">
                <text:p>9.652</text:p>
              </table:table-cell>
              <table:table-cell office:value-type="float" office:value="0.611856">
                <text:p>0.611856</text:p>
              </table:table-cell>
            </table:table-row>
            <table:table-row>
              <table:table-cell office:value-type="float" office:value="9.663">
                <text:p>9.663</text:p>
              </table:table-cell>
              <table:table-cell office:value-type="float" office:value="0.59542">
                <text:p>0.59542</text:p>
              </table:table-cell>
            </table:table-row>
            <table:table-row>
              <table:table-cell office:value-type="float" office:value="9.674">
                <text:p>9.674</text:p>
              </table:table-cell>
              <table:table-cell office:value-type="float" office:value="0.577789">
                <text:p>0.577789</text:p>
              </table:table-cell>
            </table:table-row>
            <table:table-row>
              <table:table-cell office:value-type="float" office:value="9.685">
                <text:p>9.685</text:p>
              </table:table-cell>
              <table:table-cell office:value-type="float" office:value="0.558963">
                <text:p>0.558963</text:p>
              </table:table-cell>
            </table:table-row>
            <table:table-row>
              <table:table-cell office:value-type="float" office:value="9.696">
                <text:p>9.696</text:p>
              </table:table-cell>
              <table:table-cell office:value-type="float" office:value="0.53894">
                <text:p>0.53894</text:p>
              </table:table-cell>
            </table:table-row>
            <table:table-row>
              <table:table-cell office:value-type="float" office:value="9.707">
                <text:p>9.707</text:p>
              </table:table-cell>
              <table:table-cell office:value-type="float" office:value="0.517723">
                <text:p>0.517723</text:p>
              </table:table-cell>
            </table:table-row>
            <table:table-row>
              <table:table-cell office:value-type="float" office:value="9.718">
                <text:p>9.718</text:p>
              </table:table-cell>
              <table:table-cell office:value-type="float" office:value="0.49531">
                <text:p>0.49531</text:p>
              </table:table-cell>
            </table:table-row>
            <table:table-row>
              <table:table-cell office:value-type="float" office:value="9.729">
                <text:p>9.729</text:p>
              </table:table-cell>
              <table:table-cell office:value-type="float" office:value="0.471701">
                <text:p>0.471701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0.446897">
                <text:p>0.446897</text:p>
              </table:table-cell>
            </table:table-row>
            <table:table-row>
              <table:table-cell office:value-type="float" office:value="9.751">
                <text:p>9.751</text:p>
              </table:table-cell>
              <table:table-cell office:value-type="float" office:value="0.420898">
                <text:p>0.420898</text:p>
              </table:table-cell>
            </table:table-row>
            <table:table-row>
              <table:table-cell office:value-type="float" office:value="9.762">
                <text:p>9.762</text:p>
              </table:table-cell>
              <table:table-cell office:value-type="float" office:value="0.393703">
                <text:p>0.393703</text:p>
              </table:table-cell>
            </table:table-row>
            <table:table-row>
              <table:table-cell office:value-type="float" office:value="9.773">
                <text:p>9.773</text:p>
              </table:table-cell>
              <table:table-cell office:value-type="float" office:value="0.365313">
                <text:p>0.365313</text:p>
              </table:table-cell>
            </table:table-row>
            <table:table-row>
              <table:table-cell office:value-type="float" office:value="9.784">
                <text:p>9.784</text:p>
              </table:table-cell>
              <table:table-cell office:value-type="float" office:value="0.335727">
                <text:p>0.335727</text:p>
              </table:table-cell>
            </table:table-row>
            <table:table-row>
              <table:table-cell office:value-type="float" office:value="9.795">
                <text:p>9.795</text:p>
              </table:table-cell>
              <table:table-cell office:value-type="float" office:value="0.304945">
                <text:p>0.304945</text:p>
              </table:table-cell>
            </table:table-row>
            <table:table-row>
              <table:table-cell office:value-type="float" office:value="9.806">
                <text:p>9.806</text:p>
              </table:table-cell>
              <table:table-cell office:value-type="float" office:value="0.272969">
                <text:p>0.272969</text:p>
              </table:table-cell>
            </table:table-row>
            <table:table-row>
              <table:table-cell office:value-type="float" office:value="9.817">
                <text:p>9.817</text:p>
              </table:table-cell>
              <table:table-cell office:value-type="float" office:value="0.239796">
                <text:p>0.239796</text:p>
              </table:table-cell>
            </table:table-row>
            <table:table-row>
              <table:table-cell office:value-type="float" office:value="9.828">
                <text:p>9.828</text:p>
              </table:table-cell>
              <table:table-cell office:value-type="float" office:value="0.205428">
                <text:p>0.205428</text:p>
              </table:table-cell>
            </table:table-row>
            <table:table-row>
              <table:table-cell office:value-type="float" office:value="9.839">
                <text:p>9.839</text:p>
              </table:table-cell>
              <table:table-cell office:value-type="float" office:value="0.169865">
                <text:p>0.169865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0.133106">
                <text:p>0.133106</text:p>
              </table:table-cell>
            </table:table-row>
            <table:table-row>
              <table:table-cell office:value-type="float" office:value="9.861">
                <text:p>9.861</text:p>
              </table:table-cell>
              <table:table-cell office:value-type="float" office:value="0.095152">
                <text:p>0.095152</text:p>
              </table:table-cell>
            </table:table-row>
            <table:table-row>
              <table:table-cell office:value-type="float" office:value="9.872">
                <text:p>9.872</text:p>
              </table:table-cell>
              <table:table-cell office:value-type="float" office:value="0.056002">
                <text:p>0.056002</text:p>
              </table:table-cell>
            </table:table-row>
            <table:table-row>
              <table:table-cell office:value-type="float" office:value="9.883">
                <text:p>9.883</text:p>
              </table:table-cell>
              <table:table-cell office:value-type="float" office:value="0.015657">
                <text:p>0.015657</text:p>
              </table:table-cell>
            </table:table-row>
            <table:table-row>
              <table:table-cell office:value-type="float" office:value="9.894">
                <text:p>9.894</text:p>
              </table:table-cell>
              <table:table-cell office:value-type="float" office:value="0.021055">
                <text:p>0.021055</text:p>
              </table:table-cell>
            </table:table-row>
            <table:table-row>
              <table:table-cell office:value-type="float" office:value="9.905">
                <text:p>9.905</text:p>
              </table:table-cell>
              <table:table-cell office:value-type="float" office:value="0.053092">
                <text:p>0.053092</text:p>
              </table:table-cell>
            </table:table-row>
            <table:table-row>
              <table:table-cell office:value-type="float" office:value="9.916">
                <text:p>9.916</text:p>
              </table:table-cell>
              <table:table-cell office:value-type="float" office:value="0.083934">
                <text:p>0.083934</text:p>
              </table:table-cell>
            </table:table-row>
            <table:table-row>
              <table:table-cell office:value-type="float" office:value="9.927">
                <text:p>9.927</text:p>
              </table:table-cell>
              <table:table-cell office:value-type="float" office:value="0.11358">
                <text:p>0.11358</text:p>
              </table:table-cell>
            </table:table-row>
            <table:table-row>
              <table:table-cell office:value-type="float" office:value="9.938">
                <text:p>9.938</text:p>
              </table:table-cell>
              <table:table-cell office:value-type="float" office:value="0.142031">
                <text:p>0.142031</text:p>
              </table:table-cell>
            </table:table-row>
            <table:table-row>
              <table:table-cell office:value-type="float" office:value="9.949">
                <text:p>9.949</text:p>
              </table:table-cell>
              <table:table-cell office:value-type="float" office:value="0.169286">
                <text:p>0.169286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0.195346">
                <text:p>0.195346</text:p>
              </table:table-cell>
            </table:table-row>
            <table:table-row>
              <table:table-cell office:value-type="float" office:value="9.971">
                <text:p>9.971</text:p>
              </table:table-cell>
              <table:table-cell office:value-type="float" office:value="0.22021">
                <text:p>0.22021</text:p>
              </table:table-cell>
            </table:table-row>
            <table:table-row>
              <table:table-cell office:value-type="float" office:value="9.982">
                <text:p>9.982</text:p>
              </table:table-cell>
              <table:table-cell office:value-type="float" office:value="0.243879">
                <text:p>0.243879</text:p>
              </table:table-cell>
            </table:table-row>
            <table:table-row>
              <table:table-cell office:value-type="float" office:value="9.993">
                <text:p>9.993</text:p>
              </table:table-cell>
              <table:table-cell office:value-type="float" office:value="0.266352">
                <text:p>0.266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97cm" svg:height="16.178cm" xlink:href=".." xlink:type="simple" chart:class="chart:line" chart:style-name="ch1">
        <chart:legend chart:legend-position="end" svg:x="20.577cm" svg:y="7.79cm" style:legend-expansion="high" chart:style-name="ch2"/>
        <chart:plot-area chart:style-name="ch3" table:cell-range-address="out.A2:out.A956 out.C1:out.C956" chart:data-source-has-labels="both" svg:x="0.447cm" svg:y="0.323cm" svg:width="19.683cm" svg:height="15.532cm">
          <chartooo:coordinate-region svg:x="1.174cm" svg:y="0.523cm" svg:width="18.956cm" svg:height="15.133cm"/>
          <chart:axis chart:dimension="x" chart:name="primary-x" chart:style-name="ch4" chartooo:axis-type="auto">
            <chartooo:date-scale/>
            <chart:categories table:cell-range-address="out.A2:out.A9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.C2:out.C956" chart:label-cell-address="out.C1:out.C1" chart:class="chart:line">
            <chart:data-point chart:repeated="9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xd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.A2:out.A956</svg:desc>
                </draw:g>
              </table:table-cell>
              <table:table-cell office:value-type="float" office:value="0">
                <text:p>0</text:p>
                <draw:g>
                  <svg:desc>out.C2:out.C956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0.0988">
                <text:p>-0.098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0.1976">
                <text:p>-0.197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2964">
                <text:p>-0.2964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3952">
                <text:p>-0.3952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494">
                <text:p>-0.49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5928">
                <text:p>-0.592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-0.6916">
                <text:p>-0.691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-0.7904">
                <text:p>-0.790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0.8892">
                <text:p>-0.889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988">
                <text:p>-0.9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-1.0868">
                <text:p>-1.086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1.1856">
                <text:p>-1.185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-1.2844">
                <text:p>-1.284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-1.3832">
                <text:p>-1.383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1.482">
                <text:p>-1.48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-1.5808">
                <text:p>-1.580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-1.6796">
                <text:p>-1.679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1.7784">
                <text:p>-1.778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1.8772">
                <text:p>-1.877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1.976">
                <text:p>-1.97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2.0748">
                <text:p>-2.074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-2.1736">
                <text:p>-2.17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-2.2724">
                <text:p>-2.272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-2.3712">
                <text:p>-2.371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-2.5688">
                <text:p>-2.568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2.6676">
                <text:p>-2.667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-2.7664">
                <text:p>-2.766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-2.8652">
                <text:p>-2.865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2.964">
                <text:p>-2.96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-3.0628">
                <text:p>-3.062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-3.1616">
                <text:p>-3.161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3.2604">
                <text:p>-3.260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-3.3592">
                <text:p>-3.35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3.458">
                <text:p>-3.45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-3.5568">
                <text:p>-3.556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-3.6556">
                <text:p>-3.655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-3.7544">
                <text:p>-3.754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-3.8532">
                <text:p>-3.853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3.952">
                <text:p>-3.95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-4.0508">
                <text:p>-4.050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-4.1496">
                <text:p>-4.149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-4.2484">
                <text:p>-4.248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-4.3472">
                <text:p>-4.3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4.446">
                <text:p>-4.44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-4.5448">
                <text:p>-4.544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4.6436">
                <text:p>-4.643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4.7424">
                <text:p>-4.742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-4.8412">
                <text:p>-4.841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5.0388">
                <text:p>-5.038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-5.1376">
                <text:p>-5.137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-5.2364">
                <text:p>-5.236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5.3352">
                <text:p>-5.335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5.434">
                <text:p>-5.43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-5.5328">
                <text:p>-5.532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5.6316">
                <text:p>-5.631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-5.7304">
                <text:p>-5.730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-5.8292">
                <text:p>-5.829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5.928">
                <text:p>-5.92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-6.0268">
                <text:p>-6.0268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-6.1256">
                <text:p>-6.125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6.2244">
                <text:p>-6.224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-6.3232">
                <text:p>-6.323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6.422">
                <text:p>-6.42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6.5208">
                <text:p>-6.520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-6.6196">
                <text:p>-6.619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-6.7184">
                <text:p>-6.718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-6.8172">
                <text:p>-6.817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6.916">
                <text:p>-6.91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-7.0148">
                <text:p>-7.014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7.1136">
                <text:p>-7.113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-7.2124">
                <text:p>-7.212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-7.3112">
                <text:p>-7.311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-7.5088">
                <text:p>-7.508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-7.6076">
                <text:p>-7.607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-7.7064">
                <text:p>-7.706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-7.8052">
                <text:p>-7.805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7.904">
                <text:p>-7.90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-8.0028">
                <text:p>-8.002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-8.1016">
                <text:p>-8.101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-8.2004">
                <text:p>-8.200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-8.2992">
                <text:p>-8.29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-8.398">
                <text:p>-8.39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-8.4968">
                <text:p>-8.496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-8.5956">
                <text:p>-8.595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-8.6944">
                <text:p>-8.694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-8.7932">
                <text:p>-8.79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8.892">
                <text:p>-8.89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-8.9908">
                <text:p>-8.990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-9.0896">
                <text:p>-9.089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-9.1884">
                <text:p>-9.188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-9.2872">
                <text:p>-9.287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9.386">
                <text:p>-9.38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-9.4848">
                <text:p>-9.48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-9.5836">
                <text:p>-9.583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-9.6824">
                <text:p>-9.682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-9.7812">
                <text:p>-9.78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float" office:value="1.011">
                <text:p>1.011</text:p>
              </table:table-cell>
              <table:table-cell office:value-type="float" office:value="-9.98868">
                <text:p>-9.98868</text:p>
              </table:table-cell>
            </table:table-row>
            <table:table-row>
              <table:table-cell office:value-type="float" office:value="1.022">
                <text:p>1.022</text:p>
              </table:table-cell>
              <table:table-cell office:value-type="float" office:value="-10.09736">
                <text:p>-10.09736</text:p>
              </table:table-cell>
            </table:table-row>
            <table:table-row>
              <table:table-cell office:value-type="float" office:value="1.033">
                <text:p>1.033</text:p>
              </table:table-cell>
              <table:table-cell office:value-type="float" office:value="-10.20604">
                <text:p>-10.20604</text:p>
              </table:table-cell>
            </table:table-row>
            <table:table-row>
              <table:table-cell office:value-type="float" office:value="1.044">
                <text:p>1.044</text:p>
              </table:table-cell>
              <table:table-cell office:value-type="float" office:value="-10.31472">
                <text:p>-10.31472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-10.4234">
                <text:p>-10.4234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-10.53208">
                <text:p>-10.53208</text:p>
              </table:table-cell>
            </table:table-row>
            <table:table-row>
              <table:table-cell office:value-type="float" office:value="1.077">
                <text:p>1.077</text:p>
              </table:table-cell>
              <table:table-cell office:value-type="float" office:value="-10.64076">
                <text:p>-10.64076</text:p>
              </table:table-cell>
            </table:table-row>
            <table:table-row>
              <table:table-cell office:value-type="float" office:value="1.088">
                <text:p>1.088</text:p>
              </table:table-cell>
              <table:table-cell office:value-type="float" office:value="-10.74944">
                <text:p>-10.74944</text:p>
              </table:table-cell>
            </table:table-row>
            <table:table-row>
              <table:table-cell office:value-type="float" office:value="1.099">
                <text:p>1.099</text:p>
              </table:table-cell>
              <table:table-cell office:value-type="float" office:value="-10.85812">
                <text:p>-10.8581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-10.9668">
                <text:p>-10.9668</text:p>
              </table:table-cell>
            </table:table-row>
            <table:table-row>
              <table:table-cell office:value-type="float" office:value="1.121">
                <text:p>1.121</text:p>
              </table:table-cell>
              <table:table-cell office:value-type="float" office:value="-11.07548">
                <text:p>-11.07548</text:p>
              </table:table-cell>
            </table:table-row>
            <table:table-row>
              <table:table-cell office:value-type="float" office:value="1.132">
                <text:p>1.132</text:p>
              </table:table-cell>
              <table:table-cell office:value-type="float" office:value="-11.18416">
                <text:p>-11.18416</text:p>
              </table:table-cell>
            </table:table-row>
            <table:table-row>
              <table:table-cell office:value-type="float" office:value="1.143">
                <text:p>1.143</text:p>
              </table:table-cell>
              <table:table-cell office:value-type="float" office:value="-11.29284">
                <text:p>-11.29284</text:p>
              </table:table-cell>
            </table:table-row>
            <table:table-row>
              <table:table-cell office:value-type="float" office:value="1.154">
                <text:p>1.154</text:p>
              </table:table-cell>
              <table:table-cell office:value-type="float" office:value="-11.40152">
                <text:p>-11.40152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-11.5102">
                <text:p>-11.5102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-11.61888">
                <text:p>-11.61888</text:p>
              </table:table-cell>
            </table:table-row>
            <table:table-row>
              <table:table-cell office:value-type="float" office:value="1.187">
                <text:p>1.187</text:p>
              </table:table-cell>
              <table:table-cell office:value-type="float" office:value="-11.72756">
                <text:p>-11.72756</text:p>
              </table:table-cell>
            </table:table-row>
            <table:table-row>
              <table:table-cell office:value-type="float" office:value="1.198">
                <text:p>1.198</text:p>
              </table:table-cell>
              <table:table-cell office:value-type="float" office:value="-11.83624">
                <text:p>-11.83624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-11.94492">
                <text:p>-11.94492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-12.0536">
                <text:p>-12.0536</text:p>
              </table:table-cell>
            </table:table-row>
            <table:table-row>
              <table:table-cell office:value-type="float" office:value="1.231">
                <text:p>1.231</text:p>
              </table:table-cell>
              <table:table-cell office:value-type="float" office:value="-12.16228">
                <text:p>-12.16228</text:p>
              </table:table-cell>
            </table:table-row>
            <table:table-row>
              <table:table-cell office:value-type="float" office:value="1.242">
                <text:p>1.242</text:p>
              </table:table-cell>
              <table:table-cell office:value-type="float" office:value="-12.27096">
                <text:p>-12.27096</text:p>
              </table:table-cell>
            </table:table-row>
            <table:table-row>
              <table:table-cell office:value-type="float" office:value="1.253">
                <text:p>1.253</text:p>
              </table:table-cell>
              <table:table-cell office:value-type="float" office:value="-12.37964">
                <text:p>-12.37964</text:p>
              </table:table-cell>
            </table:table-row>
            <table:table-row>
              <table:table-cell office:value-type="float" office:value="1.264">
                <text:p>1.264</text:p>
              </table:table-cell>
              <table:table-cell office:value-type="float" office:value="-12.48832">
                <text:p>-12.48832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-12.597">
                <text:p>-12.597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-12.70568">
                <text:p>-12.70568</text:p>
              </table:table-cell>
            </table:table-row>
            <table:table-row>
              <table:table-cell office:value-type="float" office:value="1.297">
                <text:p>1.297</text:p>
              </table:table-cell>
              <table:table-cell office:value-type="float" office:value="-12.81436">
                <text:p>-12.81436</text:p>
              </table:table-cell>
            </table:table-row>
            <table:table-row>
              <table:table-cell office:value-type="float" office:value="1.308">
                <text:p>1.308</text:p>
              </table:table-cell>
              <table:table-cell office:value-type="float" office:value="-12.92304">
                <text:p>-12.92304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-13.03172">
                <text:p>-13.0317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-13.1404">
                <text:p>-13.1404</text:p>
              </table:table-cell>
            </table:table-row>
            <table:table-row>
              <table:table-cell office:value-type="float" office:value="1.341">
                <text:p>1.341</text:p>
              </table:table-cell>
              <table:table-cell office:value-type="float" office:value="-13.24908">
                <text:p>-13.24908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-13.35776">
                <text:p>-13.35776</text:p>
              </table:table-cell>
            </table:table-row>
            <table:table-row>
              <table:table-cell office:value-type="float" office:value="1.363">
                <text:p>1.363</text:p>
              </table:table-cell>
              <table:table-cell office:value-type="float" office:value="-13.46644">
                <text:p>-13.46644</text:p>
              </table:table-cell>
            </table:table-row>
            <table:table-row>
              <table:table-cell office:value-type="float" office:value="1.374">
                <text:p>1.374</text:p>
              </table:table-cell>
              <table:table-cell office:value-type="float" office:value="-13.57512">
                <text:p>-13.57512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-13.6838">
                <text:p>-13.6838</text:p>
              </table:table-cell>
            </table:table-row>
            <table:table-row>
              <table:table-cell office:value-type="float" office:value="1.396">
                <text:p>1.396</text:p>
              </table:table-cell>
              <table:table-cell office:value-type="float" office:value="-13.79248">
                <text:p>-13.79248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-13.90116">
                <text:p>-13.90116</text:p>
              </table:table-cell>
            </table:table-row>
            <table:table-row>
              <table:table-cell office:value-type="float" office:value="1.418">
                <text:p>1.418</text:p>
              </table:table-cell>
              <table:table-cell office:value-type="float" office:value="-14.00984">
                <text:p>-14.00984</text:p>
              </table:table-cell>
            </table:table-row>
            <table:table-row>
              <table:table-cell office:value-type="float" office:value="1.429">
                <text:p>1.429</text:p>
              </table:table-cell>
              <table:table-cell office:value-type="float" office:value="11.205896">
                <text:p>11.205896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1.097216">
                <text:p>11.097216</text:p>
              </table:table-cell>
            </table:table-row>
            <table:table-row>
              <table:table-cell office:value-type="float" office:value="1.451">
                <text:p>1.451</text:p>
              </table:table-cell>
              <table:table-cell office:value-type="float" office:value="10.988536">
                <text:p>10.988536</text:p>
              </table:table-cell>
            </table:table-row>
            <table:table-row>
              <table:table-cell office:value-type="float" office:value="1.462">
                <text:p>1.462</text:p>
              </table:table-cell>
              <table:table-cell office:value-type="float" office:value="10.879856">
                <text:p>10.879856</text:p>
              </table:table-cell>
            </table:table-row>
            <table:table-row>
              <table:table-cell office:value-type="float" office:value="1.473">
                <text:p>1.473</text:p>
              </table:table-cell>
              <table:table-cell office:value-type="float" office:value="10.771176">
                <text:p>10.771176</text:p>
              </table:table-cell>
            </table:table-row>
            <table:table-row>
              <table:table-cell office:value-type="float" office:value="1.484">
                <text:p>1.484</text:p>
              </table:table-cell>
              <table:table-cell office:value-type="float" office:value="10.662496">
                <text:p>10.662496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10.553816">
                <text:p>10.553816</text:p>
              </table:table-cell>
            </table:table-row>
            <table:table-row>
              <table:table-cell office:value-type="float" office:value="1.506">
                <text:p>1.506</text:p>
              </table:table-cell>
              <table:table-cell office:value-type="float" office:value="10.445136">
                <text:p>10.445136</text:p>
              </table:table-cell>
            </table:table-row>
            <table:table-row>
              <table:table-cell office:value-type="float" office:value="1.517">
                <text:p>1.517</text:p>
              </table:table-cell>
              <table:table-cell office:value-type="float" office:value="10.336456">
                <text:p>10.336456</text:p>
              </table:table-cell>
            </table:table-row>
            <table:table-row>
              <table:table-cell office:value-type="float" office:value="1.528">
                <text:p>1.528</text:p>
              </table:table-cell>
              <table:table-cell office:value-type="float" office:value="10.227776">
                <text:p>10.227776</text:p>
              </table:table-cell>
            </table:table-row>
            <table:table-row>
              <table:table-cell office:value-type="float" office:value="1.539">
                <text:p>1.539</text:p>
              </table:table-cell>
              <table:table-cell office:value-type="float" office:value="10.119096">
                <text:p>10.11909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0.010416">
                <text:p>10.010416</text:p>
              </table:table-cell>
            </table:table-row>
            <table:table-row>
              <table:table-cell office:value-type="float" office:value="1.561">
                <text:p>1.561</text:p>
              </table:table-cell>
              <table:table-cell office:value-type="float" office:value="9.901736">
                <text:p>9.901736</text:p>
              </table:table-cell>
            </table:table-row>
            <table:table-row>
              <table:table-cell office:value-type="float" office:value="1.572">
                <text:p>1.572</text:p>
              </table:table-cell>
              <table:table-cell office:value-type="float" office:value="9.793056">
                <text:p>9.793056</text:p>
              </table:table-cell>
            </table:table-row>
            <table:table-row>
              <table:table-cell office:value-type="float" office:value="1.583">
                <text:p>1.583</text:p>
              </table:table-cell>
              <table:table-cell office:value-type="float" office:value="9.684376">
                <text:p>9.684376</text:p>
              </table:table-cell>
            </table:table-row>
            <table:table-row>
              <table:table-cell office:value-type="float" office:value="1.594">
                <text:p>1.594</text:p>
              </table:table-cell>
              <table:table-cell office:value-type="float" office:value="9.575696">
                <text:p>9.575696</text:p>
              </table:table-cell>
            </table:table-row>
            <table:table-row>
              <table:table-cell office:value-type="float" office:value="1.605">
                <text:p>1.605</text:p>
              </table:table-cell>
              <table:table-cell office:value-type="float" office:value="9.467016">
                <text:p>9.467016</text:p>
              </table:table-cell>
            </table:table-row>
            <table:table-row>
              <table:table-cell office:value-type="float" office:value="1.616">
                <text:p>1.616</text:p>
              </table:table-cell>
              <table:table-cell office:value-type="float" office:value="9.358336">
                <text:p>9.358336</text:p>
              </table:table-cell>
            </table:table-row>
            <table:table-row>
              <table:table-cell office:value-type="float" office:value="1.627">
                <text:p>1.627</text:p>
              </table:table-cell>
              <table:table-cell office:value-type="float" office:value="9.249656">
                <text:p>9.249656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9.140976">
                <text:p>9.140976</text:p>
              </table:table-cell>
            </table:table-row>
            <table:table-row>
              <table:table-cell office:value-type="float" office:value="1.649">
                <text:p>1.649</text:p>
              </table:table-cell>
              <table:table-cell office:value-type="float" office:value="9.032296">
                <text:p>9.032296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8.923616">
                <text:p>8.923616</text:p>
              </table:table-cell>
            </table:table-row>
            <table:table-row>
              <table:table-cell office:value-type="float" office:value="1.671">
                <text:p>1.671</text:p>
              </table:table-cell>
              <table:table-cell office:value-type="float" office:value="8.814936">
                <text:p>8.814936</text:p>
              </table:table-cell>
            </table:table-row>
            <table:table-row>
              <table:table-cell office:value-type="float" office:value="1.682">
                <text:p>1.682</text:p>
              </table:table-cell>
              <table:table-cell office:value-type="float" office:value="8.706256">
                <text:p>8.706256</text:p>
              </table:table-cell>
            </table:table-row>
            <table:table-row>
              <table:table-cell office:value-type="float" office:value="1.693">
                <text:p>1.693</text:p>
              </table:table-cell>
              <table:table-cell office:value-type="float" office:value="8.597576">
                <text:p>8.597576</text:p>
              </table:table-cell>
            </table:table-row>
            <table:table-row>
              <table:table-cell office:value-type="float" office:value="1.704">
                <text:p>1.704</text:p>
              </table:table-cell>
              <table:table-cell office:value-type="float" office:value="8.488896">
                <text:p>8.488896</text:p>
              </table:table-cell>
            </table:table-row>
            <table:table-row>
              <table:table-cell office:value-type="float" office:value="1.715">
                <text:p>1.715</text:p>
              </table:table-cell>
              <table:table-cell office:value-type="float" office:value="8.380216">
                <text:p>8.380216</text:p>
              </table:table-cell>
            </table:table-row>
            <table:table-row>
              <table:table-cell office:value-type="float" office:value="1.726">
                <text:p>1.726</text:p>
              </table:table-cell>
              <table:table-cell office:value-type="float" office:value="8.271536">
                <text:p>8.271536</text:p>
              </table:table-cell>
            </table:table-row>
            <table:table-row>
              <table:table-cell office:value-type="float" office:value="1.737">
                <text:p>1.737</text:p>
              </table:table-cell>
              <table:table-cell office:value-type="float" office:value="8.162856">
                <text:p>8.162856</text:p>
              </table:table-cell>
            </table:table-row>
            <table:table-row>
              <table:table-cell office:value-type="float" office:value="1.748">
                <text:p>1.748</text:p>
              </table:table-cell>
              <table:table-cell office:value-type="float" office:value="8.054176">
                <text:p>8.054176</text:p>
              </table:table-cell>
            </table:table-row>
            <table:table-row>
              <table:table-cell office:value-type="float" office:value="1.759">
                <text:p>1.759</text:p>
              </table:table-cell>
              <table:table-cell office:value-type="float" office:value="7.945496">
                <text:p>7.94549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7.836816">
                <text:p>7.836816</text:p>
              </table:table-cell>
            </table:table-row>
            <table:table-row>
              <table:table-cell office:value-type="float" office:value="1.781">
                <text:p>1.781</text:p>
              </table:table-cell>
              <table:table-cell office:value-type="float" office:value="7.728136">
                <text:p>7.728136</text:p>
              </table:table-cell>
            </table:table-row>
            <table:table-row>
              <table:table-cell office:value-type="float" office:value="1.792">
                <text:p>1.792</text:p>
              </table:table-cell>
              <table:table-cell office:value-type="float" office:value="7.619456">
                <text:p>7.619456</text:p>
              </table:table-cell>
            </table:table-row>
            <table:table-row>
              <table:table-cell office:value-type="float" office:value="1.803">
                <text:p>1.803</text:p>
              </table:table-cell>
              <table:table-cell office:value-type="float" office:value="7.510776">
                <text:p>7.510776</text:p>
              </table:table-cell>
            </table:table-row>
            <table:table-row>
              <table:table-cell office:value-type="float" office:value="1.814">
                <text:p>1.814</text:p>
              </table:table-cell>
              <table:table-cell office:value-type="float" office:value="7.402096">
                <text:p>7.402096</text:p>
              </table:table-cell>
            </table:table-row>
            <table:table-row>
              <table:table-cell office:value-type="float" office:value="1.825">
                <text:p>1.825</text:p>
              </table:table-cell>
              <table:table-cell office:value-type="float" office:value="7.293416">
                <text:p>7.293416</text:p>
              </table:table-cell>
            </table:table-row>
            <table:table-row>
              <table:table-cell office:value-type="float" office:value="1.836">
                <text:p>1.836</text:p>
              </table:table-cell>
              <table:table-cell office:value-type="float" office:value="7.184736">
                <text:p>7.184736</text:p>
              </table:table-cell>
            </table:table-row>
            <table:table-row>
              <table:table-cell office:value-type="float" office:value="1.847">
                <text:p>1.847</text:p>
              </table:table-cell>
              <table:table-cell office:value-type="float" office:value="7.076056">
                <text:p>7.076056</text:p>
              </table:table-cell>
            </table:table-row>
            <table:table-row>
              <table:table-cell office:value-type="float" office:value="1.858">
                <text:p>1.858</text:p>
              </table:table-cell>
              <table:table-cell office:value-type="float" office:value="6.967376">
                <text:p>6.967376</text:p>
              </table:table-cell>
            </table:table-row>
            <table:table-row>
              <table:table-cell office:value-type="float" office:value="1.869">
                <text:p>1.869</text:p>
              </table:table-cell>
              <table:table-cell office:value-type="float" office:value="6.858696">
                <text:p>6.85869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6.750016">
                <text:p>6.750016</text:p>
              </table:table-cell>
            </table:table-row>
            <table:table-row>
              <table:table-cell office:value-type="float" office:value="1.891">
                <text:p>1.891</text:p>
              </table:table-cell>
              <table:table-cell office:value-type="float" office:value="6.641336">
                <text:p>6.641336</text:p>
              </table:table-cell>
            </table:table-row>
            <table:table-row>
              <table:table-cell office:value-type="float" office:value="1.902">
                <text:p>1.902</text:p>
              </table:table-cell>
              <table:table-cell office:value-type="float" office:value="6.532656">
                <text:p>6.532656</text:p>
              </table:table-cell>
            </table:table-row>
            <table:table-row>
              <table:table-cell office:value-type="float" office:value="1.913">
                <text:p>1.913</text:p>
              </table:table-cell>
              <table:table-cell office:value-type="float" office:value="6.423976">
                <text:p>6.423976</text:p>
              </table:table-cell>
            </table:table-row>
            <table:table-row>
              <table:table-cell office:value-type="float" office:value="1.924">
                <text:p>1.924</text:p>
              </table:table-cell>
              <table:table-cell office:value-type="float" office:value="6.315296">
                <text:p>6.315296</text:p>
              </table:table-cell>
            </table:table-row>
            <table:table-row>
              <table:table-cell office:value-type="float" office:value="1.935">
                <text:p>1.935</text:p>
              </table:table-cell>
              <table:table-cell office:value-type="float" office:value="6.206616">
                <text:p>6.206616</text:p>
              </table:table-cell>
            </table:table-row>
            <table:table-row>
              <table:table-cell office:value-type="float" office:value="1.946">
                <text:p>1.946</text:p>
              </table:table-cell>
              <table:table-cell office:value-type="float" office:value="6.097936">
                <text:p>6.097936</text:p>
              </table:table-cell>
            </table:table-row>
            <table:table-row>
              <table:table-cell office:value-type="float" office:value="1.957">
                <text:p>1.957</text:p>
              </table:table-cell>
              <table:table-cell office:value-type="float" office:value="5.989256">
                <text:p>5.989256</text:p>
              </table:table-cell>
            </table:table-row>
            <table:table-row>
              <table:table-cell office:value-type="float" office:value="1.968">
                <text:p>1.968</text:p>
              </table:table-cell>
              <table:table-cell office:value-type="float" office:value="5.880576">
                <text:p>5.880576</text:p>
              </table:table-cell>
            </table:table-row>
            <table:table-row>
              <table:table-cell office:value-type="float" office:value="1.979">
                <text:p>1.979</text:p>
              </table:table-cell>
              <table:table-cell office:value-type="float" office:value="5.771896">
                <text:p>5.771896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5.663216">
                <text:p>5.663216</text:p>
              </table:table-cell>
            </table:table-row>
            <table:table-row>
              <table:table-cell office:value-type="float" office:value="2.001">
                <text:p>2.001</text:p>
              </table:table-cell>
              <table:table-cell office:value-type="float" office:value="5.554536">
                <text:p>5.554536</text:p>
              </table:table-cell>
            </table:table-row>
            <table:table-row>
              <table:table-cell office:value-type="float" office:value="2.012">
                <text:p>2.012</text:p>
              </table:table-cell>
              <table:table-cell office:value-type="float" office:value="5.445856">
                <text:p>5.445856</text:p>
              </table:table-cell>
            </table:table-row>
            <table:table-row>
              <table:table-cell office:value-type="float" office:value="2.023">
                <text:p>2.023</text:p>
              </table:table-cell>
              <table:table-cell office:value-type="float" office:value="5.337176">
                <text:p>5.337176</text:p>
              </table:table-cell>
            </table:table-row>
            <table:table-row>
              <table:table-cell office:value-type="float" office:value="2.034">
                <text:p>2.034</text:p>
              </table:table-cell>
              <table:table-cell office:value-type="float" office:value="5.228496">
                <text:p>5.228496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5.119816">
                <text:p>5.119816</text:p>
              </table:table-cell>
            </table:table-row>
            <table:table-row>
              <table:table-cell office:value-type="float" office:value="2.056">
                <text:p>2.056</text:p>
              </table:table-cell>
              <table:table-cell office:value-type="float" office:value="5.011136">
                <text:p>5.011136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4.902456">
                <text:p>4.902456</text:p>
              </table:table-cell>
            </table:table-row>
            <table:table-row>
              <table:table-cell office:value-type="float" office:value="2.078">
                <text:p>2.078</text:p>
              </table:table-cell>
              <table:table-cell office:value-type="float" office:value="4.793776">
                <text:p>4.793776</text:p>
              </table:table-cell>
            </table:table-row>
            <table:table-row>
              <table:table-cell office:value-type="float" office:value="2.089">
                <text:p>2.089</text:p>
              </table:table-cell>
              <table:table-cell office:value-type="float" office:value="4.685096">
                <text:p>4.68509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.576416">
                <text:p>4.576416</text:p>
              </table:table-cell>
            </table:table-row>
            <table:table-row>
              <table:table-cell office:value-type="float" office:value="2.111">
                <text:p>2.111</text:p>
              </table:table-cell>
              <table:table-cell office:value-type="float" office:value="4.467736">
                <text:p>4.467736</text:p>
              </table:table-cell>
            </table:table-row>
            <table:table-row>
              <table:table-cell office:value-type="float" office:value="2.122">
                <text:p>2.122</text:p>
              </table:table-cell>
              <table:table-cell office:value-type="float" office:value="4.359056">
                <text:p>4.359056</text:p>
              </table:table-cell>
            </table:table-row>
            <table:table-row>
              <table:table-cell office:value-type="float" office:value="2.133">
                <text:p>2.133</text:p>
              </table:table-cell>
              <table:table-cell office:value-type="float" office:value="4.250376">
                <text:p>4.250376</text:p>
              </table:table-cell>
            </table:table-row>
            <table:table-row>
              <table:table-cell office:value-type="float" office:value="2.144">
                <text:p>2.144</text:p>
              </table:table-cell>
              <table:table-cell office:value-type="float" office:value="4.141696">
                <text:p>4.141696</text:p>
              </table:table-cell>
            </table:table-row>
            <table:table-row>
              <table:table-cell office:value-type="float" office:value="2.155">
                <text:p>2.155</text:p>
              </table:table-cell>
              <table:table-cell office:value-type="float" office:value="4.033016">
                <text:p>4.033016</text:p>
              </table:table-cell>
            </table:table-row>
            <table:table-row>
              <table:table-cell office:value-type="float" office:value="2.166">
                <text:p>2.166</text:p>
              </table:table-cell>
              <table:table-cell office:value-type="float" office:value="3.924336">
                <text:p>3.924336</text:p>
              </table:table-cell>
            </table:table-row>
            <table:table-row>
              <table:table-cell office:value-type="float" office:value="2.177">
                <text:p>2.177</text:p>
              </table:table-cell>
              <table:table-cell office:value-type="float" office:value="3.815656">
                <text:p>3.815656</text:p>
              </table:table-cell>
            </table:table-row>
            <table:table-row>
              <table:table-cell office:value-type="float" office:value="2.188">
                <text:p>2.188</text:p>
              </table:table-cell>
              <table:table-cell office:value-type="float" office:value="3.706976">
                <text:p>3.706976</text:p>
              </table:table-cell>
            </table:table-row>
            <table:table-row>
              <table:table-cell office:value-type="float" office:value="2.199">
                <text:p>2.199</text:p>
              </table:table-cell>
              <table:table-cell office:value-type="float" office:value="3.598296">
                <text:p>3.59829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.489616">
                <text:p>3.489616</text:p>
              </table:table-cell>
            </table:table-row>
            <table:table-row>
              <table:table-cell office:value-type="float" office:value="2.221">
                <text:p>2.221</text:p>
              </table:table-cell>
              <table:table-cell office:value-type="float" office:value="3.380936">
                <text:p>3.380936</text:p>
              </table:table-cell>
            </table:table-row>
            <table:table-row>
              <table:table-cell office:value-type="float" office:value="2.232">
                <text:p>2.232</text:p>
              </table:table-cell>
              <table:table-cell office:value-type="float" office:value="3.272256">
                <text:p>3.272256</text:p>
              </table:table-cell>
            </table:table-row>
            <table:table-row>
              <table:table-cell office:value-type="float" office:value="2.243">
                <text:p>2.243</text:p>
              </table:table-cell>
              <table:table-cell office:value-type="float" office:value="3.163576">
                <text:p>3.163576</text:p>
              </table:table-cell>
            </table:table-row>
            <table:table-row>
              <table:table-cell office:value-type="float" office:value="2.254">
                <text:p>2.254</text:p>
              </table:table-cell>
              <table:table-cell office:value-type="float" office:value="3.054896">
                <text:p>3.054896</text:p>
              </table:table-cell>
            </table:table-row>
            <table:table-row>
              <table:table-cell office:value-type="float" office:value="2.265">
                <text:p>2.265</text:p>
              </table:table-cell>
              <table:table-cell office:value-type="float" office:value="2.946216">
                <text:p>2.946216</text:p>
              </table:table-cell>
            </table:table-row>
            <table:table-row>
              <table:table-cell office:value-type="float" office:value="2.276">
                <text:p>2.276</text:p>
              </table:table-cell>
              <table:table-cell office:value-type="float" office:value="2.837536">
                <text:p>2.837536</text:p>
              </table:table-cell>
            </table:table-row>
            <table:table-row>
              <table:table-cell office:value-type="float" office:value="2.287">
                <text:p>2.287</text:p>
              </table:table-cell>
              <table:table-cell office:value-type="float" office:value="2.728856">
                <text:p>2.728856</text:p>
              </table:table-cell>
            </table:table-row>
            <table:table-row>
              <table:table-cell office:value-type="float" office:value="2.298">
                <text:p>2.298</text:p>
              </table:table-cell>
              <table:table-cell office:value-type="float" office:value="2.620176">
                <text:p>2.620176</text:p>
              </table:table-cell>
            </table:table-row>
            <table:table-row>
              <table:table-cell office:value-type="float" office:value="2.309">
                <text:p>2.309</text:p>
              </table:table-cell>
              <table:table-cell office:value-type="float" office:value="2.511496">
                <text:p>2.511496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402816">
                <text:p>2.402816</text:p>
              </table:table-cell>
            </table:table-row>
            <table:table-row>
              <table:table-cell office:value-type="float" office:value="2.331">
                <text:p>2.331</text:p>
              </table:table-cell>
              <table:table-cell office:value-type="float" office:value="2.294136">
                <text:p>2.294136</text:p>
              </table:table-cell>
            </table:table-row>
            <table:table-row>
              <table:table-cell office:value-type="float" office:value="2.342">
                <text:p>2.342</text:p>
              </table:table-cell>
              <table:table-cell office:value-type="float" office:value="2.185456">
                <text:p>2.185456</text:p>
              </table:table-cell>
            </table:table-row>
            <table:table-row>
              <table:table-cell office:value-type="float" office:value="2.353">
                <text:p>2.353</text:p>
              </table:table-cell>
              <table:table-cell office:value-type="float" office:value="2.076776">
                <text:p>2.076776</text:p>
              </table:table-cell>
            </table:table-row>
            <table:table-row>
              <table:table-cell office:value-type="float" office:value="2.364">
                <text:p>2.364</text:p>
              </table:table-cell>
              <table:table-cell office:value-type="float" office:value="1.968096">
                <text:p>1.968096</text:p>
              </table:table-cell>
            </table:table-row>
            <table:table-row>
              <table:table-cell office:value-type="float" office:value="2.375">
                <text:p>2.375</text:p>
              </table:table-cell>
              <table:table-cell office:value-type="float" office:value="1.859416">
                <text:p>1.859416</text:p>
              </table:table-cell>
            </table:table-row>
            <table:table-row>
              <table:table-cell office:value-type="float" office:value="2.386">
                <text:p>2.386</text:p>
              </table:table-cell>
              <table:table-cell office:value-type="float" office:value="1.750736">
                <text:p>1.750736</text:p>
              </table:table-cell>
            </table:table-row>
            <table:table-row>
              <table:table-cell office:value-type="float" office:value="2.397">
                <text:p>2.397</text:p>
              </table:table-cell>
              <table:table-cell office:value-type="float" office:value="1.642056">
                <text:p>1.642056</text:p>
              </table:table-cell>
            </table:table-row>
            <table:table-row>
              <table:table-cell office:value-type="float" office:value="2.408">
                <text:p>2.408</text:p>
              </table:table-cell>
              <table:table-cell office:value-type="float" office:value="1.533376">
                <text:p>1.533376</text:p>
              </table:table-cell>
            </table:table-row>
            <table:table-row>
              <table:table-cell office:value-type="float" office:value="2.419">
                <text:p>2.419</text:p>
              </table:table-cell>
              <table:table-cell office:value-type="float" office:value="1.424696">
                <text:p>1.424696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.316016">
                <text:p>1.316016</text:p>
              </table:table-cell>
            </table:table-row>
            <table:table-row>
              <table:table-cell office:value-type="float" office:value="2.441">
                <text:p>2.441</text:p>
              </table:table-cell>
              <table:table-cell office:value-type="float" office:value="1.207336">
                <text:p>1.207336</text:p>
              </table:table-cell>
            </table:table-row>
            <table:table-row>
              <table:table-cell office:value-type="float" office:value="2.452">
                <text:p>2.452</text:p>
              </table:table-cell>
              <table:table-cell office:value-type="float" office:value="1.098656">
                <text:p>1.098656</text:p>
              </table:table-cell>
            </table:table-row>
            <table:table-row>
              <table:table-cell office:value-type="float" office:value="2.463">
                <text:p>2.463</text:p>
              </table:table-cell>
              <table:table-cell office:value-type="float" office:value="0.989976">
                <text:p>0.989976</text:p>
              </table:table-cell>
            </table:table-row>
            <table:table-row>
              <table:table-cell office:value-type="float" office:value="2.474">
                <text:p>2.474</text:p>
              </table:table-cell>
              <table:table-cell office:value-type="float" office:value="0.881296">
                <text:p>0.881296</text:p>
              </table:table-cell>
            </table:table-row>
            <table:table-row>
              <table:table-cell office:value-type="float" office:value="2.485">
                <text:p>2.485</text:p>
              </table:table-cell>
              <table:table-cell office:value-type="float" office:value="0.772616">
                <text:p>0.772616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0.663936">
                <text:p>0.663936</text:p>
              </table:table-cell>
            </table:table-row>
            <table:table-row>
              <table:table-cell office:value-type="float" office:value="2.507">
                <text:p>2.507</text:p>
              </table:table-cell>
              <table:table-cell office:value-type="float" office:value="0.555256">
                <text:p>0.555256</text:p>
              </table:table-cell>
            </table:table-row>
            <table:table-row>
              <table:table-cell office:value-type="float" office:value="2.518">
                <text:p>2.518</text:p>
              </table:table-cell>
              <table:table-cell office:value-type="float" office:value="0.446576">
                <text:p>0.446576</text:p>
              </table:table-cell>
            </table:table-row>
            <table:table-row>
              <table:table-cell office:value-type="float" office:value="2.529">
                <text:p>2.529</text:p>
              </table:table-cell>
              <table:table-cell office:value-type="float" office:value="0.337896">
                <text:p>0.337896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229216">
                <text:p>0.229216</text:p>
              </table:table-cell>
            </table:table-row>
            <table:table-row>
              <table:table-cell office:value-type="float" office:value="2.551">
                <text:p>2.551</text:p>
              </table:table-cell>
              <table:table-cell office:value-type="float" office:value="0.120536">
                <text:p>0.120536</text:p>
              </table:table-cell>
            </table:table-row>
            <table:table-row>
              <table:table-cell office:value-type="float" office:value="2.562">
                <text:p>2.562</text:p>
              </table:table-cell>
              <table:table-cell office:value-type="float" office:value="0.011856">
                <text:p>0.011856</text:p>
              </table:table-cell>
            </table:table-row>
            <table:table-row>
              <table:table-cell office:value-type="float" office:value="2.573">
                <text:p>2.573</text:p>
              </table:table-cell>
              <table:table-cell office:value-type="float" office:value="-0.096824">
                <text:p>-0.096824</text:p>
              </table:table-cell>
            </table:table-row>
            <table:table-row>
              <table:table-cell office:value-type="float" office:value="2.584">
                <text:p>2.584</text:p>
              </table:table-cell>
              <table:table-cell office:value-type="float" office:value="-0.205504">
                <text:p>-0.205504</text:p>
              </table:table-cell>
            </table:table-row>
            <table:table-row>
              <table:table-cell office:value-type="float" office:value="2.595">
                <text:p>2.595</text:p>
              </table:table-cell>
              <table:table-cell office:value-type="float" office:value="-0.314184">
                <text:p>-0.314184</text:p>
              </table:table-cell>
            </table:table-row>
            <table:table-row>
              <table:table-cell office:value-type="float" office:value="2.606">
                <text:p>2.606</text:p>
              </table:table-cell>
              <table:table-cell office:value-type="float" office:value="-0.422864">
                <text:p>-0.422864</text:p>
              </table:table-cell>
            </table:table-row>
            <table:table-row>
              <table:table-cell office:value-type="float" office:value="2.617">
                <text:p>2.617</text:p>
              </table:table-cell>
              <table:table-cell office:value-type="float" office:value="-0.531544">
                <text:p>-0.531544</text:p>
              </table:table-cell>
            </table:table-row>
            <table:table-row>
              <table:table-cell office:value-type="float" office:value="2.628">
                <text:p>2.628</text:p>
              </table:table-cell>
              <table:table-cell office:value-type="float" office:value="-0.640224">
                <text:p>-0.640224</text:p>
              </table:table-cell>
            </table:table-row>
            <table:table-row>
              <table:table-cell office:value-type="float" office:value="2.639">
                <text:p>2.639</text:p>
              </table:table-cell>
              <table:table-cell office:value-type="float" office:value="-0.748904">
                <text:p>-0.74890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-0.857584">
                <text:p>-0.857584</text:p>
              </table:table-cell>
            </table:table-row>
            <table:table-row>
              <table:table-cell office:value-type="float" office:value="2.661">
                <text:p>2.661</text:p>
              </table:table-cell>
              <table:table-cell office:value-type="float" office:value="-0.966264">
                <text:p>-0.966264</text:p>
              </table:table-cell>
            </table:table-row>
            <table:table-row>
              <table:table-cell office:value-type="float" office:value="2.672">
                <text:p>2.672</text:p>
              </table:table-cell>
              <table:table-cell office:value-type="float" office:value="-1.074944">
                <text:p>-1.074944</text:p>
              </table:table-cell>
            </table:table-row>
            <table:table-row>
              <table:table-cell office:value-type="float" office:value="2.683">
                <text:p>2.683</text:p>
              </table:table-cell>
              <table:table-cell office:value-type="float" office:value="-1.183624">
                <text:p>-1.183624</text:p>
              </table:table-cell>
            </table:table-row>
            <table:table-row>
              <table:table-cell office:value-type="float" office:value="2.694">
                <text:p>2.694</text:p>
              </table:table-cell>
              <table:table-cell office:value-type="float" office:value="-1.292304">
                <text:p>-1.292304</text:p>
              </table:table-cell>
            </table:table-row>
            <table:table-row>
              <table:table-cell office:value-type="float" office:value="2.705">
                <text:p>2.705</text:p>
              </table:table-cell>
              <table:table-cell office:value-type="float" office:value="-1.400984">
                <text:p>-1.400984</text:p>
              </table:table-cell>
            </table:table-row>
            <table:table-row>
              <table:table-cell office:value-type="float" office:value="2.716">
                <text:p>2.716</text:p>
              </table:table-cell>
              <table:table-cell office:value-type="float" office:value="-1.509664">
                <text:p>-1.509664</text:p>
              </table:table-cell>
            </table:table-row>
            <table:table-row>
              <table:table-cell office:value-type="float" office:value="2.727">
                <text:p>2.727</text:p>
              </table:table-cell>
              <table:table-cell office:value-type="float" office:value="-1.618344">
                <text:p>-1.618344</text:p>
              </table:table-cell>
            </table:table-row>
            <table:table-row>
              <table:table-cell office:value-type="float" office:value="2.738">
                <text:p>2.738</text:p>
              </table:table-cell>
              <table:table-cell office:value-type="float" office:value="-1.727024">
                <text:p>-1.727024</text:p>
              </table:table-cell>
            </table:table-row>
            <table:table-row>
              <table:table-cell office:value-type="float" office:value="2.749">
                <text:p>2.749</text:p>
              </table:table-cell>
              <table:table-cell office:value-type="float" office:value="-1.835704">
                <text:p>-1.835704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-1.944384">
                <text:p>-1.944384</text:p>
              </table:table-cell>
            </table:table-row>
            <table:table-row>
              <table:table-cell office:value-type="float" office:value="2.771">
                <text:p>2.771</text:p>
              </table:table-cell>
              <table:table-cell office:value-type="float" office:value="-2.053064">
                <text:p>-2.053064</text:p>
              </table:table-cell>
            </table:table-row>
            <table:table-row>
              <table:table-cell office:value-type="float" office:value="2.782">
                <text:p>2.782</text:p>
              </table:table-cell>
              <table:table-cell office:value-type="float" office:value="-2.161744">
                <text:p>-2.161744</text:p>
              </table:table-cell>
            </table:table-row>
            <table:table-row>
              <table:table-cell office:value-type="float" office:value="2.793">
                <text:p>2.793</text:p>
              </table:table-cell>
              <table:table-cell office:value-type="float" office:value="-2.270424">
                <text:p>-2.270424</text:p>
              </table:table-cell>
            </table:table-row>
            <table:table-row>
              <table:table-cell office:value-type="float" office:value="2.804">
                <text:p>2.804</text:p>
              </table:table-cell>
              <table:table-cell office:value-type="float" office:value="-2.379104">
                <text:p>-2.379104</text:p>
              </table:table-cell>
            </table:table-row>
            <table:table-row>
              <table:table-cell office:value-type="float" office:value="2.815">
                <text:p>2.815</text:p>
              </table:table-cell>
              <table:table-cell office:value-type="float" office:value="-2.487784">
                <text:p>-2.487784</text:p>
              </table:table-cell>
            </table:table-row>
            <table:table-row>
              <table:table-cell office:value-type="float" office:value="2.826">
                <text:p>2.826</text:p>
              </table:table-cell>
              <table:table-cell office:value-type="float" office:value="-2.596464">
                <text:p>-2.596464</text:p>
              </table:table-cell>
            </table:table-row>
            <table:table-row>
              <table:table-cell office:value-type="float" office:value="2.837">
                <text:p>2.837</text:p>
              </table:table-cell>
              <table:table-cell office:value-type="float" office:value="-2.705144">
                <text:p>-2.705144</text:p>
              </table:table-cell>
            </table:table-row>
            <table:table-row>
              <table:table-cell office:value-type="float" office:value="2.848">
                <text:p>2.848</text:p>
              </table:table-cell>
              <table:table-cell office:value-type="float" office:value="-2.813824">
                <text:p>-2.813824</text:p>
              </table:table-cell>
            </table:table-row>
            <table:table-row>
              <table:table-cell office:value-type="float" office:value="2.859">
                <text:p>2.859</text:p>
              </table:table-cell>
              <table:table-cell office:value-type="float" office:value="-2.922504">
                <text:p>-2.922504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-3.031184">
                <text:p>-3.031184</text:p>
              </table:table-cell>
            </table:table-row>
            <table:table-row>
              <table:table-cell office:value-type="float" office:value="2.881">
                <text:p>2.881</text:p>
              </table:table-cell>
              <table:table-cell office:value-type="float" office:value="-3.139864">
                <text:p>-3.139864</text:p>
              </table:table-cell>
            </table:table-row>
            <table:table-row>
              <table:table-cell office:value-type="float" office:value="2.892">
                <text:p>2.892</text:p>
              </table:table-cell>
              <table:table-cell office:value-type="float" office:value="-3.248544">
                <text:p>-3.248544</text:p>
              </table:table-cell>
            </table:table-row>
            <table:table-row>
              <table:table-cell office:value-type="float" office:value="2.903">
                <text:p>2.903</text:p>
              </table:table-cell>
              <table:table-cell office:value-type="float" office:value="-3.357224">
                <text:p>-3.357224</text:p>
              </table:table-cell>
            </table:table-row>
            <table:table-row>
              <table:table-cell office:value-type="float" office:value="2.914">
                <text:p>2.914</text:p>
              </table:table-cell>
              <table:table-cell office:value-type="float" office:value="-3.465904">
                <text:p>-3.465904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-3.574584">
                <text:p>-3.574584</text:p>
              </table:table-cell>
            </table:table-row>
            <table:table-row>
              <table:table-cell office:value-type="float" office:value="2.936">
                <text:p>2.936</text:p>
              </table:table-cell>
              <table:table-cell office:value-type="float" office:value="-3.683264">
                <text:p>-3.683264</text:p>
              </table:table-cell>
            </table:table-row>
            <table:table-row>
              <table:table-cell office:value-type="float" office:value="2.947">
                <text:p>2.947</text:p>
              </table:table-cell>
              <table:table-cell office:value-type="float" office:value="-3.791944">
                <text:p>-3.791944</text:p>
              </table:table-cell>
            </table:table-row>
            <table:table-row>
              <table:table-cell office:value-type="float" office:value="2.958">
                <text:p>2.958</text:p>
              </table:table-cell>
              <table:table-cell office:value-type="float" office:value="-3.900624">
                <text:p>-3.900624</text:p>
              </table:table-cell>
            </table:table-row>
            <table:table-row>
              <table:table-cell office:value-type="float" office:value="2.969">
                <text:p>2.969</text:p>
              </table:table-cell>
              <table:table-cell office:value-type="float" office:value="-4.009304">
                <text:p>-4.009304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-4.117984">
                <text:p>-4.117984</text:p>
              </table:table-cell>
            </table:table-row>
            <table:table-row>
              <table:table-cell office:value-type="float" office:value="2.991">
                <text:p>2.991</text:p>
              </table:table-cell>
              <table:table-cell office:value-type="float" office:value="-4.226664">
                <text:p>-4.226664</text:p>
              </table:table-cell>
            </table:table-row>
            <table:table-row>
              <table:table-cell office:value-type="float" office:value="3.002">
                <text:p>3.002</text:p>
              </table:table-cell>
              <table:table-cell office:value-type="float" office:value="-4.335344">
                <text:p>-4.335344</text:p>
              </table:table-cell>
            </table:table-row>
            <table:table-row>
              <table:table-cell office:value-type="float" office:value="3.013">
                <text:p>3.013</text:p>
              </table:table-cell>
              <table:table-cell office:value-type="float" office:value="-4.444024">
                <text:p>-4.444024</text:p>
              </table:table-cell>
            </table:table-row>
            <table:table-row>
              <table:table-cell office:value-type="float" office:value="3.024">
                <text:p>3.024</text:p>
              </table:table-cell>
              <table:table-cell office:value-type="float" office:value="-4.552704">
                <text:p>-4.552704</text:p>
              </table:table-cell>
            </table:table-row>
            <table:table-row>
              <table:table-cell office:value-type="float" office:value="3.035">
                <text:p>3.035</text:p>
              </table:table-cell>
              <table:table-cell office:value-type="float" office:value="-4.661384">
                <text:p>-4.661384</text:p>
              </table:table-cell>
            </table:table-row>
            <table:table-row>
              <table:table-cell office:value-type="float" office:value="3.046">
                <text:p>3.046</text:p>
              </table:table-cell>
              <table:table-cell office:value-type="float" office:value="-4.770064">
                <text:p>-4.770064</text:p>
              </table:table-cell>
            </table:table-row>
            <table:table-row>
              <table:table-cell office:value-type="float" office:value="3.057">
                <text:p>3.057</text:p>
              </table:table-cell>
              <table:table-cell office:value-type="float" office:value="-4.878744">
                <text:p>-4.878744</text:p>
              </table:table-cell>
            </table:table-row>
            <table:table-row>
              <table:table-cell office:value-type="float" office:value="3.068">
                <text:p>3.068</text:p>
              </table:table-cell>
              <table:table-cell office:value-type="float" office:value="-4.987424">
                <text:p>-4.987424</text:p>
              </table:table-cell>
            </table:table-row>
            <table:table-row>
              <table:table-cell office:value-type="float" office:value="3.079">
                <text:p>3.079</text:p>
              </table:table-cell>
              <table:table-cell office:value-type="float" office:value="-5.096104">
                <text:p>-5.096104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-5.204784">
                <text:p>-5.204784</text:p>
              </table:table-cell>
            </table:table-row>
            <table:table-row>
              <table:table-cell office:value-type="float" office:value="3.101">
                <text:p>3.101</text:p>
              </table:table-cell>
              <table:table-cell office:value-type="float" office:value="-5.313464">
                <text:p>-5.313464</text:p>
              </table:table-cell>
            </table:table-row>
            <table:table-row>
              <table:table-cell office:value-type="float" office:value="3.112">
                <text:p>3.112</text:p>
              </table:table-cell>
              <table:table-cell office:value-type="float" office:value="-5.422144">
                <text:p>-5.422144</text:p>
              </table:table-cell>
            </table:table-row>
            <table:table-row>
              <table:table-cell office:value-type="float" office:value="3.123">
                <text:p>3.123</text:p>
              </table:table-cell>
              <table:table-cell office:value-type="float" office:value="-5.530824">
                <text:p>-5.530824</text:p>
              </table:table-cell>
            </table:table-row>
            <table:table-row>
              <table:table-cell office:value-type="float" office:value="3.134">
                <text:p>3.134</text:p>
              </table:table-cell>
              <table:table-cell office:value-type="float" office:value="-5.639504">
                <text:p>-5.639504</text:p>
              </table:table-cell>
            </table:table-row>
            <table:table-row>
              <table:table-cell office:value-type="float" office:value="3.145">
                <text:p>3.145</text:p>
              </table:table-cell>
              <table:table-cell office:value-type="float" office:value="-5.748184">
                <text:p>-5.748184</text:p>
              </table:table-cell>
            </table:table-row>
            <table:table-row>
              <table:table-cell office:value-type="float" office:value="3.156">
                <text:p>3.156</text:p>
              </table:table-cell>
              <table:table-cell office:value-type="float" office:value="-5.856864">
                <text:p>-5.856864</text:p>
              </table:table-cell>
            </table:table-row>
            <table:table-row>
              <table:table-cell office:value-type="float" office:value="3.167">
                <text:p>3.167</text:p>
              </table:table-cell>
              <table:table-cell office:value-type="float" office:value="-5.965544">
                <text:p>-5.965544</text:p>
              </table:table-cell>
            </table:table-row>
            <table:table-row>
              <table:table-cell office:value-type="float" office:value="3.178">
                <text:p>3.178</text:p>
              </table:table-cell>
              <table:table-cell office:value-type="float" office:value="-6.074224">
                <text:p>-6.074224</text:p>
              </table:table-cell>
            </table:table-row>
            <table:table-row>
              <table:table-cell office:value-type="float" office:value="3.189">
                <text:p>3.189</text:p>
              </table:table-cell>
              <table:table-cell office:value-type="float" office:value="-6.182904">
                <text:p>-6.18290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6.291584">
                <text:p>-6.291584</text:p>
              </table:table-cell>
            </table:table-row>
            <table:table-row>
              <table:table-cell office:value-type="float" office:value="3.211">
                <text:p>3.211</text:p>
              </table:table-cell>
              <table:table-cell office:value-type="float" office:value="-6.400264">
                <text:p>-6.400264</text:p>
              </table:table-cell>
            </table:table-row>
            <table:table-row>
              <table:table-cell office:value-type="float" office:value="3.222">
                <text:p>3.222</text:p>
              </table:table-cell>
              <table:table-cell office:value-type="float" office:value="-6.508944">
                <text:p>-6.508944</text:p>
              </table:table-cell>
            </table:table-row>
            <table:table-row>
              <table:table-cell office:value-type="float" office:value="3.233">
                <text:p>3.233</text:p>
              </table:table-cell>
              <table:table-cell office:value-type="float" office:value="-6.617624">
                <text:p>-6.617624</text:p>
              </table:table-cell>
            </table:table-row>
            <table:table-row>
              <table:table-cell office:value-type="float" office:value="3.244">
                <text:p>3.244</text:p>
              </table:table-cell>
              <table:table-cell office:value-type="float" office:value="-6.726304">
                <text:p>-6.726304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-6.834984">
                <text:p>-6.834984</text:p>
              </table:table-cell>
            </table:table-row>
            <table:table-row>
              <table:table-cell office:value-type="float" office:value="3.266">
                <text:p>3.266</text:p>
              </table:table-cell>
              <table:table-cell office:value-type="float" office:value="-6.943664">
                <text:p>-6.943664</text:p>
              </table:table-cell>
            </table:table-row>
            <table:table-row>
              <table:table-cell office:value-type="float" office:value="3.277">
                <text:p>3.277</text:p>
              </table:table-cell>
              <table:table-cell office:value-type="float" office:value="-7.052344">
                <text:p>-7.052344</text:p>
              </table:table-cell>
            </table:table-row>
            <table:table-row>
              <table:table-cell office:value-type="float" office:value="3.288">
                <text:p>3.288</text:p>
              </table:table-cell>
              <table:table-cell office:value-type="float" office:value="-7.161024">
                <text:p>-7.161024</text:p>
              </table:table-cell>
            </table:table-row>
            <table:table-row>
              <table:table-cell office:value-type="float" office:value="3.299">
                <text:p>3.299</text:p>
              </table:table-cell>
              <table:table-cell office:value-type="float" office:value="-7.269704">
                <text:p>-7.269704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-7.378384">
                <text:p>-7.378384</text:p>
              </table:table-cell>
            </table:table-row>
            <table:table-row>
              <table:table-cell office:value-type="float" office:value="3.321">
                <text:p>3.321</text:p>
              </table:table-cell>
              <table:table-cell office:value-type="float" office:value="-7.487064">
                <text:p>-7.487064</text:p>
              </table:table-cell>
            </table:table-row>
            <table:table-row>
              <table:table-cell office:value-type="float" office:value="3.332">
                <text:p>3.332</text:p>
              </table:table-cell>
              <table:table-cell office:value-type="float" office:value="-7.595744">
                <text:p>-7.595744</text:p>
              </table:table-cell>
            </table:table-row>
            <table:table-row>
              <table:table-cell office:value-type="float" office:value="3.343">
                <text:p>3.343</text:p>
              </table:table-cell>
              <table:table-cell office:value-type="float" office:value="-7.704424">
                <text:p>-7.704424</text:p>
              </table:table-cell>
            </table:table-row>
            <table:table-row>
              <table:table-cell office:value-type="float" office:value="3.354">
                <text:p>3.354</text:p>
              </table:table-cell>
              <table:table-cell office:value-type="float" office:value="-7.813104">
                <text:p>-7.813104</text:p>
              </table:table-cell>
            </table:table-row>
            <table:table-row>
              <table:table-cell office:value-type="float" office:value="3.365">
                <text:p>3.365</text:p>
              </table:table-cell>
              <table:table-cell office:value-type="float" office:value="-7.921784">
                <text:p>-7.921784</text:p>
              </table:table-cell>
            </table:table-row>
            <table:table-row>
              <table:table-cell office:value-type="float" office:value="3.376">
                <text:p>3.376</text:p>
              </table:table-cell>
              <table:table-cell office:value-type="float" office:value="-8.030464">
                <text:p>-8.030464</text:p>
              </table:table-cell>
            </table:table-row>
            <table:table-row>
              <table:table-cell office:value-type="float" office:value="3.387">
                <text:p>3.387</text:p>
              </table:table-cell>
              <table:table-cell office:value-type="float" office:value="-8.139144">
                <text:p>-8.139144</text:p>
              </table:table-cell>
            </table:table-row>
            <table:table-row>
              <table:table-cell office:value-type="float" office:value="3.398">
                <text:p>3.398</text:p>
              </table:table-cell>
              <table:table-cell office:value-type="float" office:value="-8.247824">
                <text:p>-8.247824</text:p>
              </table:table-cell>
            </table:table-row>
            <table:table-row>
              <table:table-cell office:value-type="float" office:value="3.409">
                <text:p>3.409</text:p>
              </table:table-cell>
              <table:table-cell office:value-type="float" office:value="-8.356504">
                <text:p>-8.356504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-8.465184">
                <text:p>-8.465184</text:p>
              </table:table-cell>
            </table:table-row>
            <table:table-row>
              <table:table-cell office:value-type="float" office:value="3.431">
                <text:p>3.431</text:p>
              </table:table-cell>
              <table:table-cell office:value-type="float" office:value="-8.573864">
                <text:p>-8.573864</text:p>
              </table:table-cell>
            </table:table-row>
            <table:table-row>
              <table:table-cell office:value-type="float" office:value="3.442">
                <text:p>3.442</text:p>
              </table:table-cell>
              <table:table-cell office:value-type="float" office:value="-8.682544">
                <text:p>-8.682544</text:p>
              </table:table-cell>
            </table:table-row>
            <table:table-row>
              <table:table-cell office:value-type="float" office:value="3.453">
                <text:p>3.453</text:p>
              </table:table-cell>
              <table:table-cell office:value-type="float" office:value="-8.791224">
                <text:p>-8.791224</text:p>
              </table:table-cell>
            </table:table-row>
            <table:table-row>
              <table:table-cell office:value-type="float" office:value="3.464">
                <text:p>3.464</text:p>
              </table:table-cell>
              <table:table-cell office:value-type="float" office:value="-8.899904">
                <text:p>-8.899904</text:p>
              </table:table-cell>
            </table:table-row>
            <table:table-row>
              <table:table-cell office:value-type="float" office:value="3.475">
                <text:p>3.475</text:p>
              </table:table-cell>
              <table:table-cell office:value-type="float" office:value="-9.008584">
                <text:p>-9.008584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-9.117264">
                <text:p>-9.117264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-9.225944">
                <text:p>-9.225944</text:p>
              </table:table-cell>
            </table:table-row>
            <table:table-row>
              <table:table-cell office:value-type="float" office:value="3.508">
                <text:p>3.508</text:p>
              </table:table-cell>
              <table:table-cell office:value-type="float" office:value="-9.334624">
                <text:p>-9.334624</text:p>
              </table:table-cell>
            </table:table-row>
            <table:table-row>
              <table:table-cell office:value-type="float" office:value="3.519">
                <text:p>3.519</text:p>
              </table:table-cell>
              <table:table-cell office:value-type="float" office:value="-9.443304">
                <text:p>-9.443304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-9.551984">
                <text:p>-9.551984</text:p>
              </table:table-cell>
            </table:table-row>
            <table:table-row>
              <table:table-cell office:value-type="float" office:value="3.541">
                <text:p>3.541</text:p>
              </table:table-cell>
              <table:table-cell office:value-type="float" office:value="-9.660664">
                <text:p>-9.660664</text:p>
              </table:table-cell>
            </table:table-row>
            <table:table-row>
              <table:table-cell office:value-type="float" office:value="3.552">
                <text:p>3.552</text:p>
              </table:table-cell>
              <table:table-cell office:value-type="float" office:value="-9.769344">
                <text:p>-9.769344</text:p>
              </table:table-cell>
            </table:table-row>
            <table:table-row>
              <table:table-cell office:value-type="float" office:value="3.563">
                <text:p>3.563</text:p>
              </table:table-cell>
              <table:table-cell office:value-type="float" office:value="-9.878024">
                <text:p>-9.878024</text:p>
              </table:table-cell>
            </table:table-row>
            <table:table-row>
              <table:table-cell office:value-type="float" office:value="3.574">
                <text:p>3.574</text:p>
              </table:table-cell>
              <table:table-cell office:value-type="float" office:value="-9.986704">
                <text:p>-9.986704</text:p>
              </table:table-cell>
            </table:table-row>
            <table:table-row>
              <table:table-cell office:value-type="float" office:value="3.585">
                <text:p>3.585</text:p>
              </table:table-cell>
              <table:table-cell office:value-type="float" office:value="-10.095384">
                <text:p>-10.095384</text:p>
              </table:table-cell>
            </table:table-row>
            <table:table-row>
              <table:table-cell office:value-type="float" office:value="3.596">
                <text:p>3.596</text:p>
              </table:table-cell>
              <table:table-cell office:value-type="float" office:value="-10.204064">
                <text:p>-10.204064</text:p>
              </table:table-cell>
            </table:table-row>
            <table:table-row>
              <table:table-cell office:value-type="float" office:value="3.607">
                <text:p>3.607</text:p>
              </table:table-cell>
              <table:table-cell office:value-type="float" office:value="-10.312744">
                <text:p>-10.312744</text:p>
              </table:table-cell>
            </table:table-row>
            <table:table-row>
              <table:table-cell office:value-type="float" office:value="3.618">
                <text:p>3.618</text:p>
              </table:table-cell>
              <table:table-cell office:value-type="float" office:value="-10.421424">
                <text:p>-10.421424</text:p>
              </table:table-cell>
            </table:table-row>
            <table:table-row>
              <table:table-cell office:value-type="float" office:value="3.629">
                <text:p>3.629</text:p>
              </table:table-cell>
              <table:table-cell office:value-type="float" office:value="-10.530104">
                <text:p>-10.530104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-10.638784">
                <text:p>-10.638784</text:p>
              </table:table-cell>
            </table:table-row>
            <table:table-row>
              <table:table-cell office:value-type="float" office:value="3.651">
                <text:p>3.651</text:p>
              </table:table-cell>
              <table:table-cell office:value-type="float" office:value="-10.747464">
                <text:p>-10.747464</text:p>
              </table:table-cell>
            </table:table-row>
            <table:table-row>
              <table:table-cell office:value-type="float" office:value="3.662">
                <text:p>3.662</text:p>
              </table:table-cell>
              <table:table-cell office:value-type="float" office:value="-10.856144">
                <text:p>-10.856144</text:p>
              </table:table-cell>
            </table:table-row>
            <table:table-row>
              <table:table-cell office:value-type="float" office:value="3.673">
                <text:p>3.673</text:p>
              </table:table-cell>
              <table:table-cell office:value-type="float" office:value="-10.964824">
                <text:p>-10.964824</text:p>
              </table:table-cell>
            </table:table-row>
            <table:table-row>
              <table:table-cell office:value-type="float" office:value="3.684">
                <text:p>3.684</text:p>
              </table:table-cell>
              <table:table-cell office:value-type="float" office:value="-11.073504">
                <text:p>-11.073504</text:p>
              </table:table-cell>
            </table:table-row>
            <table:table-row>
              <table:table-cell office:value-type="float" office:value="3.695">
                <text:p>3.695</text:p>
              </table:table-cell>
              <table:table-cell office:value-type="float" office:value="-11.182184">
                <text:p>-11.182184</text:p>
              </table:table-cell>
            </table:table-row>
            <table:table-row>
              <table:table-cell office:value-type="float" office:value="3.706">
                <text:p>3.706</text:p>
              </table:table-cell>
              <table:table-cell office:value-type="float" office:value="9.014907">
                <text:p>9.014907</text:p>
              </table:table-cell>
            </table:table-row>
            <table:table-row>
              <table:table-cell office:value-type="float" office:value="3.717">
                <text:p>3.717</text:p>
              </table:table-cell>
              <table:table-cell office:value-type="float" office:value="8.906227">
                <text:p>8.906227</text:p>
              </table:table-cell>
            </table:table-row>
            <table:table-row>
              <table:table-cell office:value-type="float" office:value="3.728">
                <text:p>3.728</text:p>
              </table:table-cell>
              <table:table-cell office:value-type="float" office:value="8.797547">
                <text:p>8.797547</text:p>
              </table:table-cell>
            </table:table-row>
            <table:table-row>
              <table:table-cell office:value-type="float" office:value="3.739">
                <text:p>3.739</text:p>
              </table:table-cell>
              <table:table-cell office:value-type="float" office:value="8.688867">
                <text:p>8.688867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8.580187">
                <text:p>8.580187</text:p>
              </table:table-cell>
            </table:table-row>
            <table:table-row>
              <table:table-cell office:value-type="float" office:value="3.761">
                <text:p>3.761</text:p>
              </table:table-cell>
              <table:table-cell office:value-type="float" office:value="8.471507">
                <text:p>8.471507</text:p>
              </table:table-cell>
            </table:table-row>
            <table:table-row>
              <table:table-cell office:value-type="float" office:value="3.772">
                <text:p>3.772</text:p>
              </table:table-cell>
              <table:table-cell office:value-type="float" office:value="8.362827">
                <text:p>8.362827</text:p>
              </table:table-cell>
            </table:table-row>
            <table:table-row>
              <table:table-cell office:value-type="float" office:value="3.783">
                <text:p>3.783</text:p>
              </table:table-cell>
              <table:table-cell office:value-type="float" office:value="8.254147">
                <text:p>8.254147</text:p>
              </table:table-cell>
            </table:table-row>
            <table:table-row>
              <table:table-cell office:value-type="float" office:value="3.794">
                <text:p>3.794</text:p>
              </table:table-cell>
              <table:table-cell office:value-type="float" office:value="8.145467">
                <text:p>8.145467</text:p>
              </table:table-cell>
            </table:table-row>
            <table:table-row>
              <table:table-cell office:value-type="float" office:value="3.805">
                <text:p>3.805</text:p>
              </table:table-cell>
              <table:table-cell office:value-type="float" office:value="8.036787">
                <text:p>8.036787</text:p>
              </table:table-cell>
            </table:table-row>
            <table:table-row>
              <table:table-cell office:value-type="float" office:value="3.816">
                <text:p>3.816</text:p>
              </table:table-cell>
              <table:table-cell office:value-type="float" office:value="7.928107">
                <text:p>7.928107</text:p>
              </table:table-cell>
            </table:table-row>
            <table:table-row>
              <table:table-cell office:value-type="float" office:value="3.827">
                <text:p>3.827</text:p>
              </table:table-cell>
              <table:table-cell office:value-type="float" office:value="7.819427">
                <text:p>7.819427</text:p>
              </table:table-cell>
            </table:table-row>
            <table:table-row>
              <table:table-cell office:value-type="float" office:value="3.838">
                <text:p>3.838</text:p>
              </table:table-cell>
              <table:table-cell office:value-type="float" office:value="7.710747">
                <text:p>7.710747</text:p>
              </table:table-cell>
            </table:table-row>
            <table:table-row>
              <table:table-cell office:value-type="float" office:value="3.849">
                <text:p>3.849</text:p>
              </table:table-cell>
              <table:table-cell office:value-type="float" office:value="7.602067">
                <text:p>7.602067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7.493387">
                <text:p>7.493387</text:p>
              </table:table-cell>
            </table:table-row>
            <table:table-row>
              <table:table-cell office:value-type="float" office:value="3.871">
                <text:p>3.871</text:p>
              </table:table-cell>
              <table:table-cell office:value-type="float" office:value="7.384707">
                <text:p>7.384707</text:p>
              </table:table-cell>
            </table:table-row>
            <table:table-row>
              <table:table-cell office:value-type="float" office:value="3.882">
                <text:p>3.882</text:p>
              </table:table-cell>
              <table:table-cell office:value-type="float" office:value="7.276027">
                <text:p>7.276027</text:p>
              </table:table-cell>
            </table:table-row>
            <table:table-row>
              <table:table-cell office:value-type="float" office:value="3.893">
                <text:p>3.893</text:p>
              </table:table-cell>
              <table:table-cell office:value-type="float" office:value="7.167347">
                <text:p>7.167347</text:p>
              </table:table-cell>
            </table:table-row>
            <table:table-row>
              <table:table-cell office:value-type="float" office:value="3.904">
                <text:p>3.904</text:p>
              </table:table-cell>
              <table:table-cell office:value-type="float" office:value="7.058667">
                <text:p>7.058667</text:p>
              </table:table-cell>
            </table:table-row>
            <table:table-row>
              <table:table-cell office:value-type="float" office:value="3.915">
                <text:p>3.915</text:p>
              </table:table-cell>
              <table:table-cell office:value-type="float" office:value="6.949987">
                <text:p>6.949987</text:p>
              </table:table-cell>
            </table:table-row>
            <table:table-row>
              <table:table-cell office:value-type="float" office:value="3.926">
                <text:p>3.926</text:p>
              </table:table-cell>
              <table:table-cell office:value-type="float" office:value="6.841307">
                <text:p>6.841307</text:p>
              </table:table-cell>
            </table:table-row>
            <table:table-row>
              <table:table-cell office:value-type="float" office:value="3.937">
                <text:p>3.937</text:p>
              </table:table-cell>
              <table:table-cell office:value-type="float" office:value="6.732627">
                <text:p>6.732627</text:p>
              </table:table-cell>
            </table:table-row>
            <table:table-row>
              <table:table-cell office:value-type="float" office:value="3.948">
                <text:p>3.948</text:p>
              </table:table-cell>
              <table:table-cell office:value-type="float" office:value="6.623947">
                <text:p>6.623947</text:p>
              </table:table-cell>
            </table:table-row>
            <table:table-row>
              <table:table-cell office:value-type="float" office:value="3.959">
                <text:p>3.959</text:p>
              </table:table-cell>
              <table:table-cell office:value-type="float" office:value="6.515267">
                <text:p>6.515267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6.406587">
                <text:p>6.406587</text:p>
              </table:table-cell>
            </table:table-row>
            <table:table-row>
              <table:table-cell office:value-type="float" office:value="3.981">
                <text:p>3.981</text:p>
              </table:table-cell>
              <table:table-cell office:value-type="float" office:value="6.297907">
                <text:p>6.297907</text:p>
              </table:table-cell>
            </table:table-row>
            <table:table-row>
              <table:table-cell office:value-type="float" office:value="3.992">
                <text:p>3.992</text:p>
              </table:table-cell>
              <table:table-cell office:value-type="float" office:value="6.189227">
                <text:p>6.189227</text:p>
              </table:table-cell>
            </table:table-row>
            <table:table-row>
              <table:table-cell office:value-type="float" office:value="4.002">
                <text:p>4.002</text:p>
              </table:table-cell>
              <table:table-cell office:value-type="float" office:value="6.090427">
                <text:p>6.090427</text:p>
              </table:table-cell>
            </table:table-row>
            <table:table-row>
              <table:table-cell office:value-type="float" office:value="4.012">
                <text:p>4.012</text:p>
              </table:table-cell>
              <table:table-cell office:value-type="float" office:value="5.991627">
                <text:p>5.991627</text:p>
              </table:table-cell>
            </table:table-row>
            <table:table-row>
              <table:table-cell office:value-type="float" office:value="4.022">
                <text:p>4.022</text:p>
              </table:table-cell>
              <table:table-cell office:value-type="float" office:value="5.892827">
                <text:p>5.892827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5.794027">
                <text:p>5.794027</text:p>
              </table:table-cell>
            </table:table-row>
            <table:table-row>
              <table:table-cell office:value-type="float" office:value="4.042">
                <text:p>4.042</text:p>
              </table:table-cell>
              <table:table-cell office:value-type="float" office:value="5.695227">
                <text:p>5.695227</text:p>
              </table:table-cell>
            </table:table-row>
            <table:table-row>
              <table:table-cell office:value-type="float" office:value="4.052">
                <text:p>4.052</text:p>
              </table:table-cell>
              <table:table-cell office:value-type="float" office:value="5.596427">
                <text:p>5.596427</text:p>
              </table:table-cell>
            </table:table-row>
            <table:table-row>
              <table:table-cell office:value-type="float" office:value="4.062">
                <text:p>4.062</text:p>
              </table:table-cell>
              <table:table-cell office:value-type="float" office:value="5.497627">
                <text:p>5.497627</text:p>
              </table:table-cell>
            </table:table-row>
            <table:table-row>
              <table:table-cell office:value-type="float" office:value="4.072">
                <text:p>4.072</text:p>
              </table:table-cell>
              <table:table-cell office:value-type="float" office:value="5.398827">
                <text:p>5.398827</text:p>
              </table:table-cell>
            </table:table-row>
            <table:table-row>
              <table:table-cell office:value-type="float" office:value="4.082">
                <text:p>4.082</text:p>
              </table:table-cell>
              <table:table-cell office:value-type="float" office:value="5.300027">
                <text:p>5.300027</text:p>
              </table:table-cell>
            </table:table-row>
            <table:table-row>
              <table:table-cell office:value-type="float" office:value="4.092">
                <text:p>4.092</text:p>
              </table:table-cell>
              <table:table-cell office:value-type="float" office:value="5.201227">
                <text:p>5.201227</text:p>
              </table:table-cell>
            </table:table-row>
            <table:table-row>
              <table:table-cell office:value-type="float" office:value="4.102">
                <text:p>4.102</text:p>
              </table:table-cell>
              <table:table-cell office:value-type="float" office:value="5.102427">
                <text:p>5.102427</text:p>
              </table:table-cell>
            </table:table-row>
            <table:table-row>
              <table:table-cell office:value-type="float" office:value="4.112">
                <text:p>4.112</text:p>
              </table:table-cell>
              <table:table-cell office:value-type="float" office:value="5.003627">
                <text:p>5.003627</text:p>
              </table:table-cell>
            </table:table-row>
            <table:table-row>
              <table:table-cell office:value-type="float" office:value="4.122">
                <text:p>4.122</text:p>
              </table:table-cell>
              <table:table-cell office:value-type="float" office:value="4.904827">
                <text:p>4.904827</text:p>
              </table:table-cell>
            </table:table-row>
            <table:table-row>
              <table:table-cell office:value-type="float" office:value="4.132">
                <text:p>4.132</text:p>
              </table:table-cell>
              <table:table-cell office:value-type="float" office:value="4.806027">
                <text:p>4.806027</text:p>
              </table:table-cell>
            </table:table-row>
            <table:table-row>
              <table:table-cell office:value-type="float" office:value="4.142">
                <text:p>4.142</text:p>
              </table:table-cell>
              <table:table-cell office:value-type="float" office:value="4.707227">
                <text:p>4.707227</text:p>
              </table:table-cell>
            </table:table-row>
            <table:table-row>
              <table:table-cell office:value-type="float" office:value="4.152">
                <text:p>4.152</text:p>
              </table:table-cell>
              <table:table-cell office:value-type="float" office:value="4.608427">
                <text:p>4.608427</text:p>
              </table:table-cell>
            </table:table-row>
            <table:table-row>
              <table:table-cell office:value-type="float" office:value="4.162">
                <text:p>4.162</text:p>
              </table:table-cell>
              <table:table-cell office:value-type="float" office:value="4.509627">
                <text:p>4.509627</text:p>
              </table:table-cell>
            </table:table-row>
            <table:table-row>
              <table:table-cell office:value-type="float" office:value="4.172">
                <text:p>4.172</text:p>
              </table:table-cell>
              <table:table-cell office:value-type="float" office:value="4.410827">
                <text:p>4.410827</text:p>
              </table:table-cell>
            </table:table-row>
            <table:table-row>
              <table:table-cell office:value-type="float" office:value="4.182">
                <text:p>4.182</text:p>
              </table:table-cell>
              <table:table-cell office:value-type="float" office:value="4.312027">
                <text:p>4.312027</text:p>
              </table:table-cell>
            </table:table-row>
            <table:table-row>
              <table:table-cell office:value-type="float" office:value="4.192">
                <text:p>4.192</text:p>
              </table:table-cell>
              <table:table-cell office:value-type="float" office:value="4.213227">
                <text:p>4.213227</text:p>
              </table:table-cell>
            </table:table-row>
            <table:table-row>
              <table:table-cell office:value-type="float" office:value="4.202">
                <text:p>4.202</text:p>
              </table:table-cell>
              <table:table-cell office:value-type="float" office:value="4.114427">
                <text:p>4.114427</text:p>
              </table:table-cell>
            </table:table-row>
            <table:table-row>
              <table:table-cell office:value-type="float" office:value="4.212">
                <text:p>4.212</text:p>
              </table:table-cell>
              <table:table-cell office:value-type="float" office:value="4.015627">
                <text:p>4.015627</text:p>
              </table:table-cell>
            </table:table-row>
            <table:table-row>
              <table:table-cell office:value-type="float" office:value="4.222">
                <text:p>4.222</text:p>
              </table:table-cell>
              <table:table-cell office:value-type="float" office:value="3.916827">
                <text:p>3.916827</text:p>
              </table:table-cell>
            </table:table-row>
            <table:table-row>
              <table:table-cell office:value-type="float" office:value="4.232">
                <text:p>4.232</text:p>
              </table:table-cell>
              <table:table-cell office:value-type="float" office:value="3.818027">
                <text:p>3.818027</text:p>
              </table:table-cell>
            </table:table-row>
            <table:table-row>
              <table:table-cell office:value-type="float" office:value="4.242">
                <text:p>4.242</text:p>
              </table:table-cell>
              <table:table-cell office:value-type="float" office:value="3.719227">
                <text:p>3.719227</text:p>
              </table:table-cell>
            </table:table-row>
            <table:table-row>
              <table:table-cell office:value-type="float" office:value="4.252">
                <text:p>4.252</text:p>
              </table:table-cell>
              <table:table-cell office:value-type="float" office:value="3.620427">
                <text:p>3.620427</text:p>
              </table:table-cell>
            </table:table-row>
            <table:table-row>
              <table:table-cell office:value-type="float" office:value="4.262">
                <text:p>4.262</text:p>
              </table:table-cell>
              <table:table-cell office:value-type="float" office:value="3.521627">
                <text:p>3.521627</text:p>
              </table:table-cell>
            </table:table-row>
            <table:table-row>
              <table:table-cell office:value-type="float" office:value="4.272">
                <text:p>4.272</text:p>
              </table:table-cell>
              <table:table-cell office:value-type="float" office:value="3.422827">
                <text:p>3.422827</text:p>
              </table:table-cell>
            </table:table-row>
            <table:table-row>
              <table:table-cell office:value-type="float" office:value="4.282">
                <text:p>4.282</text:p>
              </table:table-cell>
              <table:table-cell office:value-type="float" office:value="3.324027">
                <text:p>3.324027</text:p>
              </table:table-cell>
            </table:table-row>
            <table:table-row>
              <table:table-cell office:value-type="float" office:value="4.292">
                <text:p>4.292</text:p>
              </table:table-cell>
              <table:table-cell office:value-type="float" office:value="3.225227">
                <text:p>3.225227</text:p>
              </table:table-cell>
            </table:table-row>
            <table:table-row>
              <table:table-cell office:value-type="float" office:value="4.302">
                <text:p>4.302</text:p>
              </table:table-cell>
              <table:table-cell office:value-type="float" office:value="3.126427">
                <text:p>3.126427</text:p>
              </table:table-cell>
            </table:table-row>
            <table:table-row>
              <table:table-cell office:value-type="float" office:value="4.312">
                <text:p>4.312</text:p>
              </table:table-cell>
              <table:table-cell office:value-type="float" office:value="3.027627">
                <text:p>3.027627</text:p>
              </table:table-cell>
            </table:table-row>
            <table:table-row>
              <table:table-cell office:value-type="float" office:value="4.322">
                <text:p>4.322</text:p>
              </table:table-cell>
              <table:table-cell office:value-type="float" office:value="2.928827">
                <text:p>2.928827</text:p>
              </table:table-cell>
            </table:table-row>
            <table:table-row>
              <table:table-cell office:value-type="float" office:value="4.332">
                <text:p>4.332</text:p>
              </table:table-cell>
              <table:table-cell office:value-type="float" office:value="2.830027">
                <text:p>2.830027</text:p>
              </table:table-cell>
            </table:table-row>
            <table:table-row>
              <table:table-cell office:value-type="float" office:value="4.342">
                <text:p>4.342</text:p>
              </table:table-cell>
              <table:table-cell office:value-type="float" office:value="2.731227">
                <text:p>2.731227</text:p>
              </table:table-cell>
            </table:table-row>
            <table:table-row>
              <table:table-cell office:value-type="float" office:value="4.352">
                <text:p>4.352</text:p>
              </table:table-cell>
              <table:table-cell office:value-type="float" office:value="2.632427">
                <text:p>2.632427</text:p>
              </table:table-cell>
            </table:table-row>
            <table:table-row>
              <table:table-cell office:value-type="float" office:value="4.362">
                <text:p>4.362</text:p>
              </table:table-cell>
              <table:table-cell office:value-type="float" office:value="2.533627">
                <text:p>2.533627</text:p>
              </table:table-cell>
            </table:table-row>
            <table:table-row>
              <table:table-cell office:value-type="float" office:value="4.372">
                <text:p>4.372</text:p>
              </table:table-cell>
              <table:table-cell office:value-type="float" office:value="2.434827">
                <text:p>2.434827</text:p>
              </table:table-cell>
            </table:table-row>
            <table:table-row>
              <table:table-cell office:value-type="float" office:value="4.382">
                <text:p>4.382</text:p>
              </table:table-cell>
              <table:table-cell office:value-type="float" office:value="2.336027">
                <text:p>2.336027</text:p>
              </table:table-cell>
            </table:table-row>
            <table:table-row>
              <table:table-cell office:value-type="float" office:value="4.392">
                <text:p>4.392</text:p>
              </table:table-cell>
              <table:table-cell office:value-type="float" office:value="2.237227">
                <text:p>2.237227</text:p>
              </table:table-cell>
            </table:table-row>
            <table:table-row>
              <table:table-cell office:value-type="float" office:value="4.402">
                <text:p>4.402</text:p>
              </table:table-cell>
              <table:table-cell office:value-type="float" office:value="2.138427">
                <text:p>2.138427</text:p>
              </table:table-cell>
            </table:table-row>
            <table:table-row>
              <table:table-cell office:value-type="float" office:value="4.412">
                <text:p>4.412</text:p>
              </table:table-cell>
              <table:table-cell office:value-type="float" office:value="2.039627">
                <text:p>2.039627</text:p>
              </table:table-cell>
            </table:table-row>
            <table:table-row>
              <table:table-cell office:value-type="float" office:value="4.422">
                <text:p>4.422</text:p>
              </table:table-cell>
              <table:table-cell office:value-type="float" office:value="1.940827">
                <text:p>1.940827</text:p>
              </table:table-cell>
            </table:table-row>
            <table:table-row>
              <table:table-cell office:value-type="float" office:value="4.432">
                <text:p>4.432</text:p>
              </table:table-cell>
              <table:table-cell office:value-type="float" office:value="1.842027">
                <text:p>1.842027</text:p>
              </table:table-cell>
            </table:table-row>
            <table:table-row>
              <table:table-cell office:value-type="float" office:value="4.442">
                <text:p>4.442</text:p>
              </table:table-cell>
              <table:table-cell office:value-type="float" office:value="1.743227">
                <text:p>1.743227</text:p>
              </table:table-cell>
            </table:table-row>
            <table:table-row>
              <table:table-cell office:value-type="float" office:value="4.452">
                <text:p>4.452</text:p>
              </table:table-cell>
              <table:table-cell office:value-type="float" office:value="1.644427">
                <text:p>1.644427</text:p>
              </table:table-cell>
            </table:table-row>
            <table:table-row>
              <table:table-cell office:value-type="float" office:value="4.462">
                <text:p>4.462</text:p>
              </table:table-cell>
              <table:table-cell office:value-type="float" office:value="1.545627">
                <text:p>1.545627</text:p>
              </table:table-cell>
            </table:table-row>
            <table:table-row>
              <table:table-cell office:value-type="float" office:value="4.472">
                <text:p>4.472</text:p>
              </table:table-cell>
              <table:table-cell office:value-type="float" office:value="1.446827">
                <text:p>1.446827</text:p>
              </table:table-cell>
            </table:table-row>
            <table:table-row>
              <table:table-cell office:value-type="float" office:value="4.482">
                <text:p>4.482</text:p>
              </table:table-cell>
              <table:table-cell office:value-type="float" office:value="1.348027">
                <text:p>1.348027</text:p>
              </table:table-cell>
            </table:table-row>
            <table:table-row>
              <table:table-cell office:value-type="float" office:value="4.492">
                <text:p>4.492</text:p>
              </table:table-cell>
              <table:table-cell office:value-type="float" office:value="1.249227">
                <text:p>1.249227</text:p>
              </table:table-cell>
            </table:table-row>
            <table:table-row>
              <table:table-cell office:value-type="float" office:value="4.502">
                <text:p>4.502</text:p>
              </table:table-cell>
              <table:table-cell office:value-type="float" office:value="1.150427">
                <text:p>1.150427</text:p>
              </table:table-cell>
            </table:table-row>
            <table:table-row>
              <table:table-cell office:value-type="float" office:value="4.512">
                <text:p>4.512</text:p>
              </table:table-cell>
              <table:table-cell office:value-type="float" office:value="1.051627">
                <text:p>1.051627</text:p>
              </table:table-cell>
            </table:table-row>
            <table:table-row>
              <table:table-cell office:value-type="float" office:value="4.522">
                <text:p>4.522</text:p>
              </table:table-cell>
              <table:table-cell office:value-type="float" office:value="0.952827">
                <text:p>0.952827</text:p>
              </table:table-cell>
            </table:table-row>
            <table:table-row>
              <table:table-cell office:value-type="float" office:value="4.532">
                <text:p>4.532</text:p>
              </table:table-cell>
              <table:table-cell office:value-type="float" office:value="0.854027">
                <text:p>0.854027</text:p>
              </table:table-cell>
            </table:table-row>
            <table:table-row>
              <table:table-cell office:value-type="float" office:value="4.542">
                <text:p>4.542</text:p>
              </table:table-cell>
              <table:table-cell office:value-type="float" office:value="0.755227">
                <text:p>0.755227</text:p>
              </table:table-cell>
            </table:table-row>
            <table:table-row>
              <table:table-cell office:value-type="float" office:value="4.552">
                <text:p>4.552</text:p>
              </table:table-cell>
              <table:table-cell office:value-type="float" office:value="0.656427">
                <text:p>0.656427</text:p>
              </table:table-cell>
            </table:table-row>
            <table:table-row>
              <table:table-cell office:value-type="float" office:value="4.562">
                <text:p>4.562</text:p>
              </table:table-cell>
              <table:table-cell office:value-type="float" office:value="0.557627">
                <text:p>0.557627</text:p>
              </table:table-cell>
            </table:table-row>
            <table:table-row>
              <table:table-cell office:value-type="float" office:value="4.572">
                <text:p>4.572</text:p>
              </table:table-cell>
              <table:table-cell office:value-type="float" office:value="0.458827">
                <text:p>0.458827</text:p>
              </table:table-cell>
            </table:table-row>
            <table:table-row>
              <table:table-cell office:value-type="float" office:value="4.582">
                <text:p>4.582</text:p>
              </table:table-cell>
              <table:table-cell office:value-type="float" office:value="0.360027">
                <text:p>0.360027</text:p>
              </table:table-cell>
            </table:table-row>
            <table:table-row>
              <table:table-cell office:value-type="float" office:value="4.592">
                <text:p>4.592</text:p>
              </table:table-cell>
              <table:table-cell office:value-type="float" office:value="0.261227">
                <text:p>0.261227</text:p>
              </table:table-cell>
            </table:table-row>
            <table:table-row>
              <table:table-cell office:value-type="float" office:value="4.602">
                <text:p>4.602</text:p>
              </table:table-cell>
              <table:table-cell office:value-type="float" office:value="0.162427">
                <text:p>0.162427</text:p>
              </table:table-cell>
            </table:table-row>
            <table:table-row>
              <table:table-cell office:value-type="float" office:value="4.612">
                <text:p>4.612</text:p>
              </table:table-cell>
              <table:table-cell office:value-type="float" office:value="0.063627">
                <text:p>0.063627</text:p>
              </table:table-cell>
            </table:table-row>
            <table:table-row>
              <table:table-cell office:value-type="float" office:value="4.622">
                <text:p>4.622</text:p>
              </table:table-cell>
              <table:table-cell office:value-type="float" office:value="-0.035173">
                <text:p>-0.035173</text:p>
              </table:table-cell>
            </table:table-row>
            <table:table-row>
              <table:table-cell office:value-type="float" office:value="4.632">
                <text:p>4.632</text:p>
              </table:table-cell>
              <table:table-cell office:value-type="float" office:value="-0.133973">
                <text:p>-0.133973</text:p>
              </table:table-cell>
            </table:table-row>
            <table:table-row>
              <table:table-cell office:value-type="float" office:value="4.642">
                <text:p>4.642</text:p>
              </table:table-cell>
              <table:table-cell office:value-type="float" office:value="-0.232773">
                <text:p>-0.232773</text:p>
              </table:table-cell>
            </table:table-row>
            <table:table-row>
              <table:table-cell office:value-type="float" office:value="4.652">
                <text:p>4.652</text:p>
              </table:table-cell>
              <table:table-cell office:value-type="float" office:value="-0.331573">
                <text:p>-0.331573</text:p>
              </table:table-cell>
            </table:table-row>
            <table:table-row>
              <table:table-cell office:value-type="float" office:value="4.662">
                <text:p>4.662</text:p>
              </table:table-cell>
              <table:table-cell office:value-type="float" office:value="-0.430373">
                <text:p>-0.430373</text:p>
              </table:table-cell>
            </table:table-row>
            <table:table-row>
              <table:table-cell office:value-type="float" office:value="4.672">
                <text:p>4.672</text:p>
              </table:table-cell>
              <table:table-cell office:value-type="float" office:value="-0.529173">
                <text:p>-0.529173</text:p>
              </table:table-cell>
            </table:table-row>
            <table:table-row>
              <table:table-cell office:value-type="float" office:value="4.682">
                <text:p>4.682</text:p>
              </table:table-cell>
              <table:table-cell office:value-type="float" office:value="-0.627973">
                <text:p>-0.627973</text:p>
              </table:table-cell>
            </table:table-row>
            <table:table-row>
              <table:table-cell office:value-type="float" office:value="4.692">
                <text:p>4.692</text:p>
              </table:table-cell>
              <table:table-cell office:value-type="float" office:value="-0.726773">
                <text:p>-0.726773</text:p>
              </table:table-cell>
            </table:table-row>
            <table:table-row>
              <table:table-cell office:value-type="float" office:value="4.702">
                <text:p>4.702</text:p>
              </table:table-cell>
              <table:table-cell office:value-type="float" office:value="-0.825573">
                <text:p>-0.825573</text:p>
              </table:table-cell>
            </table:table-row>
            <table:table-row>
              <table:table-cell office:value-type="float" office:value="4.712">
                <text:p>4.712</text:p>
              </table:table-cell>
              <table:table-cell office:value-type="float" office:value="-0.924373">
                <text:p>-0.924373</text:p>
              </table:table-cell>
            </table:table-row>
            <table:table-row>
              <table:table-cell office:value-type="float" office:value="4.722">
                <text:p>4.722</text:p>
              </table:table-cell>
              <table:table-cell office:value-type="float" office:value="-1.023173">
                <text:p>-1.023173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-1.121973">
                <text:p>-1.121973</text:p>
              </table:table-cell>
            </table:table-row>
            <table:table-row>
              <table:table-cell office:value-type="float" office:value="4.742">
                <text:p>4.742</text:p>
              </table:table-cell>
              <table:table-cell office:value-type="float" office:value="-1.220773">
                <text:p>-1.220773</text:p>
              </table:table-cell>
            </table:table-row>
            <table:table-row>
              <table:table-cell office:value-type="float" office:value="4.752">
                <text:p>4.752</text:p>
              </table:table-cell>
              <table:table-cell office:value-type="float" office:value="-1.319573">
                <text:p>-1.319573</text:p>
              </table:table-cell>
            </table:table-row>
            <table:table-row>
              <table:table-cell office:value-type="float" office:value="4.762">
                <text:p>4.762</text:p>
              </table:table-cell>
              <table:table-cell office:value-type="float" office:value="-1.418373">
                <text:p>-1.418373</text:p>
              </table:table-cell>
            </table:table-row>
            <table:table-row>
              <table:table-cell office:value-type="float" office:value="4.772">
                <text:p>4.772</text:p>
              </table:table-cell>
              <table:table-cell office:value-type="float" office:value="-1.517173">
                <text:p>-1.517173</text:p>
              </table:table-cell>
            </table:table-row>
            <table:table-row>
              <table:table-cell office:value-type="float" office:value="4.782">
                <text:p>4.782</text:p>
              </table:table-cell>
              <table:table-cell office:value-type="float" office:value="-1.615973">
                <text:p>-1.615973</text:p>
              </table:table-cell>
            </table:table-row>
            <table:table-row>
              <table:table-cell office:value-type="float" office:value="4.792">
                <text:p>4.792</text:p>
              </table:table-cell>
              <table:table-cell office:value-type="float" office:value="-1.714773">
                <text:p>-1.714773</text:p>
              </table:table-cell>
            </table:table-row>
            <table:table-row>
              <table:table-cell office:value-type="float" office:value="4.802">
                <text:p>4.802</text:p>
              </table:table-cell>
              <table:table-cell office:value-type="float" office:value="-1.813573">
                <text:p>-1.813573</text:p>
              </table:table-cell>
            </table:table-row>
            <table:table-row>
              <table:table-cell office:value-type="float" office:value="4.812">
                <text:p>4.812</text:p>
              </table:table-cell>
              <table:table-cell office:value-type="float" office:value="-1.912373">
                <text:p>-1.912373</text:p>
              </table:table-cell>
            </table:table-row>
            <table:table-row>
              <table:table-cell office:value-type="float" office:value="4.822">
                <text:p>4.822</text:p>
              </table:table-cell>
              <table:table-cell office:value-type="float" office:value="-2.011173">
                <text:p>-2.011173</text:p>
              </table:table-cell>
            </table:table-row>
            <table:table-row>
              <table:table-cell office:value-type="float" office:value="4.832">
                <text:p>4.832</text:p>
              </table:table-cell>
              <table:table-cell office:value-type="float" office:value="-2.109973">
                <text:p>-2.109973</text:p>
              </table:table-cell>
            </table:table-row>
            <table:table-row>
              <table:table-cell office:value-type="float" office:value="4.842">
                <text:p>4.842</text:p>
              </table:table-cell>
              <table:table-cell office:value-type="float" office:value="-2.208773">
                <text:p>-2.208773</text:p>
              </table:table-cell>
            </table:table-row>
            <table:table-row>
              <table:table-cell office:value-type="float" office:value="4.852">
                <text:p>4.852</text:p>
              </table:table-cell>
              <table:table-cell office:value-type="float" office:value="-2.307573">
                <text:p>-2.307573</text:p>
              </table:table-cell>
            </table:table-row>
            <table:table-row>
              <table:table-cell office:value-type="float" office:value="4.862">
                <text:p>4.862</text:p>
              </table:table-cell>
              <table:table-cell office:value-type="float" office:value="-2.406373">
                <text:p>-2.406373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-2.505173">
                <text:p>-2.505173</text:p>
              </table:table-cell>
            </table:table-row>
            <table:table-row>
              <table:table-cell office:value-type="float" office:value="4.882">
                <text:p>4.882</text:p>
              </table:table-cell>
              <table:table-cell office:value-type="float" office:value="-2.603973">
                <text:p>-2.603973</text:p>
              </table:table-cell>
            </table:table-row>
            <table:table-row>
              <table:table-cell office:value-type="float" office:value="4.892">
                <text:p>4.892</text:p>
              </table:table-cell>
              <table:table-cell office:value-type="float" office:value="-2.702773">
                <text:p>-2.702773</text:p>
              </table:table-cell>
            </table:table-row>
            <table:table-row>
              <table:table-cell office:value-type="float" office:value="4.902">
                <text:p>4.902</text:p>
              </table:table-cell>
              <table:table-cell office:value-type="float" office:value="-2.801573">
                <text:p>-2.801573</text:p>
              </table:table-cell>
            </table:table-row>
            <table:table-row>
              <table:table-cell office:value-type="float" office:value="4.912">
                <text:p>4.912</text:p>
              </table:table-cell>
              <table:table-cell office:value-type="float" office:value="-2.900373">
                <text:p>-2.900373</text:p>
              </table:table-cell>
            </table:table-row>
            <table:table-row>
              <table:table-cell office:value-type="float" office:value="4.922">
                <text:p>4.922</text:p>
              </table:table-cell>
              <table:table-cell office:value-type="float" office:value="-2.999173">
                <text:p>-2.999173</text:p>
              </table:table-cell>
            </table:table-row>
            <table:table-row>
              <table:table-cell office:value-type="float" office:value="4.932">
                <text:p>4.932</text:p>
              </table:table-cell>
              <table:table-cell office:value-type="float" office:value="-3.097973">
                <text:p>-3.097973</text:p>
              </table:table-cell>
            </table:table-row>
            <table:table-row>
              <table:table-cell office:value-type="float" office:value="4.942">
                <text:p>4.942</text:p>
              </table:table-cell>
              <table:table-cell office:value-type="float" office:value="-3.196773">
                <text:p>-3.196773</text:p>
              </table:table-cell>
            </table:table-row>
            <table:table-row>
              <table:table-cell office:value-type="float" office:value="4.952">
                <text:p>4.952</text:p>
              </table:table-cell>
              <table:table-cell office:value-type="float" office:value="-3.295573">
                <text:p>-3.295573</text:p>
              </table:table-cell>
            </table:table-row>
            <table:table-row>
              <table:table-cell office:value-type="float" office:value="4.962">
                <text:p>4.962</text:p>
              </table:table-cell>
              <table:table-cell office:value-type="float" office:value="-3.394373">
                <text:p>-3.394373</text:p>
              </table:table-cell>
            </table:table-row>
            <table:table-row>
              <table:table-cell office:value-type="float" office:value="4.972">
                <text:p>4.972</text:p>
              </table:table-cell>
              <table:table-cell office:value-type="float" office:value="-3.493173">
                <text:p>-3.493173</text:p>
              </table:table-cell>
            </table:table-row>
            <table:table-row>
              <table:table-cell office:value-type="float" office:value="4.982">
                <text:p>4.982</text:p>
              </table:table-cell>
              <table:table-cell office:value-type="float" office:value="-3.591973">
                <text:p>-3.591973</text:p>
              </table:table-cell>
            </table:table-row>
            <table:table-row>
              <table:table-cell office:value-type="float" office:value="4.992">
                <text:p>4.992</text:p>
              </table:table-cell>
              <table:table-cell office:value-type="float" office:value="-3.690773">
                <text:p>-3.690773</text:p>
              </table:table-cell>
            </table:table-row>
            <table:table-row>
              <table:table-cell office:value-type="float" office:value="5.002">
                <text:p>5.002</text:p>
              </table:table-cell>
              <table:table-cell office:value-type="float" office:value="-3.789573">
                <text:p>-3.789573</text:p>
              </table:table-cell>
            </table:table-row>
            <table:table-row>
              <table:table-cell office:value-type="float" office:value="5.012">
                <text:p>5.012</text:p>
              </table:table-cell>
              <table:table-cell office:value-type="float" office:value="-3.888373">
                <text:p>-3.888373</text:p>
              </table:table-cell>
            </table:table-row>
            <table:table-row>
              <table:table-cell office:value-type="float" office:value="5.022">
                <text:p>5.022</text:p>
              </table:table-cell>
              <table:table-cell office:value-type="float" office:value="-3.987173">
                <text:p>-3.987173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-4.085973">
                <text:p>-4.085973</text:p>
              </table:table-cell>
            </table:table-row>
            <table:table-row>
              <table:table-cell office:value-type="float" office:value="5.042">
                <text:p>5.042</text:p>
              </table:table-cell>
              <table:table-cell office:value-type="float" office:value="-4.184773">
                <text:p>-4.184773</text:p>
              </table:table-cell>
            </table:table-row>
            <table:table-row>
              <table:table-cell office:value-type="float" office:value="5.052">
                <text:p>5.052</text:p>
              </table:table-cell>
              <table:table-cell office:value-type="float" office:value="-4.283573">
                <text:p>-4.283573</text:p>
              </table:table-cell>
            </table:table-row>
            <table:table-row>
              <table:table-cell office:value-type="float" office:value="5.062">
                <text:p>5.062</text:p>
              </table:table-cell>
              <table:table-cell office:value-type="float" office:value="-4.382373">
                <text:p>-4.382373</text:p>
              </table:table-cell>
            </table:table-row>
            <table:table-row>
              <table:table-cell office:value-type="float" office:value="5.072">
                <text:p>5.072</text:p>
              </table:table-cell>
              <table:table-cell office:value-type="float" office:value="-4.481173">
                <text:p>-4.481173</text:p>
              </table:table-cell>
            </table:table-row>
            <table:table-row>
              <table:table-cell office:value-type="float" office:value="5.082">
                <text:p>5.082</text:p>
              </table:table-cell>
              <table:table-cell office:value-type="float" office:value="-4.579973">
                <text:p>-4.579973</text:p>
              </table:table-cell>
            </table:table-row>
            <table:table-row>
              <table:table-cell office:value-type="float" office:value="5.092">
                <text:p>5.092</text:p>
              </table:table-cell>
              <table:table-cell office:value-type="float" office:value="-4.678773">
                <text:p>-4.678773</text:p>
              </table:table-cell>
            </table:table-row>
            <table:table-row>
              <table:table-cell office:value-type="float" office:value="5.102">
                <text:p>5.102</text:p>
              </table:table-cell>
              <table:table-cell office:value-type="float" office:value="-4.777573">
                <text:p>-4.777573</text:p>
              </table:table-cell>
            </table:table-row>
            <table:table-row>
              <table:table-cell office:value-type="float" office:value="5.112">
                <text:p>5.112</text:p>
              </table:table-cell>
              <table:table-cell office:value-type="float" office:value="-4.876373">
                <text:p>-4.876373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-4.975173">
                <text:p>-4.975173</text:p>
              </table:table-cell>
            </table:table-row>
            <table:table-row>
              <table:table-cell office:value-type="float" office:value="5.132">
                <text:p>5.132</text:p>
              </table:table-cell>
              <table:table-cell office:value-type="float" office:value="-5.073973">
                <text:p>-5.073973</text:p>
              </table:table-cell>
            </table:table-row>
            <table:table-row>
              <table:table-cell office:value-type="float" office:value="5.142">
                <text:p>5.142</text:p>
              </table:table-cell>
              <table:table-cell office:value-type="float" office:value="-5.172773">
                <text:p>-5.172773</text:p>
              </table:table-cell>
            </table:table-row>
            <table:table-row>
              <table:table-cell office:value-type="float" office:value="5.152">
                <text:p>5.152</text:p>
              </table:table-cell>
              <table:table-cell office:value-type="float" office:value="-5.271573">
                <text:p>-5.271573</text:p>
              </table:table-cell>
            </table:table-row>
            <table:table-row>
              <table:table-cell office:value-type="float" office:value="5.162">
                <text:p>5.162</text:p>
              </table:table-cell>
              <table:table-cell office:value-type="float" office:value="-5.370373">
                <text:p>-5.370373</text:p>
              </table:table-cell>
            </table:table-row>
            <table:table-row>
              <table:table-cell office:value-type="float" office:value="5.172">
                <text:p>5.172</text:p>
              </table:table-cell>
              <table:table-cell office:value-type="float" office:value="-5.469173">
                <text:p>-5.469173</text:p>
              </table:table-cell>
            </table:table-row>
            <table:table-row>
              <table:table-cell office:value-type="float" office:value="5.182">
                <text:p>5.182</text:p>
              </table:table-cell>
              <table:table-cell office:value-type="float" office:value="-5.567973">
                <text:p>-5.567973</text:p>
              </table:table-cell>
            </table:table-row>
            <table:table-row>
              <table:table-cell office:value-type="float" office:value="5.192">
                <text:p>5.192</text:p>
              </table:table-cell>
              <table:table-cell office:value-type="float" office:value="-5.666773">
                <text:p>-5.666773</text:p>
              </table:table-cell>
            </table:table-row>
            <table:table-row>
              <table:table-cell office:value-type="float" office:value="5.202">
                <text:p>5.202</text:p>
              </table:table-cell>
              <table:table-cell office:value-type="float" office:value="-5.765573">
                <text:p>-5.765573</text:p>
              </table:table-cell>
            </table:table-row>
            <table:table-row>
              <table:table-cell office:value-type="float" office:value="5.212">
                <text:p>5.212</text:p>
              </table:table-cell>
              <table:table-cell office:value-type="float" office:value="-5.864373">
                <text:p>-5.864373</text:p>
              </table:table-cell>
            </table:table-row>
            <table:table-row>
              <table:table-cell office:value-type="float" office:value="5.222">
                <text:p>5.222</text:p>
              </table:table-cell>
              <table:table-cell office:value-type="float" office:value="-5.963173">
                <text:p>-5.963173</text:p>
              </table:table-cell>
            </table:table-row>
            <table:table-row>
              <table:table-cell office:value-type="float" office:value="5.232">
                <text:p>5.232</text:p>
              </table:table-cell>
              <table:table-cell office:value-type="float" office:value="-6.061973">
                <text:p>-6.061973</text:p>
              </table:table-cell>
            </table:table-row>
            <table:table-row>
              <table:table-cell office:value-type="float" office:value="5.242">
                <text:p>5.242</text:p>
              </table:table-cell>
              <table:table-cell office:value-type="float" office:value="-6.160773">
                <text:p>-6.160773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-6.259573">
                <text:p>-6.259573</text:p>
              </table:table-cell>
            </table:table-row>
            <table:table-row>
              <table:table-cell office:value-type="float" office:value="5.262">
                <text:p>5.262</text:p>
              </table:table-cell>
              <table:table-cell office:value-type="float" office:value="-6.358373">
                <text:p>-6.358373</text:p>
              </table:table-cell>
            </table:table-row>
            <table:table-row>
              <table:table-cell office:value-type="float" office:value="5.272">
                <text:p>5.272</text:p>
              </table:table-cell>
              <table:table-cell office:value-type="float" office:value="-6.457173">
                <text:p>-6.457173</text:p>
              </table:table-cell>
            </table:table-row>
            <table:table-row>
              <table:table-cell office:value-type="float" office:value="5.282">
                <text:p>5.282</text:p>
              </table:table-cell>
              <table:table-cell office:value-type="float" office:value="-6.555973">
                <text:p>-6.555973</text:p>
              </table:table-cell>
            </table:table-row>
            <table:table-row>
              <table:table-cell office:value-type="float" office:value="5.292">
                <text:p>5.292</text:p>
              </table:table-cell>
              <table:table-cell office:value-type="float" office:value="-6.654773">
                <text:p>-6.654773</text:p>
              </table:table-cell>
            </table:table-row>
            <table:table-row>
              <table:table-cell office:value-type="float" office:value="5.302">
                <text:p>5.302</text:p>
              </table:table-cell>
              <table:table-cell office:value-type="float" office:value="-6.753573">
                <text:p>-6.753573</text:p>
              </table:table-cell>
            </table:table-row>
            <table:table-row>
              <table:table-cell office:value-type="float" office:value="5.312">
                <text:p>5.312</text:p>
              </table:table-cell>
              <table:table-cell office:value-type="float" office:value="-6.852373">
                <text:p>-6.852373</text:p>
              </table:table-cell>
            </table:table-row>
            <table:table-row>
              <table:table-cell office:value-type="float" office:value="5.322">
                <text:p>5.322</text:p>
              </table:table-cell>
              <table:table-cell office:value-type="float" office:value="-6.951173">
                <text:p>-6.951173</text:p>
              </table:table-cell>
            </table:table-row>
            <table:table-row>
              <table:table-cell office:value-type="float" office:value="5.332">
                <text:p>5.332</text:p>
              </table:table-cell>
              <table:table-cell office:value-type="float" office:value="-7.049973">
                <text:p>-7.049973</text:p>
              </table:table-cell>
            </table:table-row>
            <table:table-row>
              <table:table-cell office:value-type="float" office:value="5.342">
                <text:p>5.342</text:p>
              </table:table-cell>
              <table:table-cell office:value-type="float" office:value="-7.148773">
                <text:p>-7.148773</text:p>
              </table:table-cell>
            </table:table-row>
            <table:table-row>
              <table:table-cell office:value-type="float" office:value="5.352">
                <text:p>5.352</text:p>
              </table:table-cell>
              <table:table-cell office:value-type="float" office:value="-7.247573">
                <text:p>-7.247573</text:p>
              </table:table-cell>
            </table:table-row>
            <table:table-row>
              <table:table-cell office:value-type="float" office:value="5.362">
                <text:p>5.362</text:p>
              </table:table-cell>
              <table:table-cell office:value-type="float" office:value="-7.346373">
                <text:p>-7.346373</text:p>
              </table:table-cell>
            </table:table-row>
            <table:table-row>
              <table:table-cell office:value-type="float" office:value="5.372">
                <text:p>5.372</text:p>
              </table:table-cell>
              <table:table-cell office:value-type="float" office:value="-7.445173">
                <text:p>-7.445173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-7.543973">
                <text:p>-7.543973</text:p>
              </table:table-cell>
            </table:table-row>
            <table:table-row>
              <table:table-cell office:value-type="float" office:value="5.392">
                <text:p>5.392</text:p>
              </table:table-cell>
              <table:table-cell office:value-type="float" office:value="-7.642773">
                <text:p>-7.642773</text:p>
              </table:table-cell>
            </table:table-row>
            <table:table-row>
              <table:table-cell office:value-type="float" office:value="5.402">
                <text:p>5.402</text:p>
              </table:table-cell>
              <table:table-cell office:value-type="float" office:value="-7.741573">
                <text:p>-7.741573</text:p>
              </table:table-cell>
            </table:table-row>
            <table:table-row>
              <table:table-cell office:value-type="float" office:value="5.412">
                <text:p>5.412</text:p>
              </table:table-cell>
              <table:table-cell office:value-type="float" office:value="-7.840373">
                <text:p>-7.840373</text:p>
              </table:table-cell>
            </table:table-row>
            <table:table-row>
              <table:table-cell office:value-type="float" office:value="5.422">
                <text:p>5.422</text:p>
              </table:table-cell>
              <table:table-cell office:value-type="float" office:value="-7.939173">
                <text:p>-7.939173</text:p>
              </table:table-cell>
            </table:table-row>
            <table:table-row>
              <table:table-cell office:value-type="float" office:value="5.432">
                <text:p>5.432</text:p>
              </table:table-cell>
              <table:table-cell office:value-type="float" office:value="-8.037973">
                <text:p>-8.037973</text:p>
              </table:table-cell>
            </table:table-row>
            <table:table-row>
              <table:table-cell office:value-type="float" office:value="5.442">
                <text:p>5.442</text:p>
              </table:table-cell>
              <table:table-cell office:value-type="float" office:value="-8.136773">
                <text:p>-8.136773</text:p>
              </table:table-cell>
            </table:table-row>
            <table:table-row>
              <table:table-cell office:value-type="float" office:value="5.452">
                <text:p>5.452</text:p>
              </table:table-cell>
              <table:table-cell office:value-type="float" office:value="-8.235573">
                <text:p>-8.235573</text:p>
              </table:table-cell>
            </table:table-row>
            <table:table-row>
              <table:table-cell office:value-type="float" office:value="5.462">
                <text:p>5.462</text:p>
              </table:table-cell>
              <table:table-cell office:value-type="float" office:value="-8.334373">
                <text:p>-8.334373</text:p>
              </table:table-cell>
            </table:table-row>
            <table:table-row>
              <table:table-cell office:value-type="float" office:value="5.472">
                <text:p>5.472</text:p>
              </table:table-cell>
              <table:table-cell office:value-type="float" office:value="-8.433173">
                <text:p>-8.433173</text:p>
              </table:table-cell>
            </table:table-row>
            <table:table-row>
              <table:table-cell office:value-type="float" office:value="5.482">
                <text:p>5.482</text:p>
              </table:table-cell>
              <table:table-cell office:value-type="float" office:value="-8.531973">
                <text:p>-8.531973</text:p>
              </table:table-cell>
            </table:table-row>
            <table:table-row>
              <table:table-cell office:value-type="float" office:value="5.492">
                <text:p>5.492</text:p>
              </table:table-cell>
              <table:table-cell office:value-type="float" office:value="-8.630773">
                <text:p>-8.630773</text:p>
              </table:table-cell>
            </table:table-row>
            <table:table-row>
              <table:table-cell office:value-type="float" office:value="5.502">
                <text:p>5.502</text:p>
              </table:table-cell>
              <table:table-cell office:value-type="float" office:value="-8.729573">
                <text:p>-8.729573</text:p>
              </table:table-cell>
            </table:table-row>
            <table:table-row>
              <table:table-cell office:value-type="float" office:value="5.512">
                <text:p>5.512</text:p>
              </table:table-cell>
              <table:table-cell office:value-type="float" office:value="-8.828373">
                <text:p>-8.828373</text:p>
              </table:table-cell>
            </table:table-row>
            <table:table-row>
              <table:table-cell office:value-type="float" office:value="5.522">
                <text:p>5.522</text:p>
              </table:table-cell>
              <table:table-cell office:value-type="float" office:value="-8.927173">
                <text:p>-8.927173</text:p>
              </table:table-cell>
            </table:table-row>
            <table:table-row>
              <table:table-cell office:value-type="float" office:value="5.532">
                <text:p>5.532</text:p>
              </table:table-cell>
              <table:table-cell office:value-type="float" office:value="-9.025973">
                <text:p>-9.025973</text:p>
              </table:table-cell>
            </table:table-row>
            <table:table-row>
              <table:table-cell office:value-type="float" office:value="5.542">
                <text:p>5.542</text:p>
              </table:table-cell>
              <table:table-cell office:value-type="float" office:value="7.157546">
                <text:p>7.157546</text:p>
              </table:table-cell>
            </table:table-row>
            <table:table-row>
              <table:table-cell office:value-type="float" office:value="5.552">
                <text:p>5.552</text:p>
              </table:table-cell>
              <table:table-cell office:value-type="float" office:value="7.058746">
                <text:p>7.058746</text:p>
              </table:table-cell>
            </table:table-row>
            <table:table-row>
              <table:table-cell office:value-type="float" office:value="5.562">
                <text:p>5.562</text:p>
              </table:table-cell>
              <table:table-cell office:value-type="float" office:value="6.959946">
                <text:p>6.959946</text:p>
              </table:table-cell>
            </table:table-row>
            <table:table-row>
              <table:table-cell office:value-type="float" office:value="5.572">
                <text:p>5.572</text:p>
              </table:table-cell>
              <table:table-cell office:value-type="float" office:value="6.861146">
                <text:p>6.861146</text:p>
              </table:table-cell>
            </table:table-row>
            <table:table-row>
              <table:table-cell office:value-type="float" office:value="5.582">
                <text:p>5.582</text:p>
              </table:table-cell>
              <table:table-cell office:value-type="float" office:value="6.762346">
                <text:p>6.762346</text:p>
              </table:table-cell>
            </table:table-row>
            <table:table-row>
              <table:table-cell office:value-type="float" office:value="5.592">
                <text:p>5.592</text:p>
              </table:table-cell>
              <table:table-cell office:value-type="float" office:value="6.663546">
                <text:p>6.663546</text:p>
              </table:table-cell>
            </table:table-row>
            <table:table-row>
              <table:table-cell office:value-type="float" office:value="5.602">
                <text:p>5.602</text:p>
              </table:table-cell>
              <table:table-cell office:value-type="float" office:value="6.564746">
                <text:p>6.564746</text:p>
              </table:table-cell>
            </table:table-row>
            <table:table-row>
              <table:table-cell office:value-type="float" office:value="5.612">
                <text:p>5.612</text:p>
              </table:table-cell>
              <table:table-cell office:value-type="float" office:value="6.465946">
                <text:p>6.465946</text:p>
              </table:table-cell>
            </table:table-row>
            <table:table-row>
              <table:table-cell office:value-type="float" office:value="5.622">
                <text:p>5.622</text:p>
              </table:table-cell>
              <table:table-cell office:value-type="float" office:value="6.367146">
                <text:p>6.367146</text:p>
              </table:table-cell>
            </table:table-row>
            <table:table-row>
              <table:table-cell office:value-type="float" office:value="5.632">
                <text:p>5.632</text:p>
              </table:table-cell>
              <table:table-cell office:value-type="float" office:value="6.268346">
                <text:p>6.268346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6.169546">
                <text:p>6.169546</text:p>
              </table:table-cell>
            </table:table-row>
            <table:table-row>
              <table:table-cell office:value-type="float" office:value="5.652">
                <text:p>5.652</text:p>
              </table:table-cell>
              <table:table-cell office:value-type="float" office:value="6.070746">
                <text:p>6.070746</text:p>
              </table:table-cell>
            </table:table-row>
            <table:table-row>
              <table:table-cell office:value-type="float" office:value="5.662">
                <text:p>5.662</text:p>
              </table:table-cell>
              <table:table-cell office:value-type="float" office:value="5.971946">
                <text:p>5.971946</text:p>
              </table:table-cell>
            </table:table-row>
            <table:table-row>
              <table:table-cell office:value-type="float" office:value="5.672">
                <text:p>5.672</text:p>
              </table:table-cell>
              <table:table-cell office:value-type="float" office:value="5.873146">
                <text:p>5.873146</text:p>
              </table:table-cell>
            </table:table-row>
            <table:table-row>
              <table:table-cell office:value-type="float" office:value="5.682">
                <text:p>5.682</text:p>
              </table:table-cell>
              <table:table-cell office:value-type="float" office:value="5.774346">
                <text:p>5.774346</text:p>
              </table:table-cell>
            </table:table-row>
            <table:table-row>
              <table:table-cell office:value-type="float" office:value="5.692">
                <text:p>5.692</text:p>
              </table:table-cell>
              <table:table-cell office:value-type="float" office:value="5.675546">
                <text:p>5.675546</text:p>
              </table:table-cell>
            </table:table-row>
            <table:table-row>
              <table:table-cell office:value-type="float" office:value="5.702">
                <text:p>5.702</text:p>
              </table:table-cell>
              <table:table-cell office:value-type="float" office:value="5.576746">
                <text:p>5.576746</text:p>
              </table:table-cell>
            </table:table-row>
            <table:table-row>
              <table:table-cell office:value-type="float" office:value="5.712">
                <text:p>5.712</text:p>
              </table:table-cell>
              <table:table-cell office:value-type="float" office:value="5.477946">
                <text:p>5.477946</text:p>
              </table:table-cell>
            </table:table-row>
            <table:table-row>
              <table:table-cell office:value-type="float" office:value="5.722">
                <text:p>5.722</text:p>
              </table:table-cell>
              <table:table-cell office:value-type="float" office:value="5.379146">
                <text:p>5.379146</text:p>
              </table:table-cell>
            </table:table-row>
            <table:table-row>
              <table:table-cell office:value-type="float" office:value="5.732">
                <text:p>5.732</text:p>
              </table:table-cell>
              <table:table-cell office:value-type="float" office:value="5.280346">
                <text:p>5.280346</text:p>
              </table:table-cell>
            </table:table-row>
            <table:table-row>
              <table:table-cell office:value-type="float" office:value="5.742">
                <text:p>5.742</text:p>
              </table:table-cell>
              <table:table-cell office:value-type="float" office:value="5.181546">
                <text:p>5.181546</text:p>
              </table:table-cell>
            </table:table-row>
            <table:table-row>
              <table:table-cell office:value-type="float" office:value="5.752">
                <text:p>5.752</text:p>
              </table:table-cell>
              <table:table-cell office:value-type="float" office:value="5.082746">
                <text:p>5.082746</text:p>
              </table:table-cell>
            </table:table-row>
            <table:table-row>
              <table:table-cell office:value-type="float" office:value="5.762">
                <text:p>5.762</text:p>
              </table:table-cell>
              <table:table-cell office:value-type="float" office:value="4.983946">
                <text:p>4.983946</text:p>
              </table:table-cell>
            </table:table-row>
            <table:table-row>
              <table:table-cell office:value-type="float" office:value="5.772">
                <text:p>5.772</text:p>
              </table:table-cell>
              <table:table-cell office:value-type="float" office:value="4.885146">
                <text:p>4.885146</text:p>
              </table:table-cell>
            </table:table-row>
            <table:table-row>
              <table:table-cell office:value-type="float" office:value="5.782">
                <text:p>5.782</text:p>
              </table:table-cell>
              <table:table-cell office:value-type="float" office:value="4.786346">
                <text:p>4.786346</text:p>
              </table:table-cell>
            </table:table-row>
            <table:table-row>
              <table:table-cell office:value-type="float" office:value="5.792">
                <text:p>5.792</text:p>
              </table:table-cell>
              <table:table-cell office:value-type="float" office:value="4.687546">
                <text:p>4.687546</text:p>
              </table:table-cell>
            </table:table-row>
            <table:table-row>
              <table:table-cell office:value-type="float" office:value="5.802">
                <text:p>5.802</text:p>
              </table:table-cell>
              <table:table-cell office:value-type="float" office:value="4.588746">
                <text:p>4.588746</text:p>
              </table:table-cell>
            </table:table-row>
            <table:table-row>
              <table:table-cell office:value-type="float" office:value="5.812">
                <text:p>5.812</text:p>
              </table:table-cell>
              <table:table-cell office:value-type="float" office:value="4.489946">
                <text:p>4.489946</text:p>
              </table:table-cell>
            </table:table-row>
            <table:table-row>
              <table:table-cell office:value-type="float" office:value="5.822">
                <text:p>5.822</text:p>
              </table:table-cell>
              <table:table-cell office:value-type="float" office:value="4.391146">
                <text:p>4.391146</text:p>
              </table:table-cell>
            </table:table-row>
            <table:table-row>
              <table:table-cell office:value-type="float" office:value="5.832">
                <text:p>5.832</text:p>
              </table:table-cell>
              <table:table-cell office:value-type="float" office:value="4.292346">
                <text:p>4.292346</text:p>
              </table:table-cell>
            </table:table-row>
            <table:table-row>
              <table:table-cell office:value-type="float" office:value="5.842">
                <text:p>5.842</text:p>
              </table:table-cell>
              <table:table-cell office:value-type="float" office:value="4.193546">
                <text:p>4.193546</text:p>
              </table:table-cell>
            </table:table-row>
            <table:table-row>
              <table:table-cell office:value-type="float" office:value="5.852">
                <text:p>5.852</text:p>
              </table:table-cell>
              <table:table-cell office:value-type="float" office:value="4.094746">
                <text:p>4.094746</text:p>
              </table:table-cell>
            </table:table-row>
            <table:table-row>
              <table:table-cell office:value-type="float" office:value="5.862">
                <text:p>5.862</text:p>
              </table:table-cell>
              <table:table-cell office:value-type="float" office:value="3.995946">
                <text:p>3.995946</text:p>
              </table:table-cell>
            </table:table-row>
            <table:table-row>
              <table:table-cell office:value-type="float" office:value="5.872">
                <text:p>5.872</text:p>
              </table:table-cell>
              <table:table-cell office:value-type="float" office:value="3.897146">
                <text:p>3.897146</text:p>
              </table:table-cell>
            </table:table-row>
            <table:table-row>
              <table:table-cell office:value-type="float" office:value="5.882">
                <text:p>5.882</text:p>
              </table:table-cell>
              <table:table-cell office:value-type="float" office:value="3.798346">
                <text:p>3.798346</text:p>
              </table:table-cell>
            </table:table-row>
            <table:table-row>
              <table:table-cell office:value-type="float" office:value="5.892">
                <text:p>5.892</text:p>
              </table:table-cell>
              <table:table-cell office:value-type="float" office:value="3.699546">
                <text:p>3.699546</text:p>
              </table:table-cell>
            </table:table-row>
            <table:table-row>
              <table:table-cell office:value-type="float" office:value="5.902">
                <text:p>5.902</text:p>
              </table:table-cell>
              <table:table-cell office:value-type="float" office:value="3.600746">
                <text:p>3.600746</text:p>
              </table:table-cell>
            </table:table-row>
            <table:table-row>
              <table:table-cell office:value-type="float" office:value="5.912">
                <text:p>5.912</text:p>
              </table:table-cell>
              <table:table-cell office:value-type="float" office:value="3.501946">
                <text:p>3.501946</text:p>
              </table:table-cell>
            </table:table-row>
            <table:table-row>
              <table:table-cell office:value-type="float" office:value="5.922">
                <text:p>5.922</text:p>
              </table:table-cell>
              <table:table-cell office:value-type="float" office:value="3.403146">
                <text:p>3.403146</text:p>
              </table:table-cell>
            </table:table-row>
            <table:table-row>
              <table:table-cell office:value-type="float" office:value="5.932">
                <text:p>5.932</text:p>
              </table:table-cell>
              <table:table-cell office:value-type="float" office:value="3.304346">
                <text:p>3.304346</text:p>
              </table:table-cell>
            </table:table-row>
            <table:table-row>
              <table:table-cell office:value-type="float" office:value="5.942">
                <text:p>5.942</text:p>
              </table:table-cell>
              <table:table-cell office:value-type="float" office:value="3.205546">
                <text:p>3.205546</text:p>
              </table:table-cell>
            </table:table-row>
            <table:table-row>
              <table:table-cell office:value-type="float" office:value="5.952">
                <text:p>5.952</text:p>
              </table:table-cell>
              <table:table-cell office:value-type="float" office:value="3.106746">
                <text:p>3.106746</text:p>
              </table:table-cell>
            </table:table-row>
            <table:table-row>
              <table:table-cell office:value-type="float" office:value="5.962">
                <text:p>5.962</text:p>
              </table:table-cell>
              <table:table-cell office:value-type="float" office:value="3.007946">
                <text:p>3.007946</text:p>
              </table:table-cell>
            </table:table-row>
            <table:table-row>
              <table:table-cell office:value-type="float" office:value="5.972">
                <text:p>5.972</text:p>
              </table:table-cell>
              <table:table-cell office:value-type="float" office:value="2.909146">
                <text:p>2.909146</text:p>
              </table:table-cell>
            </table:table-row>
            <table:table-row>
              <table:table-cell office:value-type="float" office:value="5.982">
                <text:p>5.982</text:p>
              </table:table-cell>
              <table:table-cell office:value-type="float" office:value="2.810346">
                <text:p>2.810346</text:p>
              </table:table-cell>
            </table:table-row>
            <table:table-row>
              <table:table-cell office:value-type="float" office:value="5.992">
                <text:p>5.992</text:p>
              </table:table-cell>
              <table:table-cell office:value-type="float" office:value="2.711546">
                <text:p>2.711546</text:p>
              </table:table-cell>
            </table:table-row>
            <table:table-row>
              <table:table-cell office:value-type="float" office:value="6.002">
                <text:p>6.002</text:p>
              </table:table-cell>
              <table:table-cell office:value-type="float" office:value="2.612746">
                <text:p>2.612746</text:p>
              </table:table-cell>
            </table:table-row>
            <table:table-row>
              <table:table-cell office:value-type="float" office:value="6.012">
                <text:p>6.012</text:p>
              </table:table-cell>
              <table:table-cell office:value-type="float" office:value="2.513946">
                <text:p>2.513946</text:p>
              </table:table-cell>
            </table:table-row>
            <table:table-row>
              <table:table-cell office:value-type="float" office:value="6.022">
                <text:p>6.022</text:p>
              </table:table-cell>
              <table:table-cell office:value-type="float" office:value="2.415146">
                <text:p>2.415146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2.316346">
                <text:p>2.316346</text:p>
              </table:table-cell>
            </table:table-row>
            <table:table-row>
              <table:table-cell office:value-type="float" office:value="6.042">
                <text:p>6.042</text:p>
              </table:table-cell>
              <table:table-cell office:value-type="float" office:value="2.217546">
                <text:p>2.217546</text:p>
              </table:table-cell>
            </table:table-row>
            <table:table-row>
              <table:table-cell office:value-type="float" office:value="6.052">
                <text:p>6.052</text:p>
              </table:table-cell>
              <table:table-cell office:value-type="float" office:value="2.118746">
                <text:p>2.118746</text:p>
              </table:table-cell>
            </table:table-row>
            <table:table-row>
              <table:table-cell office:value-type="float" office:value="6.062">
                <text:p>6.062</text:p>
              </table:table-cell>
              <table:table-cell office:value-type="float" office:value="2.019946">
                <text:p>2.019946</text:p>
              </table:table-cell>
            </table:table-row>
            <table:table-row>
              <table:table-cell office:value-type="float" office:value="6.072">
                <text:p>6.072</text:p>
              </table:table-cell>
              <table:table-cell office:value-type="float" office:value="1.921146">
                <text:p>1.921146</text:p>
              </table:table-cell>
            </table:table-row>
            <table:table-row>
              <table:table-cell office:value-type="float" office:value="6.082">
                <text:p>6.082</text:p>
              </table:table-cell>
              <table:table-cell office:value-type="float" office:value="1.822346">
                <text:p>1.822346</text:p>
              </table:table-cell>
            </table:table-row>
            <table:table-row>
              <table:table-cell office:value-type="float" office:value="6.092">
                <text:p>6.092</text:p>
              </table:table-cell>
              <table:table-cell office:value-type="float" office:value="1.723546">
                <text:p>1.723546</text:p>
              </table:table-cell>
            </table:table-row>
            <table:table-row>
              <table:table-cell office:value-type="float" office:value="6.102">
                <text:p>6.102</text:p>
              </table:table-cell>
              <table:table-cell office:value-type="float" office:value="1.624746">
                <text:p>1.624746</text:p>
              </table:table-cell>
            </table:table-row>
            <table:table-row>
              <table:table-cell office:value-type="float" office:value="6.112">
                <text:p>6.112</text:p>
              </table:table-cell>
              <table:table-cell office:value-type="float" office:value="1.525946">
                <text:p>1.525946</text:p>
              </table:table-cell>
            </table:table-row>
            <table:table-row>
              <table:table-cell office:value-type="float" office:value="6.122">
                <text:p>6.122</text:p>
              </table:table-cell>
              <table:table-cell office:value-type="float" office:value="1.427146">
                <text:p>1.427146</text:p>
              </table:table-cell>
            </table:table-row>
            <table:table-row>
              <table:table-cell office:value-type="float" office:value="6.132">
                <text:p>6.132</text:p>
              </table:table-cell>
              <table:table-cell office:value-type="float" office:value="1.328346">
                <text:p>1.328346</text:p>
              </table:table-cell>
            </table:table-row>
            <table:table-row>
              <table:table-cell office:value-type="float" office:value="6.142">
                <text:p>6.142</text:p>
              </table:table-cell>
              <table:table-cell office:value-type="float" office:value="1.229546">
                <text:p>1.229546</text:p>
              </table:table-cell>
            </table:table-row>
            <table:table-row>
              <table:table-cell office:value-type="float" office:value="6.152">
                <text:p>6.152</text:p>
              </table:table-cell>
              <table:table-cell office:value-type="float" office:value="1.130746">
                <text:p>1.130746</text:p>
              </table:table-cell>
            </table:table-row>
            <table:table-row>
              <table:table-cell office:value-type="float" office:value="6.162">
                <text:p>6.162</text:p>
              </table:table-cell>
              <table:table-cell office:value-type="float" office:value="1.031946">
                <text:p>1.031946</text:p>
              </table:table-cell>
            </table:table-row>
            <table:table-row>
              <table:table-cell office:value-type="float" office:value="6.172">
                <text:p>6.172</text:p>
              </table:table-cell>
              <table:table-cell office:value-type="float" office:value="0.933146">
                <text:p>0.933146</text:p>
              </table:table-cell>
            </table:table-row>
            <table:table-row>
              <table:table-cell office:value-type="float" office:value="6.182">
                <text:p>6.182</text:p>
              </table:table-cell>
              <table:table-cell office:value-type="float" office:value="0.834346">
                <text:p>0.834346</text:p>
              </table:table-cell>
            </table:table-row>
            <table:table-row>
              <table:table-cell office:value-type="float" office:value="6.192">
                <text:p>6.192</text:p>
              </table:table-cell>
              <table:table-cell office:value-type="float" office:value="0.735546">
                <text:p>0.735546</text:p>
              </table:table-cell>
            </table:table-row>
            <table:table-row>
              <table:table-cell office:value-type="float" office:value="6.202">
                <text:p>6.202</text:p>
              </table:table-cell>
              <table:table-cell office:value-type="float" office:value="0.636746">
                <text:p>0.636746</text:p>
              </table:table-cell>
            </table:table-row>
            <table:table-row>
              <table:table-cell office:value-type="float" office:value="6.212">
                <text:p>6.212</text:p>
              </table:table-cell>
              <table:table-cell office:value-type="float" office:value="0.537946">
                <text:p>0.537946</text:p>
              </table:table-cell>
            </table:table-row>
            <table:table-row>
              <table:table-cell office:value-type="float" office:value="6.222">
                <text:p>6.222</text:p>
              </table:table-cell>
              <table:table-cell office:value-type="float" office:value="0.439146">
                <text:p>0.439146</text:p>
              </table:table-cell>
            </table:table-row>
            <table:table-row>
              <table:table-cell office:value-type="float" office:value="6.232">
                <text:p>6.232</text:p>
              </table:table-cell>
              <table:table-cell office:value-type="float" office:value="0.340346">
                <text:p>0.340346</text:p>
              </table:table-cell>
            </table:table-row>
            <table:table-row>
              <table:table-cell office:value-type="float" office:value="6.242">
                <text:p>6.242</text:p>
              </table:table-cell>
              <table:table-cell office:value-type="float" office:value="0.241546">
                <text:p>0.241546</text:p>
              </table:table-cell>
            </table:table-row>
            <table:table-row>
              <table:table-cell office:value-type="float" office:value="6.252">
                <text:p>6.252</text:p>
              </table:table-cell>
              <table:table-cell office:value-type="float" office:value="0.142746">
                <text:p>0.142746</text:p>
              </table:table-cell>
            </table:table-row>
            <table:table-row>
              <table:table-cell office:value-type="float" office:value="6.262">
                <text:p>6.262</text:p>
              </table:table-cell>
              <table:table-cell office:value-type="float" office:value="0.043946">
                <text:p>0.043946</text:p>
              </table:table-cell>
            </table:table-row>
            <table:table-row>
              <table:table-cell office:value-type="float" office:value="6.272">
                <text:p>6.272</text:p>
              </table:table-cell>
              <table:table-cell office:value-type="float" office:value="-0.054854">
                <text:p>-0.054854</text:p>
              </table:table-cell>
            </table:table-row>
            <table:table-row>
              <table:table-cell office:value-type="float" office:value="6.282">
                <text:p>6.282</text:p>
              </table:table-cell>
              <table:table-cell office:value-type="float" office:value="-0.153654">
                <text:p>-0.153654</text:p>
              </table:table-cell>
            </table:table-row>
            <table:table-row>
              <table:table-cell office:value-type="float" office:value="6.292">
                <text:p>6.292</text:p>
              </table:table-cell>
              <table:table-cell office:value-type="float" office:value="-0.252454">
                <text:p>-0.252454</text:p>
              </table:table-cell>
            </table:table-row>
            <table:table-row>
              <table:table-cell office:value-type="float" office:value="6.302">
                <text:p>6.302</text:p>
              </table:table-cell>
              <table:table-cell office:value-type="float" office:value="-0.351254">
                <text:p>-0.351254</text:p>
              </table:table-cell>
            </table:table-row>
            <table:table-row>
              <table:table-cell office:value-type="float" office:value="6.312">
                <text:p>6.312</text:p>
              </table:table-cell>
              <table:table-cell office:value-type="float" office:value="-0.450054">
                <text:p>-0.450054</text:p>
              </table:table-cell>
            </table:table-row>
            <table:table-row>
              <table:table-cell office:value-type="float" office:value="6.322">
                <text:p>6.322</text:p>
              </table:table-cell>
              <table:table-cell office:value-type="float" office:value="-0.548854">
                <text:p>-0.548854</text:p>
              </table:table-cell>
            </table:table-row>
            <table:table-row>
              <table:table-cell office:value-type="float" office:value="6.332">
                <text:p>6.332</text:p>
              </table:table-cell>
              <table:table-cell office:value-type="float" office:value="-0.647654">
                <text:p>-0.647654</text:p>
              </table:table-cell>
            </table:table-row>
            <table:table-row>
              <table:table-cell office:value-type="float" office:value="6.342">
                <text:p>6.342</text:p>
              </table:table-cell>
              <table:table-cell office:value-type="float" office:value="-0.746454">
                <text:p>-0.746454</text:p>
              </table:table-cell>
            </table:table-row>
            <table:table-row>
              <table:table-cell office:value-type="float" office:value="6.352">
                <text:p>6.352</text:p>
              </table:table-cell>
              <table:table-cell office:value-type="float" office:value="-0.845254">
                <text:p>-0.845254</text:p>
              </table:table-cell>
            </table:table-row>
            <table:table-row>
              <table:table-cell office:value-type="float" office:value="6.362">
                <text:p>6.362</text:p>
              </table:table-cell>
              <table:table-cell office:value-type="float" office:value="-0.944054">
                <text:p>-0.944054</text:p>
              </table:table-cell>
            </table:table-row>
            <table:table-row>
              <table:table-cell office:value-type="float" office:value="6.372">
                <text:p>6.372</text:p>
              </table:table-cell>
              <table:table-cell office:value-type="float" office:value="-1.042854">
                <text:p>-1.042854</text:p>
              </table:table-cell>
            </table:table-row>
            <table:table-row>
              <table:table-cell office:value-type="float" office:value="6.382">
                <text:p>6.382</text:p>
              </table:table-cell>
              <table:table-cell office:value-type="float" office:value="-1.141654">
                <text:p>-1.141654</text:p>
              </table:table-cell>
            </table:table-row>
            <table:table-row>
              <table:table-cell office:value-type="float" office:value="6.392">
                <text:p>6.392</text:p>
              </table:table-cell>
              <table:table-cell office:value-type="float" office:value="-1.240454">
                <text:p>-1.240454</text:p>
              </table:table-cell>
            </table:table-row>
            <table:table-row>
              <table:table-cell office:value-type="float" office:value="6.402">
                <text:p>6.402</text:p>
              </table:table-cell>
              <table:table-cell office:value-type="float" office:value="-1.339254">
                <text:p>-1.339254</text:p>
              </table:table-cell>
            </table:table-row>
            <table:table-row>
              <table:table-cell office:value-type="float" office:value="6.412">
                <text:p>6.412</text:p>
              </table:table-cell>
              <table:table-cell office:value-type="float" office:value="-1.438054">
                <text:p>-1.438054</text:p>
              </table:table-cell>
            </table:table-row>
            <table:table-row>
              <table:table-cell office:value-type="float" office:value="6.422">
                <text:p>6.422</text:p>
              </table:table-cell>
              <table:table-cell office:value-type="float" office:value="-1.536854">
                <text:p>-1.536854</text:p>
              </table:table-cell>
            </table:table-row>
            <table:table-row>
              <table:table-cell office:value-type="float" office:value="6.432">
                <text:p>6.432</text:p>
              </table:table-cell>
              <table:table-cell office:value-type="float" office:value="-1.635654">
                <text:p>-1.635654</text:p>
              </table:table-cell>
            </table:table-row>
            <table:table-row>
              <table:table-cell office:value-type="float" office:value="6.442">
                <text:p>6.442</text:p>
              </table:table-cell>
              <table:table-cell office:value-type="float" office:value="-1.734454">
                <text:p>-1.734454</text:p>
              </table:table-cell>
            </table:table-row>
            <table:table-row>
              <table:table-cell office:value-type="float" office:value="6.452">
                <text:p>6.452</text:p>
              </table:table-cell>
              <table:table-cell office:value-type="float" office:value="-1.833254">
                <text:p>-1.833254</text:p>
              </table:table-cell>
            </table:table-row>
            <table:table-row>
              <table:table-cell office:value-type="float" office:value="6.462">
                <text:p>6.462</text:p>
              </table:table-cell>
              <table:table-cell office:value-type="float" office:value="-1.932054">
                <text:p>-1.932054</text:p>
              </table:table-cell>
            </table:table-row>
            <table:table-row>
              <table:table-cell office:value-type="float" office:value="6.472">
                <text:p>6.472</text:p>
              </table:table-cell>
              <table:table-cell office:value-type="float" office:value="-2.030854">
                <text:p>-2.030854</text:p>
              </table:table-cell>
            </table:table-row>
            <table:table-row>
              <table:table-cell office:value-type="float" office:value="6.482">
                <text:p>6.482</text:p>
              </table:table-cell>
              <table:table-cell office:value-type="float" office:value="-2.129654">
                <text:p>-2.129654</text:p>
              </table:table-cell>
            </table:table-row>
            <table:table-row>
              <table:table-cell office:value-type="float" office:value="6.492">
                <text:p>6.492</text:p>
              </table:table-cell>
              <table:table-cell office:value-type="float" office:value="-2.228454">
                <text:p>-2.228454</text:p>
              </table:table-cell>
            </table:table-row>
            <table:table-row>
              <table:table-cell office:value-type="float" office:value="6.502">
                <text:p>6.502</text:p>
              </table:table-cell>
              <table:table-cell office:value-type="float" office:value="-2.327254">
                <text:p>-2.327254</text:p>
              </table:table-cell>
            </table:table-row>
            <table:table-row>
              <table:table-cell office:value-type="float" office:value="6.512">
                <text:p>6.512</text:p>
              </table:table-cell>
              <table:table-cell office:value-type="float" office:value="-2.426054">
                <text:p>-2.426054</text:p>
              </table:table-cell>
            </table:table-row>
            <table:table-row>
              <table:table-cell office:value-type="float" office:value="6.522">
                <text:p>6.522</text:p>
              </table:table-cell>
              <table:table-cell office:value-type="float" office:value="-2.524854">
                <text:p>-2.524854</text:p>
              </table:table-cell>
            </table:table-row>
            <table:table-row>
              <table:table-cell office:value-type="float" office:value="6.532">
                <text:p>6.532</text:p>
              </table:table-cell>
              <table:table-cell office:value-type="float" office:value="-2.623654">
                <text:p>-2.623654</text:p>
              </table:table-cell>
            </table:table-row>
            <table:table-row>
              <table:table-cell office:value-type="float" office:value="6.542">
                <text:p>6.542</text:p>
              </table:table-cell>
              <table:table-cell office:value-type="float" office:value="-2.722454">
                <text:p>-2.722454</text:p>
              </table:table-cell>
            </table:table-row>
            <table:table-row>
              <table:table-cell office:value-type="float" office:value="6.552">
                <text:p>6.552</text:p>
              </table:table-cell>
              <table:table-cell office:value-type="float" office:value="-2.821254">
                <text:p>-2.821254</text:p>
              </table:table-cell>
            </table:table-row>
            <table:table-row>
              <table:table-cell office:value-type="float" office:value="6.562">
                <text:p>6.562</text:p>
              </table:table-cell>
              <table:table-cell office:value-type="float" office:value="-2.920054">
                <text:p>-2.920054</text:p>
              </table:table-cell>
            </table:table-row>
            <table:table-row>
              <table:table-cell office:value-type="float" office:value="6.572">
                <text:p>6.572</text:p>
              </table:table-cell>
              <table:table-cell office:value-type="float" office:value="-3.018854">
                <text:p>-3.018854</text:p>
              </table:table-cell>
            </table:table-row>
            <table:table-row>
              <table:table-cell office:value-type="float" office:value="6.582">
                <text:p>6.582</text:p>
              </table:table-cell>
              <table:table-cell office:value-type="float" office:value="-3.117654">
                <text:p>-3.117654</text:p>
              </table:table-cell>
            </table:table-row>
            <table:table-row>
              <table:table-cell office:value-type="float" office:value="6.592">
                <text:p>6.592</text:p>
              </table:table-cell>
              <table:table-cell office:value-type="float" office:value="-3.216454">
                <text:p>-3.216454</text:p>
              </table:table-cell>
            </table:table-row>
            <table:table-row>
              <table:table-cell office:value-type="float" office:value="6.602">
                <text:p>6.602</text:p>
              </table:table-cell>
              <table:table-cell office:value-type="float" office:value="-3.315254">
                <text:p>-3.315254</text:p>
              </table:table-cell>
            </table:table-row>
            <table:table-row>
              <table:table-cell office:value-type="float" office:value="6.612">
                <text:p>6.612</text:p>
              </table:table-cell>
              <table:table-cell office:value-type="float" office:value="-3.414054">
                <text:p>-3.414054</text:p>
              </table:table-cell>
            </table:table-row>
            <table:table-row>
              <table:table-cell office:value-type="float" office:value="6.622">
                <text:p>6.622</text:p>
              </table:table-cell>
              <table:table-cell office:value-type="float" office:value="-3.512854">
                <text:p>-3.512854</text:p>
              </table:table-cell>
            </table:table-row>
            <table:table-row>
              <table:table-cell office:value-type="float" office:value="6.632">
                <text:p>6.632</text:p>
              </table:table-cell>
              <table:table-cell office:value-type="float" office:value="-3.611654">
                <text:p>-3.611654</text:p>
              </table:table-cell>
            </table:table-row>
            <table:table-row>
              <table:table-cell office:value-type="float" office:value="6.642">
                <text:p>6.642</text:p>
              </table:table-cell>
              <table:table-cell office:value-type="float" office:value="-3.710454">
                <text:p>-3.710454</text:p>
              </table:table-cell>
            </table:table-row>
            <table:table-row>
              <table:table-cell office:value-type="float" office:value="6.652">
                <text:p>6.652</text:p>
              </table:table-cell>
              <table:table-cell office:value-type="float" office:value="-3.809254">
                <text:p>-3.809254</text:p>
              </table:table-cell>
            </table:table-row>
            <table:table-row>
              <table:table-cell office:value-type="float" office:value="6.662">
                <text:p>6.662</text:p>
              </table:table-cell>
              <table:table-cell office:value-type="float" office:value="-3.908054">
                <text:p>-3.908054</text:p>
              </table:table-cell>
            </table:table-row>
            <table:table-row>
              <table:table-cell office:value-type="float" office:value="6.672">
                <text:p>6.672</text:p>
              </table:table-cell>
              <table:table-cell office:value-type="float" office:value="-4.006854">
                <text:p>-4.006854</text:p>
              </table:table-cell>
            </table:table-row>
            <table:table-row>
              <table:table-cell office:value-type="float" office:value="6.682">
                <text:p>6.682</text:p>
              </table:table-cell>
              <table:table-cell office:value-type="float" office:value="-4.105654">
                <text:p>-4.105654</text:p>
              </table:table-cell>
            </table:table-row>
            <table:table-row>
              <table:table-cell office:value-type="float" office:value="6.692">
                <text:p>6.692</text:p>
              </table:table-cell>
              <table:table-cell office:value-type="float" office:value="-4.204454">
                <text:p>-4.204454</text:p>
              </table:table-cell>
            </table:table-row>
            <table:table-row>
              <table:table-cell office:value-type="float" office:value="6.702">
                <text:p>6.702</text:p>
              </table:table-cell>
              <table:table-cell office:value-type="float" office:value="-4.303254">
                <text:p>-4.303254</text:p>
              </table:table-cell>
            </table:table-row>
            <table:table-row>
              <table:table-cell office:value-type="float" office:value="6.712">
                <text:p>6.712</text:p>
              </table:table-cell>
              <table:table-cell office:value-type="float" office:value="-4.402054">
                <text:p>-4.402054</text:p>
              </table:table-cell>
            </table:table-row>
            <table:table-row>
              <table:table-cell office:value-type="float" office:value="6.722">
                <text:p>6.722</text:p>
              </table:table-cell>
              <table:table-cell office:value-type="float" office:value="-4.500854">
                <text:p>-4.500854</text:p>
              </table:table-cell>
            </table:table-row>
            <table:table-row>
              <table:table-cell office:value-type="float" office:value="6.732">
                <text:p>6.732</text:p>
              </table:table-cell>
              <table:table-cell office:value-type="float" office:value="-4.599654">
                <text:p>-4.599654</text:p>
              </table:table-cell>
            </table:table-row>
            <table:table-row>
              <table:table-cell office:value-type="float" office:value="6.742">
                <text:p>6.742</text:p>
              </table:table-cell>
              <table:table-cell office:value-type="float" office:value="-4.698454">
                <text:p>-4.698454</text:p>
              </table:table-cell>
            </table:table-row>
            <table:table-row>
              <table:table-cell office:value-type="float" office:value="6.752">
                <text:p>6.752</text:p>
              </table:table-cell>
              <table:table-cell office:value-type="float" office:value="-4.797254">
                <text:p>-4.797254</text:p>
              </table:table-cell>
            </table:table-row>
            <table:table-row>
              <table:table-cell office:value-type="float" office:value="6.762">
                <text:p>6.762</text:p>
              </table:table-cell>
              <table:table-cell office:value-type="float" office:value="-4.896054">
                <text:p>-4.896054</text:p>
              </table:table-cell>
            </table:table-row>
            <table:table-row>
              <table:table-cell office:value-type="float" office:value="6.772">
                <text:p>6.772</text:p>
              </table:table-cell>
              <table:table-cell office:value-type="float" office:value="-4.994854">
                <text:p>-4.994854</text:p>
              </table:table-cell>
            </table:table-row>
            <table:table-row>
              <table:table-cell office:value-type="float" office:value="6.782">
                <text:p>6.782</text:p>
              </table:table-cell>
              <table:table-cell office:value-type="float" office:value="-5.093654">
                <text:p>-5.093654</text:p>
              </table:table-cell>
            </table:table-row>
            <table:table-row>
              <table:table-cell office:value-type="float" office:value="6.792">
                <text:p>6.792</text:p>
              </table:table-cell>
              <table:table-cell office:value-type="float" office:value="-5.192454">
                <text:p>-5.192454</text:p>
              </table:table-cell>
            </table:table-row>
            <table:table-row>
              <table:table-cell office:value-type="float" office:value="6.802">
                <text:p>6.802</text:p>
              </table:table-cell>
              <table:table-cell office:value-type="float" office:value="-5.291254">
                <text:p>-5.291254</text:p>
              </table:table-cell>
            </table:table-row>
            <table:table-row>
              <table:table-cell office:value-type="float" office:value="6.812">
                <text:p>6.812</text:p>
              </table:table-cell>
              <table:table-cell office:value-type="float" office:value="-5.390054">
                <text:p>-5.390054</text:p>
              </table:table-cell>
            </table:table-row>
            <table:table-row>
              <table:table-cell office:value-type="float" office:value="6.822">
                <text:p>6.822</text:p>
              </table:table-cell>
              <table:table-cell office:value-type="float" office:value="-5.488854">
                <text:p>-5.488854</text:p>
              </table:table-cell>
            </table:table-row>
            <table:table-row>
              <table:table-cell office:value-type="float" office:value="6.832">
                <text:p>6.832</text:p>
              </table:table-cell>
              <table:table-cell office:value-type="float" office:value="-5.587654">
                <text:p>-5.587654</text:p>
              </table:table-cell>
            </table:table-row>
            <table:table-row>
              <table:table-cell office:value-type="float" office:value="6.842">
                <text:p>6.842</text:p>
              </table:table-cell>
              <table:table-cell office:value-type="float" office:value="-5.686454">
                <text:p>-5.686454</text:p>
              </table:table-cell>
            </table:table-row>
            <table:table-row>
              <table:table-cell office:value-type="float" office:value="6.852">
                <text:p>6.852</text:p>
              </table:table-cell>
              <table:table-cell office:value-type="float" office:value="-5.785254">
                <text:p>-5.785254</text:p>
              </table:table-cell>
            </table:table-row>
            <table:table-row>
              <table:table-cell office:value-type="float" office:value="6.862">
                <text:p>6.862</text:p>
              </table:table-cell>
              <table:table-cell office:value-type="float" office:value="-5.884054">
                <text:p>-5.884054</text:p>
              </table:table-cell>
            </table:table-row>
            <table:table-row>
              <table:table-cell office:value-type="float" office:value="6.872">
                <text:p>6.872</text:p>
              </table:table-cell>
              <table:table-cell office:value-type="float" office:value="-5.982854">
                <text:p>-5.982854</text:p>
              </table:table-cell>
            </table:table-row>
            <table:table-row>
              <table:table-cell office:value-type="float" office:value="6.882">
                <text:p>6.882</text:p>
              </table:table-cell>
              <table:table-cell office:value-type="float" office:value="-6.081654">
                <text:p>-6.081654</text:p>
              </table:table-cell>
            </table:table-row>
            <table:table-row>
              <table:table-cell office:value-type="float" office:value="6.892">
                <text:p>6.892</text:p>
              </table:table-cell>
              <table:table-cell office:value-type="float" office:value="-6.180454">
                <text:p>-6.180454</text:p>
              </table:table-cell>
            </table:table-row>
            <table:table-row>
              <table:table-cell office:value-type="float" office:value="6.902">
                <text:p>6.902</text:p>
              </table:table-cell>
              <table:table-cell office:value-type="float" office:value="-6.279254">
                <text:p>-6.279254</text:p>
              </table:table-cell>
            </table:table-row>
            <table:table-row>
              <table:table-cell office:value-type="float" office:value="6.912">
                <text:p>6.912</text:p>
              </table:table-cell>
              <table:table-cell office:value-type="float" office:value="-6.378054">
                <text:p>-6.378054</text:p>
              </table:table-cell>
            </table:table-row>
            <table:table-row>
              <table:table-cell office:value-type="float" office:value="6.922">
                <text:p>6.922</text:p>
              </table:table-cell>
              <table:table-cell office:value-type="float" office:value="-6.476854">
                <text:p>-6.476854</text:p>
              </table:table-cell>
            </table:table-row>
            <table:table-row>
              <table:table-cell office:value-type="float" office:value="6.932">
                <text:p>6.932</text:p>
              </table:table-cell>
              <table:table-cell office:value-type="float" office:value="-6.575654">
                <text:p>-6.575654</text:p>
              </table:table-cell>
            </table:table-row>
            <table:table-row>
              <table:table-cell office:value-type="float" office:value="6.942">
                <text:p>6.942</text:p>
              </table:table-cell>
              <table:table-cell office:value-type="float" office:value="-6.674454">
                <text:p>-6.674454</text:p>
              </table:table-cell>
            </table:table-row>
            <table:table-row>
              <table:table-cell office:value-type="float" office:value="6.952">
                <text:p>6.952</text:p>
              </table:table-cell>
              <table:table-cell office:value-type="float" office:value="-6.773254">
                <text:p>-6.773254</text:p>
              </table:table-cell>
            </table:table-row>
            <table:table-row>
              <table:table-cell office:value-type="float" office:value="6.962">
                <text:p>6.962</text:p>
              </table:table-cell>
              <table:table-cell office:value-type="float" office:value="-6.872054">
                <text:p>-6.872054</text:p>
              </table:table-cell>
            </table:table-row>
            <table:table-row>
              <table:table-cell office:value-type="float" office:value="6.972">
                <text:p>6.972</text:p>
              </table:table-cell>
              <table:table-cell office:value-type="float" office:value="-6.970854">
                <text:p>-6.970854</text:p>
              </table:table-cell>
            </table:table-row>
            <table:table-row>
              <table:table-cell office:value-type="float" office:value="6.982">
                <text:p>6.982</text:p>
              </table:table-cell>
              <table:table-cell office:value-type="float" office:value="-7.069654">
                <text:p>-7.069654</text:p>
              </table:table-cell>
            </table:table-row>
            <table:table-row>
              <table:table-cell office:value-type="float" office:value="6.992">
                <text:p>6.992</text:p>
              </table:table-cell>
              <table:table-cell office:value-type="float" office:value="-7.168454">
                <text:p>-7.168454</text:p>
              </table:table-cell>
            </table:table-row>
            <table:table-row>
              <table:table-cell office:value-type="float" office:value="7.002">
                <text:p>7.002</text:p>
              </table:table-cell>
              <table:table-cell office:value-type="float" office:value="5.796019">
                <text:p>5.796019</text:p>
              </table:table-cell>
            </table:table-row>
            <table:table-row>
              <table:table-cell office:value-type="float" office:value="7.012">
                <text:p>7.012</text:p>
              </table:table-cell>
              <table:table-cell office:value-type="float" office:value="5.697219">
                <text:p>5.697219</text:p>
              </table:table-cell>
            </table:table-row>
            <table:table-row>
              <table:table-cell office:value-type="float" office:value="7.022">
                <text:p>7.022</text:p>
              </table:table-cell>
              <table:table-cell office:value-type="float" office:value="5.598419">
                <text:p>5.598419</text:p>
              </table:table-cell>
            </table:table-row>
            <table:table-row>
              <table:table-cell office:value-type="float" office:value="7.032">
                <text:p>7.032</text:p>
              </table:table-cell>
              <table:table-cell office:value-type="float" office:value="5.499619">
                <text:p>5.499619</text:p>
              </table:table-cell>
            </table:table-row>
            <table:table-row>
              <table:table-cell office:value-type="float" office:value="7.042">
                <text:p>7.042</text:p>
              </table:table-cell>
              <table:table-cell office:value-type="float" office:value="5.400819">
                <text:p>5.400819</text:p>
              </table:table-cell>
            </table:table-row>
            <table:table-row>
              <table:table-cell office:value-type="float" office:value="7.052">
                <text:p>7.052</text:p>
              </table:table-cell>
              <table:table-cell office:value-type="float" office:value="5.302019">
                <text:p>5.302019</text:p>
              </table:table-cell>
            </table:table-row>
            <table:table-row>
              <table:table-cell office:value-type="float" office:value="7.062">
                <text:p>7.062</text:p>
              </table:table-cell>
              <table:table-cell office:value-type="float" office:value="5.203219">
                <text:p>5.203219</text:p>
              </table:table-cell>
            </table:table-row>
            <table:table-row>
              <table:table-cell office:value-type="float" office:value="7.072">
                <text:p>7.072</text:p>
              </table:table-cell>
              <table:table-cell office:value-type="float" office:value="5.104419">
                <text:p>5.104419</text:p>
              </table:table-cell>
            </table:table-row>
            <table:table-row>
              <table:table-cell office:value-type="float" office:value="7.082">
                <text:p>7.082</text:p>
              </table:table-cell>
              <table:table-cell office:value-type="float" office:value="5.005619">
                <text:p>5.005619</text:p>
              </table:table-cell>
            </table:table-row>
            <table:table-row>
              <table:table-cell office:value-type="float" office:value="7.092">
                <text:p>7.092</text:p>
              </table:table-cell>
              <table:table-cell office:value-type="float" office:value="4.906819">
                <text:p>4.906819</text:p>
              </table:table-cell>
            </table:table-row>
            <table:table-row>
              <table:table-cell office:value-type="float" office:value="7.102">
                <text:p>7.102</text:p>
              </table:table-cell>
              <table:table-cell office:value-type="float" office:value="4.808019">
                <text:p>4.808019</text:p>
              </table:table-cell>
            </table:table-row>
            <table:table-row>
              <table:table-cell office:value-type="float" office:value="7.112">
                <text:p>7.112</text:p>
              </table:table-cell>
              <table:table-cell office:value-type="float" office:value="4.709219">
                <text:p>4.709219</text:p>
              </table:table-cell>
            </table:table-row>
            <table:table-row>
              <table:table-cell office:value-type="float" office:value="7.122">
                <text:p>7.122</text:p>
              </table:table-cell>
              <table:table-cell office:value-type="float" office:value="4.610419">
                <text:p>4.610419</text:p>
              </table:table-cell>
            </table:table-row>
            <table:table-row>
              <table:table-cell office:value-type="float" office:value="7.132">
                <text:p>7.132</text:p>
              </table:table-cell>
              <table:table-cell office:value-type="float" office:value="4.511619">
                <text:p>4.511619</text:p>
              </table:table-cell>
            </table:table-row>
            <table:table-row>
              <table:table-cell office:value-type="float" office:value="7.142">
                <text:p>7.142</text:p>
              </table:table-cell>
              <table:table-cell office:value-type="float" office:value="4.412819">
                <text:p>4.412819</text:p>
              </table:table-cell>
            </table:table-row>
            <table:table-row>
              <table:table-cell office:value-type="float" office:value="7.152">
                <text:p>7.152</text:p>
              </table:table-cell>
              <table:table-cell office:value-type="float" office:value="4.314019">
                <text:p>4.314019</text:p>
              </table:table-cell>
            </table:table-row>
            <table:table-row>
              <table:table-cell office:value-type="float" office:value="7.162">
                <text:p>7.162</text:p>
              </table:table-cell>
              <table:table-cell office:value-type="float" office:value="4.215219">
                <text:p>4.215219</text:p>
              </table:table-cell>
            </table:table-row>
            <table:table-row>
              <table:table-cell office:value-type="float" office:value="7.172">
                <text:p>7.172</text:p>
              </table:table-cell>
              <table:table-cell office:value-type="float" office:value="4.116419">
                <text:p>4.116419</text:p>
              </table:table-cell>
            </table:table-row>
            <table:table-row>
              <table:table-cell office:value-type="float" office:value="7.182">
                <text:p>7.182</text:p>
              </table:table-cell>
              <table:table-cell office:value-type="float" office:value="4.017619">
                <text:p>4.017619</text:p>
              </table:table-cell>
            </table:table-row>
            <table:table-row>
              <table:table-cell office:value-type="float" office:value="7.192">
                <text:p>7.192</text:p>
              </table:table-cell>
              <table:table-cell office:value-type="float" office:value="3.918819">
                <text:p>3.918819</text:p>
              </table:table-cell>
            </table:table-row>
            <table:table-row>
              <table:table-cell office:value-type="float" office:value="7.202">
                <text:p>7.202</text:p>
              </table:table-cell>
              <table:table-cell office:value-type="float" office:value="3.820019">
                <text:p>3.820019</text:p>
              </table:table-cell>
            </table:table-row>
            <table:table-row>
              <table:table-cell office:value-type="float" office:value="7.212">
                <text:p>7.212</text:p>
              </table:table-cell>
              <table:table-cell office:value-type="float" office:value="3.721219">
                <text:p>3.721219</text:p>
              </table:table-cell>
            </table:table-row>
            <table:table-row>
              <table:table-cell office:value-type="float" office:value="7.222">
                <text:p>7.222</text:p>
              </table:table-cell>
              <table:table-cell office:value-type="float" office:value="3.622419">
                <text:p>3.622419</text:p>
              </table:table-cell>
            </table:table-row>
            <table:table-row>
              <table:table-cell office:value-type="float" office:value="7.232">
                <text:p>7.232</text:p>
              </table:table-cell>
              <table:table-cell office:value-type="float" office:value="3.523619">
                <text:p>3.523619</text:p>
              </table:table-cell>
            </table:table-row>
            <table:table-row>
              <table:table-cell office:value-type="float" office:value="7.242">
                <text:p>7.242</text:p>
              </table:table-cell>
              <table:table-cell office:value-type="float" office:value="3.424819">
                <text:p>3.424819</text:p>
              </table:table-cell>
            </table:table-row>
            <table:table-row>
              <table:table-cell office:value-type="float" office:value="7.252">
                <text:p>7.252</text:p>
              </table:table-cell>
              <table:table-cell office:value-type="float" office:value="3.326019">
                <text:p>3.326019</text:p>
              </table:table-cell>
            </table:table-row>
            <table:table-row>
              <table:table-cell office:value-type="float" office:value="7.262">
                <text:p>7.262</text:p>
              </table:table-cell>
              <table:table-cell office:value-type="float" office:value="3.227219">
                <text:p>3.227219</text:p>
              </table:table-cell>
            </table:table-row>
            <table:table-row>
              <table:table-cell office:value-type="float" office:value="7.272">
                <text:p>7.272</text:p>
              </table:table-cell>
              <table:table-cell office:value-type="float" office:value="3.128419">
                <text:p>3.128419</text:p>
              </table:table-cell>
            </table:table-row>
            <table:table-row>
              <table:table-cell office:value-type="float" office:value="7.282">
                <text:p>7.282</text:p>
              </table:table-cell>
              <table:table-cell office:value-type="float" office:value="3.029619">
                <text:p>3.029619</text:p>
              </table:table-cell>
            </table:table-row>
            <table:table-row>
              <table:table-cell office:value-type="float" office:value="7.292">
                <text:p>7.292</text:p>
              </table:table-cell>
              <table:table-cell office:value-type="float" office:value="2.930819">
                <text:p>2.930819</text:p>
              </table:table-cell>
            </table:table-row>
            <table:table-row>
              <table:table-cell office:value-type="float" office:value="7.302">
                <text:p>7.302</text:p>
              </table:table-cell>
              <table:table-cell office:value-type="float" office:value="2.832019">
                <text:p>2.832019</text:p>
              </table:table-cell>
            </table:table-row>
            <table:table-row>
              <table:table-cell office:value-type="float" office:value="7.312">
                <text:p>7.312</text:p>
              </table:table-cell>
              <table:table-cell office:value-type="float" office:value="2.733219">
                <text:p>2.733219</text:p>
              </table:table-cell>
            </table:table-row>
            <table:table-row>
              <table:table-cell office:value-type="float" office:value="7.322">
                <text:p>7.322</text:p>
              </table:table-cell>
              <table:table-cell office:value-type="float" office:value="2.634419">
                <text:p>2.634419</text:p>
              </table:table-cell>
            </table:table-row>
            <table:table-row>
              <table:table-cell office:value-type="float" office:value="7.332">
                <text:p>7.332</text:p>
              </table:table-cell>
              <table:table-cell office:value-type="float" office:value="2.535619">
                <text:p>2.535619</text:p>
              </table:table-cell>
            </table:table-row>
            <table:table-row>
              <table:table-cell office:value-type="float" office:value="7.342">
                <text:p>7.342</text:p>
              </table:table-cell>
              <table:table-cell office:value-type="float" office:value="2.436819">
                <text:p>2.436819</text:p>
              </table:table-cell>
            </table:table-row>
            <table:table-row>
              <table:table-cell office:value-type="float" office:value="7.352">
                <text:p>7.352</text:p>
              </table:table-cell>
              <table:table-cell office:value-type="float" office:value="2.338019">
                <text:p>2.338019</text:p>
              </table:table-cell>
            </table:table-row>
            <table:table-row>
              <table:table-cell office:value-type="float" office:value="7.362">
                <text:p>7.362</text:p>
              </table:table-cell>
              <table:table-cell office:value-type="float" office:value="2.239219">
                <text:p>2.239219</text:p>
              </table:table-cell>
            </table:table-row>
            <table:table-row>
              <table:table-cell office:value-type="float" office:value="7.372">
                <text:p>7.372</text:p>
              </table:table-cell>
              <table:table-cell office:value-type="float" office:value="2.140419">
                <text:p>2.140419</text:p>
              </table:table-cell>
            </table:table-row>
            <table:table-row>
              <table:table-cell office:value-type="float" office:value="7.382">
                <text:p>7.382</text:p>
              </table:table-cell>
              <table:table-cell office:value-type="float" office:value="2.041619">
                <text:p>2.041619</text:p>
              </table:table-cell>
            </table:table-row>
            <table:table-row>
              <table:table-cell office:value-type="float" office:value="7.392">
                <text:p>7.392</text:p>
              </table:table-cell>
              <table:table-cell office:value-type="float" office:value="1.942819">
                <text:p>1.942819</text:p>
              </table:table-cell>
            </table:table-row>
            <table:table-row>
              <table:table-cell office:value-type="float" office:value="7.402">
                <text:p>7.402</text:p>
              </table:table-cell>
              <table:table-cell office:value-type="float" office:value="1.844019">
                <text:p>1.844019</text:p>
              </table:table-cell>
            </table:table-row>
            <table:table-row>
              <table:table-cell office:value-type="float" office:value="7.412">
                <text:p>7.412</text:p>
              </table:table-cell>
              <table:table-cell office:value-type="float" office:value="1.745219">
                <text:p>1.745219</text:p>
              </table:table-cell>
            </table:table-row>
            <table:table-row>
              <table:table-cell office:value-type="float" office:value="7.422">
                <text:p>7.422</text:p>
              </table:table-cell>
              <table:table-cell office:value-type="float" office:value="1.646419">
                <text:p>1.646419</text:p>
              </table:table-cell>
            </table:table-row>
            <table:table-row>
              <table:table-cell office:value-type="float" office:value="7.432">
                <text:p>7.432</text:p>
              </table:table-cell>
              <table:table-cell office:value-type="float" office:value="1.547619">
                <text:p>1.547619</text:p>
              </table:table-cell>
            </table:table-row>
            <table:table-row>
              <table:table-cell office:value-type="float" office:value="7.442">
                <text:p>7.442</text:p>
              </table:table-cell>
              <table:table-cell office:value-type="float" office:value="1.448819">
                <text:p>1.448819</text:p>
              </table:table-cell>
            </table:table-row>
            <table:table-row>
              <table:table-cell office:value-type="float" office:value="7.452">
                <text:p>7.452</text:p>
              </table:table-cell>
              <table:table-cell office:value-type="float" office:value="1.350019">
                <text:p>1.350019</text:p>
              </table:table-cell>
            </table:table-row>
            <table:table-row>
              <table:table-cell office:value-type="float" office:value="7.462">
                <text:p>7.462</text:p>
              </table:table-cell>
              <table:table-cell office:value-type="float" office:value="1.251219">
                <text:p>1.251219</text:p>
              </table:table-cell>
            </table:table-row>
            <table:table-row>
              <table:table-cell office:value-type="float" office:value="7.472">
                <text:p>7.472</text:p>
              </table:table-cell>
              <table:table-cell office:value-type="float" office:value="1.152419">
                <text:p>1.152419</text:p>
              </table:table-cell>
            </table:table-row>
            <table:table-row>
              <table:table-cell office:value-type="float" office:value="7.482">
                <text:p>7.482</text:p>
              </table:table-cell>
              <table:table-cell office:value-type="float" office:value="1.053619">
                <text:p>1.053619</text:p>
              </table:table-cell>
            </table:table-row>
            <table:table-row>
              <table:table-cell office:value-type="float" office:value="7.492">
                <text:p>7.492</text:p>
              </table:table-cell>
              <table:table-cell office:value-type="float" office:value="0.954819">
                <text:p>0.954819</text:p>
              </table:table-cell>
            </table:table-row>
            <table:table-row>
              <table:table-cell office:value-type="float" office:value="7.502">
                <text:p>7.502</text:p>
              </table:table-cell>
              <table:table-cell office:value-type="float" office:value="0.856019">
                <text:p>0.856019</text:p>
              </table:table-cell>
            </table:table-row>
            <table:table-row>
              <table:table-cell office:value-type="float" office:value="7.512">
                <text:p>7.512</text:p>
              </table:table-cell>
              <table:table-cell office:value-type="float" office:value="0.757219">
                <text:p>0.757219</text:p>
              </table:table-cell>
            </table:table-row>
            <table:table-row>
              <table:table-cell office:value-type="float" office:value="7.522">
                <text:p>7.522</text:p>
              </table:table-cell>
              <table:table-cell office:value-type="float" office:value="0.658419">
                <text:p>0.658419</text:p>
              </table:table-cell>
            </table:table-row>
            <table:table-row>
              <table:table-cell office:value-type="float" office:value="7.532">
                <text:p>7.532</text:p>
              </table:table-cell>
              <table:table-cell office:value-type="float" office:value="0.559619">
                <text:p>0.559619</text:p>
              </table:table-cell>
            </table:table-row>
            <table:table-row>
              <table:table-cell office:value-type="float" office:value="7.542">
                <text:p>7.542</text:p>
              </table:table-cell>
              <table:table-cell office:value-type="float" office:value="0.460819">
                <text:p>0.460819</text:p>
              </table:table-cell>
            </table:table-row>
            <table:table-row>
              <table:table-cell office:value-type="float" office:value="7.552">
                <text:p>7.552</text:p>
              </table:table-cell>
              <table:table-cell office:value-type="float" office:value="0.362019">
                <text:p>0.362019</text:p>
              </table:table-cell>
            </table:table-row>
            <table:table-row>
              <table:table-cell office:value-type="float" office:value="7.562">
                <text:p>7.562</text:p>
              </table:table-cell>
              <table:table-cell office:value-type="float" office:value="0.263219">
                <text:p>0.263219</text:p>
              </table:table-cell>
            </table:table-row>
            <table:table-row>
              <table:table-cell office:value-type="float" office:value="7.572">
                <text:p>7.572</text:p>
              </table:table-cell>
              <table:table-cell office:value-type="float" office:value="0.164419">
                <text:p>0.164419</text:p>
              </table:table-cell>
            </table:table-row>
            <table:table-row>
              <table:table-cell office:value-type="float" office:value="7.582">
                <text:p>7.582</text:p>
              </table:table-cell>
              <table:table-cell office:value-type="float" office:value="0.065619">
                <text:p>0.065619</text:p>
              </table:table-cell>
            </table:table-row>
            <table:table-row>
              <table:table-cell office:value-type="float" office:value="7.592">
                <text:p>7.592</text:p>
              </table:table-cell>
              <table:table-cell office:value-type="float" office:value="-0.033181">
                <text:p>-0.033181</text:p>
              </table:table-cell>
            </table:table-row>
            <table:table-row>
              <table:table-cell office:value-type="float" office:value="7.602">
                <text:p>7.602</text:p>
              </table:table-cell>
              <table:table-cell office:value-type="float" office:value="-0.131981">
                <text:p>-0.131981</text:p>
              </table:table-cell>
            </table:table-row>
            <table:table-row>
              <table:table-cell office:value-type="float" office:value="7.612">
                <text:p>7.612</text:p>
              </table:table-cell>
              <table:table-cell office:value-type="float" office:value="-0.230781">
                <text:p>-0.230781</text:p>
              </table:table-cell>
            </table:table-row>
            <table:table-row>
              <table:table-cell office:value-type="float" office:value="7.622">
                <text:p>7.622</text:p>
              </table:table-cell>
              <table:table-cell office:value-type="float" office:value="-0.329581">
                <text:p>-0.329581</text:p>
              </table:table-cell>
            </table:table-row>
            <table:table-row>
              <table:table-cell office:value-type="float" office:value="7.632">
                <text:p>7.632</text:p>
              </table:table-cell>
              <table:table-cell office:value-type="float" office:value="-0.428381">
                <text:p>-0.428381</text:p>
              </table:table-cell>
            </table:table-row>
            <table:table-row>
              <table:table-cell office:value-type="float" office:value="7.642">
                <text:p>7.642</text:p>
              </table:table-cell>
              <table:table-cell office:value-type="float" office:value="-0.527181">
                <text:p>-0.527181</text:p>
              </table:table-cell>
            </table:table-row>
            <table:table-row>
              <table:table-cell office:value-type="float" office:value="7.652">
                <text:p>7.652</text:p>
              </table:table-cell>
              <table:table-cell office:value-type="float" office:value="-0.625981">
                <text:p>-0.625981</text:p>
              </table:table-cell>
            </table:table-row>
            <table:table-row>
              <table:table-cell office:value-type="float" office:value="7.662">
                <text:p>7.662</text:p>
              </table:table-cell>
              <table:table-cell office:value-type="float" office:value="-0.724781">
                <text:p>-0.724781</text:p>
              </table:table-cell>
            </table:table-row>
            <table:table-row>
              <table:table-cell office:value-type="float" office:value="7.672">
                <text:p>7.672</text:p>
              </table:table-cell>
              <table:table-cell office:value-type="float" office:value="-0.823581">
                <text:p>-0.823581</text:p>
              </table:table-cell>
            </table:table-row>
            <table:table-row>
              <table:table-cell office:value-type="float" office:value="7.682">
                <text:p>7.682</text:p>
              </table:table-cell>
              <table:table-cell office:value-type="float" office:value="-0.922381">
                <text:p>-0.922381</text:p>
              </table:table-cell>
            </table:table-row>
            <table:table-row>
              <table:table-cell office:value-type="float" office:value="7.692">
                <text:p>7.692</text:p>
              </table:table-cell>
              <table:table-cell office:value-type="float" office:value="-1.021181">
                <text:p>-1.021181</text:p>
              </table:table-cell>
            </table:table-row>
            <table:table-row>
              <table:table-cell office:value-type="float" office:value="7.702">
                <text:p>7.702</text:p>
              </table:table-cell>
              <table:table-cell office:value-type="float" office:value="-1.119981">
                <text:p>-1.119981</text:p>
              </table:table-cell>
            </table:table-row>
            <table:table-row>
              <table:table-cell office:value-type="float" office:value="7.712">
                <text:p>7.712</text:p>
              </table:table-cell>
              <table:table-cell office:value-type="float" office:value="-1.218781">
                <text:p>-1.218781</text:p>
              </table:table-cell>
            </table:table-row>
            <table:table-row>
              <table:table-cell office:value-type="float" office:value="7.722">
                <text:p>7.722</text:p>
              </table:table-cell>
              <table:table-cell office:value-type="float" office:value="-1.317581">
                <text:p>-1.317581</text:p>
              </table:table-cell>
            </table:table-row>
            <table:table-row>
              <table:table-cell office:value-type="float" office:value="7.732">
                <text:p>7.732</text:p>
              </table:table-cell>
              <table:table-cell office:value-type="float" office:value="-1.416381">
                <text:p>-1.416381</text:p>
              </table:table-cell>
            </table:table-row>
            <table:table-row>
              <table:table-cell office:value-type="float" office:value="7.742">
                <text:p>7.742</text:p>
              </table:table-cell>
              <table:table-cell office:value-type="float" office:value="-1.515181">
                <text:p>-1.515181</text:p>
              </table:table-cell>
            </table:table-row>
            <table:table-row>
              <table:table-cell office:value-type="float" office:value="7.752">
                <text:p>7.752</text:p>
              </table:table-cell>
              <table:table-cell office:value-type="float" office:value="-1.613981">
                <text:p>-1.613981</text:p>
              </table:table-cell>
            </table:table-row>
            <table:table-row>
              <table:table-cell office:value-type="float" office:value="7.762">
                <text:p>7.762</text:p>
              </table:table-cell>
              <table:table-cell office:value-type="float" office:value="-1.712781">
                <text:p>-1.712781</text:p>
              </table:table-cell>
            </table:table-row>
            <table:table-row>
              <table:table-cell office:value-type="float" office:value="7.772">
                <text:p>7.772</text:p>
              </table:table-cell>
              <table:table-cell office:value-type="float" office:value="-1.811581">
                <text:p>-1.811581</text:p>
              </table:table-cell>
            </table:table-row>
            <table:table-row>
              <table:table-cell office:value-type="float" office:value="7.782">
                <text:p>7.782</text:p>
              </table:table-cell>
              <table:table-cell office:value-type="float" office:value="-1.910381">
                <text:p>-1.910381</text:p>
              </table:table-cell>
            </table:table-row>
            <table:table-row>
              <table:table-cell office:value-type="float" office:value="7.792">
                <text:p>7.792</text:p>
              </table:table-cell>
              <table:table-cell office:value-type="float" office:value="-2.009181">
                <text:p>-2.009181</text:p>
              </table:table-cell>
            </table:table-row>
            <table:table-row>
              <table:table-cell office:value-type="float" office:value="7.802">
                <text:p>7.802</text:p>
              </table:table-cell>
              <table:table-cell office:value-type="float" office:value="-2.107981">
                <text:p>-2.107981</text:p>
              </table:table-cell>
            </table:table-row>
            <table:table-row>
              <table:table-cell office:value-type="float" office:value="7.812">
                <text:p>7.812</text:p>
              </table:table-cell>
              <table:table-cell office:value-type="float" office:value="-2.206781">
                <text:p>-2.206781</text:p>
              </table:table-cell>
            </table:table-row>
            <table:table-row>
              <table:table-cell office:value-type="float" office:value="7.822">
                <text:p>7.822</text:p>
              </table:table-cell>
              <table:table-cell office:value-type="float" office:value="-2.305581">
                <text:p>-2.305581</text:p>
              </table:table-cell>
            </table:table-row>
            <table:table-row>
              <table:table-cell office:value-type="float" office:value="7.832">
                <text:p>7.832</text:p>
              </table:table-cell>
              <table:table-cell office:value-type="float" office:value="-2.404381">
                <text:p>-2.404381</text:p>
              </table:table-cell>
            </table:table-row>
            <table:table-row>
              <table:table-cell office:value-type="float" office:value="7.842">
                <text:p>7.842</text:p>
              </table:table-cell>
              <table:table-cell office:value-type="float" office:value="-2.503181">
                <text:p>-2.503181</text:p>
              </table:table-cell>
            </table:table-row>
            <table:table-row>
              <table:table-cell office:value-type="float" office:value="7.852">
                <text:p>7.852</text:p>
              </table:table-cell>
              <table:table-cell office:value-type="float" office:value="-2.601981">
                <text:p>-2.601981</text:p>
              </table:table-cell>
            </table:table-row>
            <table:table-row>
              <table:table-cell office:value-type="float" office:value="7.862">
                <text:p>7.862</text:p>
              </table:table-cell>
              <table:table-cell office:value-type="float" office:value="-2.700781">
                <text:p>-2.700781</text:p>
              </table:table-cell>
            </table:table-row>
            <table:table-row>
              <table:table-cell office:value-type="float" office:value="7.872">
                <text:p>7.872</text:p>
              </table:table-cell>
              <table:table-cell office:value-type="float" office:value="-2.799581">
                <text:p>-2.799581</text:p>
              </table:table-cell>
            </table:table-row>
            <table:table-row>
              <table:table-cell office:value-type="float" office:value="7.882">
                <text:p>7.882</text:p>
              </table:table-cell>
              <table:table-cell office:value-type="float" office:value="-2.898381">
                <text:p>-2.898381</text:p>
              </table:table-cell>
            </table:table-row>
            <table:table-row>
              <table:table-cell office:value-type="float" office:value="7.892">
                <text:p>7.892</text:p>
              </table:table-cell>
              <table:table-cell office:value-type="float" office:value="-2.997181">
                <text:p>-2.997181</text:p>
              </table:table-cell>
            </table:table-row>
            <table:table-row>
              <table:table-cell office:value-type="float" office:value="7.902">
                <text:p>7.902</text:p>
              </table:table-cell>
              <table:table-cell office:value-type="float" office:value="-3.095981">
                <text:p>-3.095981</text:p>
              </table:table-cell>
            </table:table-row>
            <table:table-row>
              <table:table-cell office:value-type="float" office:value="7.912">
                <text:p>7.912</text:p>
              </table:table-cell>
              <table:table-cell office:value-type="float" office:value="-3.194781">
                <text:p>-3.194781</text:p>
              </table:table-cell>
            </table:table-row>
            <table:table-row>
              <table:table-cell office:value-type="float" office:value="7.922">
                <text:p>7.922</text:p>
              </table:table-cell>
              <table:table-cell office:value-type="float" office:value="-3.293581">
                <text:p>-3.293581</text:p>
              </table:table-cell>
            </table:table-row>
            <table:table-row>
              <table:table-cell office:value-type="float" office:value="7.932">
                <text:p>7.932</text:p>
              </table:table-cell>
              <table:table-cell office:value-type="float" office:value="-3.392381">
                <text:p>-3.392381</text:p>
              </table:table-cell>
            </table:table-row>
            <table:table-row>
              <table:table-cell office:value-type="float" office:value="7.942">
                <text:p>7.942</text:p>
              </table:table-cell>
              <table:table-cell office:value-type="float" office:value="-3.491181">
                <text:p>-3.491181</text:p>
              </table:table-cell>
            </table:table-row>
            <table:table-row>
              <table:table-cell office:value-type="float" office:value="7.952">
                <text:p>7.952</text:p>
              </table:table-cell>
              <table:table-cell office:value-type="float" office:value="-3.589981">
                <text:p>-3.589981</text:p>
              </table:table-cell>
            </table:table-row>
            <table:table-row>
              <table:table-cell office:value-type="float" office:value="7.962">
                <text:p>7.962</text:p>
              </table:table-cell>
              <table:table-cell office:value-type="float" office:value="-3.688781">
                <text:p>-3.688781</text:p>
              </table:table-cell>
            </table:table-row>
            <table:table-row>
              <table:table-cell office:value-type="float" office:value="7.972">
                <text:p>7.972</text:p>
              </table:table-cell>
              <table:table-cell office:value-type="float" office:value="-3.787581">
                <text:p>-3.787581</text:p>
              </table:table-cell>
            </table:table-row>
            <table:table-row>
              <table:table-cell office:value-type="float" office:value="7.982">
                <text:p>7.982</text:p>
              </table:table-cell>
              <table:table-cell office:value-type="float" office:value="-3.886381">
                <text:p>-3.886381</text:p>
              </table:table-cell>
            </table:table-row>
            <table:table-row>
              <table:table-cell office:value-type="float" office:value="7.992">
                <text:p>7.992</text:p>
              </table:table-cell>
              <table:table-cell office:value-type="float" office:value="-3.985181">
                <text:p>-3.985181</text:p>
              </table:table-cell>
            </table:table-row>
            <table:table-row>
              <table:table-cell office:value-type="float" office:value="8.002">
                <text:p>8.002</text:p>
              </table:table-cell>
              <table:table-cell office:value-type="float" office:value="-4.083981">
                <text:p>-4.083981</text:p>
              </table:table-cell>
            </table:table-row>
            <table:table-row>
              <table:table-cell office:value-type="float" office:value="8.013">
                <text:p>8.013</text:p>
              </table:table-cell>
              <table:table-cell office:value-type="float" office:value="-4.192661">
                <text:p>-4.192661</text:p>
              </table:table-cell>
            </table:table-row>
            <table:table-row>
              <table:table-cell office:value-type="float" office:value="8.024">
                <text:p>8.024</text:p>
              </table:table-cell>
              <table:table-cell office:value-type="float" office:value="-4.301341">
                <text:p>-4.301341</text:p>
              </table:table-cell>
            </table:table-row>
            <table:table-row>
              <table:table-cell office:value-type="float" office:value="8.035">
                <text:p>8.035</text:p>
              </table:table-cell>
              <table:table-cell office:value-type="float" office:value="-4.410021">
                <text:p>-4.410021</text:p>
              </table:table-cell>
            </table:table-row>
            <table:table-row>
              <table:table-cell office:value-type="float" office:value="8.046">
                <text:p>8.046</text:p>
              </table:table-cell>
              <table:table-cell office:value-type="float" office:value="-4.518701">
                <text:p>-4.518701</text:p>
              </table:table-cell>
            </table:table-row>
            <table:table-row>
              <table:table-cell office:value-type="float" office:value="8.057">
                <text:p>8.057</text:p>
              </table:table-cell>
              <table:table-cell office:value-type="float" office:value="-4.627381">
                <text:p>-4.627381</text:p>
              </table:table-cell>
            </table:table-row>
            <table:table-row>
              <table:table-cell office:value-type="float" office:value="8.068">
                <text:p>8.068</text:p>
              </table:table-cell>
              <table:table-cell office:value-type="float" office:value="-4.736061">
                <text:p>-4.736061</text:p>
              </table:table-cell>
            </table:table-row>
            <table:table-row>
              <table:table-cell office:value-type="float" office:value="8.079">
                <text:p>8.079</text:p>
              </table:table-cell>
              <table:table-cell office:value-type="float" office:value="-4.844741">
                <text:p>-4.844741</text:p>
              </table:table-cell>
            </table:table-row>
            <table:table-row>
              <table:table-cell office:value-type="float" office:value="8.09">
                <text:p>8.09</text:p>
              </table:table-cell>
              <table:table-cell office:value-type="float" office:value="-4.953421">
                <text:p>-4.953421</text:p>
              </table:table-cell>
            </table:table-row>
            <table:table-row>
              <table:table-cell office:value-type="float" office:value="8.101">
                <text:p>8.101</text:p>
              </table:table-cell>
              <table:table-cell office:value-type="float" office:value="-5.062101">
                <text:p>-5.062101</text:p>
              </table:table-cell>
            </table:table-row>
            <table:table-row>
              <table:table-cell office:value-type="float" office:value="8.112">
                <text:p>8.112</text:p>
              </table:table-cell>
              <table:table-cell office:value-type="float" office:value="-5.170781">
                <text:p>-5.170781</text:p>
              </table:table-cell>
            </table:table-row>
            <table:table-row>
              <table:table-cell office:value-type="float" office:value="8.123">
                <text:p>8.123</text:p>
              </table:table-cell>
              <table:table-cell office:value-type="float" office:value="-5.279461">
                <text:p>-5.279461</text:p>
              </table:table-cell>
            </table:table-row>
            <table:table-row>
              <table:table-cell office:value-type="float" office:value="8.134">
                <text:p>8.134</text:p>
              </table:table-cell>
              <table:table-cell office:value-type="float" office:value="-5.388141">
                <text:p>-5.388141</text:p>
              </table:table-cell>
            </table:table-row>
            <table:table-row>
              <table:table-cell office:value-type="float" office:value="8.145">
                <text:p>8.145</text:p>
              </table:table-cell>
              <table:table-cell office:value-type="float" office:value="-5.496821">
                <text:p>-5.496821</text:p>
              </table:table-cell>
            </table:table-row>
            <table:table-row>
              <table:table-cell office:value-type="float" office:value="8.156">
                <text:p>8.156</text:p>
              </table:table-cell>
              <table:table-cell office:value-type="float" office:value="-5.605501">
                <text:p>-5.605501</text:p>
              </table:table-cell>
            </table:table-row>
            <table:table-row>
              <table:table-cell office:value-type="float" office:value="8.167">
                <text:p>8.167</text:p>
              </table:table-cell>
              <table:table-cell office:value-type="float" office:value="-5.714181">
                <text:p>-5.714181</text:p>
              </table:table-cell>
            </table:table-row>
            <table:table-row>
              <table:table-cell office:value-type="float" office:value="8.178">
                <text:p>8.178</text:p>
              </table:table-cell>
              <table:table-cell office:value-type="float" office:value="-5.822861">
                <text:p>-5.822861</text:p>
              </table:table-cell>
            </table:table-row>
            <table:table-row>
              <table:table-cell office:value-type="float" office:value="8.189">
                <text:p>8.189</text:p>
              </table:table-cell>
              <table:table-cell office:value-type="float" office:value="4.567393">
                <text:p>4.56739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.458713">
                <text:p>4.458713</text:p>
              </table:table-cell>
            </table:table-row>
            <table:table-row>
              <table:table-cell office:value-type="float" office:value="8.211">
                <text:p>8.211</text:p>
              </table:table-cell>
              <table:table-cell office:value-type="float" office:value="4.350033">
                <text:p>4.350033</text:p>
              </table:table-cell>
            </table:table-row>
            <table:table-row>
              <table:table-cell office:value-type="float" office:value="8.222">
                <text:p>8.222</text:p>
              </table:table-cell>
              <table:table-cell office:value-type="float" office:value="4.241353">
                <text:p>4.241353</text:p>
              </table:table-cell>
            </table:table-row>
            <table:table-row>
              <table:table-cell office:value-type="float" office:value="8.233">
                <text:p>8.233</text:p>
              </table:table-cell>
              <table:table-cell office:value-type="float" office:value="4.132673">
                <text:p>4.132673</text:p>
              </table:table-cell>
            </table:table-row>
            <table:table-row>
              <table:table-cell office:value-type="float" office:value="8.244">
                <text:p>8.244</text:p>
              </table:table-cell>
              <table:table-cell office:value-type="float" office:value="4.023993">
                <text:p>4.023993</text:p>
              </table:table-cell>
            </table:table-row>
            <table:table-row>
              <table:table-cell office:value-type="float" office:value="8.255">
                <text:p>8.255</text:p>
              </table:table-cell>
              <table:table-cell office:value-type="float" office:value="3.915313">
                <text:p>3.915313</text:p>
              </table:table-cell>
            </table:table-row>
            <table:table-row>
              <table:table-cell office:value-type="float" office:value="8.266">
                <text:p>8.266</text:p>
              </table:table-cell>
              <table:table-cell office:value-type="float" office:value="3.806633">
                <text:p>3.806633</text:p>
              </table:table-cell>
            </table:table-row>
            <table:table-row>
              <table:table-cell office:value-type="float" office:value="8.277">
                <text:p>8.277</text:p>
              </table:table-cell>
              <table:table-cell office:value-type="float" office:value="3.697953">
                <text:p>3.697953</text:p>
              </table:table-cell>
            </table:table-row>
            <table:table-row>
              <table:table-cell office:value-type="float" office:value="8.288">
                <text:p>8.288</text:p>
              </table:table-cell>
              <table:table-cell office:value-type="float" office:value="3.589273">
                <text:p>3.589273</text:p>
              </table:table-cell>
            </table:table-row>
            <table:table-row>
              <table:table-cell office:value-type="float" office:value="8.299">
                <text:p>8.299</text:p>
              </table:table-cell>
              <table:table-cell office:value-type="float" office:value="3.480593">
                <text:p>3.480593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3.371913">
                <text:p>3.371913</text:p>
              </table:table-cell>
            </table:table-row>
            <table:table-row>
              <table:table-cell office:value-type="float" office:value="8.321">
                <text:p>8.321</text:p>
              </table:table-cell>
              <table:table-cell office:value-type="float" office:value="3.263233">
                <text:p>3.263233</text:p>
              </table:table-cell>
            </table:table-row>
            <table:table-row>
              <table:table-cell office:value-type="float" office:value="8.332">
                <text:p>8.332</text:p>
              </table:table-cell>
              <table:table-cell office:value-type="float" office:value="3.154553">
                <text:p>3.154553</text:p>
              </table:table-cell>
            </table:table-row>
            <table:table-row>
              <table:table-cell office:value-type="float" office:value="8.343">
                <text:p>8.343</text:p>
              </table:table-cell>
              <table:table-cell office:value-type="float" office:value="3.045873">
                <text:p>3.045873</text:p>
              </table:table-cell>
            </table:table-row>
            <table:table-row>
              <table:table-cell office:value-type="float" office:value="8.354">
                <text:p>8.354</text:p>
              </table:table-cell>
              <table:table-cell office:value-type="float" office:value="2.937193">
                <text:p>2.937193</text:p>
              </table:table-cell>
            </table:table-row>
            <table:table-row>
              <table:table-cell office:value-type="float" office:value="8.365">
                <text:p>8.365</text:p>
              </table:table-cell>
              <table:table-cell office:value-type="float" office:value="2.828513">
                <text:p>2.828513</text:p>
              </table:table-cell>
            </table:table-row>
            <table:table-row>
              <table:table-cell office:value-type="float" office:value="8.376">
                <text:p>8.376</text:p>
              </table:table-cell>
              <table:table-cell office:value-type="float" office:value="2.719833">
                <text:p>2.719833</text:p>
              </table:table-cell>
            </table:table-row>
            <table:table-row>
              <table:table-cell office:value-type="float" office:value="8.387">
                <text:p>8.387</text:p>
              </table:table-cell>
              <table:table-cell office:value-type="float" office:value="2.611153">
                <text:p>2.611153</text:p>
              </table:table-cell>
            </table:table-row>
            <table:table-row>
              <table:table-cell office:value-type="float" office:value="8.398">
                <text:p>8.398</text:p>
              </table:table-cell>
              <table:table-cell office:value-type="float" office:value="2.502473">
                <text:p>2.502473</text:p>
              </table:table-cell>
            </table:table-row>
            <table:table-row>
              <table:table-cell office:value-type="float" office:value="8.409">
                <text:p>8.409</text:p>
              </table:table-cell>
              <table:table-cell office:value-type="float" office:value="2.393793">
                <text:p>2.393793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2.285113">
                <text:p>2.285113</text:p>
              </table:table-cell>
            </table:table-row>
            <table:table-row>
              <table:table-cell office:value-type="float" office:value="8.431">
                <text:p>8.431</text:p>
              </table:table-cell>
              <table:table-cell office:value-type="float" office:value="2.176433">
                <text:p>2.176433</text:p>
              </table:table-cell>
            </table:table-row>
            <table:table-row>
              <table:table-cell office:value-type="float" office:value="8.442">
                <text:p>8.442</text:p>
              </table:table-cell>
              <table:table-cell office:value-type="float" office:value="2.067753">
                <text:p>2.067753</text:p>
              </table:table-cell>
            </table:table-row>
            <table:table-row>
              <table:table-cell office:value-type="float" office:value="8.453">
                <text:p>8.453</text:p>
              </table:table-cell>
              <table:table-cell office:value-type="float" office:value="1.959073">
                <text:p>1.959073</text:p>
              </table:table-cell>
            </table:table-row>
            <table:table-row>
              <table:table-cell office:value-type="float" office:value="8.464">
                <text:p>8.464</text:p>
              </table:table-cell>
              <table:table-cell office:value-type="float" office:value="1.850393">
                <text:p>1.850393</text:p>
              </table:table-cell>
            </table:table-row>
            <table:table-row>
              <table:table-cell office:value-type="float" office:value="8.475">
                <text:p>8.475</text:p>
              </table:table-cell>
              <table:table-cell office:value-type="float" office:value="1.741713">
                <text:p>1.741713</text:p>
              </table:table-cell>
            </table:table-row>
            <table:table-row>
              <table:table-cell office:value-type="float" office:value="8.486">
                <text:p>8.486</text:p>
              </table:table-cell>
              <table:table-cell office:value-type="float" office:value="1.633033">
                <text:p>1.633033</text:p>
              </table:table-cell>
            </table:table-row>
            <table:table-row>
              <table:table-cell office:value-type="float" office:value="8.497">
                <text:p>8.497</text:p>
              </table:table-cell>
              <table:table-cell office:value-type="float" office:value="1.524353">
                <text:p>1.524353</text:p>
              </table:table-cell>
            </table:table-row>
            <table:table-row>
              <table:table-cell office:value-type="float" office:value="8.508">
                <text:p>8.508</text:p>
              </table:table-cell>
              <table:table-cell office:value-type="float" office:value="1.415673">
                <text:p>1.415673</text:p>
              </table:table-cell>
            </table:table-row>
            <table:table-row>
              <table:table-cell office:value-type="float" office:value="8.519">
                <text:p>8.519</text:p>
              </table:table-cell>
              <table:table-cell office:value-type="float" office:value="1.306993">
                <text:p>1.306993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1.198313">
                <text:p>1.198313</text:p>
              </table:table-cell>
            </table:table-row>
            <table:table-row>
              <table:table-cell office:value-type="float" office:value="8.541">
                <text:p>8.541</text:p>
              </table:table-cell>
              <table:table-cell office:value-type="float" office:value="1.089633">
                <text:p>1.089633</text:p>
              </table:table-cell>
            </table:table-row>
            <table:table-row>
              <table:table-cell office:value-type="float" office:value="8.552">
                <text:p>8.552</text:p>
              </table:table-cell>
              <table:table-cell office:value-type="float" office:value="0.980953">
                <text:p>0.980953</text:p>
              </table:table-cell>
            </table:table-row>
            <table:table-row>
              <table:table-cell office:value-type="float" office:value="8.563">
                <text:p>8.563</text:p>
              </table:table-cell>
              <table:table-cell office:value-type="float" office:value="0.872273">
                <text:p>0.872273</text:p>
              </table:table-cell>
            </table:table-row>
            <table:table-row>
              <table:table-cell office:value-type="float" office:value="8.574">
                <text:p>8.574</text:p>
              </table:table-cell>
              <table:table-cell office:value-type="float" office:value="0.763593">
                <text:p>0.763593</text:p>
              </table:table-cell>
            </table:table-row>
            <table:table-row>
              <table:table-cell office:value-type="float" office:value="8.585">
                <text:p>8.585</text:p>
              </table:table-cell>
              <table:table-cell office:value-type="float" office:value="0.654913">
                <text:p>0.654913</text:p>
              </table:table-cell>
            </table:table-row>
            <table:table-row>
              <table:table-cell office:value-type="float" office:value="8.596">
                <text:p>8.596</text:p>
              </table:table-cell>
              <table:table-cell office:value-type="float" office:value="0.546233">
                <text:p>0.546233</text:p>
              </table:table-cell>
            </table:table-row>
            <table:table-row>
              <table:table-cell office:value-type="float" office:value="8.607">
                <text:p>8.607</text:p>
              </table:table-cell>
              <table:table-cell office:value-type="float" office:value="0.437553">
                <text:p>0.437553</text:p>
              </table:table-cell>
            </table:table-row>
            <table:table-row>
              <table:table-cell office:value-type="float" office:value="8.618">
                <text:p>8.618</text:p>
              </table:table-cell>
              <table:table-cell office:value-type="float" office:value="0.328873">
                <text:p>0.328873</text:p>
              </table:table-cell>
            </table:table-row>
            <table:table-row>
              <table:table-cell office:value-type="float" office:value="8.629">
                <text:p>8.629</text:p>
              </table:table-cell>
              <table:table-cell office:value-type="float" office:value="0.220193">
                <text:p>0.220193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0.111513">
                <text:p>0.111513</text:p>
              </table:table-cell>
            </table:table-row>
            <table:table-row>
              <table:table-cell office:value-type="float" office:value="8.651">
                <text:p>8.651</text:p>
              </table:table-cell>
              <table:table-cell office:value-type="float" office:value="0.002833">
                <text:p>0.002833</text:p>
              </table:table-cell>
            </table:table-row>
            <table:table-row>
              <table:table-cell office:value-type="float" office:value="8.662">
                <text:p>8.662</text:p>
              </table:table-cell>
              <table:table-cell office:value-type="float" office:value="-0.105847">
                <text:p>-0.105847</text:p>
              </table:table-cell>
            </table:table-row>
            <table:table-row>
              <table:table-cell office:value-type="float" office:value="8.673">
                <text:p>8.673</text:p>
              </table:table-cell>
              <table:table-cell office:value-type="float" office:value="-0.214527">
                <text:p>-0.214527</text:p>
              </table:table-cell>
            </table:table-row>
            <table:table-row>
              <table:table-cell office:value-type="float" office:value="8.684">
                <text:p>8.684</text:p>
              </table:table-cell>
              <table:table-cell office:value-type="float" office:value="-0.323207">
                <text:p>-0.323207</text:p>
              </table:table-cell>
            </table:table-row>
            <table:table-row>
              <table:table-cell office:value-type="float" office:value="8.695">
                <text:p>8.695</text:p>
              </table:table-cell>
              <table:table-cell office:value-type="float" office:value="-0.431887">
                <text:p>-0.431887</text:p>
              </table:table-cell>
            </table:table-row>
            <table:table-row>
              <table:table-cell office:value-type="float" office:value="8.706">
                <text:p>8.706</text:p>
              </table:table-cell>
              <table:table-cell office:value-type="float" office:value="-0.540567">
                <text:p>-0.540567</text:p>
              </table:table-cell>
            </table:table-row>
            <table:table-row>
              <table:table-cell office:value-type="float" office:value="8.717">
                <text:p>8.717</text:p>
              </table:table-cell>
              <table:table-cell office:value-type="float" office:value="-0.649247">
                <text:p>-0.649247</text:p>
              </table:table-cell>
            </table:table-row>
            <table:table-row>
              <table:table-cell office:value-type="float" office:value="8.728">
                <text:p>8.728</text:p>
              </table:table-cell>
              <table:table-cell office:value-type="float" office:value="-0.757927">
                <text:p>-0.757927</text:p>
              </table:table-cell>
            </table:table-row>
            <table:table-row>
              <table:table-cell office:value-type="float" office:value="8.739">
                <text:p>8.739</text:p>
              </table:table-cell>
              <table:table-cell office:value-type="float" office:value="-0.866607">
                <text:p>-0.866607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-0.975287">
                <text:p>-0.975287</text:p>
              </table:table-cell>
            </table:table-row>
            <table:table-row>
              <table:table-cell office:value-type="float" office:value="8.761">
                <text:p>8.761</text:p>
              </table:table-cell>
              <table:table-cell office:value-type="float" office:value="-1.083967">
                <text:p>-1.083967</text:p>
              </table:table-cell>
            </table:table-row>
            <table:table-row>
              <table:table-cell office:value-type="float" office:value="8.772">
                <text:p>8.772</text:p>
              </table:table-cell>
              <table:table-cell office:value-type="float" office:value="-1.192647">
                <text:p>-1.192647</text:p>
              </table:table-cell>
            </table:table-row>
            <table:table-row>
              <table:table-cell office:value-type="float" office:value="8.783">
                <text:p>8.783</text:p>
              </table:table-cell>
              <table:table-cell office:value-type="float" office:value="-1.301327">
                <text:p>-1.301327</text:p>
              </table:table-cell>
            </table:table-row>
            <table:table-row>
              <table:table-cell office:value-type="float" office:value="8.794">
                <text:p>8.794</text:p>
              </table:table-cell>
              <table:table-cell office:value-type="float" office:value="-1.410007">
                <text:p>-1.410007</text:p>
              </table:table-cell>
            </table:table-row>
            <table:table-row>
              <table:table-cell office:value-type="float" office:value="8.805">
                <text:p>8.805</text:p>
              </table:table-cell>
              <table:table-cell office:value-type="float" office:value="-1.518687">
                <text:p>-1.518687</text:p>
              </table:table-cell>
            </table:table-row>
            <table:table-row>
              <table:table-cell office:value-type="float" office:value="8.816">
                <text:p>8.816</text:p>
              </table:table-cell>
              <table:table-cell office:value-type="float" office:value="-1.627367">
                <text:p>-1.627367</text:p>
              </table:table-cell>
            </table:table-row>
            <table:table-row>
              <table:table-cell office:value-type="float" office:value="8.827">
                <text:p>8.827</text:p>
              </table:table-cell>
              <table:table-cell office:value-type="float" office:value="-1.736047">
                <text:p>-1.736047</text:p>
              </table:table-cell>
            </table:table-row>
            <table:table-row>
              <table:table-cell office:value-type="float" office:value="8.838">
                <text:p>8.838</text:p>
              </table:table-cell>
              <table:table-cell office:value-type="float" office:value="-1.844727">
                <text:p>-1.844727</text:p>
              </table:table-cell>
            </table:table-row>
            <table:table-row>
              <table:table-cell office:value-type="float" office:value="8.849">
                <text:p>8.849</text:p>
              </table:table-cell>
              <table:table-cell office:value-type="float" office:value="-1.953407">
                <text:p>-1.953407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-2.062087">
                <text:p>-2.062087</text:p>
              </table:table-cell>
            </table:table-row>
            <table:table-row>
              <table:table-cell office:value-type="float" office:value="8.871">
                <text:p>8.871</text:p>
              </table:table-cell>
              <table:table-cell office:value-type="float" office:value="-2.170767">
                <text:p>-2.170767</text:p>
              </table:table-cell>
            </table:table-row>
            <table:table-row>
              <table:table-cell office:value-type="float" office:value="8.882">
                <text:p>8.882</text:p>
              </table:table-cell>
              <table:table-cell office:value-type="float" office:value="-2.279447">
                <text:p>-2.279447</text:p>
              </table:table-cell>
            </table:table-row>
            <table:table-row>
              <table:table-cell office:value-type="float" office:value="8.893">
                <text:p>8.893</text:p>
              </table:table-cell>
              <table:table-cell office:value-type="float" office:value="-2.388127">
                <text:p>-2.388127</text:p>
              </table:table-cell>
            </table:table-row>
            <table:table-row>
              <table:table-cell office:value-type="float" office:value="8.904">
                <text:p>8.904</text:p>
              </table:table-cell>
              <table:table-cell office:value-type="float" office:value="-2.496807">
                <text:p>-2.496807</text:p>
              </table:table-cell>
            </table:table-row>
            <table:table-row>
              <table:table-cell office:value-type="float" office:value="8.915">
                <text:p>8.915</text:p>
              </table:table-cell>
              <table:table-cell office:value-type="float" office:value="-2.605487">
                <text:p>-2.605487</text:p>
              </table:table-cell>
            </table:table-row>
            <table:table-row>
              <table:table-cell office:value-type="float" office:value="8.926">
                <text:p>8.926</text:p>
              </table:table-cell>
              <table:table-cell office:value-type="float" office:value="-2.714167">
                <text:p>-2.714167</text:p>
              </table:table-cell>
            </table:table-row>
            <table:table-row>
              <table:table-cell office:value-type="float" office:value="8.937">
                <text:p>8.937</text:p>
              </table:table-cell>
              <table:table-cell office:value-type="float" office:value="-2.822847">
                <text:p>-2.822847</text:p>
              </table:table-cell>
            </table:table-row>
            <table:table-row>
              <table:table-cell office:value-type="float" office:value="8.948">
                <text:p>8.948</text:p>
              </table:table-cell>
              <table:table-cell office:value-type="float" office:value="-2.931527">
                <text:p>-2.931527</text:p>
              </table:table-cell>
            </table:table-row>
            <table:table-row>
              <table:table-cell office:value-type="float" office:value="8.959">
                <text:p>8.959</text:p>
              </table:table-cell>
              <table:table-cell office:value-type="float" office:value="-3.040207">
                <text:p>-3.040207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-3.148887">
                <text:p>-3.148887</text:p>
              </table:table-cell>
            </table:table-row>
            <table:table-row>
              <table:table-cell office:value-type="float" office:value="8.981">
                <text:p>8.981</text:p>
              </table:table-cell>
              <table:table-cell office:value-type="float" office:value="-3.257567">
                <text:p>-3.257567</text:p>
              </table:table-cell>
            </table:table-row>
            <table:table-row>
              <table:table-cell office:value-type="float" office:value="8.992">
                <text:p>8.992</text:p>
              </table:table-cell>
              <table:table-cell office:value-type="float" office:value="-3.366247">
                <text:p>-3.366247</text:p>
              </table:table-cell>
            </table:table-row>
            <table:table-row>
              <table:table-cell office:value-type="float" office:value="9.003">
                <text:p>9.003</text:p>
              </table:table-cell>
              <table:table-cell office:value-type="float" office:value="-3.474927">
                <text:p>-3.474927</text:p>
              </table:table-cell>
            </table:table-row>
            <table:table-row>
              <table:table-cell office:value-type="float" office:value="9.014">
                <text:p>9.014</text:p>
              </table:table-cell>
              <table:table-cell office:value-type="float" office:value="-3.583607">
                <text:p>-3.583607</text:p>
              </table:table-cell>
            </table:table-row>
            <table:table-row>
              <table:table-cell office:value-type="float" office:value="9.025">
                <text:p>9.025</text:p>
              </table:table-cell>
              <table:table-cell office:value-type="float" office:value="-3.692287">
                <text:p>-3.692287</text:p>
              </table:table-cell>
            </table:table-row>
            <table:table-row>
              <table:table-cell office:value-type="float" office:value="9.036">
                <text:p>9.036</text:p>
              </table:table-cell>
              <table:table-cell office:value-type="float" office:value="-3.800967">
                <text:p>-3.800967</text:p>
              </table:table-cell>
            </table:table-row>
            <table:table-row>
              <table:table-cell office:value-type="float" office:value="9.047">
                <text:p>9.047</text:p>
              </table:table-cell>
              <table:table-cell office:value-type="float" office:value="-3.909647">
                <text:p>-3.909647</text:p>
              </table:table-cell>
            </table:table-row>
            <table:table-row>
              <table:table-cell office:value-type="float" office:value="9.058">
                <text:p>9.058</text:p>
              </table:table-cell>
              <table:table-cell office:value-type="float" office:value="-4.018327">
                <text:p>-4.018327</text:p>
              </table:table-cell>
            </table:table-row>
            <table:table-row>
              <table:table-cell office:value-type="float" office:value="9.069">
                <text:p>9.069</text:p>
              </table:table-cell>
              <table:table-cell office:value-type="float" office:value="-4.127007">
                <text:p>-4.127007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-4.235687">
                <text:p>-4.235687</text:p>
              </table:table-cell>
            </table:table-row>
            <table:table-row>
              <table:table-cell office:value-type="float" office:value="9.091">
                <text:p>9.091</text:p>
              </table:table-cell>
              <table:table-cell office:value-type="float" office:value="-4.344367">
                <text:p>-4.344367</text:p>
              </table:table-cell>
            </table:table-row>
            <table:table-row>
              <table:table-cell office:value-type="float" office:value="9.102">
                <text:p>9.102</text:p>
              </table:table-cell>
              <table:table-cell office:value-type="float" office:value="-4.453047">
                <text:p>-4.453047</text:p>
              </table:table-cell>
            </table:table-row>
            <table:table-row>
              <table:table-cell office:value-type="float" office:value="9.113">
                <text:p>9.113</text:p>
              </table:table-cell>
              <table:table-cell office:value-type="float" office:value="-4.561727">
                <text:p>-4.561727</text:p>
              </table:table-cell>
            </table:table-row>
            <table:table-row>
              <table:table-cell office:value-type="float" office:value="9.124">
                <text:p>9.124</text:p>
              </table:table-cell>
              <table:table-cell office:value-type="float" office:value="-4.670407">
                <text:p>-4.670407</text:p>
              </table:table-cell>
            </table:table-row>
            <table:table-row>
              <table:table-cell office:value-type="float" office:value="9.135">
                <text:p>9.135</text:p>
              </table:table-cell>
              <table:table-cell office:value-type="float" office:value="3.663214">
                <text:p>3.663214</text:p>
              </table:table-cell>
            </table:table-row>
            <table:table-row>
              <table:table-cell office:value-type="float" office:value="9.146">
                <text:p>9.146</text:p>
              </table:table-cell>
              <table:table-cell office:value-type="float" office:value="3.554534">
                <text:p>3.554534</text:p>
              </table:table-cell>
            </table:table-row>
            <table:table-row>
              <table:table-cell office:value-type="float" office:value="9.157">
                <text:p>9.157</text:p>
              </table:table-cell>
              <table:table-cell office:value-type="float" office:value="3.445854">
                <text:p>3.445854</text:p>
              </table:table-cell>
            </table:table-row>
            <table:table-row>
              <table:table-cell office:value-type="float" office:value="9.168">
                <text:p>9.168</text:p>
              </table:table-cell>
              <table:table-cell office:value-type="float" office:value="3.337174">
                <text:p>3.337174</text:p>
              </table:table-cell>
            </table:table-row>
            <table:table-row>
              <table:table-cell office:value-type="float" office:value="9.179">
                <text:p>9.179</text:p>
              </table:table-cell>
              <table:table-cell office:value-type="float" office:value="3.228494">
                <text:p>3.228494</text:p>
              </table:table-cell>
            </table:table-row>
            <table:table-row>
              <table:table-cell office:value-type="float" office:value="9.19">
                <text:p>9.19</text:p>
              </table:table-cell>
              <table:table-cell office:value-type="float" office:value="3.119814">
                <text:p>3.119814</text:p>
              </table:table-cell>
            </table:table-row>
            <table:table-row>
              <table:table-cell office:value-type="float" office:value="9.201">
                <text:p>9.201</text:p>
              </table:table-cell>
              <table:table-cell office:value-type="float" office:value="3.011134">
                <text:p>3.011134</text:p>
              </table:table-cell>
            </table:table-row>
            <table:table-row>
              <table:table-cell office:value-type="float" office:value="9.212">
                <text:p>9.212</text:p>
              </table:table-cell>
              <table:table-cell office:value-type="float" office:value="2.902454">
                <text:p>2.902454</text:p>
              </table:table-cell>
            </table:table-row>
            <table:table-row>
              <table:table-cell office:value-type="float" office:value="9.223">
                <text:p>9.223</text:p>
              </table:table-cell>
              <table:table-cell office:value-type="float" office:value="2.793774">
                <text:p>2.793774</text:p>
              </table:table-cell>
            </table:table-row>
            <table:table-row>
              <table:table-cell office:value-type="float" office:value="9.234">
                <text:p>9.234</text:p>
              </table:table-cell>
              <table:table-cell office:value-type="float" office:value="2.685094">
                <text:p>2.685094</text:p>
              </table:table-cell>
            </table:table-row>
            <table:table-row>
              <table:table-cell office:value-type="float" office:value="9.245">
                <text:p>9.245</text:p>
              </table:table-cell>
              <table:table-cell office:value-type="float" office:value="2.576414">
                <text:p>2.576414</text:p>
              </table:table-cell>
            </table:table-row>
            <table:table-row>
              <table:table-cell office:value-type="float" office:value="9.256">
                <text:p>9.256</text:p>
              </table:table-cell>
              <table:table-cell office:value-type="float" office:value="2.467734">
                <text:p>2.467734</text:p>
              </table:table-cell>
            </table:table-row>
            <table:table-row>
              <table:table-cell office:value-type="float" office:value="9.267">
                <text:p>9.267</text:p>
              </table:table-cell>
              <table:table-cell office:value-type="float" office:value="2.359054">
                <text:p>2.359054</text:p>
              </table:table-cell>
            </table:table-row>
            <table:table-row>
              <table:table-cell office:value-type="float" office:value="9.278">
                <text:p>9.278</text:p>
              </table:table-cell>
              <table:table-cell office:value-type="float" office:value="2.250374">
                <text:p>2.250374</text:p>
              </table:table-cell>
            </table:table-row>
            <table:table-row>
              <table:table-cell office:value-type="float" office:value="9.289">
                <text:p>9.289</text:p>
              </table:table-cell>
              <table:table-cell office:value-type="float" office:value="2.141694">
                <text:p>2.14169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033014">
                <text:p>2.033014</text:p>
              </table:table-cell>
            </table:table-row>
            <table:table-row>
              <table:table-cell office:value-type="float" office:value="9.311">
                <text:p>9.311</text:p>
              </table:table-cell>
              <table:table-cell office:value-type="float" office:value="1.924334">
                <text:p>1.924334</text:p>
              </table:table-cell>
            </table:table-row>
            <table:table-row>
              <table:table-cell office:value-type="float" office:value="9.322">
                <text:p>9.322</text:p>
              </table:table-cell>
              <table:table-cell office:value-type="float" office:value="1.815654">
                <text:p>1.815654</text:p>
              </table:table-cell>
            </table:table-row>
            <table:table-row>
              <table:table-cell office:value-type="float" office:value="9.333">
                <text:p>9.333</text:p>
              </table:table-cell>
              <table:table-cell office:value-type="float" office:value="1.706974">
                <text:p>1.706974</text:p>
              </table:table-cell>
            </table:table-row>
            <table:table-row>
              <table:table-cell office:value-type="float" office:value="9.344">
                <text:p>9.344</text:p>
              </table:table-cell>
              <table:table-cell office:value-type="float" office:value="1.598294">
                <text:p>1.598294</text:p>
              </table:table-cell>
            </table:table-row>
            <table:table-row>
              <table:table-cell office:value-type="float" office:value="9.355">
                <text:p>9.355</text:p>
              </table:table-cell>
              <table:table-cell office:value-type="float" office:value="1.489614">
                <text:p>1.489614</text:p>
              </table:table-cell>
            </table:table-row>
            <table:table-row>
              <table:table-cell office:value-type="float" office:value="9.366">
                <text:p>9.366</text:p>
              </table:table-cell>
              <table:table-cell office:value-type="float" office:value="1.380934">
                <text:p>1.380934</text:p>
              </table:table-cell>
            </table:table-row>
            <table:table-row>
              <table:table-cell office:value-type="float" office:value="9.377">
                <text:p>9.377</text:p>
              </table:table-cell>
              <table:table-cell office:value-type="float" office:value="1.272254">
                <text:p>1.272254</text:p>
              </table:table-cell>
            </table:table-row>
            <table:table-row>
              <table:table-cell office:value-type="float" office:value="9.388">
                <text:p>9.388</text:p>
              </table:table-cell>
              <table:table-cell office:value-type="float" office:value="1.163574">
                <text:p>1.163574</text:p>
              </table:table-cell>
            </table:table-row>
            <table:table-row>
              <table:table-cell office:value-type="float" office:value="9.399">
                <text:p>9.399</text:p>
              </table:table-cell>
              <table:table-cell office:value-type="float" office:value="1.054894">
                <text:p>1.054894</text:p>
              </table:table-cell>
            </table:table-row>
            <table:table-row>
              <table:table-cell office:value-type="float" office:value="9.41">
                <text:p>9.41</text:p>
              </table:table-cell>
              <table:table-cell office:value-type="float" office:value="0.946214">
                <text:p>0.946214</text:p>
              </table:table-cell>
            </table:table-row>
            <table:table-row>
              <table:table-cell office:value-type="float" office:value="9.421">
                <text:p>9.421</text:p>
              </table:table-cell>
              <table:table-cell office:value-type="float" office:value="0.837534">
                <text:p>0.837534</text:p>
              </table:table-cell>
            </table:table-row>
            <table:table-row>
              <table:table-cell office:value-type="float" office:value="9.432">
                <text:p>9.432</text:p>
              </table:table-cell>
              <table:table-cell office:value-type="float" office:value="0.728854">
                <text:p>0.728854</text:p>
              </table:table-cell>
            </table:table-row>
            <table:table-row>
              <table:table-cell office:value-type="float" office:value="9.443">
                <text:p>9.443</text:p>
              </table:table-cell>
              <table:table-cell office:value-type="float" office:value="0.620174">
                <text:p>0.620174</text:p>
              </table:table-cell>
            </table:table-row>
            <table:table-row>
              <table:table-cell office:value-type="float" office:value="9.454">
                <text:p>9.454</text:p>
              </table:table-cell>
              <table:table-cell office:value-type="float" office:value="0.511494">
                <text:p>0.511494</text:p>
              </table:table-cell>
            </table:table-row>
            <table:table-row>
              <table:table-cell office:value-type="float" office:value="9.465">
                <text:p>9.465</text:p>
              </table:table-cell>
              <table:table-cell office:value-type="float" office:value="0.402814">
                <text:p>0.402814</text:p>
              </table:table-cell>
            </table:table-row>
            <table:table-row>
              <table:table-cell office:value-type="float" office:value="9.476">
                <text:p>9.476</text:p>
              </table:table-cell>
              <table:table-cell office:value-type="float" office:value="0.294134">
                <text:p>0.294134</text:p>
              </table:table-cell>
            </table:table-row>
            <table:table-row>
              <table:table-cell office:value-type="float" office:value="9.487">
                <text:p>9.487</text:p>
              </table:table-cell>
              <table:table-cell office:value-type="float" office:value="0.185454">
                <text:p>0.185454</text:p>
              </table:table-cell>
            </table:table-row>
            <table:table-row>
              <table:table-cell office:value-type="float" office:value="9.498">
                <text:p>9.498</text:p>
              </table:table-cell>
              <table:table-cell office:value-type="float" office:value="0.076774">
                <text:p>0.076774</text:p>
              </table:table-cell>
            </table:table-row>
            <table:table-row>
              <table:table-cell office:value-type="float" office:value="9.509">
                <text:p>9.509</text:p>
              </table:table-cell>
              <table:table-cell office:value-type="float" office:value="-0.031906">
                <text:p>-0.031906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-0.140586">
                <text:p>-0.140586</text:p>
              </table:table-cell>
            </table:table-row>
            <table:table-row>
              <table:table-cell office:value-type="float" office:value="9.531">
                <text:p>9.531</text:p>
              </table:table-cell>
              <table:table-cell office:value-type="float" office:value="-0.249266">
                <text:p>-0.249266</text:p>
              </table:table-cell>
            </table:table-row>
            <table:table-row>
              <table:table-cell office:value-type="float" office:value="9.542">
                <text:p>9.542</text:p>
              </table:table-cell>
              <table:table-cell office:value-type="float" office:value="-0.357946">
                <text:p>-0.357946</text:p>
              </table:table-cell>
            </table:table-row>
            <table:table-row>
              <table:table-cell office:value-type="float" office:value="9.553">
                <text:p>9.553</text:p>
              </table:table-cell>
              <table:table-cell office:value-type="float" office:value="-0.466626">
                <text:p>-0.466626</text:p>
              </table:table-cell>
            </table:table-row>
            <table:table-row>
              <table:table-cell office:value-type="float" office:value="9.564">
                <text:p>9.564</text:p>
              </table:table-cell>
              <table:table-cell office:value-type="float" office:value="-0.575306">
                <text:p>-0.575306</text:p>
              </table:table-cell>
            </table:table-row>
            <table:table-row>
              <table:table-cell office:value-type="float" office:value="9.575">
                <text:p>9.575</text:p>
              </table:table-cell>
              <table:table-cell office:value-type="float" office:value="-0.683986">
                <text:p>-0.683986</text:p>
              </table:table-cell>
            </table:table-row>
            <table:table-row>
              <table:table-cell office:value-type="float" office:value="9.586">
                <text:p>9.586</text:p>
              </table:table-cell>
              <table:table-cell office:value-type="float" office:value="-0.792666">
                <text:p>-0.792666</text:p>
              </table:table-cell>
            </table:table-row>
            <table:table-row>
              <table:table-cell office:value-type="float" office:value="9.597">
                <text:p>9.597</text:p>
              </table:table-cell>
              <table:table-cell office:value-type="float" office:value="-0.901346">
                <text:p>-0.901346</text:p>
              </table:table-cell>
            </table:table-row>
            <table:table-row>
              <table:table-cell office:value-type="float" office:value="9.608">
                <text:p>9.608</text:p>
              </table:table-cell>
              <table:table-cell office:value-type="float" office:value="-1.010026">
                <text:p>-1.010026</text:p>
              </table:table-cell>
            </table:table-row>
            <table:table-row>
              <table:table-cell office:value-type="float" office:value="9.619">
                <text:p>9.619</text:p>
              </table:table-cell>
              <table:table-cell office:value-type="float" office:value="-1.118706">
                <text:p>-1.118706</text:p>
              </table:table-cell>
            </table:table-row>
            <table:table-row>
              <table:table-cell office:value-type="float" office:value="9.63">
                <text:p>9.63</text:p>
              </table:table-cell>
              <table:table-cell office:value-type="float" office:value="-1.227386">
                <text:p>-1.227386</text:p>
              </table:table-cell>
            </table:table-row>
            <table:table-row>
              <table:table-cell office:value-type="float" office:value="9.641">
                <text:p>9.641</text:p>
              </table:table-cell>
              <table:table-cell office:value-type="float" office:value="-1.336066">
                <text:p>-1.336066</text:p>
              </table:table-cell>
            </table:table-row>
            <table:table-row>
              <table:table-cell office:value-type="float" office:value="9.652">
                <text:p>9.652</text:p>
              </table:table-cell>
              <table:table-cell office:value-type="float" office:value="-1.444746">
                <text:p>-1.444746</text:p>
              </table:table-cell>
            </table:table-row>
            <table:table-row>
              <table:table-cell office:value-type="float" office:value="9.663">
                <text:p>9.663</text:p>
              </table:table-cell>
              <table:table-cell office:value-type="float" office:value="-1.553426">
                <text:p>-1.553426</text:p>
              </table:table-cell>
            </table:table-row>
            <table:table-row>
              <table:table-cell office:value-type="float" office:value="9.674">
                <text:p>9.674</text:p>
              </table:table-cell>
              <table:table-cell office:value-type="float" office:value="-1.662106">
                <text:p>-1.662106</text:p>
              </table:table-cell>
            </table:table-row>
            <table:table-row>
              <table:table-cell office:value-type="float" office:value="9.685">
                <text:p>9.685</text:p>
              </table:table-cell>
              <table:table-cell office:value-type="float" office:value="-1.770786">
                <text:p>-1.770786</text:p>
              </table:table-cell>
            </table:table-row>
            <table:table-row>
              <table:table-cell office:value-type="float" office:value="9.696">
                <text:p>9.696</text:p>
              </table:table-cell>
              <table:table-cell office:value-type="float" office:value="-1.879466">
                <text:p>-1.879466</text:p>
              </table:table-cell>
            </table:table-row>
            <table:table-row>
              <table:table-cell office:value-type="float" office:value="9.707">
                <text:p>9.707</text:p>
              </table:table-cell>
              <table:table-cell office:value-type="float" office:value="-1.988146">
                <text:p>-1.988146</text:p>
              </table:table-cell>
            </table:table-row>
            <table:table-row>
              <table:table-cell office:value-type="float" office:value="9.718">
                <text:p>9.718</text:p>
              </table:table-cell>
              <table:table-cell office:value-type="float" office:value="-2.096826">
                <text:p>-2.096826</text:p>
              </table:table-cell>
            </table:table-row>
            <table:table-row>
              <table:table-cell office:value-type="float" office:value="9.729">
                <text:p>9.729</text:p>
              </table:table-cell>
              <table:table-cell office:value-type="float" office:value="-2.205506">
                <text:p>-2.205506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-2.314186">
                <text:p>-2.314186</text:p>
              </table:table-cell>
            </table:table-row>
            <table:table-row>
              <table:table-cell office:value-type="float" office:value="9.751">
                <text:p>9.751</text:p>
              </table:table-cell>
              <table:table-cell office:value-type="float" office:value="-2.422866">
                <text:p>-2.422866</text:p>
              </table:table-cell>
            </table:table-row>
            <table:table-row>
              <table:table-cell office:value-type="float" office:value="9.762">
                <text:p>9.762</text:p>
              </table:table-cell>
              <table:table-cell office:value-type="float" office:value="-2.531546">
                <text:p>-2.531546</text:p>
              </table:table-cell>
            </table:table-row>
            <table:table-row>
              <table:table-cell office:value-type="float" office:value="9.773">
                <text:p>9.773</text:p>
              </table:table-cell>
              <table:table-cell office:value-type="float" office:value="-2.640226">
                <text:p>-2.640226</text:p>
              </table:table-cell>
            </table:table-row>
            <table:table-row>
              <table:table-cell office:value-type="float" office:value="9.784">
                <text:p>9.784</text:p>
              </table:table-cell>
              <table:table-cell office:value-type="float" office:value="-2.748906">
                <text:p>-2.748906</text:p>
              </table:table-cell>
            </table:table-row>
            <table:table-row>
              <table:table-cell office:value-type="float" office:value="9.795">
                <text:p>9.795</text:p>
              </table:table-cell>
              <table:table-cell office:value-type="float" office:value="-2.857586">
                <text:p>-2.857586</text:p>
              </table:table-cell>
            </table:table-row>
            <table:table-row>
              <table:table-cell office:value-type="float" office:value="9.806">
                <text:p>9.806</text:p>
              </table:table-cell>
              <table:table-cell office:value-type="float" office:value="-2.966266">
                <text:p>-2.966266</text:p>
              </table:table-cell>
            </table:table-row>
            <table:table-row>
              <table:table-cell office:value-type="float" office:value="9.817">
                <text:p>9.817</text:p>
              </table:table-cell>
              <table:table-cell office:value-type="float" office:value="-3.074946">
                <text:p>-3.074946</text:p>
              </table:table-cell>
            </table:table-row>
            <table:table-row>
              <table:table-cell office:value-type="float" office:value="9.828">
                <text:p>9.828</text:p>
              </table:table-cell>
              <table:table-cell office:value-type="float" office:value="-3.183626">
                <text:p>-3.183626</text:p>
              </table:table-cell>
            </table:table-row>
            <table:table-row>
              <table:table-cell office:value-type="float" office:value="9.839">
                <text:p>9.839</text:p>
              </table:table-cell>
              <table:table-cell office:value-type="float" office:value="-3.292306">
                <text:p>-3.292306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-3.400986">
                <text:p>-3.400986</text:p>
              </table:table-cell>
            </table:table-row>
            <table:table-row>
              <table:table-cell office:value-type="float" office:value="9.861">
                <text:p>9.861</text:p>
              </table:table-cell>
              <table:table-cell office:value-type="float" office:value="-3.509666">
                <text:p>-3.509666</text:p>
              </table:table-cell>
            </table:table-row>
            <table:table-row>
              <table:table-cell office:value-type="float" office:value="9.872">
                <text:p>9.872</text:p>
              </table:table-cell>
              <table:table-cell office:value-type="float" office:value="-3.618346">
                <text:p>-3.618346</text:p>
              </table:table-cell>
            </table:table-row>
            <table:table-row>
              <table:table-cell office:value-type="float" office:value="9.883">
                <text:p>9.883</text:p>
              </table:table-cell>
              <table:table-cell office:value-type="float" office:value="-3.727026">
                <text:p>-3.727026</text:p>
              </table:table-cell>
            </table:table-row>
            <table:table-row>
              <table:table-cell office:value-type="float" office:value="9.894">
                <text:p>9.894</text:p>
              </table:table-cell>
              <table:table-cell office:value-type="float" office:value="2.961861">
                <text:p>2.961861</text:p>
              </table:table-cell>
            </table:table-row>
            <table:table-row>
              <table:table-cell office:value-type="float" office:value="9.905">
                <text:p>9.905</text:p>
              </table:table-cell>
              <table:table-cell office:value-type="float" office:value="2.853181">
                <text:p>2.853181</text:p>
              </table:table-cell>
            </table:table-row>
            <table:table-row>
              <table:table-cell office:value-type="float" office:value="9.916">
                <text:p>9.916</text:p>
              </table:table-cell>
              <table:table-cell office:value-type="float" office:value="2.744501">
                <text:p>2.744501</text:p>
              </table:table-cell>
            </table:table-row>
            <table:table-row>
              <table:table-cell office:value-type="float" office:value="9.927">
                <text:p>9.927</text:p>
              </table:table-cell>
              <table:table-cell office:value-type="float" office:value="2.635821">
                <text:p>2.635821</text:p>
              </table:table-cell>
            </table:table-row>
            <table:table-row>
              <table:table-cell office:value-type="float" office:value="9.938">
                <text:p>9.938</text:p>
              </table:table-cell>
              <table:table-cell office:value-type="float" office:value="2.527141">
                <text:p>2.527141</text:p>
              </table:table-cell>
            </table:table-row>
            <table:table-row>
              <table:table-cell office:value-type="float" office:value="9.949">
                <text:p>9.949</text:p>
              </table:table-cell>
              <table:table-cell office:value-type="float" office:value="2.418461">
                <text:p>2.418461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2.309781">
                <text:p>2.309781</text:p>
              </table:table-cell>
            </table:table-row>
            <table:table-row>
              <table:table-cell office:value-type="float" office:value="9.971">
                <text:p>9.971</text:p>
              </table:table-cell>
              <table:table-cell office:value-type="float" office:value="2.201101">
                <text:p>2.201101</text:p>
              </table:table-cell>
            </table:table-row>
            <table:table-row>
              <table:table-cell office:value-type="float" office:value="9.982">
                <text:p>9.982</text:p>
              </table:table-cell>
              <table:table-cell office:value-type="float" office:value="2.092421">
                <text:p>2.092421</text:p>
              </table:table-cell>
            </table:table-row>
            <table:table-row>
              <table:table-cell office:value-type="float" office:value="9.993">
                <text:p>9.993</text:p>
              </table:table-cell>
              <table:table-cell office:value-type="float" office:value="1.983741">
                <text:p>1.983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